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PLE_DIFFUSION_SPHE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97015" calcext:value-type="float">
            <text:p>0.00997015</text:p>
          </table:table-cell>
          <table:table-cell office:value-type="float" office:value="0.00994532" calcext:value-type="float">
            <text:p>0.00994532</text:p>
          </table:table-cell>
          <table:table-cell office:value-type="float" office:value="0.00987115" calcext:value-type="float">
            <text:p>0.00987115</text:p>
          </table:table-cell>
          <table:table-cell office:value-type="float" office:value="0.00974877" calcext:value-type="float">
            <text:p>0.00974877</text:p>
          </table:table-cell>
          <table:table-cell office:value-type="float" office:value="0.00957999" calcext:value-type="float">
            <text:p>0.00957999</text:p>
          </table:table-cell>
          <table:table-cell office:value-type="float" office:value="0.00936726" calcext:value-type="float">
            <text:p>0.00936726</text:p>
          </table:table-cell>
          <table:table-cell office:value-type="float" office:value="0.00911367" calcext:value-type="float">
            <text:p>0.00911367</text:p>
          </table:table-cell>
          <table:table-cell office:value-type="float" office:value="0.00882281" calcext:value-type="float">
            <text:p>0.00882281</text:p>
          </table:table-cell>
          <table:table-cell office:value-type="float" office:value="0.00849871" calcext:value-type="float">
            <text:p>0.00849871</text:p>
          </table:table-cell>
          <table:table-cell office:value-type="float" office:value="0.00814577" calcext:value-type="float">
            <text:p>0.00814577</text:p>
          </table:table-cell>
          <table:table-cell office:value-type="float" office:value="0.00776862" calcext:value-type="float">
            <text:p>0.00776862</text:p>
          </table:table-cell>
          <table:table-cell office:value-type="float" office:value="0.00737206" calcext:value-type="float">
            <text:p>0.00737206</text:p>
          </table:table-cell>
          <table:table-cell office:value-type="float" office:value="0.00696092" calcext:value-type="float">
            <text:p>0.00696092</text:p>
          </table:table-cell>
          <table:table-cell office:value-type="float" office:value="0.00653999" calcext:value-type="float">
            <text:p>0.00653999</text:p>
          </table:table-cell>
          <table:table-cell office:value-type="float" office:value="0.00611393" calcext:value-type="float">
            <text:p>0.00611393</text:p>
          </table:table-cell>
          <table:table-cell office:value-type="float" office:value="0.00568718" calcext:value-type="float">
            <text:p>0.00568718</text:p>
          </table:table-cell>
          <table:table-cell office:value-type="float" office:value="0.00526388" calcext:value-type="float">
            <text:p>0.00526388</text:p>
          </table:table-cell>
          <table:table-cell office:value-type="float" office:value="0.00484795" calcext:value-type="float">
            <text:p>0.00484795</text:p>
          </table:table-cell>
          <table:table-cell office:value-type="float" office:value="0.00444391" calcext:value-type="float">
            <text:p>0.00444391</text:p>
          </table:table-cell>
          <table:table-cell office:value-type="float" office:value="0.00406576" calcext:value-type="float">
            <text:p>0.00406576</text:p>
          </table:table-cell>
          <table:table-cell office:value-type="float" office:value="0.0037979" calcext:value-type="float">
            <text:p>0.003797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19881" calcext:value-type="float">
            <text:p>0.019881</text:p>
          </table:table-cell>
          <table:table-cell office:value-type="float" office:value="0.0198316" calcext:value-type="float">
            <text:p>0.0198316</text:p>
          </table:table-cell>
          <table:table-cell office:value-type="float" office:value="0.019684" calcext:value-type="float">
            <text:p>0.019684</text:p>
          </table:table-cell>
          <table:table-cell office:value-type="float" office:value="0.0194404" calcext:value-type="float">
            <text:p>0.0194404</text:p>
          </table:table-cell>
          <table:table-cell office:value-type="float" office:value="0.0191045" calcext:value-type="float">
            <text:p>0.0191045</text:p>
          </table:table-cell>
          <table:table-cell office:value-type="float" office:value="0.0186811" calcext:value-type="float">
            <text:p>0.0186811</text:p>
          </table:table-cell>
          <table:table-cell office:value-type="float" office:value="0.0181764" calcext:value-type="float">
            <text:p>0.0181764</text:p>
          </table:table-cell>
          <table:table-cell office:value-type="float" office:value="0.0175974" calcext:value-type="float">
            <text:p>0.0175974</text:p>
          </table:table-cell>
          <table:table-cell office:value-type="float" office:value="0.0169522" calcext:value-type="float">
            <text:p>0.0169522</text:p>
          </table:table-cell>
          <table:table-cell office:value-type="float" office:value="0.0162496" calcext:value-type="float">
            <text:p>0.0162496</text:p>
          </table:table-cell>
          <table:table-cell office:value-type="float" office:value="0.0154987" calcext:value-type="float">
            <text:p>0.0154987</text:p>
          </table:table-cell>
          <table:table-cell office:value-type="float" office:value="0.0147091" calcext:value-type="float">
            <text:p>0.0147091</text:p>
          </table:table-cell>
          <table:table-cell office:value-type="float" office:value="0.0138903" calcext:value-type="float">
            <text:p>0.0138903</text:p>
          </table:table-cell>
          <table:table-cell office:value-type="float" office:value="0.013052" calcext:value-type="float">
            <text:p>0.013052</text:p>
          </table:table-cell>
          <table:table-cell office:value-type="float" office:value="0.0122033" calcext:value-type="float">
            <text:p>0.0122033</text:p>
          </table:table-cell>
          <table:table-cell office:value-type="float" office:value="0.0113532" calcext:value-type="float">
            <text:p>0.0113532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09683" calcext:value-type="float">
            <text:p>0.009683</text:p>
          </table:table-cell>
          <table:table-cell office:value-type="float" office:value="0.00888847" calcext:value-type="float">
            <text:p>0.00888847</text:p>
          </table:table-cell>
          <table:table-cell office:value-type="float" office:value="0.00818087" calcext:value-type="float">
            <text:p>0.00818087</text:p>
          </table:table-cell>
          <table:table-cell office:value-type="float" office:value="0.00775746" calcext:value-type="float">
            <text:p>0.00775746</text:p>
          </table:table-cell>
        </table:table-row>
        <table:table-row table:style-name="ro1">
          <table:table-cell office:value-type="float" office:value="0.032543" calcext:value-type="float">
            <text:p>0.032543</text:p>
          </table:table-cell>
          <table:table-cell office:value-type="float" office:value="0.0322293" calcext:value-type="float">
            <text:p>0.0322293</text:p>
          </table:table-cell>
          <table:table-cell office:value-type="float" office:value="0.0321494" calcext:value-type="float">
            <text:p>0.0321494</text:p>
          </table:table-cell>
          <table:table-cell office:value-type="float" office:value="0.0319107" calcext:value-type="float">
            <text:p>0.0319107</text:p>
          </table:table-cell>
          <table:table-cell office:value-type="float" office:value="0.0315168" calcext:value-type="float">
            <text:p>0.031516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0302888" calcext:value-type="float">
            <text:p>0.0302888</text:p>
          </table:table-cell>
          <table:table-cell office:value-type="float" office:value="0.0294724" calcext:value-type="float">
            <text:p>0.0294724</text:p>
          </table:table-cell>
          <table:table-cell office:value-type="float" office:value="0.0285359" calcext:value-type="float">
            <text:p>0.0285359</text:p>
          </table:table-cell>
          <table:table-cell office:value-type="float" office:value="0.0274922" calcext:value-type="float">
            <text:p>0.0274922</text:p>
          </table:table-cell>
          <table:table-cell office:value-type="float" office:value="0.0263554" calcext:value-type="float">
            <text:p>0.0263554</text:p>
          </table:table-cell>
          <table:table-cell office:value-type="float" office:value="0.0251405" calcext:value-type="float">
            <text:p>0.0251405</text:p>
          </table:table-cell>
          <table:table-cell office:value-type="float" office:value="0.0238627" calcext:value-type="float">
            <text:p>0.0238627</text:p>
          </table:table-cell>
          <table:table-cell office:value-type="float" office:value="0.0225376" calcext:value-type="float">
            <text:p>0.0225376</text:p>
          </table:table-cell>
          <table:table-cell office:value-type="float" office:value="0.0211806" calcext:value-type="float">
            <text:p>0.0211806</text:p>
          </table:table-cell>
          <table:table-cell office:value-type="float" office:value="0.0198068" calcext:value-type="float">
            <text:p>0.0198068</text:p>
          </table:table-cell>
          <table:table-cell office:value-type="float" office:value="0.0184306" calcext:value-type="float">
            <text:p>0.0184306</text:p>
          </table:table-cell>
          <table:table-cell office:value-type="float" office:value="0.0170674" calcext:value-type="float">
            <text:p>0.0170674</text:p>
          </table:table-cell>
          <table:table-cell office:value-type="float" office:value="0.0157376" calcext:value-type="float">
            <text:p>0.0157376</text:p>
          </table:table-cell>
          <table:table-cell office:value-type="float" office:value="0.0144849" calcext:value-type="float">
            <text:p>0.0144849</text:p>
          </table:table-cell>
          <table:table-cell office:value-type="float" office:value="0.0134281" calcext:value-type="float">
            <text:p>0.0134281</text:p>
          </table:table-cell>
          <table:table-cell office:value-type="float" office:value="0.0128685" calcext:value-type="float">
            <text:p>0.0128685</text:p>
          </table:table-cell>
        </table:table-row>
        <table:table-row table:style-name="ro1">
          <table:table-cell office:value-type="float" office:value="0.0485056" calcext:value-type="float">
            <text:p>0.0485056</text:p>
          </table:table-cell>
          <table:table-cell office:value-type="float" office:value="0.0478123" calcext:value-type="float">
            <text:p>0.0478123</text:p>
          </table:table-cell>
          <table:table-cell office:value-type="float" office:value="0.0476941" calcext:value-type="float">
            <text:p>0.0476941</text:p>
          </table:table-cell>
          <table:table-cell office:value-type="float" office:value="0.0473411" calcext:value-type="float">
            <text:p>0.0473411</text:p>
          </table:table-cell>
          <table:table-cell office:value-type="float" office:value="0.0467586" calcext:value-type="float">
            <text:p>0.0467586</text:p>
          </table:table-cell>
          <table:table-cell office:value-type="float" office:value="0.045955" calcext:value-type="float">
            <text:p>0.045955</text:p>
          </table:table-cell>
          <table:table-cell office:value-type="float" office:value="0.0449422" calcext:value-type="float">
            <text:p>0.0449422</text:p>
          </table:table-cell>
          <table:table-cell office:value-type="float" office:value="0.0437345" calcext:value-type="float">
            <text:p>0.0437345</text:p>
          </table:table-cell>
          <table:table-cell office:value-type="float" office:value="0.0423491" calcext:value-type="float">
            <text:p>0.0423491</text:p>
          </table:table-cell>
          <table:table-cell office:value-type="float" office:value="0.0408049" calcext:value-type="float">
            <text:p>0.0408049</text:p>
          </table:table-cell>
          <table:table-cell office:value-type="float" office:value="0.0391229" calcext:value-type="float">
            <text:p>0.0391229</text:p>
          </table:table-cell>
          <table:table-cell office:value-type="float" office:value="0.0373248" calcext:value-type="float">
            <text:p>0.0373248</text:p>
          </table:table-cell>
          <table:table-cell office:value-type="float" office:value="0.0354335" calcext:value-type="float">
            <text:p>0.0354335</text:p>
          </table:table-cell>
          <table:table-cell office:value-type="float" office:value="0.0334719" calcext:value-type="float">
            <text:p>0.0334719</text:p>
          </table:table-cell>
          <table:table-cell office:value-type="float" office:value="0.0314628" calcext:value-type="float">
            <text:p>0.0314628</text:p>
          </table:table-cell>
          <table:table-cell office:value-type="float" office:value="0.0294289" calcext:value-type="float">
            <text:p>0.0294289</text:p>
          </table:table-cell>
          <table:table-cell office:value-type="float" office:value="0.0273933" calcext:value-type="float">
            <text:p>0.0273933</text:p>
          </table:table-cell>
          <table:table-cell office:value-type="float" office:value="0.0253836" calcext:value-type="float">
            <text:p>0.0253836</text:p>
          </table:table-cell>
          <table:table-cell office:value-type="float" office:value="0.0234435" calcext:value-type="float">
            <text:p>0.0234435</text:p>
          </table:table-cell>
          <table:table-cell office:value-type="float" office:value="0.0216625" calcext:value-type="float">
            <text:p>0.0216625</text:p>
          </table:table-cell>
          <table:table-cell office:value-type="float" office:value="0.0202345" calcext:value-type="float">
            <text:p>0.0202345</text:p>
          </table:table-cell>
          <table:table-cell office:value-type="float" office:value="0.019543" calcext:value-type="float">
            <text:p>0.019543</text:p>
          </table:table-cell>
        </table:table-row>
        <table:table-row table:style-name="ro1">
          <table:table-cell office:value-type="float" office:value="0.069492" calcext:value-type="float">
            <text:p>0.069492</text:p>
          </table:table-cell>
          <table:table-cell office:value-type="float" office:value="0.0680787" calcext:value-type="float">
            <text:p>0.0680787</text:p>
          </table:table-cell>
          <table:table-cell office:value-type="float" office:value="0.0679111" calcext:value-type="float">
            <text:p>0.0679111</text:p>
          </table:table-cell>
          <table:table-cell office:value-type="float" office:value="0.0674105" calcext:value-type="float">
            <text:p>0.0674105</text:p>
          </table:table-cell>
          <table:table-cell office:value-type="float" office:value="0.0665844" calcext:value-type="float">
            <text:p>0.0665844</text:p>
          </table:table-cell>
          <table:table-cell office:value-type="float" office:value="0.0654447" calcext:value-type="float">
            <text:p>0.0654447</text:p>
          </table:table-cell>
          <table:table-cell office:value-type="float" office:value="0.0640081" calcext:value-type="float">
            <text:p>0.0640081</text:p>
          </table:table-cell>
          <table:table-cell office:value-type="float" office:value="0.062295" calcext:value-type="float">
            <text:p>0.062295</text:p>
          </table:table-cell>
          <table:table-cell office:value-type="float" office:value="0.0603295" calcext:value-type="float">
            <text:p>0.0603295</text:p>
          </table:table-cell>
          <table:table-cell office:value-type="float" office:value="0.0581384" calcext:value-type="float">
            <text:p>0.0581384</text:p>
          </table:table-cell>
          <table:table-cell office:value-type="float" office:value="0.0557513" calcext:value-type="float">
            <text:p>0.0557513</text:p>
          </table:table-cell>
          <table:table-cell office:value-type="float" office:value="0.0531992" calcext:value-type="float">
            <text:p>0.0531992</text:p>
          </table:table-cell>
          <table:table-cell office:value-type="float" office:value="0.0505143" calcext:value-type="float">
            <text:p>0.0505143</text:p>
          </table:table-cell>
          <table:table-cell office:value-type="float" office:value="0.0477291" calcext:value-type="float">
            <text:p>0.0477291</text:p>
          </table:table-cell>
          <table:table-cell office:value-type="float" office:value="0.0448769" calcext:value-type="float">
            <text:p>0.0448769</text:p>
          </table:table-cell>
          <table:table-cell office:value-type="float" office:value="0.0419915" calcext:value-type="float">
            <text:p>0.0419915</text:p>
          </table:table-cell>
          <table:table-cell office:value-type="float" office:value="0.0391112" calcext:value-type="float">
            <text:p>0.0391112</text:p>
          </table:table-cell>
          <table:table-cell office:value-type="float" office:value="0.0362872" calcext:value-type="float">
            <text:p>0.0362872</text:p>
          </table:table-cell>
          <table:table-cell office:value-type="float" office:value="0.0336027" calcext:value-type="float">
            <text:p>0.0336027</text:p>
          </table:table-cell>
          <table:table-cell office:value-type="float" office:value="0.0312082" calcext:value-type="float">
            <text:p>0.0312082</text:p>
          </table:table-cell>
          <table:table-cell office:value-type="float" office:value="0.0293737" calcext:value-type="float">
            <text:p>0.0293737</text:p>
          </table:table-cell>
          <table:table-cell office:value-type="float" office:value="0.0285443" calcext:value-type="float">
            <text:p>0.0285443</text:p>
          </table:table-cell>
        </table:table-row>
        <table:table-row table:style-name="ro1">
          <table:table-cell office:value-type="float" office:value="0.0986078" calcext:value-type="float">
            <text:p>0.0986078</text:p>
          </table:table-cell>
          <table:table-cell office:value-type="float" office:value="0.0957888" calcext:value-type="float">
            <text:p>0.0957888</text:p>
          </table:table-cell>
          <table:table-cell office:value-type="float" office:value="0.0955543" calcext:value-type="float">
            <text:p>0.0955543</text:p>
          </table:table-cell>
          <table:table-cell office:value-type="float" office:value="0.0948538" calcext:value-type="float">
            <text:p>0.0948538</text:p>
          </table:table-cell>
          <table:table-cell office:value-type="float" office:value="0.0936978" calcext:value-type="float">
            <text:p>0.0936978</text:p>
          </table:table-cell>
          <table:table-cell office:value-type="float" office:value="0.0921029" calcext:value-type="float">
            <text:p>0.0921029</text:p>
          </table:table-cell>
          <table:table-cell office:value-type="float" office:value="0.0900921" calcext:value-type="float">
            <text:p>0.0900921</text:p>
          </table:table-cell>
          <table:table-cell office:value-type="float" office:value="0.0876941" calcext:value-type="float">
            <text:p>0.0876941</text:p>
          </table:table-cell>
          <table:table-cell office:value-type="float" office:value="0.0849422" calcext:value-type="float">
            <text:p>0.0849422</text:p>
          </table:table-cell>
          <table:table-cell office:value-type="float" office:value="0.0818742" calcext:value-type="float">
            <text:p>0.0818742</text:p>
          </table:table-cell>
          <table:table-cell office:value-type="float" office:value="0.0785309" calcext:value-type="float">
            <text:p>0.0785309</text:p>
          </table:table-cell>
          <table:table-cell office:value-type="float" office:value="0.0749558" calcext:value-type="float">
            <text:p>0.0749558</text:p>
          </table:table-cell>
          <table:table-cell office:value-type="float" office:value="0.0711942" calcext:value-type="float">
            <text:p>0.0711942</text:p>
          </table:table-cell>
          <table:table-cell office:value-type="float" office:value="0.0672929" calcext:value-type="float">
            <text:p>0.0672929</text:p>
          </table:table-cell>
          <table:table-cell office:value-type="float" office:value="0.063301" calcext:value-type="float">
            <text:p>0.063301</text:p>
          </table:table-cell>
          <table:table-cell office:value-type="float" office:value="0.0592727" calcext:value-type="float">
            <text:p>0.0592727</text:p>
          </table:table-cell>
          <table:table-cell office:value-type="float" office:value="0.0552742" calcext:value-type="float">
            <text:p>0.0552742</text:p>
          </table:table-cell>
          <table:table-cell office:value-type="float" office:value="0.0513978" calcext:value-type="float">
            <text:p>0.0513978</text:p>
          </table:table-cell>
          <table:table-cell office:value-type="float" office:value="0.0477846" calcext:value-type="float">
            <text:p>0.0477846</text:p>
          </table:table-cell>
          <table:table-cell office:value-type="float" office:value="0.0446573" calcext:value-type="float">
            <text:p>0.0446573</text:p>
          </table:table-cell>
          <table:table-cell office:value-type="float" office:value="0.0423567" calcext:value-type="float">
            <text:p>0.0423567</text:p>
          </table:table-cell>
          <table:table-cell office:value-type="float" office:value="0.0413733" calcext:value-type="float">
            <text:p>0.0413733</text:p>
          </table:table-cell>
        </table:table-row>
        <table:table-row table:style-name="ro1">
          <table:table-cell office:value-type="float" office:value="0.131497" calcext:value-type="float">
            <text:p>0.131497</text:p>
          </table:table-cell>
          <table:table-cell office:value-type="float" office:value="0.126536" calcext:value-type="float">
            <text:p>0.126536</text:p>
          </table:table-cell>
          <table:table-cell office:value-type="float" office:value="0.126228" calcext:value-type="float">
            <text:p>0.126228</text:p>
          </table:table-cell>
          <table:table-cell office:value-type="float" office:value="0.125309" calcext:value-type="float">
            <text:p>0.125309</text:p>
          </table:table-cell>
          <table:table-cell office:value-type="float" office:value="0.123791" calcext:value-type="float">
            <text:p>0.123791</text:p>
          </table:table-cell>
          <table:table-cell office:value-type="float" office:value="0.121697" calcext:value-type="float">
            <text:p>0.121697</text:p>
          </table:table-cell>
          <table:table-cell office:value-type="float" office:value="0.119056" calcext:value-type="float">
            <text:p>0.119056</text:p>
          </table:table-cell>
          <table:table-cell office:value-type="float" office:value="0.115906" calcext:value-type="float">
            <text:p>0.115906</text:p>
          </table:table-cell>
          <table:table-cell office:value-type="float" office:value="0.112291" calcext:value-type="float">
            <text:p>0.112291</text:p>
          </table:table-cell>
          <table:table-cell office:value-type="float" office:value="0.10826" calcext:value-type="float">
            <text:p>0.10826</text:p>
          </table:table-cell>
          <table:table-cell office:value-type="float" office:value="0.103867" calcext:value-type="float">
            <text:p>0.103867</text:p>
          </table:table-cell>
          <table:table-cell office:value-type="float" office:value="0.0991689" calcext:value-type="float">
            <text:p>0.0991689</text:p>
          </table:table-cell>
          <table:table-cell office:value-type="float" office:value="0.094227" calcext:value-type="float">
            <text:p>0.094227</text:p>
          </table:table-cell>
          <table:table-cell office:value-type="float" office:value="0.089106" calcext:value-type="float">
            <text:p>0.089106</text:p>
          </table:table-cell>
          <table:table-cell office:value-type="float" office:value="0.0838769" calcext:value-type="float">
            <text:p>0.0838769</text:p>
          </table:table-cell>
          <table:table-cell office:value-type="float" office:value="0.078622" calcext:value-type="float">
            <text:p>0.078622</text:p>
          </table:table-cell>
          <table:table-cell office:value-type="float" office:value="0.0734454" calcext:value-type="float">
            <text:p>0.0734454</text:p>
          </table:table-cell>
          <table:table-cell office:value-type="float" office:value="0.0684884" calcext:value-type="float">
            <text:p>0.0684884</text:p>
          </table:table-cell>
          <table:table-cell office:value-type="float" office:value="0.0639509" calcext:value-type="float">
            <text:p>0.0639509</text:p>
          </table:table-cell>
          <table:table-cell office:value-type="float" office:value="0.0601171" calcext:value-type="float">
            <text:p>0.0601171</text:p>
          </table:table-cell>
          <table:table-cell office:value-type="float" office:value="0.0573792" calcext:value-type="float">
            <text:p>0.0573792</text:p>
          </table:table-cell>
          <table:table-cell office:value-type="float" office:value="0.0562534" calcext:value-type="float">
            <text:p>0.0562534</text:p>
          </table:table-cell>
        </table:table-row>
        <table:table-row table:style-name="ro1">
          <table:table-cell office:value-type="float" office:value="0.14455" calcext:value-type="float">
            <text:p>0.14455</text:p>
          </table:table-cell>
          <table:table-cell office:value-type="float" office:value="0.13858" calcext:value-type="float">
            <text:p>0.13858</text:p>
          </table:table-cell>
          <table:table-cell office:value-type="float" office:value="0.138244" calcext:value-type="float">
            <text:p>0.138244</text:p>
          </table:table-cell>
          <table:table-cell office:value-type="float" office:value="0.137239" calcext:value-type="float">
            <text:p>0.137239</text:p>
          </table:table-cell>
          <table:table-cell office:value-type="float" office:value="0.135581" calcext:value-type="float">
            <text:p>0.135581</text:p>
          </table:table-cell>
          <table:table-cell office:value-type="float" office:value="0.133292" calcext:value-type="float">
            <text:p>0.133292</text:p>
          </table:table-cell>
          <table:table-cell office:value-type="float" office:value="0.130407" calcext:value-type="float">
            <text:p>0.130407</text:p>
          </table:table-cell>
          <table:table-cell office:value-type="float" office:value="0.126965" calcext:value-type="float">
            <text:p>0.126965</text:p>
          </table:table-cell>
          <table:table-cell office:value-type="float" office:value="0.123015" calcext:value-type="float">
            <text:p>0.123015</text:p>
          </table:table-cell>
          <table:table-cell office:value-type="float" office:value="0.11861" calcext:value-type="float">
            <text:p>0.11861</text:p>
          </table:table-cell>
          <table:table-cell office:value-type="float" office:value="0.113809" calcext:value-type="float">
            <text:p>0.113809</text:p>
          </table:table-cell>
          <table:table-cell office:value-type="float" office:value="0.108675" calcext:value-type="float">
            <text:p>0.108675</text:p>
          </table:table-cell>
          <table:table-cell office:value-type="float" office:value="0.103276" calcext:value-type="float">
            <text:p>0.103276</text:p>
          </table:table-cell>
          <table:table-cell office:value-type="float" office:value="0.0976842" calcext:value-type="float">
            <text:p>0.0976842</text:p>
          </table:table-cell>
          <table:table-cell office:value-type="float" office:value="0.0919804" calcext:value-type="float">
            <text:p>0.0919804</text:p>
          </table:table-cell>
          <table:table-cell office:value-type="float" office:value="0.0862595" calcext:value-type="float">
            <text:p>0.0862595</text:p>
          </table:table-cell>
          <table:table-cell office:value-type="float" office:value="0.080641" calcext:value-type="float">
            <text:p>0.080641</text:p>
          </table:table-cell>
          <table:table-cell office:value-type="float" office:value="0.0752847" calcext:value-type="float">
            <text:p>0.0752847</text:p>
          </table:table-cell>
          <table:table-cell office:value-type="float" office:value="0.0704115" calcext:value-type="float">
            <text:p>0.0704115</text:p>
          </table:table-cell>
          <table:table-cell office:value-type="float" office:value="0.0663252" calcext:value-type="float">
            <text:p>0.0663252</text:p>
          </table:table-cell>
          <table:table-cell office:value-type="float" office:value="0.063433" calcext:value-type="float">
            <text:p>0.063433</text:p>
          </table:table-cell>
          <table:table-cell office:value-type="float" office:value="0.0622572" calcext:value-type="float">
            <text:p>0.0622572</text:p>
          </table:table-cell>
        </table:table-row>
        <table:table-row table:style-name="ro1">
          <table:table-cell office:value-type="float" office:value="0.17206" calcext:value-type="float">
            <text:p>0.17206</text:p>
          </table:table-cell>
          <table:table-cell office:value-type="float" office:value="0.163674" calcext:value-type="float">
            <text:p>0.163674</text:p>
          </table:table-cell>
          <table:table-cell office:value-type="float" office:value="0.163279" calcext:value-type="float">
            <text:p>0.163279</text:p>
          </table:table-cell>
          <table:table-cell office:value-type="float" office:value="0.162098" calcext:value-type="float">
            <text:p>0.162098</text:p>
          </table:table-cell>
          <table:table-cell office:value-type="float" office:value="0.160149" calcext:value-type="float">
            <text:p>0.160149</text:p>
          </table:table-cell>
          <table:table-cell office:value-type="float" office:value="0.15746" calcext:value-type="float">
            <text:p>0.15746</text:p>
          </table:table-cell>
          <table:table-cell office:value-type="float" office:value="0.154069" calcext:value-type="float">
            <text:p>0.154069</text:p>
          </table:table-cell>
          <table:table-cell office:value-type="float" office:value="0.150023" calcext:value-type="float">
            <text:p>0.150023</text:p>
          </table:table-cell>
          <table:table-cell office:value-type="float" office:value="0.145379" calcext:value-type="float">
            <text:p>0.145379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134556" calcext:value-type="float">
            <text:p>0.134556</text:p>
          </table:table-cell>
          <table:table-cell office:value-type="float" office:value="0.128524" calcext:value-type="float">
            <text:p>0.128524</text:p>
          </table:table-cell>
          <table:table-cell office:value-type="float" office:value="0.122184" calcext:value-type="float">
            <text:p>0.122184</text:p>
          </table:table-cell>
          <table:table-cell office:value-type="float" office:value="0.115627" calcext:value-type="float">
            <text:p>0.115627</text:p>
          </table:table-cell>
          <table:table-cell office:value-type="float" office:value="0.108956" calcext:value-type="float">
            <text:p>0.108956</text:p>
          </table:table-cell>
          <table:table-cell office:value-type="float" office:value="0.102292" calcext:value-type="float">
            <text:p>0.102292</text:p>
          </table:table-cell>
          <table:table-cell office:value-type="float" office:value="0.0957885" calcext:value-type="float">
            <text:p>0.0957885</text:p>
          </table:table-cell>
          <table:table-cell office:value-type="float" office:value="0.0896413" calcext:value-type="float">
            <text:p>0.0896413</text:p>
          </table:table-cell>
          <table:table-cell office:value-type="float" office:value="0.0841101" calcext:value-type="float">
            <text:p>0.0841101</text:p>
          </table:table-cell>
          <table:table-cell office:value-type="float" office:value="0.0795338" calcext:value-type="float">
            <text:p>0.0795338</text:p>
          </table:table-cell>
          <table:table-cell office:value-type="float" office:value="0.0763443" calcext:value-type="float">
            <text:p>0.0763443</text:p>
          </table:table-cell>
          <table:table-cell office:value-type="float" office:value="0.0750728" calcext:value-type="float">
            <text:p>0.0750728</text:p>
          </table:table-cell>
        </table:table-row>
        <table:table-row table:style-name="ro1">
          <table:table-cell office:value-type="float" office:value="0.187381" calcext:value-type="float">
            <text:p>0.187381</text:p>
          </table:table-cell>
          <table:table-cell office:value-type="float" office:value="0.177483" calcext:value-type="float">
            <text:p>0.177483</text:p>
          </table:table-cell>
          <table:table-cell office:value-type="float" office:value="0.177056" calcext:value-type="float">
            <text:p>0.177056</text:p>
          </table:table-cell>
          <table:table-cell office:value-type="float" office:value="0.175779" calcext:value-type="float">
            <text:p>0.175779</text:p>
          </table:table-cell>
          <table:table-cell office:value-type="float" office:value="0.173671" calcext:value-type="float">
            <text:p>0.173671</text:p>
          </table:table-cell>
          <table:table-cell office:value-type="float" office:value="0.170763" calcext:value-type="float">
            <text:p>0.170763</text:p>
          </table:table-cell>
          <table:table-cell office:value-type="float" office:value="0.167095" calcext:value-type="float">
            <text:p>0.167095</text:p>
          </table:table-cell>
          <table:table-cell office:value-type="float" office:value="0.16272" calcext:value-type="float">
            <text:p>0.16272</text:p>
          </table:table-cell>
          <table:table-cell office:value-type="float" office:value="0.157697" calcext:value-type="float">
            <text:p>0.157697</text:p>
          </table:table-cell>
          <table:table-cell office:value-type="float" office:value="0.152097" calcext:value-type="float">
            <text:p>0.152097</text:p>
          </table:table-cell>
          <table:table-cell office:value-type="float" office:value="0.145994" calcext:value-type="float">
            <text:p>0.145994</text:p>
          </table:table-cell>
          <table:table-cell office:value-type="float" office:value="0.139472" calcext:value-type="float">
            <text:p>0.139472</text:p>
          </table:table-cell>
          <table:table-cell office:value-type="float" office:value="0.132622" calcext:value-type="float">
            <text:p>0.132622</text:p>
          </table:table-cell>
          <table:table-cell office:value-type="float" office:value="0.125544" calcext:value-type="float">
            <text:p>0.125544</text:p>
          </table:table-cell>
          <table:table-cell office:value-type="float" office:value="0.118354" calcext:value-type="float">
            <text:p>0.118354</text:p>
          </table:table-cell>
          <table:table-cell office:value-type="float" office:value="0.111189" calcext:value-type="float">
            <text:p>0.111189</text:p>
          </table:table-cell>
          <table:table-cell office:value-type="float" office:value="0.104218" calcext:value-type="float">
            <text:p>0.104218</text:p>
          </table:table-cell>
          <table:table-cell office:value-type="float" office:value="0.0976579" calcext:value-type="float">
            <text:p>0.0976579</text:p>
          </table:table-cell>
          <table:table-cell office:value-type="float" office:value="0.0917865" calcext:value-type="float">
            <text:p>0.0917865</text:p>
          </table:table-cell>
          <table:table-cell office:value-type="float" office:value="0.0869589" calcext:value-type="float">
            <text:p>0.0869589</text:p>
          </table:table-cell>
          <table:table-cell office:value-type="float" office:value="0.0836179" calcext:value-type="float">
            <text:p>0.0836179</text:p>
          </table:table-cell>
          <table:table-cell office:value-type="float" office:value="0.0822977" calcext:value-type="float">
            <text:p>0.0822977</text:p>
          </table:table-cell>
        </table:table-row>
        <table:table-row table:style-name="ro1">
          <table:table-cell office:value-type="float" office:value="0.215124" calcext:value-type="float">
            <text:p>0.215124</text:p>
          </table:table-cell>
          <table:table-cell office:value-type="float" office:value="0.20219" calcext:value-type="float">
            <text:p>0.20219</text:p>
          </table:table-cell>
          <table:table-cell office:value-type="float" office:value="0.201706" calcext:value-type="float">
            <text:p>0.201706</text:p>
          </table:table-cell>
          <table:table-cell office:value-type="float" office:value="0.200259" calcext:value-type="float">
            <text:p>0.200259</text:p>
          </table:table-cell>
          <table:table-cell office:value-type="float" office:value="0.197869" calcext:value-type="float">
            <text:p>0.197869</text:p>
          </table:table-cell>
          <table:table-cell office:value-type="float" office:value="0.194573" calcext:value-type="float">
            <text:p>0.194573</text:p>
          </table:table-cell>
          <table:table-cell office:value-type="float" office:value="0.190415" calcext:value-type="float">
            <text:p>0.190415</text:p>
          </table:table-cell>
          <table:table-cell office:value-type="float" office:value="0.185455" calcext:value-type="float">
            <text:p>0.185455</text:p>
          </table:table-cell>
          <table:table-cell office:value-type="float" office:value="0.179761" calcext:value-type="float">
            <text:p>0.179761</text:p>
          </table:table-cell>
          <table:table-cell office:value-type="float" office:value="0.173413" calcext:value-type="float">
            <text:p>0.173413</text:p>
          </table:table-cell>
          <table:table-cell office:value-type="float" office:value="0.166498" calcext:value-type="float">
            <text:p>0.166498</text:p>
          </table:table-cell>
          <table:table-cell office:value-type="float" office:value="0.159113" calcext:value-type="float">
            <text:p>0.159113</text:p>
          </table:table-cell>
          <table:table-cell office:value-type="float" office:value="0.151365" calcext:value-type="float">
            <text:p>0.151365</text:p>
          </table:table-cell>
          <table:table-cell office:value-type="float" office:value="0.143376" calcext:value-type="float">
            <text:p>0.143376</text:p>
          </table:table-cell>
          <table:table-cell office:value-type="float" office:value="0.135283" calcext:value-type="float">
            <text:p>0.135283</text:p>
          </table:table-cell>
          <table:table-cell office:value-type="float" office:value="0.12725" calcext:value-type="float">
            <text:p>0.12725</text:p>
          </table:table-cell>
          <table:table-cell office:value-type="float" office:value="0.119479" calcext:value-type="float">
            <text:p>0.119479</text:p>
          </table:table-cell>
          <table:table-cell office:value-type="float" office:value="0.112216" calcext:value-type="float">
            <text:p>0.112216</text:p>
          </table:table-cell>
          <table:table-cell office:value-type="float" office:value="0.10577" calcext:value-type="float">
            <text:p>0.10577</text:p>
          </table:table-cell>
          <table:table-cell office:value-type="float" office:value="0.100521" calcext:value-type="float">
            <text:p>0.100521</text:p>
          </table:table-cell>
          <table:table-cell office:value-type="float" office:value="0.0969269" calcext:value-type="float">
            <text:p>0.0969269</text:p>
          </table:table-cell>
          <table:table-cell office:value-type="float" office:value="0.0955257" calcext:value-type="float">
            <text:p>0.0955257</text:p>
          </table:table-cell>
        </table:table-row>
        <table:table-row table:style-name="ro1">
          <table:table-cell office:value-type="float" office:value="0.229387" calcext:value-type="float">
            <text:p>0.229387</text:p>
          </table:table-cell>
          <table:table-cell office:value-type="float" office:value="0.214746" calcext:value-type="float">
            <text:p>0.214746</text:p>
          </table:table-cell>
          <table:table-cell office:value-type="float" office:value="0.214233" calcext:value-type="float">
            <text:p>0.214233</text:p>
          </table:table-cell>
          <table:table-cell office:value-type="float" office:value="0.212699" calcext:value-type="float">
            <text:p>0.212699</text:p>
          </table:table-cell>
          <table:table-cell office:value-type="float" office:value="0.210168" calcext:value-type="float">
            <text:p>0.210168</text:p>
          </table:table-cell>
          <table:table-cell office:value-type="float" office:value="0.206675" calcext:value-type="float">
            <text:p>0.206675</text:p>
          </table:table-cell>
          <table:table-cell office:value-type="float" office:value="0.202271" calcext:value-type="float">
            <text:p>0.202271</text:p>
          </table:table-cell>
          <table:table-cell office:value-type="float" office:value="0.197016" calcext:value-type="float">
            <text:p>0.197016</text:p>
          </table:table-cell>
          <table:table-cell office:value-type="float" office:value="0.190984" calcext:value-type="float">
            <text:p>0.190984</text:p>
          </table:table-cell>
          <table:table-cell office:value-type="float" office:value="0.18426" calcext:value-type="float">
            <text:p>0.18426</text:p>
          </table:table-cell>
          <table:table-cell office:value-type="float" office:value="0.176938" calcext:value-type="float">
            <text:p>0.176938</text:p>
          </table:table-cell>
          <table:table-cell office:value-type="float" office:value="0.169121" calcext:value-type="float">
            <text:p>0.169121</text:p>
          </table:table-cell>
          <table:table-cell office:value-type="float" office:value="0.160926" calcext:value-type="float">
            <text:p>0.160926</text:p>
          </table:table-cell>
          <table:table-cell office:value-type="float" office:value="0.152483" calcext:value-type="float">
            <text:p>0.152483</text:p>
          </table:table-cell>
          <table:table-cell office:value-type="float" office:value="0.143944" calcext:value-type="float">
            <text:p>0.143944</text:p>
          </table:table-cell>
          <table:table-cell office:value-type="float" office:value="0.135486" calcext:value-type="float">
            <text:p>0.135486</text:p>
          </table:table-cell>
          <table:table-cell office:value-type="float" office:value="0.127324" calcext:value-type="float">
            <text:p>0.127324</text:p>
          </table:table-cell>
          <table:table-cell office:value-type="float" office:value="0.119721" calcext:value-type="float">
            <text:p>0.119721</text:p>
          </table:table-cell>
          <table:table-cell office:value-type="float" office:value="0.112999" calcext:value-type="float">
            <text:p>0.112999</text:p>
          </table:table-cell>
          <table:table-cell office:value-type="float" office:value="0.107548" calcext:value-type="float">
            <text:p>0.107548</text:p>
          </table:table-cell>
          <table:table-cell office:value-type="float" office:value="0.103833" calcext:value-type="float">
            <text:p>0.103833</text:p>
          </table:table-cell>
          <table:table-cell office:value-type="float" office:value="0.102394" calcext:value-type="float">
            <text:p>0.102394</text:p>
          </table:table-cell>
        </table:table-row>
        <table:table-row table:style-name="ro1">
          <table:table-cell office:value-type="float" office:value="0.253046" calcext:value-type="float">
            <text:p>0.253046</text:p>
          </table:table-cell>
          <table:table-cell office:value-type="float" office:value="0.235357" calcext:value-type="float">
            <text:p>0.235357</text:p>
          </table:table-cell>
          <table:table-cell office:value-type="float" office:value="0.234797" calcext:value-type="float">
            <text:p>0.234797</text:p>
          </table:table-cell>
          <table:table-cell office:value-type="float" office:value="0.233124" calcext:value-type="float">
            <text:p>0.233124</text:p>
          </table:table-cell>
          <table:table-cell office:value-type="float" office:value="0.230362" calcext:value-type="float">
            <text:p>0.230362</text:p>
          </table:table-cell>
          <table:table-cell office:value-type="float" office:value="0.22655" calcext:value-type="float">
            <text:p>0.22655</text:p>
          </table:table-cell>
          <table:table-cell office:value-type="float" office:value="0.221743" calcext:value-type="float">
            <text:p>0.221743</text:p>
          </table:table-cell>
          <table:table-cell office:value-type="float" office:value="0.216009" calcext:value-type="float">
            <text:p>0.216009</text:p>
          </table:table-cell>
          <table:table-cell office:value-type="float" office:value="0.209428" calcext:value-type="float">
            <text:p>0.209428</text:p>
          </table:table-cell>
          <table:table-cell office:value-type="float" office:value="0.202093" calcext:value-type="float">
            <text:p>0.202093</text:p>
          </table:table-cell>
          <table:table-cell office:value-type="float" office:value="0.19411" calcext:value-type="float">
            <text:p>0.19411</text:p>
          </table:table-cell>
          <table:table-cell office:value-type="float" office:value="0.185595" calcext:value-type="float">
            <text:p>0.185595</text:p>
          </table:table-cell>
          <table:table-cell office:value-type="float" office:value="0.176678" calcext:value-type="float">
            <text:p>0.176678</text:p>
          </table:table-cell>
          <table:table-cell office:value-type="float" office:value="0.167508" calcext:value-type="float">
            <text:p>0.167508</text:p>
          </table:table-cell>
          <table:table-cell office:value-type="float" office:value="0.158256" calcext:value-type="float">
            <text:p>0.158256</text:p>
          </table:table-cell>
          <table:table-cell office:value-type="float" office:value="0.149121" calcext:value-type="float">
            <text:p>0.149121</text:p>
          </table:table-cell>
          <table:table-cell office:value-type="float" office:value="0.140341" calcext:value-type="float">
            <text:p>0.140341</text:p>
          </table:table-cell>
          <table:table-cell office:value-type="float" office:value="0.132202" calcext:value-type="float">
            <text:p>0.132202</text:p>
          </table:table-cell>
          <table:table-cell office:value-type="float" office:value="0.125047" calcext:value-type="float">
            <text:p>0.125047</text:p>
          </table:table-cell>
          <table:table-cell office:value-type="float" office:value="0.119282" calcext:value-type="float">
            <text:p>0.119282</text:p>
          </table:table-cell>
          <table:table-cell office:value-type="float" office:value="0.115379" calcext:value-type="float">
            <text:p>0.115379</text:p>
          </table:table-cell>
          <table:table-cell office:value-type="float" office:value="0.11388" calcext:value-type="float">
            <text:p>0.11388</text:p>
          </table:table-cell>
        </table:table-row>
        <table:table-row table:style-name="ro1">
          <table:table-cell office:value-type="float" office:value="0.271538" calcext:value-type="float">
            <text:p>0.271538</text:p>
          </table:table-cell>
          <table:table-cell office:value-type="float" office:value="0.251284" calcext:value-type="float">
            <text:p>0.251284</text:p>
          </table:table-cell>
          <table:table-cell office:value-type="float" office:value="0.250688" calcext:value-type="float">
            <text:p>0.250688</text:p>
          </table:table-cell>
          <table:table-cell office:value-type="float" office:value="0.248907" calcext:value-type="float">
            <text:p>0.248907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241912" calcext:value-type="float">
            <text:p>0.241912</text:p>
          </table:table-cell>
          <table:table-cell office:value-type="float" office:value="0.236797" calcext:value-type="float">
            <text:p>0.236797</text:p>
          </table:table-cell>
          <table:table-cell office:value-type="float" office:value="0.230696" calcext:value-type="float">
            <text:p>0.230696</text:p>
          </table:table-cell>
          <table:table-cell office:value-type="float" office:value="0.223696" calcext:value-type="float">
            <text:p>0.223696</text:p>
          </table:table-cell>
          <table:table-cell office:value-type="float" office:value="0.215896" calcext:value-type="float">
            <text:p>0.215896</text:p>
          </table:table-cell>
          <table:table-cell office:value-type="float" office:value="0.207409" calcext:value-type="float">
            <text:p>0.207409</text:p>
          </table:table-cell>
          <table:table-cell office:value-type="float" office:value="0.198364" calcext:value-type="float">
            <text:p>0.198364</text:p>
          </table:table-cell>
          <table:table-cell office:value-type="float" office:value="0.188901" calcext:value-type="float">
            <text:p>0.188901</text:p>
          </table:table-cell>
          <table:table-cell office:value-type="float" office:value="0.179184" calcext:value-type="float">
            <text:p>0.179184</text:p>
          </table:table-cell>
          <table:table-cell office:value-type="float" office:value="0.169397" calcext:value-type="float">
            <text:p>0.169397</text:p>
          </table:table-cell>
          <table:table-cell office:value-type="float" office:value="0.159757" calcext:value-type="float">
            <text:p>0.159757</text:p>
          </table:table-cell>
          <table:table-cell office:value-type="float" office:value="0.150519" calcext:value-type="float">
            <text:p>0.150519</text:p>
          </table:table-cell>
          <table:table-cell office:value-type="float" office:value="0.141985" calcext:value-type="float">
            <text:p>0.141985</text:p>
          </table:table-cell>
          <table:table-cell office:value-type="float" office:value="0.134512" calcext:value-type="float">
            <text:p>0.134512</text:p>
          </table:table-cell>
          <table:table-cell office:value-type="float" office:value="0.128516" calcext:value-type="float">
            <text:p>0.128516</text:p>
          </table:table-cell>
          <table:table-cell office:value-type="float" office:value="0.124477" calcext:value-type="float">
            <text:p>0.124477</text:p>
          </table:table-cell>
          <table:table-cell office:value-type="float" office:value="0.122933" calcext:value-type="float">
            <text:p>0.122933</text:p>
          </table:table-cell>
        </table:table-row>
        <table:table-row table:style-name="ro1">
          <table:table-cell office:value-type="float" office:value="0.298152" calcext:value-type="float">
            <text:p>0.298152</text:p>
          </table:table-cell>
          <table:table-cell office:value-type="float" office:value="0.273929" calcext:value-type="float">
            <text:p>0.273929</text:p>
          </table:table-cell>
          <table:table-cell office:value-type="float" office:value="0.273283" calcext:value-type="float">
            <text:p>0.273283</text:p>
          </table:table-cell>
          <table:table-cell office:value-type="float" office:value="0.271351" calcext:value-type="float">
            <text:p>0.271351</text:p>
          </table:table-cell>
          <table:table-cell office:value-type="float" office:value="0.268163" calcext:value-type="float">
            <text:p>0.268163</text:p>
          </table:table-cell>
          <table:table-cell office:value-type="float" office:value="0.263763" calcext:value-type="float">
            <text:p>0.263763</text:p>
          </table:table-cell>
          <table:table-cell office:value-type="float" office:value="0.258216" calcext:value-type="float">
            <text:p>0.258216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244011" calcext:value-type="float">
            <text:p>0.244011</text:p>
          </table:table-cell>
          <table:table-cell office:value-type="float" office:value="0.235559" calcext:value-type="float">
            <text:p>0.235559</text:p>
          </table:table-cell>
          <table:table-cell office:value-type="float" office:value="0.22637" calcext:value-type="float">
            <text:p>0.22637</text:p>
          </table:table-cell>
          <table:table-cell office:value-type="float" office:value="0.216586" calcext:value-type="float">
            <text:p>0.216586</text:p>
          </table:table-cell>
          <table:table-cell office:value-type="float" office:value="0.206367" calcext:value-type="float">
            <text:p>0.206367</text:p>
          </table:table-cell>
          <table:table-cell office:value-type="float" office:value="0.195892" calcext:value-type="float">
            <text:p>0.195892</text:p>
          </table:table-cell>
          <table:table-cell office:value-type="float" office:value="0.18537" calcext:value-type="float">
            <text:p>0.18537</text:p>
          </table:table-cell>
          <table:table-cell office:value-type="float" office:value="0.175039" calcext:value-type="float">
            <text:p>0.175039</text:p>
          </table:table-cell>
          <table:table-cell office:value-type="float" office:value="0.165177" calcext:value-type="float">
            <text:p>0.165177</text:p>
          </table:table-cell>
          <table:table-cell office:value-type="float" office:value="0.156107" calcext:value-type="float">
            <text:p>0.156107</text:p>
          </table:table-cell>
          <table:table-cell office:value-type="float" office:value="0.148204" calcext:value-type="float">
            <text:p>0.148204</text:p>
          </table:table-cell>
          <table:table-cell office:value-type="float" office:value="0.141898" calcext:value-type="float">
            <text:p>0.141898</text:p>
          </table:table-cell>
          <table:table-cell office:value-type="float" office:value="0.137675" calcext:value-type="float">
            <text:p>0.137675</text:p>
          </table:table-cell>
          <table:table-cell office:value-type="float" office:value="0.136073" calcext:value-type="float">
            <text:p>0.136073</text:p>
          </table:table-cell>
        </table:table-row>
        <table:table-row table:style-name="ro1">
          <table:table-cell office:value-type="float" office:value="0.313748" calcext:value-type="float">
            <text:p>0.313748</text:p>
          </table:table-cell>
          <table:table-cell office:value-type="float" office:value="0.287051" calcext:value-type="float">
            <text:p>0.287051</text:p>
          </table:table-cell>
          <table:table-cell office:value-type="float" office:value="0.286375" calcext:value-type="float">
            <text:p>0.286375</text:p>
          </table:table-cell>
          <table:table-cell office:value-type="float" office:value="0.284357" calcext:value-type="float">
            <text:p>0.284357</text:p>
          </table:table-cell>
          <table:table-cell office:value-type="float" office:value="0.281026" calcext:value-type="float">
            <text:p>0.281026</text:p>
          </table:table-cell>
          <table:table-cell office:value-type="float" office:value="0.276429" calcext:value-type="float">
            <text:p>0.276429</text:p>
          </table:table-cell>
          <table:table-cell office:value-type="float" office:value="0.270634" calcext:value-type="float">
            <text:p>0.270634</text:p>
          </table:table-cell>
          <table:table-cell office:value-type="float" office:value="0.263723" calcext:value-type="float">
            <text:p>0.263723</text:p>
          </table:table-cell>
          <table:table-cell office:value-type="float" office:value="0.255798" calcext:value-type="float">
            <text:p>0.255798</text:p>
          </table:table-cell>
          <table:table-cell office:value-type="float" office:value="0.246974" calcext:value-type="float">
            <text:p>0.246974</text:p>
          </table:table-cell>
          <table:table-cell office:value-type="float" office:value="0.237386" calcext:value-type="float">
            <text:p>0.237386</text:p>
          </table:table-cell>
          <table:table-cell office:value-type="float" office:value="0.227183" calcext:value-type="float">
            <text:p>0.227183</text:p>
          </table:table-cell>
          <table:table-cell office:value-type="float" office:value="0.216535" calcext:value-type="float">
            <text:p>0.216535</text:p>
          </table:table-cell>
          <table:table-cell office:value-type="float" office:value="0.205634" calcext:value-type="float">
            <text:p>0.205634</text:p>
          </table:table-cell>
          <table:table-cell office:value-type="float" office:value="0.194699" calcext:value-type="float">
            <text:p>0.194699</text:p>
          </table:table-cell>
          <table:table-cell office:value-type="float" office:value="0.183982" calcext:value-type="float">
            <text:p>0.183982</text:p>
          </table:table-cell>
          <table:table-cell office:value-type="float" office:value="0.173772" calcext:value-type="float">
            <text:p>0.173772</text:p>
          </table:table-cell>
          <table:table-cell office:value-type="float" office:value="0.164405" calcext:value-type="float">
            <text:p>0.164405</text:p>
          </table:table-cell>
          <table:table-cell office:value-type="float" office:value="0.156265" calcext:value-type="float">
            <text:p>0.156265</text:p>
          </table:table-cell>
          <table:table-cell office:value-type="float" office:value="0.149788" calcext:value-type="float">
            <text:p>0.149788</text:p>
          </table:table-cell>
          <table:table-cell office:value-type="float" office:value="0.145464" calcext:value-type="float">
            <text:p>0.145464</text:p>
          </table:table-cell>
          <table:table-cell office:value-type="float" office:value="0.143829" calcext:value-type="float">
            <text:p>0.143829</text:p>
          </table:table-cell>
        </table:table-row>
        <table:table-row table:style-name="ro1">
          <table:table-cell office:value-type="float" office:value="0.340841" calcext:value-type="float">
            <text:p>0.340841</text:p>
          </table:table-cell>
          <table:table-cell office:value-type="float" office:value="0.309591" calcext:value-type="float">
            <text:p>0.309591</text:p>
          </table:table-cell>
          <table:table-cell office:value-type="float" office:value="0.308866" calcext:value-type="float">
            <text:p>0.308866</text:p>
          </table:table-cell>
          <table:table-cell office:value-type="float" office:value="0.3067" calcext:value-type="float">
            <text:p>0.3067</text:p>
          </table:table-cell>
          <table:table-cell office:value-type="float" office:value="0.303126" calcext:value-type="float">
            <text:p>0.303126</text:p>
          </table:table-cell>
          <table:table-cell office:value-type="float" office:value="0.298195" calcext:value-type="float">
            <text:p>0.298195</text:p>
          </table:table-cell>
          <table:table-cell office:value-type="float" office:value="0.29198" calcext:value-type="float">
            <text:p>0.29198</text:p>
          </table:table-cell>
          <table:table-cell office:value-type="float" office:value="0.28457" calcext:value-type="float">
            <text:p>0.28457</text:p>
          </table:table-cell>
          <table:table-cell office:value-type="float" office:value="0.276076" calcext:value-type="float">
            <text:p>0.276076</text:p>
          </table:table-cell>
          <table:table-cell office:value-type="float" office:value="0.266625" calcext:value-type="float">
            <text:p>0.266625</text:p>
          </table:table-cell>
          <table:table-cell office:value-type="float" office:value="0.256363" calcext:value-type="float">
            <text:p>0.256363</text:p>
          </table:table-cell>
          <table:table-cell office:value-type="float" office:value="0.245456" calcext:value-type="float">
            <text:p>0.245456</text:p>
          </table:table-cell>
          <table:table-cell office:value-type="float" office:value="0.234091" calcext:value-type="float">
            <text:p>0.234091</text:p>
          </table:table-cell>
          <table:table-cell office:value-type="float" office:value="0.222478" calcext:value-type="float">
            <text:p>0.222478</text:p>
          </table:table-cell>
          <table:table-cell office:value-type="float" office:value="0.210856" calcext:value-type="float">
            <text:p>0.210856</text:p>
          </table:table-cell>
          <table:table-cell office:value-type="float" office:value="0.199499" calcext:value-type="float">
            <text:p>0.199499</text:p>
          </table:table-cell>
          <table:table-cell office:value-type="float" office:value="0.188716" calcext:value-type="float">
            <text:p>0.188716</text:p>
          </table:table-cell>
          <table:table-cell office:value-type="float" office:value="0.178859" calcext:value-type="float">
            <text:p>0.178859</text:p>
          </table:table-cell>
          <table:table-cell office:value-type="float" office:value="0.170329" calcext:value-type="float">
            <text:p>0.170329</text:p>
          </table:table-cell>
          <table:table-cell office:value-type="float" office:value="0.163572" calcext:value-type="float">
            <text:p>0.163572</text:p>
          </table:table-cell>
          <table:table-cell office:value-type="float" office:value="0.159083" calcext:value-type="float">
            <text:p>0.159083</text:p>
          </table:table-cell>
          <table:table-cell office:value-type="float" office:value="0.157396" calcext:value-type="float">
            <text:p>0.157396</text:p>
          </table:table-cell>
        </table:table-row>
        <table:table-row table:style-name="ro1">
          <table:table-cell office:value-type="float" office:value="0.355057" calcext:value-type="float">
            <text:p>0.355057</text:p>
          </table:table-cell>
          <table:table-cell office:value-type="float" office:value="0.321291" calcext:value-type="float">
            <text:p>0.321291</text:p>
          </table:table-cell>
          <table:table-cell office:value-type="float" office:value="0.32054" calcext:value-type="float">
            <text:p>0.32054</text:p>
          </table:table-cell>
          <table:table-cell office:value-type="float" office:value="0.318299" calcext:value-type="float">
            <text:p>0.318299</text:p>
          </table:table-cell>
          <table:table-cell office:value-type="float" office:value="0.314601" calcext:value-type="float">
            <text:p>0.314601</text:p>
          </table:table-cell>
          <table:table-cell office:value-type="float" office:value="0.309498" calcext:value-type="float">
            <text:p>0.309498</text:p>
          </table:table-cell>
          <table:table-cell office:value-type="float" office:value="0.303067" calcext:value-type="float">
            <text:p>0.303067</text:p>
          </table:table-cell>
          <table:table-cell office:value-type="float" office:value="0.295402" calcext:value-type="float">
            <text:p>0.295402</text:p>
          </table:table-cell>
          <table:table-cell office:value-type="float" office:value="0.286617" calcext:value-type="float">
            <text:p>0.286617</text:p>
          </table:table-cell>
          <table:table-cell office:value-type="float" office:value="0.276846" calcext:value-type="float">
            <text:p>0.276846</text:p>
          </table:table-cell>
          <table:table-cell office:value-type="float" office:value="0.266242" calcext:value-type="float">
            <text:p>0.266242</text:p>
          </table:table-cell>
          <table:table-cell office:value-type="float" office:value="0.254978" calcext:value-type="float">
            <text:p>0.254978</text:p>
          </table:table-cell>
          <table:table-cell office:value-type="float" office:value="0.243249" calcext:value-type="float">
            <text:p>0.243249</text:p>
          </table:table-cell>
          <table:table-cell office:value-type="float" office:value="0.231277" calcext:value-type="float">
            <text:p>0.231277</text:p>
          </table:table-cell>
          <table:table-cell office:value-type="float" office:value="0.219311" calcext:value-type="float">
            <text:p>0.219311</text:p>
          </table:table-cell>
          <table:table-cell office:value-type="float" office:value="0.207632" calcext:value-type="float">
            <text:p>0.207632</text:p>
          </table:table-cell>
          <table:table-cell office:value-type="float" office:value="0.196562" calcext:value-type="float">
            <text:p>0.196562</text:p>
          </table:table-cell>
          <table:table-cell office:value-type="float" office:value="0.186462" calcext:value-type="float">
            <text:p>0.186462</text:p>
          </table:table-cell>
          <table:table-cell office:value-type="float" office:value="0.177738" calcext:value-type="float">
            <text:p>0.177738</text:p>
          </table:table-cell>
          <table:table-cell office:value-type="float" office:value="0.170843" calcext:value-type="float">
            <text:p>0.170843</text:p>
          </table:table-cell>
          <table:table-cell office:value-type="float" office:value="0.166271" calcext:value-type="float">
            <text:p>0.166271</text:p>
          </table:table-cell>
          <table:table-cell office:value-type="float" office:value="0.164559" calcext:value-type="float">
            <text:p>0.164559</text:p>
          </table:table-cell>
        </table:table-row>
        <table:table-row table:style-name="ro1">
          <table:table-cell office:value-type="float" office:value="0.378203" calcext:value-type="float">
            <text:p>0.378203</text:p>
          </table:table-cell>
          <table:table-cell office:value-type="float" office:value="0.340158" calcext:value-type="float">
            <text:p>0.340158</text:p>
          </table:table-cell>
          <table:table-cell office:value-type="float" office:value="0.339367" calcext:value-type="float">
            <text:p>0.339367</text:p>
          </table:table-cell>
          <table:table-cell office:value-type="float" office:value="0.337006" calcext:value-type="float">
            <text:p>0.337006</text:p>
          </table:table-cell>
          <table:table-cell office:value-type="float" office:value="0.333109" calcext:value-type="float">
            <text:p>0.333109</text:p>
          </table:table-cell>
          <table:table-cell office:value-type="float" office:value="0.327733" calcext:value-type="float">
            <text:p>0.327733</text:p>
          </table:table-cell>
          <table:table-cell office:value-type="float" office:value="0.320959" calcext:value-type="float">
            <text:p>0.320959</text:p>
          </table:table-cell>
          <table:table-cell office:value-type="float" office:value="0.312888" calcext:value-type="float">
            <text:p>0.312888</text:p>
          </table:table-cell>
          <table:table-cell office:value-type="float" office:value="0.303642" calcext:value-type="float">
            <text:p>0.303642</text:p>
          </table:table-cell>
          <table:table-cell office:value-type="float" office:value="0.293363" calcext:value-type="float">
            <text:p>0.293363</text:p>
          </table:table-cell>
          <table:table-cell office:value-type="float" office:value="0.282217" calcext:value-type="float">
            <text:p>0.282217</text:p>
          </table:table-cell>
          <table:table-cell office:value-type="float" office:value="0.270389" calcext:value-type="float">
            <text:p>0.270389</text:p>
          </table:table-cell>
          <table:table-cell office:value-type="float" office:value="0.258088" calcext:value-type="float">
            <text:p>0.258088</text:p>
          </table:table-cell>
          <table:table-cell office:value-type="float" office:value="0.245552" calcext:value-type="float">
            <text:p>0.245552</text:p>
          </table:table-cell>
          <table:table-cell office:value-type="float" office:value="0.233045" calcext:value-type="float">
            <text:p>0.233045</text:p>
          </table:table-cell>
          <table:table-cell office:value-type="float" office:value="0.220865" calcext:value-type="float">
            <text:p>0.220865</text:p>
          </table:table-cell>
          <table:table-cell office:value-type="float" office:value="0.209348" calcext:value-type="float">
            <text:p>0.209348</text:p>
          </table:table-cell>
          <table:table-cell office:value-type="float" office:value="0.198869" calcext:value-type="float">
            <text:p>0.198869</text:p>
          </table:table-cell>
          <table:table-cell office:value-type="float" office:value="0.189844" calcext:value-type="float">
            <text:p>0.189844</text:p>
          </table:table-cell>
          <table:table-cell office:value-type="float" office:value="0.182734" calcext:value-type="float">
            <text:p>0.182734</text:p>
          </table:table-cell>
          <table:table-cell office:value-type="float" office:value="0.178035" calcext:value-type="float">
            <text:p>0.178035</text:p>
          </table:table-cell>
          <table:table-cell office:value-type="float" office:value="0.176283" calcext:value-type="float">
            <text:p>0.176283</text:p>
          </table:table-cell>
        </table:table-row>
        <table:table-row table:style-name="ro1">
          <table:table-cell office:value-type="float" office:value="0.397158" calcext:value-type="float">
            <text:p>0.397158</text:p>
          </table:table-cell>
          <table:table-cell office:value-type="float" office:value="0.355443" calcext:value-type="float">
            <text:p>0.355443</text:p>
          </table:table-cell>
          <table:table-cell office:value-type="float" office:value="0.354621" calcext:value-type="float">
            <text:p>0.354621</text:p>
          </table:table-cell>
          <table:table-cell office:value-type="float" office:value="0.352163" calcext:value-type="float">
            <text:p>0.352163</text:p>
          </table:table-cell>
          <table:table-cell office:value-type="float" office:value="0.348107" calcext:value-type="float">
            <text:p>0.348107</text:p>
          </table:table-cell>
          <table:table-cell office:value-type="float" office:value="0.342514" calcext:value-type="float">
            <text:p>0.342514</text:p>
          </table:table-cell>
          <table:table-cell office:value-type="float" office:value="0.335467" calcext:value-type="float">
            <text:p>0.335467</text:p>
          </table:table-cell>
          <table:table-cell office:value-type="float" office:value="0.327072" calcext:value-type="float">
            <text:p>0.327072</text:p>
          </table:table-cell>
          <table:table-cell office:value-type="float" office:value="0.317458" calcext:value-type="float">
            <text:p>0.317458</text:p>
          </table:table-cell>
          <table:table-cell office:value-type="float" office:value="0.306777" calcext:value-type="float">
            <text:p>0.306777</text:p>
          </table:table-cell>
          <table:table-cell office:value-type="float" office:value="0.295201" calcext:value-type="float">
            <text:p>0.295201</text:p>
          </table:table-cell>
          <table:table-cell office:value-type="float" office:value="0.282927" calcext:value-type="float">
            <text:p>0.282927</text:p>
          </table:table-cell>
          <table:table-cell office:value-type="float" office:value="0.270176" calcext:value-type="float">
            <text:p>0.270176</text:p>
          </table:table-cell>
          <table:table-cell office:value-type="float" office:value="0.257196" calcext:value-type="float">
            <text:p>0.257196</text:p>
          </table:table-cell>
          <table:table-cell office:value-type="float" office:value="0.244264" calcext:value-type="float">
            <text:p>0.244264</text:p>
          </table:table-cell>
          <table:table-cell office:value-type="float" office:value="0.231693" calcext:value-type="float">
            <text:p>0.231693</text:p>
          </table:table-cell>
          <table:table-cell office:value-type="float" office:value="0.219827" calcext:value-type="float">
            <text:p>0.219827</text:p>
          </table:table-cell>
          <table:table-cell office:value-type="float" office:value="0.209053" calcext:value-type="float">
            <text:p>0.209053</text:p>
          </table:table-cell>
          <table:table-cell office:value-type="float" office:value="0.199796" calcext:value-type="float">
            <text:p>0.199796</text:p>
          </table:table-cell>
          <table:table-cell office:value-type="float" office:value="0.192518" calcext:value-type="float">
            <text:p>0.192518</text:p>
          </table:table-cell>
          <table:table-cell office:value-type="float" office:value="0.187722" calcext:value-type="float">
            <text:p>0.187722</text:p>
          </table:table-cell>
          <table:table-cell office:value-type="float" office:value="0.185938" calcext:value-type="float">
            <text:p>0.185938</text:p>
          </table:table-cell>
        </table:table-row>
        <table:table-row table:style-name="ro1">
          <table:table-cell office:value-type="float" office:value="0.423238" calcext:value-type="float">
            <text:p>0.423238</text:p>
          </table:table-cell>
          <table:table-cell office:value-type="float" office:value="0.376238" calcext:value-type="float">
            <text:p>0.376238</text:p>
          </table:table-cell>
          <table:table-cell office:value-type="float" office:value="0.375372" calcext:value-type="float">
            <text:p>0.375372</text:p>
          </table:table-cell>
          <table:table-cell office:value-type="float" office:value="0.372786" calcext:value-type="float">
            <text:p>0.372786</text:p>
          </table:table-cell>
          <table:table-cell office:value-type="float" office:value="0.368518" calcext:value-type="float">
            <text:p>0.368518</text:p>
          </table:table-cell>
          <table:table-cell office:value-type="float" office:value="0.362633" calcext:value-type="float">
            <text:p>0.362633</text:p>
          </table:table-cell>
          <table:table-cell office:value-type="float" office:value="0.35522" calcext:value-type="float">
            <text:p>0.35522</text:p>
          </table:table-cell>
          <table:table-cell office:value-type="float" office:value="0.346394" calcext:value-type="float">
            <text:p>0.346394</text:p>
          </table:table-cell>
          <table:table-cell office:value-type="float" office:value="0.336292" calcext:value-type="float">
            <text:p>0.336292</text:p>
          </table:table-cell>
          <table:table-cell office:value-type="float" office:value="0.325075" calcext:value-type="float">
            <text:p>0.325075</text:p>
          </table:table-cell>
          <table:table-cell office:value-type="float" office:value="0.312929" calcext:value-type="float">
            <text:p>0.312929</text:p>
          </table:table-cell>
          <table:table-cell office:value-type="float" office:value="0.300065" calcext:value-type="float">
            <text:p>0.300065</text:p>
          </table:table-cell>
          <table:table-cell office:value-type="float" office:value="0.286718" calcext:value-type="float">
            <text:p>0.286718</text:p>
          </table:table-cell>
          <table:table-cell office:value-type="float" office:value="0.273154" calcext:value-type="float">
            <text:p>0.273154</text:p>
          </table:table-cell>
          <table:table-cell office:value-type="float" office:value="0.259665" calcext:value-type="float">
            <text:p>0.259665</text:p>
          </table:table-cell>
          <table:table-cell office:value-type="float" office:value="0.24658" calcext:value-type="float">
            <text:p>0.24658</text:p>
          </table:table-cell>
          <table:table-cell office:value-type="float" office:value="0.234259" calcext:value-type="float">
            <text:p>0.234259</text:p>
          </table:table-cell>
          <table:table-cell office:value-type="float" office:value="0.223101" calcext:value-type="float">
            <text:p>0.223101</text:p>
          </table:table-cell>
          <table:table-cell office:value-type="float" office:value="0.213539" calcext:value-type="float">
            <text:p>0.213539</text:p>
          </table:table-cell>
          <table:table-cell office:value-type="float" office:value="0.206045" calcext:value-type="float">
            <text:p>0.206045</text:p>
          </table:table-cell>
          <table:table-cell office:value-type="float" office:value="0.201121" calcext:value-type="float">
            <text:p>0.201121</text:p>
          </table:table-cell>
          <table:table-cell office:value-type="float" office:value="0.199297" calcext:value-type="float">
            <text:p>0.199297</text:p>
          </table:table-cell>
        </table:table-row>
        <table:table-row table:style-name="ro1">
          <table:table-cell office:value-type="float" office:value="0.438575" calcext:value-type="float">
            <text:p>0.438575</text:p>
          </table:table-cell>
          <table:table-cell office:value-type="float" office:value="0.388343" calcext:value-type="float">
            <text:p>0.388343</text:p>
          </table:table-cell>
          <table:table-cell office:value-type="float" office:value="0.387452" calcext:value-type="float">
            <text:p>0.387452</text:p>
          </table:table-cell>
          <table:table-cell office:value-type="float" office:value="0.384791" calcext:value-type="float">
            <text:p>0.384791</text:p>
          </table:table-cell>
          <table:table-cell office:value-type="float" office:value="0.380402" calcext:value-type="float">
            <text:p>0.380402</text:p>
          </table:table-cell>
          <table:table-cell office:value-type="float" office:value="0.37435" calcext:value-type="float">
            <text:p>0.37435</text:p>
          </table:table-cell>
          <table:table-cell office:value-type="float" office:value="0.366729" calcext:value-type="float">
            <text:p>0.366729</text:p>
          </table:table-cell>
          <table:table-cell office:value-type="float" office:value="0.357656" calcext:value-type="float">
            <text:p>0.357656</text:p>
          </table:table-cell>
          <table:table-cell office:value-type="float" office:value="0.347275" calcext:value-type="float">
            <text:p>0.347275</text:p>
          </table:table-cell>
          <table:table-cell office:value-type="float" office:value="0.335753" calcext:value-type="float">
            <text:p>0.335753</text:p>
          </table:table-cell>
          <table:table-cell office:value-type="float" office:value="0.323283" calcext:value-type="float">
            <text:p>0.323283</text:p>
          </table:table-cell>
          <table:table-cell office:value-type="float" office:value="0.310084" calcext:value-type="float">
            <text:p>0.310084</text:p>
          </table:table-cell>
          <table:table-cell office:value-type="float" office:value="0.296401" calcext:value-type="float">
            <text:p>0.296401</text:p>
          </table:table-cell>
          <table:table-cell office:value-type="float" office:value="0.282506" calcext:value-type="float">
            <text:p>0.282506</text:p>
          </table:table-cell>
          <table:table-cell office:value-type="float" office:value="0.268704" calcext:value-type="float">
            <text:p>0.268704</text:p>
          </table:table-cell>
          <table:table-cell office:value-type="float" office:value="0.25533" calcext:value-type="float">
            <text:p>0.25533</text:p>
          </table:table-cell>
          <table:table-cell office:value-type="float" office:value="0.242753" calcext:value-type="float">
            <text:p>0.242753</text:p>
          </table:table-cell>
          <table:table-cell office:value-type="float" office:value="0.23138" calcext:value-type="float">
            <text:p>0.23138</text:p>
          </table:table-cell>
          <table:table-cell office:value-type="float" office:value="0.221648" calcext:value-type="float">
            <text:p>0.221648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09038" calcext:value-type="float">
            <text:p>0.209038</text:p>
          </table:table-cell>
          <table:table-cell office:value-type="float" office:value="0.207191" calcext:value-type="float">
            <text:p>0.207191</text:p>
          </table:table-cell>
        </table:table-row>
        <table:table-row table:style-name="ro1">
          <table:table-cell office:value-type="float" office:value="0.464006" calcext:value-type="float">
            <text:p>0.464006</text:p>
          </table:table-cell>
          <table:table-cell office:value-type="float" office:value="0.408216" calcext:value-type="float">
            <text:p>0.408216</text:p>
          </table:table-cell>
          <table:table-cell office:value-type="float" office:value="0.407285" calcext:value-type="float">
            <text:p>0.407285</text:p>
          </table:table-cell>
          <table:table-cell office:value-type="float" office:value="0.404505" calcext:value-type="float">
            <text:p>0.404505</text:p>
          </table:table-cell>
          <table:table-cell office:value-type="float" office:value="0.399919" calcext:value-type="float">
            <text:p>0.399919</text:p>
          </table:table-cell>
          <table:table-cell office:value-type="float" office:value="0.393598" calcext:value-type="float">
            <text:p>0.393598</text:p>
          </table:table-cell>
          <table:table-cell office:value-type="float" office:value="0.38564" calcext:value-type="float">
            <text:p>0.38564</text:p>
          </table:table-cell>
          <table:table-cell office:value-type="float" office:value="0.376171" calcext:value-type="float">
            <text:p>0.376171</text:p>
          </table:table-cell>
          <table:table-cell office:value-type="float" office:value="0.365341" calcext:value-type="float">
            <text:p>0.365341</text:p>
          </table:table-cell>
          <table:table-cell office:value-type="float" office:value="0.353329" calcext:value-type="float">
            <text:p>0.353329</text:p>
          </table:table-cell>
          <table:table-cell office:value-type="float" office:value="0.340341" calcext:value-type="float">
            <text:p>0.340341</text:p>
          </table:table-cell>
          <table:table-cell office:value-type="float" office:value="0.326606" calcext:value-type="float">
            <text:p>0.326606</text:p>
          </table:table-cell>
          <table:table-cell office:value-type="float" office:value="0.312385" calcext:value-type="float">
            <text:p>0.312385</text:p>
          </table:table-cell>
          <table:table-cell office:value-type="float" office:value="0.297965" calcext:value-type="float">
            <text:p>0.297965</text:p>
          </table:table-cell>
          <table:table-cell office:value-type="float" office:value="0.283664" calcext:value-type="float">
            <text:p>0.283664</text:p>
          </table:table-cell>
          <table:table-cell office:value-type="float" office:value="0.269831" calcext:value-type="float">
            <text:p>0.269831</text:p>
          </table:table-cell>
          <table:table-cell office:value-type="float" office:value="0.25685" calcext:value-type="float">
            <text:p>0.25685</text:p>
          </table:table-cell>
          <table:table-cell office:value-type="float" office:value="0.245136" calcext:value-type="float">
            <text:p>0.245136</text:p>
          </table:table-cell>
          <table:table-cell office:value-type="float" office:value="0.235137" calcext:value-type="float">
            <text:p>0.235137</text:p>
          </table:table-cell>
          <table:table-cell office:value-type="float" office:value="0.227331" calcext:value-type="float">
            <text:p>0.227331</text:p>
          </table:table-cell>
          <table:table-cell office:value-type="float" office:value="0.222224" calcext:value-type="float">
            <text:p>0.222224</text:p>
          </table:table-cell>
          <table:table-cell office:value-type="float" office:value="0.220341" calcext:value-type="float">
            <text:p>0.220341</text:p>
          </table:table-cell>
        </table:table-row>
        <table:table-row table:style-name="ro1">
          <table:table-cell office:value-type="float" office:value="0.480435" calcext:value-type="float">
            <text:p>0.480435</text:p>
          </table:table-cell>
          <table:table-cell office:value-type="float" office:value="0.420926" calcext:value-type="float">
            <text:p>0.420926</text:p>
          </table:table-cell>
          <table:table-cell office:value-type="float" office:value="0.41997" calcext:value-type="float">
            <text:p>0.41997</text:p>
          </table:table-cell>
          <table:table-cell office:value-type="float" office:value="0.417115" calcext:value-type="float">
            <text:p>0.417115</text:p>
          </table:table-cell>
          <table:table-cell office:value-type="float" office:value="0.412406" calcext:value-type="float">
            <text:p>0.412406</text:p>
          </table:table-cell>
          <table:table-cell office:value-type="float" office:value="0.405917" calcext:value-type="float">
            <text:p>0.405917</text:p>
          </table:table-cell>
          <table:table-cell office:value-type="float" office:value="0.397747" calcext:value-type="float">
            <text:p>0.397747</text:p>
          </table:table-cell>
          <table:table-cell office:value-type="float" office:value="0.388029" calcext:value-type="float">
            <text:p>0.388029</text:p>
          </table:table-cell>
          <table:table-cell office:value-type="float" office:value="0.376919" calcext:value-type="float">
            <text:p>0.376919</text:p>
          </table:table-cell>
          <table:table-cell office:value-type="float" office:value="0.364602" calcext:value-type="float">
            <text:p>0.364602</text:p>
          </table:table-cell>
          <table:table-cell office:value-type="float" office:value="0.35129" calcext:value-type="float">
            <text:p>0.35129</text:p>
          </table:table-cell>
          <table:table-cell office:value-type="float" office:value="0.337222" calcext:value-type="float">
            <text:p>0.337222</text:p>
          </table:table-cell>
          <table:table-cell office:value-type="float" office:value="0.322667" calcext:value-type="float">
            <text:p>0.322667</text:p>
          </table:table-cell>
          <table:table-cell office:value-type="float" office:value="0.307921" calcext:value-type="float">
            <text:p>0.307921</text:p>
          </table:table-cell>
          <table:table-cell office:value-type="float" office:value="0.293311" calcext:value-type="float">
            <text:p>0.293311</text:p>
          </table:table-cell>
          <table:table-cell office:value-type="float" office:value="0.279196" calcext:value-type="float">
            <text:p>0.279196</text:p>
          </table:table-cell>
          <table:table-cell office:value-type="float" office:value="0.265965" calcext:value-type="float">
            <text:p>0.265965</text:p>
          </table:table-cell>
          <table:table-cell office:value-type="float" office:value="0.254041" calcext:value-type="float">
            <text:p>0.254041</text:p>
          </table:table-cell>
          <table:table-cell office:value-type="float" office:value="0.243877" calcext:value-type="float">
            <text:p>0.243877</text:p>
          </table:table-cell>
          <table:table-cell office:value-type="float" office:value="0.235954" calcext:value-type="float">
            <text:p>0.235954</text:p>
          </table:table-cell>
          <table:table-cell office:value-type="float" office:value="0.230778" calcext:value-type="float">
            <text:p>0.230778</text:p>
          </table:table-cell>
          <table:table-cell office:value-type="float" office:value="0.228874" calcext:value-type="float">
            <text:p>0.228874</text:p>
          </table:table-cell>
        </table:table-row>
        <table:table-row table:style-name="ro1">
          <table:table-cell office:value-type="float" office:value="0.499178" calcext:value-type="float">
            <text:p>0.499178</text:p>
          </table:table-cell>
          <table:table-cell office:value-type="float" office:value="0.435306" calcext:value-type="float">
            <text:p>0.435306</text:p>
          </table:table-cell>
          <table:table-cell office:value-type="float" office:value="0.434322" calcext:value-type="float">
            <text:p>0.434322</text:p>
          </table:table-cell>
          <table:table-cell office:value-type="float" office:value="0.431384" calcext:value-type="float">
            <text:p>0.431384</text:p>
          </table:table-cell>
          <table:table-cell office:value-type="float" office:value="0.426538" calcext:value-type="float">
            <text:p>0.426538</text:p>
          </table:table-cell>
          <table:table-cell office:value-type="float" office:value="0.41986" calcext:value-type="float">
            <text:p>0.41986</text:p>
          </table:table-cell>
          <table:table-cell office:value-type="float" office:value="0.411457" calcext:value-type="float">
            <text:p>0.411457</text:p>
          </table:table-cell>
          <table:table-cell office:value-type="float" office:value="0.401462" calcext:value-type="float">
            <text:p>0.401462</text:p>
          </table:table-cell>
          <table:table-cell office:value-type="float" office:value="0.390041" calcext:value-type="float">
            <text:p>0.390041</text:p>
          </table:table-cell>
          <table:table-cell office:value-type="float" office:value="0.377385" calcext:value-type="float">
            <text:p>0.377385</text:p>
          </table:table-cell>
          <table:table-cell office:value-type="float" office:value="0.363715" calcext:value-type="float">
            <text:p>0.363715</text:p>
          </table:table-cell>
          <table:table-cell office:value-type="float" office:value="0.349279" calcext:value-type="float">
            <text:p>0.349279</text:p>
          </table:table-cell>
          <table:table-cell office:value-type="float" office:value="0.334356" calcext:value-type="float">
            <text:p>0.334356</text:p>
          </table:table-cell>
          <table:table-cell office:value-type="float" office:value="0.31925" calcext:value-type="float">
            <text:p>0.31925</text:p>
          </table:table-cell>
          <table:table-cell office:value-type="float" office:value="0.304301" calcext:value-type="float">
            <text:p>0.304301</text:p>
          </table:table-cell>
          <table:table-cell office:value-type="float" office:value="0.289875" calcext:value-type="float">
            <text:p>0.289875</text:p>
          </table:table-cell>
          <table:table-cell office:value-type="float" office:value="0.276371" calcext:value-type="float">
            <text:p>0.276371</text:p>
          </table:table-cell>
          <table:table-cell office:value-type="float" office:value="0.264217" calcext:value-type="float">
            <text:p>0.264217</text:p>
          </table:table-cell>
          <table:table-cell office:value-type="float" office:value="0.253873" calcext:value-type="float">
            <text:p>0.253873</text:p>
          </table:table-cell>
          <table:table-cell office:value-type="float" office:value="0.245821" calcext:value-type="float">
            <text:p>0.245821</text:p>
          </table:table-cell>
          <table:table-cell office:value-type="float" office:value="0.24057" calcext:value-type="float">
            <text:p>0.24057</text:p>
          </table:table-cell>
          <table:table-cell office:value-type="float" office:value="0.238642" calcext:value-type="float">
            <text:p>0.238642</text:p>
          </table:table-cell>
        </table:table-row>
        <table:table-row table:style-name="ro1">
          <table:table-cell office:value-type="float" office:value="0.527895" calcext:value-type="float">
            <text:p>0.527895</text:p>
          </table:table-cell>
          <table:table-cell office:value-type="float" office:value="0.4571" calcext:value-type="float">
            <text:p>0.4571</text:p>
          </table:table-cell>
          <table:table-cell office:value-type="float" office:value="0.456075" calcext:value-type="float">
            <text:p>0.456075</text:p>
          </table:table-cell>
          <table:table-cell office:value-type="float" office:value="0.453013" calcext:value-type="float">
            <text:p>0.453013</text:p>
          </table:table-cell>
          <table:table-cell office:value-type="float" office:value="0.447964" calcext:value-type="float">
            <text:p>0.447964</text:p>
          </table:table-cell>
          <table:table-cell office:value-type="float" office:value="0.441008" calcext:value-type="float">
            <text:p>0.441008</text:p>
          </table:table-cell>
          <table:table-cell office:value-type="float" office:value="0.432258" calcext:value-type="float">
            <text:p>0.432258</text:p>
          </table:table-cell>
          <table:table-cell office:value-type="float" office:value="0.421856" calcext:value-type="float">
            <text:p>0.421856</text:p>
          </table:table-cell>
          <table:table-cell office:value-type="float" office:value="0.409976" calcext:value-type="float">
            <text:p>0.409976</text:p>
          </table:table-cell>
          <table:table-cell office:value-type="float" office:value="0.396821" calcext:value-type="float">
            <text:p>0.396821</text:p>
          </table:table-cell>
          <table:table-cell office:value-type="float" office:value="0.382625" calcext:value-type="float">
            <text:p>0.382625</text:p>
          </table:table-cell>
          <table:table-cell office:value-type="float" office:value="0.367649" calcext:value-type="float">
            <text:p>0.367649</text:p>
          </table:table-cell>
          <table:table-cell office:value-type="float" office:value="0.352185" calcext:value-type="float">
            <text:p>0.352185</text:p>
          </table:table-cell>
          <table:table-cell office:value-type="float" office:value="0.336555" calcext:value-type="float">
            <text:p>0.336555</text:p>
          </table:table-cell>
          <table:table-cell office:value-type="float" office:value="0.32111" calcext:value-type="float">
            <text:p>0.32111</text:p>
          </table:table-cell>
          <table:table-cell office:value-type="float" office:value="0.306232" calcext:value-type="float">
            <text:p>0.306232</text:p>
          </table:table-cell>
          <table:table-cell office:value-type="float" office:value="0.292329" calcext:value-type="float">
            <text:p>0.292329</text:p>
          </table:table-cell>
          <table:table-cell office:value-type="float" office:value="0.279842" calcext:value-type="float">
            <text:p>0.279842</text:p>
          </table:table-cell>
          <table:table-cell office:value-type="float" office:value="0.269236" calcext:value-type="float">
            <text:p>0.269236</text:p>
          </table:table-cell>
          <table:table-cell office:value-type="float" office:value="0.260999" calcext:value-type="float">
            <text:p>0.260999</text:p>
          </table:table-cell>
          <table:table-cell office:value-type="float" office:value="0.255639" calcext:value-type="float">
            <text:p>0.255639</text:p>
          </table:table-cell>
          <table:table-cell office:value-type="float" office:value="0.253676" calcext:value-type="float">
            <text:p>0.253676</text:p>
          </table:table-cell>
        </table:table-row>
        <table:table-row table:style-name="ro1">
          <table:table-cell office:value-type="float" office:value="0.542543" calcext:value-type="float">
            <text:p>0.542543</text:p>
          </table:table-cell>
          <table:table-cell office:value-type="float" office:value="0.468108" calcext:value-type="float">
            <text:p>0.468108</text:p>
          </table:table-cell>
          <table:table-cell office:value-type="float" office:value="0.467062" calcext:value-type="float">
            <text:p>0.467062</text:p>
          </table:table-cell>
          <table:table-cell office:value-type="float" office:value="0.463939" calcext:value-type="float">
            <text:p>0.463939</text:p>
          </table:table-cell>
          <table:table-cell office:value-type="float" office:value="0.45879" calcext:value-type="float">
            <text:p>0.45879</text:p>
          </table:table-cell>
          <table:table-cell office:value-type="float" office:value="0.451697" calcext:value-type="float">
            <text:p>0.451697</text:p>
          </table:table-cell>
          <table:table-cell office:value-type="float" office:value="0.442775" calcext:value-type="float">
            <text:p>0.442775</text:p>
          </table:table-cell>
          <table:table-cell office:value-type="float" office:value="0.432172" calcext:value-type="float">
            <text:p>0.432172</text:p>
          </table:table-cell>
          <table:table-cell office:value-type="float" office:value="0.420067" calcext:value-type="float">
            <text:p>0.420067</text:p>
          </table:table-cell>
          <table:table-cell office:value-type="float" office:value="0.406667" calcext:value-type="float">
            <text:p>0.406667</text:p>
          </table:table-cell>
          <table:table-cell office:value-type="float" office:value="0.392212" calcext:value-type="float">
            <text:p>0.392212</text:p>
          </table:table-cell>
          <table:table-cell office:value-type="float" office:value="0.376972" calcext:value-type="float">
            <text:p>0.376972</text:p>
          </table:table-cell>
          <table:table-cell office:value-type="float" office:value="0.361244" calcext:value-type="float">
            <text:p>0.361244</text:p>
          </table:table-cell>
          <table:table-cell office:value-type="float" office:value="0.345358" calcext:value-type="float">
            <text:p>0.345358</text:p>
          </table:table-cell>
          <table:table-cell office:value-type="float" office:value="0.329671" calcext:value-type="float">
            <text:p>0.329671</text:p>
          </table:table-cell>
          <table:table-cell office:value-type="float" office:value="0.314572" calcext:value-type="float">
            <text:p>0.314572</text:p>
          </table:table-cell>
          <table:table-cell office:value-type="float" office:value="0.300476" calcext:value-type="float">
            <text:p>0.300476</text:p>
          </table:table-cell>
          <table:table-cell office:value-type="float" office:value="0.287827" calcext:value-type="float">
            <text:p>0.287827</text:p>
          </table:table-cell>
          <table:table-cell office:value-type="float" office:value="0.277094" calcext:value-type="float">
            <text:p>0.277094</text:p>
          </table:table-cell>
          <table:table-cell office:value-type="float" office:value="0.268767" calcext:value-type="float">
            <text:p>0.268767</text:p>
          </table:table-cell>
          <table:table-cell office:value-type="float" office:value="0.263354" calcext:value-type="float">
            <text:p>0.263354</text:p>
          </table:table-cell>
          <table:table-cell office:value-type="float" office:value="0.261374" calcext:value-type="float">
            <text:p>0.261374</text:p>
          </table:table-cell>
        </table:table-row>
        <table:table-row table:style-name="ro1">
          <table:table-cell office:value-type="float" office:value="0.571065" calcext:value-type="float">
            <text:p>0.571065</text:p>
          </table:table-cell>
          <table:table-cell office:value-type="float" office:value="0.489339" calcext:value-type="float">
            <text:p>0.489339</text:p>
          </table:table-cell>
          <table:table-cell office:value-type="float" office:value="0.488255" calcext:value-type="float">
            <text:p>0.488255</text:p>
          </table:table-cell>
          <table:table-cell office:value-type="float" office:value="0.485017" calcext:value-type="float">
            <text:p>0.485017</text:p>
          </table:table-cell>
          <table:table-cell office:value-type="float" office:value="0.479679" calcext:value-type="float">
            <text:p>0.479679</text:p>
          </table:table-cell>
          <table:table-cell office:value-type="float" office:value="0.472327" calcext:value-type="float">
            <text:p>0.472327</text:p>
          </table:table-cell>
          <table:table-cell office:value-type="float" office:value="0.463084" calcext:value-type="float">
            <text:p>0.463084</text:p>
          </table:table-cell>
          <table:table-cell office:value-type="float" office:value="0.452104" calcext:value-type="float">
            <text:p>0.452104</text:p>
          </table:table-cell>
          <table:table-cell office:value-type="float" office:value="0.439574" calcext:value-type="float">
            <text:p>0.439574</text:p>
          </table:table-cell>
          <table:table-cell office:value-type="float" office:value="0.425715" calcext:value-type="float">
            <text:p>0.425715</text:p>
          </table:table-cell>
          <table:table-cell office:value-type="float" office:value="0.410776" calcext:value-type="float">
            <text:p>0.410776</text:p>
          </table:table-cell>
          <table:table-cell office:value-type="float" office:value="0.39504" calcext:value-type="float">
            <text:p>0.39504</text:p>
          </table:table-cell>
          <table:table-cell office:value-type="float" office:value="0.378819" calcext:value-type="float">
            <text:p>0.378819</text:p>
          </table:table-cell>
          <table:table-cell office:value-type="float" office:value="0.362455" calcext:value-type="float">
            <text:p>0.362455</text:p>
          </table:table-cell>
          <table:table-cell office:value-type="float" office:value="0.346318" calcext:value-type="float">
            <text:p>0.346318</text:p>
          </table:table-cell>
          <table:table-cell office:value-type="float" office:value="0.330809" calcext:value-type="float">
            <text:p>0.330809</text:p>
          </table:table-cell>
          <table:table-cell office:value-type="float" office:value="0.316353" calcext:value-type="float">
            <text:p>0.316353</text:p>
          </table:table-cell>
          <table:table-cell office:value-type="float" office:value="0.303403" calcext:value-type="float">
            <text:p>0.303403</text:p>
          </table:table-cell>
          <table:table-cell office:value-type="float" office:value="0.292434" calcext:value-type="float">
            <text:p>0.292434</text:p>
          </table:table-cell>
          <table:table-cell office:value-type="float" office:value="0.28394" calcext:value-type="float">
            <text:p>0.28394</text:p>
          </table:table-cell>
          <table:table-cell office:value-type="float" office:value="0.278429" calcext:value-type="float">
            <text:p>0.278429</text:p>
          </table:table-cell>
          <table:table-cell office:value-type="float" office:value="0.276419" calcext:value-type="float">
            <text:p>0.276419</text:p>
          </table:table-cell>
        </table:table-row>
        <table:table-row table:style-name="ro1">
          <table:table-cell office:value-type="float" office:value="0.585242" calcext:value-type="float">
            <text:p>0.585242</text:p>
          </table:table-cell>
          <table:table-cell office:value-type="float" office:value="0.499796" calcext:value-type="float">
            <text:p>0.499796</text:p>
          </table:table-cell>
          <table:table-cell office:value-type="float" office:value="0.498693" calcext:value-type="float">
            <text:p>0.498693</text:p>
          </table:table-cell>
          <table:table-cell office:value-type="float" office:value="0.495399" calcext:value-type="float">
            <text:p>0.495399</text:p>
          </table:table-cell>
          <table:table-cell office:value-type="float" office:value="0.48997" calcext:value-type="float">
            <text:p>0.48997</text:p>
          </table:table-cell>
          <table:table-cell office:value-type="float" office:value="0.482495" calcext:value-type="float">
            <text:p>0.482495</text:p>
          </table:table-cell>
          <table:table-cell office:value-type="float" office:value="0.473097" calcext:value-type="float">
            <text:p>0.473097</text:p>
          </table:table-cell>
          <table:table-cell office:value-type="float" office:value="0.461936" calcext:value-type="float">
            <text:p>0.461936</text:p>
          </table:table-cell>
          <table:table-cell office:value-type="float" office:value="0.449203" calcext:value-type="float">
            <text:p>0.449203</text:p>
          </table:table-cell>
          <table:table-cell office:value-type="float" office:value="0.435123" calcext:value-type="float">
            <text:p>0.435123</text:p>
          </table:table-cell>
          <table:table-cell office:value-type="float" office:value="0.419953" calcext:value-type="float">
            <text:p>0.419953</text:p>
          </table:table-cell>
          <table:table-cell office:value-type="float" office:value="0.403981" calcext:value-type="float">
            <text:p>0.403981</text:p>
          </table:table-cell>
          <table:table-cell office:value-type="float" office:value="0.387525" calcext:value-type="float">
            <text:p>0.387525</text:p>
          </table:table-cell>
          <table:table-cell office:value-type="float" office:value="0.370932" calcext:value-type="float">
            <text:p>0.370932</text:p>
          </table:table-cell>
          <table:table-cell office:value-type="float" office:value="0.354582" calcext:value-type="float">
            <text:p>0.354582</text:p>
          </table:table-cell>
          <table:table-cell office:value-type="float" office:value="0.338877" calcext:value-type="float">
            <text:p>0.338877</text:p>
          </table:table-cell>
          <table:table-cell office:value-type="float" office:value="0.324251" calcext:value-type="float">
            <text:p>0.324251</text:p>
          </table:table-cell>
          <table:table-cell office:value-type="float" office:value="0.311159" calcext:value-type="float">
            <text:p>0.311159</text:p>
          </table:table-cell>
          <table:table-cell office:value-type="float" office:value="0.300078" calcext:value-type="float">
            <text:p>0.300078</text:p>
          </table:table-cell>
          <table:table-cell office:value-type="float" office:value="0.291505" calcext:value-type="float">
            <text:p>0.291505</text:p>
          </table:table-cell>
          <table:table-cell office:value-type="float" office:value="0.285948" calcext:value-type="float">
            <text:p>0.285948</text:p>
          </table:table-cell>
          <table:table-cell office:value-type="float" office:value="0.283923" calcext:value-type="float">
            <text:p>0.283923</text:p>
          </table:table-cell>
        </table:table-row>
        <table:table-row table:style-name="ro1">
          <table:table-cell office:value-type="float" office:value="0.609016" calcext:value-type="float">
            <text:p>0.609016</text:p>
          </table:table-cell>
          <table:table-cell office:value-type="float" office:value="0.51719" calcext:value-type="float">
            <text:p>0.51719</text:p>
          </table:table-cell>
          <table:table-cell office:value-type="float" office:value="0.516057" calcext:value-type="float">
            <text:p>0.516057</text:p>
          </table:table-cell>
          <table:table-cell office:value-type="float" office:value="0.512674" calcext:value-type="float">
            <text:p>0.512674</text:p>
          </table:table-cell>
          <table:table-cell office:value-type="float" office:value="0.507097" calcext:value-type="float">
            <text:p>0.507097</text:p>
          </table:table-cell>
          <table:table-cell office:value-type="float" office:value="0.499419" calcext:value-type="float">
            <text:p>0.499419</text:p>
          </table:table-cell>
          <table:table-cell office:value-type="float" office:value="0.48977" calcext:value-type="float">
            <text:p>0.48977</text:p>
          </table:table-cell>
          <table:table-cell office:value-type="float" office:value="0.478315" calcext:value-type="float">
            <text:p>0.478315</text:p>
          </table:table-cell>
          <table:table-cell office:value-type="float" office:value="0.465252" calcext:value-type="float">
            <text:p>0.465252</text:p>
          </table:table-cell>
          <table:table-cell office:value-type="float" office:value="0.450816" calcext:value-type="float">
            <text:p>0.450816</text:p>
          </table:table-cell>
          <table:table-cell office:value-type="float" office:value="0.435271" calcext:value-type="float">
            <text:p>0.435271</text:p>
          </table:table-cell>
          <table:table-cell office:value-type="float" office:value="0.418917" calcext:value-type="float">
            <text:p>0.418917</text:p>
          </table:table-cell>
          <table:table-cell office:value-type="float" office:value="0.40208" calcext:value-type="float">
            <text:p>0.40208</text:p>
          </table:table-cell>
          <table:table-cell office:value-type="float" office:value="0.38512" calcext:value-type="float">
            <text:p>0.38512</text:p>
          </table:table-cell>
          <table:table-cell office:value-type="float" office:value="0.368424" calcext:value-type="float">
            <text:p>0.368424</text:p>
          </table:table-cell>
          <table:table-cell office:value-type="float" office:value="0.352405" calcext:value-type="float">
            <text:p>0.352405</text:p>
          </table:table-cell>
          <table:table-cell office:value-type="float" office:value="0.337504" calcext:value-type="float">
            <text:p>0.337504</text:p>
          </table:table-cell>
          <table:table-cell office:value-type="float" office:value="0.324183" calcext:value-type="float">
            <text:p>0.324183</text:p>
          </table:table-cell>
          <table:table-cell office:value-type="float" office:value="0.312923" calcext:value-type="float">
            <text:p>0.312923</text:p>
          </table:table-cell>
          <table:table-cell office:value-type="float" office:value="0.304222" calcext:value-type="float">
            <text:p>0.304222</text:p>
          </table:table-cell>
          <table:table-cell office:value-type="float" office:value="0.298591" calcext:value-type="float">
            <text:p>0.298591</text:p>
          </table:table-cell>
          <table:table-cell office:value-type="float" office:value="0.296543" calcext:value-type="float">
            <text:p>0.296543</text:p>
          </table:table-cell>
        </table:table-row>
        <table:table-row table:style-name="ro1">
          <table:table-cell office:value-type="float" office:value="0.627197" calcext:value-type="float">
            <text:p>0.627197</text:p>
          </table:table-cell>
          <table:table-cell office:value-type="float" office:value="0.530378" calcext:value-type="float">
            <text:p>0.530378</text:p>
          </table:table-cell>
          <table:table-cell office:value-type="float" office:value="0.529223" calcext:value-type="float">
            <text:p>0.529223</text:p>
          </table:table-cell>
          <table:table-cell office:value-type="float" office:value="0.525773" calcext:value-type="float">
            <text:p>0.525773</text:p>
          </table:table-cell>
          <table:table-cell office:value-type="float" office:value="0.520086" calcext:value-type="float">
            <text:p>0.520086</text:p>
          </table:table-cell>
          <table:table-cell office:value-type="float" office:value="0.51226" calcext:value-type="float">
            <text:p>0.51226</text:p>
          </table:table-cell>
          <table:table-cell office:value-type="float" office:value="0.502425" calcext:value-type="float">
            <text:p>0.502425</text:p>
          </table:table-cell>
          <table:table-cell office:value-type="float" office:value="0.490753" calcext:value-type="float">
            <text:p>0.490753</text:p>
          </table:table-cell>
          <table:table-cell office:value-type="float" office:value="0.477447" calcext:value-type="float">
            <text:p>0.477447</text:p>
          </table:table-cell>
          <table:table-cell office:value-type="float" office:value="0.462748" calcext:value-type="float">
            <text:p>0.462748</text:p>
          </table:table-cell>
          <table:table-cell office:value-type="float" office:value="0.446928" calcext:value-type="float">
            <text:p>0.446928</text:p>
          </table:table-cell>
          <table:table-cell office:value-type="float" office:value="0.430292" calcext:value-type="float">
            <text:p>0.430292</text:p>
          </table:table-cell>
          <table:table-cell office:value-type="float" office:value="0.413176" calcext:value-type="float">
            <text:p>0.413176</text:p>
          </table:table-cell>
          <table:table-cell office:value-type="float" office:value="0.395947" calcext:value-type="float">
            <text:p>0.395947</text:p>
          </table:table-cell>
          <table:table-cell office:value-type="float" office:value="0.378997" calcext:value-type="float">
            <text:p>0.378997</text:p>
          </table:table-cell>
          <table:table-cell office:value-type="float" office:value="0.362749" calcext:value-type="float">
            <text:p>0.362749</text:p>
          </table:table-cell>
          <table:table-cell office:value-type="float" office:value="0.347647" calcext:value-type="float">
            <text:p>0.347647</text:p>
          </table:table-cell>
          <table:table-cell office:value-type="float" office:value="0.334158" calcext:value-type="float">
            <text:p>0.334158</text:p>
          </table:table-cell>
          <table:table-cell office:value-type="float" office:value="0.322767" calcext:value-type="float">
            <text:p>0.322767</text:p>
          </table:table-cell>
          <table:table-cell office:value-type="float" office:value="0.313974" calcext:value-type="float">
            <text:p>0.313974</text:p>
          </table:table-cell>
          <table:table-cell office:value-type="float" office:value="0.308288" calcext:value-type="float">
            <text:p>0.308288</text:p>
          </table:table-cell>
          <table:table-cell office:value-type="float" office:value="0.306223" calcext:value-type="float">
            <text:p>0.306223</text:p>
          </table:table-cell>
        </table:table-row>
        <table:table-row table:style-name="ro1">
          <table:table-cell office:value-type="float" office:value="0.654134" calcext:value-type="float">
            <text:p>0.654134</text:p>
          </table:table-cell>
          <table:table-cell office:value-type="float" office:value="0.549742" calcext:value-type="float">
            <text:p>0.549742</text:p>
          </table:table-cell>
          <table:table-cell office:value-type="float" office:value="0.548555" calcext:value-type="float">
            <text:p>0.548555</text:p>
          </table:table-cell>
          <table:table-cell office:value-type="float" office:value="0.545009" calcext:value-type="float">
            <text:p>0.545009</text:p>
          </table:table-cell>
          <table:table-cell office:value-type="float" office:value="0.539167" calcext:value-type="float">
            <text:p>0.539167</text:p>
          </table:table-cell>
          <table:table-cell office:value-type="float" office:value="0.531127" calcext:value-type="float">
            <text:p>0.531127</text:p>
          </table:table-cell>
          <table:table-cell office:value-type="float" office:value="0.521029" calcext:value-type="float">
            <text:p>0.521029</text:p>
          </table:table-cell>
          <table:table-cell office:value-type="float" office:value="0.509047" calcext:value-type="float">
            <text:p>0.509047</text:p>
          </table:table-cell>
          <table:table-cell office:value-type="float" office:value="0.495396" calcext:value-type="float">
            <text:p>0.495396</text:p>
          </table:table-cell>
          <table:table-cell office:value-type="float" office:value="0.480322" calcext:value-type="float">
            <text:p>0.480322</text:p>
          </table:table-cell>
          <table:table-cell office:value-type="float" office:value="0.464111" calcext:value-type="float">
            <text:p>0.464111</text:p>
          </table:table-cell>
          <table:table-cell office:value-type="float" office:value="0.447076" calcext:value-type="float">
            <text:p>0.447076</text:p>
          </table:table-cell>
          <table:table-cell office:value-type="float" office:value="0.429564" calcext:value-type="float">
            <text:p>0.429564</text:p>
          </table:table-cell>
          <table:table-cell office:value-type="float" office:value="0.411953" calcext:value-type="float">
            <text:p>0.411953</text:p>
          </table:table-cell>
          <table:table-cell office:value-type="float" office:value="0.394645" calcext:value-type="float">
            <text:p>0.394645</text:p>
          </table:table-cell>
          <table:table-cell office:value-type="float" office:value="0.378072" calcext:value-type="float">
            <text:p>0.378072</text:p>
          </table:table-cell>
          <table:table-cell office:value-type="float" office:value="0.362686" calcext:value-type="float">
            <text:p>0.362686</text:p>
          </table:table-cell>
          <table:table-cell office:value-type="float" office:value="0.348961" calcext:value-type="float">
            <text:p>0.348961</text:p>
          </table:table-cell>
          <table:table-cell office:value-type="float" office:value="0.337385" calcext:value-type="float">
            <text:p>0.337385</text:p>
          </table:table-cell>
          <table:table-cell office:value-type="float" office:value="0.328462" calcext:value-type="float">
            <text:p>0.328462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32061" calcext:value-type="float">
            <text:p>0.32061</text:p>
          </table:table-cell>
        </table:table-row>
        <table:table-row table:style-name="ro1">
          <table:table-cell office:value-type="float" office:value="0.669467" calcext:value-type="float">
            <text:p>0.669467</text:p>
          </table:table-cell>
          <table:table-cell office:value-type="float" office:value="0.560673" calcext:value-type="float">
            <text:p>0.560673</text:p>
          </table:table-cell>
          <table:table-cell office:value-type="float" office:value="0.559468" calcext:value-type="float">
            <text:p>0.559468</text:p>
          </table:table-cell>
          <table:table-cell office:value-type="float" office:value="0.55587" calcext:value-type="float">
            <text:p>0.55587</text:p>
          </table:table-cell>
          <table:table-cell office:value-type="float" office:value="0.549942" calcext:value-type="float">
            <text:p>0.549942</text:p>
          </table:table-cell>
          <table:table-cell office:value-type="float" office:value="0.541786" calcext:value-type="float">
            <text:p>0.541786</text:p>
          </table:table-cell>
          <table:table-cell office:value-type="float" office:value="0.531542" calcext:value-type="float">
            <text:p>0.531542</text:p>
          </table:table-cell>
          <table:table-cell office:value-type="float" office:value="0.519391" calcext:value-type="float">
            <text:p>0.519391</text:p>
          </table:table-cell>
          <table:table-cell office:value-type="float" office:value="0.50555" calcext:value-type="float">
            <text:p>0.50555</text:p>
          </table:table-cell>
          <table:table-cell office:value-type="float" office:value="0.490272" calcext:value-type="float">
            <text:p>0.490272</text:p>
          </table:table-cell>
          <table:table-cell office:value-type="float" office:value="0.473846" calcext:value-type="float">
            <text:p>0.473846</text:p>
          </table:table-cell>
          <table:table-cell office:value-type="float" office:value="0.456593" calcext:value-type="float">
            <text:p>0.456593</text:p>
          </table:table-cell>
          <table:table-cell office:value-type="float" office:value="0.438865" calcext:value-type="float">
            <text:p>0.438865</text:p>
          </table:table-cell>
          <table:table-cell office:value-type="float" office:value="0.421045" calcext:value-type="float">
            <text:p>0.421045</text:p>
          </table:table-cell>
          <table:table-cell office:value-type="float" office:value="0.403543" calcext:value-type="float">
            <text:p>0.403543</text:p>
          </table:table-cell>
          <table:table-cell office:value-type="float" office:value="0.386793" calcext:value-type="float">
            <text:p>0.386793</text:p>
          </table:table-cell>
          <table:table-cell office:value-type="float" office:value="0.371253" calcext:value-type="float">
            <text:p>0.371253</text:p>
          </table:table-cell>
          <table:table-cell office:value-type="float" office:value="0.357399" calcext:value-type="float">
            <text:p>0.357399</text:p>
          </table:table-cell>
          <table:table-cell office:value-type="float" office:value="0.345723" calcext:value-type="float">
            <text:p>0.345723</text:p>
          </table:table-cell>
          <table:table-cell office:value-type="float" office:value="0.336728" calcext:value-type="float">
            <text:p>0.336728</text:p>
          </table:table-cell>
          <table:table-cell office:value-type="float" office:value="0.330925" calcext:value-type="float">
            <text:p>0.330925</text:p>
          </table:table-cell>
          <table:table-cell office:value-type="float" office:value="0.328822" calcext:value-type="float">
            <text:p>0.328822</text:p>
          </table:table-cell>
        </table:table-row>
        <table:table-row table:style-name="ro1">
          <table:table-cell office:value-type="float" office:value="0.696357" calcext:value-type="float">
            <text:p>0.696357</text:p>
          </table:table-cell>
          <table:table-cell office:value-type="float" office:value="0.57969" calcext:value-type="float">
            <text:p>0.57969</text:p>
          </table:table-cell>
          <table:table-cell office:value-type="float" office:value="0.578456" calcext:value-type="float">
            <text:p>0.578456</text:p>
          </table:table-cell>
          <table:table-cell office:value-type="float" office:value="0.57477" calcext:value-type="float">
            <text:p>0.57477</text:p>
          </table:table-cell>
          <table:table-cell office:value-type="float" office:value="0.568697" calcext:value-type="float">
            <text:p>0.568697</text:p>
          </table:table-cell>
          <table:table-cell office:value-type="float" office:value="0.560343" calcext:value-type="float">
            <text:p>0.560343</text:p>
          </table:table-cell>
          <table:table-cell office:value-type="float" office:value="0.549854" calcext:value-type="float">
            <text:p>0.549854</text:p>
          </table:table-cell>
          <table:table-cell office:value-type="float" office:value="0.537416" calcext:value-type="float">
            <text:p>0.537416</text:p>
          </table:table-cell>
          <table:table-cell office:value-type="float" office:value="0.523255" calcext:value-type="float">
            <text:p>0.523255</text:p>
          </table:table-cell>
          <table:table-cell office:value-type="float" office:value="0.507632" calcext:value-type="float">
            <text:p>0.507632</text:p>
          </table:table-cell>
          <table:table-cell office:value-type="float" office:value="0.490845" calcext:value-type="float">
            <text:p>0.490845</text:p>
          </table:table-cell>
          <table:table-cell office:value-type="float" office:value="0.473224" calcext:value-type="float">
            <text:p>0.473224</text:p>
          </table:table-cell>
          <table:table-cell office:value-type="float" office:value="0.455133" calcext:value-type="float">
            <text:p>0.455133</text:p>
          </table:table-cell>
          <table:table-cell office:value-type="float" office:value="0.436963" calcext:value-type="float">
            <text:p>0.436963</text:p>
          </table:table-cell>
          <table:table-cell office:value-type="float" office:value="0.419133" calcext:value-type="float">
            <text:p>0.419133</text:p>
          </table:table-cell>
          <table:table-cell office:value-type="float" office:value="0.402086" calcext:value-type="float">
            <text:p>0.402086</text:p>
          </table:table-cell>
          <table:table-cell office:value-type="float" office:value="0.386286" calcext:value-type="float">
            <text:p>0.386286</text:p>
          </table:table-cell>
          <table:table-cell office:value-type="float" office:value="0.372217" calcext:value-type="float">
            <text:p>0.372217</text:p>
          </table:table-cell>
          <table:table-cell office:value-type="float" office:value="0.360373" calcext:value-type="float">
            <text:p>0.360373</text:p>
          </table:table-cell>
          <table:table-cell office:value-type="float" office:value="0.351259" calcext:value-type="float">
            <text:p>0.351259</text:p>
          </table:table-cell>
          <table:table-cell office:value-type="float" office:value="0.345386" calcext:value-type="float">
            <text:p>0.345386</text:p>
          </table:table-cell>
          <table:table-cell office:value-type="float" office:value="0.343261" calcext:value-type="float">
            <text:p>0.343261</text:p>
          </table:table-cell>
        </table:table-row>
        <table:table-row table:style-name="ro1">
          <table:table-cell office:value-type="float" office:value="0.711085" calcext:value-type="float">
            <text:p>0.711085</text:p>
          </table:table-cell>
          <table:table-cell office:value-type="float" office:value="0.590027" calcext:value-type="float">
            <text:p>0.590027</text:p>
          </table:table-cell>
          <table:table-cell office:value-type="float" office:value="0.588776" calcext:value-type="float">
            <text:p>0.588776</text:p>
          </table:table-cell>
          <table:table-cell office:value-type="float" office:value="0.585044" calcext:value-type="float">
            <text:p>0.585044</text:p>
          </table:table-cell>
          <table:table-cell office:value-type="float" office:value="0.578894" calcext:value-type="float">
            <text:p>0.578894</text:p>
          </table:table-cell>
          <table:table-cell office:value-type="float" office:value="0.570436" calcext:value-type="float">
            <text:p>0.570436</text:p>
          </table:table-cell>
          <table:table-cell office:value-type="float" office:value="0.559817" calcext:value-type="float">
            <text:p>0.559817</text:p>
          </table:table-cell>
          <table:table-cell office:value-type="float" office:value="0.547229" calcext:value-type="float">
            <text:p>0.547229</text:p>
          </table:table-cell>
          <table:table-cell office:value-type="float" office:value="0.532899" calcext:value-type="float">
            <text:p>0.532899</text:p>
          </table:table-cell>
          <table:table-cell office:value-type="float" office:value="0.517094" calcext:value-type="float">
            <text:p>0.517094</text:p>
          </table:table-cell>
          <table:table-cell office:value-type="float" office:value="0.500116" calcext:value-type="float">
            <text:p>0.500116</text:p>
          </table:table-cell>
          <table:table-cell office:value-type="float" office:value="0.482303" calcext:value-type="float">
            <text:p>0.482303</text:p>
          </table:table-cell>
          <table:table-cell office:value-type="float" office:value="0.46402" calcext:value-type="float">
            <text:p>0.46402</text:p>
          </table:table-cell>
          <table:table-cell office:value-type="float" office:value="0.445666" calcext:value-type="float">
            <text:p>0.445666</text:p>
          </table:table-cell>
          <table:table-cell office:value-type="float" office:value="0.427664" calcext:value-type="float">
            <text:p>0.427664</text:p>
          </table:table-cell>
          <table:table-cell office:value-type="float" office:value="0.410461" calcext:value-type="float">
            <text:p>0.410461</text:p>
          </table:table-cell>
          <table:table-cell office:value-type="float" office:value="0.394526" calcext:value-type="float">
            <text:p>0.394526</text:p>
          </table:table-cell>
          <table:table-cell office:value-type="float" office:value="0.380344" calcext:value-type="float">
            <text:p>0.380344</text:p>
          </table:table-cell>
          <table:table-cell office:value-type="float" office:value="0.368411" calcext:value-type="float">
            <text:p>0.368411</text:p>
          </table:table-cell>
          <table:table-cell office:value-type="float" office:value="0.359236" calcext:value-type="float">
            <text:p>0.359236</text:p>
          </table:table-cell>
          <table:table-cell office:value-type="float" office:value="0.353326" calcext:value-type="float">
            <text:p>0.353326</text:p>
          </table:table-cell>
          <table:table-cell office:value-type="float" office:value="0.35119" calcext:value-type="float">
            <text:p>0.35119</text:p>
          </table:table-cell>
        </table:table-row>
        <table:table-row table:style-name="ro1">
          <table:table-cell office:value-type="float" office:value="0.73534" calcext:value-type="float">
            <text:p>0.73534</text:p>
          </table:table-cell>
          <table:table-cell office:value-type="float" office:value="0.606931" calcext:value-type="float">
            <text:p>0.606931</text:p>
          </table:table-cell>
          <table:table-cell office:value-type="float" office:value="0.605655" calcext:value-type="float">
            <text:p>0.605655</text:p>
          </table:table-cell>
          <table:table-cell office:value-type="float" office:value="0.601848" calcext:value-type="float">
            <text:p>0.601848</text:p>
          </table:table-cell>
          <table:table-cell office:value-type="float" office:value="0.595577" calcext:value-type="float">
            <text:p>0.595577</text:p>
          </table:table-cell>
          <table:table-cell office:value-type="float" office:value="0.586952" calcext:value-type="float">
            <text:p>0.586952</text:p>
          </table:table-cell>
          <table:table-cell office:value-type="float" office:value="0.576128" calcext:value-type="float">
            <text:p>0.576128</text:p>
          </table:table-cell>
          <table:table-cell office:value-type="float" office:value="0.563299" calcext:value-type="float">
            <text:p>0.563299</text:p>
          </table:table-cell>
          <table:table-cell office:value-type="float" office:value="0.548701" calcext:value-type="float">
            <text:p>0.548701</text:p>
          </table:table-cell>
          <table:table-cell office:value-type="float" office:value="0.532607" calcext:value-type="float">
            <text:p>0.532607</text:p>
          </table:table-cell>
          <table:table-cell office:value-type="float" office:value="0.515328" calcext:value-type="float">
            <text:p>0.515328</text:p>
          </table:table-cell>
          <table:table-cell office:value-type="float" office:value="0.497208" calcext:value-type="float">
            <text:p>0.497208</text:p>
          </table:table-cell>
          <table:table-cell office:value-type="float" office:value="0.478622" calcext:value-type="float">
            <text:p>0.478622</text:p>
          </table:table-cell>
          <table:table-cell office:value-type="float" office:value="0.459977" calcext:value-type="float">
            <text:p>0.459977</text:p>
          </table:table-cell>
          <table:table-cell office:value-type="float" office:value="0.441702" calcext:value-type="float">
            <text:p>0.441702</text:p>
          </table:table-cell>
          <table:table-cell office:value-type="float" office:value="0.424253" calcext:value-type="float">
            <text:p>0.424253</text:p>
          </table:table-cell>
          <table:table-cell office:value-type="float" office:value="0.408104" calcext:value-type="float">
            <text:p>0.408104</text:p>
          </table:table-cell>
          <table:table-cell office:value-type="float" office:value="0.393742" calcext:value-type="float">
            <text:p>0.393742</text:p>
          </table:table-cell>
          <table:table-cell office:value-type="float" office:value="0.381671" calcext:value-type="float">
            <text:p>0.381671</text:p>
          </table:table-cell>
          <table:table-cell office:value-type="float" office:value="0.372397" calcext:value-type="float">
            <text:p>0.372397</text:p>
          </table:table-cell>
          <table:table-cell office:value-type="float" office:value="0.36643" calcext:value-type="float">
            <text:p>0.36643</text:p>
          </table:table-cell>
          <table:table-cell office:value-type="float" office:value="0.364276" calcext:value-type="float">
            <text:p>0.364276</text:p>
          </table:table-cell>
        </table:table-row>
        <table:table-row table:style-name="ro1">
          <table:table-cell office:value-type="float" office:value="0.752929" calcext:value-type="float">
            <text:p>0.752929</text:p>
          </table:table-cell>
          <table:table-cell office:value-type="float" office:value="0.619099" calcext:value-type="float">
            <text:p>0.619099</text:p>
          </table:table-cell>
          <table:table-cell office:value-type="float" office:value="0.617806" calcext:value-type="float">
            <text:p>0.617806</text:p>
          </table:table-cell>
          <table:table-cell office:value-type="float" office:value="0.613947" calcext:value-type="float">
            <text:p>0.613947</text:p>
          </table:table-cell>
          <table:table-cell office:value-type="float" office:value="0.607591" calcext:value-type="float">
            <text:p>0.607591</text:p>
          </table:table-cell>
          <table:table-cell office:value-type="float" office:value="0.59885" calcext:value-type="float">
            <text:p>0.59885</text:p>
          </table:table-cell>
          <table:table-cell office:value-type="float" office:value="0.587882" calcext:value-type="float">
            <text:p>0.587882</text:p>
          </table:table-cell>
          <table:table-cell office:value-type="float" office:value="0.574885" calcext:value-type="float">
            <text:p>0.574885</text:p>
          </table:table-cell>
          <table:table-cell office:value-type="float" office:value="0.5601" calcext:value-type="float">
            <text:p>0.5601</text:p>
          </table:table-cell>
          <table:table-cell office:value-type="float" office:value="0.543805" calcext:value-type="float">
            <text:p>0.543805</text:p>
          </table:table-cell>
          <table:table-cell office:value-type="float" office:value="0.526316" calcext:value-type="float">
            <text:p>0.526316</text:p>
          </table:table-cell>
          <table:table-cell office:value-type="float" office:value="0.507982" calcext:value-type="float">
            <text:p>0.507982</text:p>
          </table:table-cell>
          <table:table-cell office:value-type="float" office:value="0.489186" calcext:value-type="float">
            <text:p>0.489186</text:p>
          </table:table-cell>
          <table:table-cell office:value-type="float" office:value="0.470338" calcext:value-type="float">
            <text:p>0.470338</text:p>
          </table:table-cell>
          <table:table-cell office:value-type="float" office:value="0.451874" calcext:value-type="float">
            <text:p>0.451874</text:p>
          </table:table-cell>
          <table:table-cell office:value-type="float" office:value="0.434254" calcext:value-type="float">
            <text:p>0.434254</text:p>
          </table:table-cell>
          <table:table-cell office:value-type="float" office:value="0.417955" calcext:value-type="float">
            <text:p>0.417955</text:p>
          </table:table-cell>
          <table:table-cell office:value-type="float" office:value="0.403471" calcext:value-type="float">
            <text:p>0.403471</text:p>
          </table:table-cell>
          <table:table-cell office:value-type="float" office:value="0.391303" calcext:value-type="float">
            <text:p>0.391303</text:p>
          </table:table-cell>
          <table:table-cell office:value-type="float" office:value="0.381961" calcext:value-type="float">
            <text:p>0.381961</text:p>
          </table:table-cell>
          <table:table-cell office:value-type="float" office:value="0.375954" calcext:value-type="float">
            <text:p>0.375954</text:p>
          </table:table-cell>
          <table:table-cell office:value-type="float" office:value="0.373787" calcext:value-type="float">
            <text:p>0.373787</text:p>
          </table:table-cell>
        </table:table-row>
        <table:table-row table:style-name="ro1">
          <table:table-cell office:value-type="float" office:value="0.78048" calcext:value-type="float">
            <text:p>0.78048</text:p>
          </table:table-cell>
          <table:table-cell office:value-type="float" office:value="0.638014" calcext:value-type="float">
            <text:p>0.638014</text:p>
          </table:table-cell>
          <table:table-cell office:value-type="float" office:value="0.636695" calcext:value-type="float">
            <text:p>0.636695</text:p>
          </table:table-cell>
          <table:table-cell office:value-type="float" office:value="0.632758" calcext:value-type="float">
            <text:p>0.632758</text:p>
          </table:table-cell>
          <table:table-cell office:value-type="float" office:value="0.626274" calcext:value-type="float">
            <text:p>0.626274</text:p>
          </table:table-cell>
          <table:table-cell office:value-type="float" office:value="0.617359" calcext:value-type="float">
            <text:p>0.617359</text:p>
          </table:table-cell>
          <table:table-cell office:value-type="float" office:value="0.606174" calcext:value-type="float">
            <text:p>0.606174</text:p>
          </table:table-cell>
          <table:table-cell office:value-type="float" office:value="0.592926" calcext:value-type="float">
            <text:p>0.592926</text:p>
          </table:table-cell>
          <table:table-cell office:value-type="float" office:value="0.577859" calcext:value-type="float">
            <text:p>0.577859</text:p>
          </table:table-cell>
          <table:table-cell office:value-type="float" office:value="0.561262" calcext:value-type="float">
            <text:p>0.561262</text:p>
          </table:table-cell>
          <table:table-cell office:value-type="float" office:value="0.543457" calcext:value-type="float">
            <text:p>0.543457</text:p>
          </table:table-cell>
          <table:table-cell office:value-type="float" office:value="0.524804" calcext:value-type="float">
            <text:p>0.524804</text:p>
          </table:table-cell>
          <table:table-cell office:value-type="float" office:value="0.505692" calcext:value-type="float">
            <text:p>0.505692</text:p>
          </table:table-cell>
          <table:table-cell office:value-type="float" office:value="0.486541" calcext:value-type="float">
            <text:p>0.486541</text:p>
          </table:table-cell>
          <table:table-cell office:value-type="float" office:value="0.467794" calcext:value-type="float">
            <text:p>0.467794</text:p>
          </table:table-cell>
          <table:table-cell office:value-type="float" office:value="0.449918" calcext:value-type="float">
            <text:p>0.449918</text:p>
          </table:table-cell>
          <table:table-cell office:value-type="float" office:value="0.433397" calcext:value-type="float">
            <text:p>0.433397</text:p>
          </table:table-cell>
          <table:table-cell office:value-type="float" office:value="0.418727" calcext:value-type="float">
            <text:p>0.418727</text:p>
          </table:table-cell>
          <table:table-cell office:value-type="float" office:value="0.406415" calcext:value-type="float">
            <text:p>0.406415</text:p>
          </table:table-cell>
          <table:table-cell office:value-type="float" office:value="0.396971" calcext:value-type="float">
            <text:p>0.396971</text:p>
          </table:table-cell>
          <table:table-cell office:value-type="float" office:value="0.390905" calcext:value-type="float">
            <text:p>0.390905</text:p>
          </table:table-cell>
          <table:table-cell office:value-type="float" office:value="0.388719" calcext:value-type="float">
            <text:p>0.388719</text:p>
          </table:table-cell>
        </table:table-row>
        <table:table-row table:style-name="ro1">
          <table:table-cell office:value-type="float" office:value="0.796056" calcext:value-type="float">
            <text:p>0.796056</text:p>
          </table:table-cell>
          <table:table-cell office:value-type="float" office:value="0.648633" calcext:value-type="float">
            <text:p>0.648633</text:p>
          </table:table-cell>
          <table:table-cell office:value-type="float" office:value="0.6473" calcext:value-type="float">
            <text:p>0.6473</text:p>
          </table:table-cell>
          <table:table-cell office:value-type="float" office:value="0.643319" calcext:value-type="float">
            <text:p>0.643319</text:p>
          </table:table-cell>
          <table:table-cell office:value-type="float" office:value="0.636765" calcext:value-type="float">
            <text:p>0.636765</text:p>
          </table:table-cell>
          <table:table-cell office:value-type="float" office:value="0.627756" calcext:value-type="float">
            <text:p>0.627756</text:p>
          </table:table-cell>
          <table:table-cell office:value-type="float" office:value="0.616454" calcext:value-type="float">
            <text:p>0.616454</text:p>
          </table:table-cell>
          <table:table-cell office:value-type="float" office:value="0.603068" calcext:value-type="float">
            <text:p>0.603068</text:p>
          </table:table-cell>
          <table:table-cell office:value-type="float" office:value="0.58785" calcext:value-type="float">
            <text:p>0.58785</text:p>
          </table:table-cell>
          <table:table-cell office:value-type="float" office:value="0.571088" calcext:value-type="float">
            <text:p>0.571088</text:p>
          </table:table-cell>
          <table:table-cell office:value-type="float" office:value="0.553113" calcext:value-type="float">
            <text:p>0.553113</text:p>
          </table:table-cell>
          <table:table-cell office:value-type="float" office:value="0.534286" calcext:value-type="float">
            <text:p>0.534286</text:p>
          </table:table-cell>
          <table:table-cell office:value-type="float" office:value="0.515003" calcext:value-type="float">
            <text:p>0.515003</text:p>
          </table:table-cell>
          <table:table-cell office:value-type="float" office:value="0.495687" calcext:value-type="float">
            <text:p>0.495687</text:p>
          </table:table-cell>
          <table:table-cell office:value-type="float" office:value="0.476788" calcext:value-type="float">
            <text:p>0.476788</text:p>
          </table:table-cell>
          <table:table-cell office:value-type="float" office:value="0.458773" calcext:value-type="float">
            <text:p>0.458773</text:p>
          </table:table-cell>
          <table:table-cell office:value-type="float" office:value="0.442131" calcext:value-type="float">
            <text:p>0.442131</text:p>
          </table:table-cell>
          <table:table-cell office:value-type="float" office:value="0.427362" calcext:value-type="float">
            <text:p>0.427362</text:p>
          </table:table-cell>
          <table:table-cell office:value-type="float" office:value="0.414972" calcext:value-type="float">
            <text:p>0.414972</text:p>
          </table:table-cell>
          <table:table-cell office:value-type="float" office:value="0.405473" calcext:value-type="float">
            <text:p>0.405473</text:p>
          </table:table-cell>
          <table:table-cell office:value-type="float" office:value="0.399375" calcext:value-type="float">
            <text:p>0.399375</text:p>
          </table:table-cell>
          <table:table-cell office:value-type="float" office:value="0.397179" calcext:value-type="float">
            <text:p>0.397179</text:p>
          </table:table-cell>
        </table:table-row>
        <table:table-row table:style-name="ro1">
          <table:table-cell office:value-type="float" office:value="0.823353" calcext:value-type="float">
            <text:p>0.823353</text:p>
          </table:table-cell>
          <table:table-cell office:value-type="float" office:value="0.667115" calcext:value-type="float">
            <text:p>0.667115</text:p>
          </table:table-cell>
          <table:table-cell office:value-type="float" office:value="0.665758" calcext:value-type="float">
            <text:p>0.665758</text:p>
          </table:table-cell>
          <table:table-cell office:value-type="float" office:value="0.661706" calcext:value-type="float">
            <text:p>0.661706</text:p>
          </table:table-cell>
          <table:table-cell office:value-type="float" office:value="0.655035" calcext:value-type="float">
            <text:p>0.655035</text:p>
          </table:table-cell>
          <table:table-cell office:value-type="float" office:value="0.645865" calcext:value-type="float">
            <text:p>0.645865</text:p>
          </table:table-cell>
          <table:table-cell office:value-type="float" office:value="0.634365" calcext:value-type="float">
            <text:p>0.634365</text:p>
          </table:table-cell>
          <table:table-cell office:value-type="float" office:value="0.62075" calcext:value-type="float">
            <text:p>0.62075</text:p>
          </table:table-cell>
          <table:table-cell office:value-type="float" office:value="0.605274" calcext:value-type="float">
            <text:p>0.605274</text:p>
          </table:table-cell>
          <table:table-cell office:value-type="float" office:value="0.588237" calcext:value-type="float">
            <text:p>0.588237</text:p>
          </table:table-cell>
          <table:table-cell office:value-type="float" office:value="0.569974" calcext:value-type="float">
            <text:p>0.569974</text:p>
          </table:table-cell>
          <table:table-cell office:value-type="float" office:value="0.550856" calcext:value-type="float">
            <text:p>0.550856</text:p>
          </table:table-cell>
          <table:table-cell office:value-type="float" office:value="0.531286" calcext:value-type="float">
            <text:p>0.531286</text:p>
          </table:table-cell>
          <table:table-cell office:value-type="float" office:value="0.511694" calcext:value-type="float">
            <text:p>0.511694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474291" calcext:value-type="float">
            <text:p>0.474291</text:p>
          </table:table-cell>
          <table:table-cell office:value-type="float" office:value="0.457448" calcext:value-type="float">
            <text:p>0.457448</text:p>
          </table:table-cell>
          <table:table-cell office:value-type="float" office:value="0.44251" calcext:value-type="float">
            <text:p>0.44251</text:p>
          </table:table-cell>
          <table:table-cell office:value-type="float" office:value="0.42999" calcext:value-type="float">
            <text:p>0.42999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414248" calcext:value-type="float">
            <text:p>0.414248</text:p>
          </table:table-cell>
          <table:table-cell office:value-type="float" office:value="0.412035" calcext:value-type="float">
            <text:p>0.412035</text:p>
          </table:table-cell>
        </table:table-row>
        <table:table-row table:style-name="ro1">
          <table:table-cell office:value-type="float" office:value="0.838752" calcext:value-type="float">
            <text:p>0.838752</text:p>
          </table:table-cell>
          <table:table-cell office:value-type="float" office:value="0.677474" calcext:value-type="float">
            <text:p>0.677474</text:p>
          </table:table-cell>
          <table:table-cell office:value-type="float" office:value="0.676103" calcext:value-type="float">
            <text:p>0.676103</text:p>
          </table:table-cell>
          <table:table-cell office:value-type="float" office:value="0.672012" calcext:value-type="float">
            <text:p>0.672012</text:p>
          </table:table-cell>
          <table:table-cell office:value-type="float" office:value="0.665277" calcext:value-type="float">
            <text:p>0.665277</text:p>
          </table:table-cell>
          <table:table-cell office:value-type="float" office:value="0.656021" calcext:value-type="float">
            <text:p>0.656021</text:p>
          </table:table-cell>
          <table:table-cell office:value-type="float" office:value="0.644414" calcext:value-type="float">
            <text:p>0.644414</text:p>
          </table:table-cell>
          <table:table-cell office:value-type="float" office:value="0.630674" calcext:value-type="float">
            <text:p>0.630674</text:p>
          </table:table-cell>
          <table:table-cell office:value-type="float" office:value="0.615059" calcext:value-type="float">
            <text:p>0.615059</text:p>
          </table:table-cell>
          <table:table-cell office:value-type="float" office:value="0.597873" calcext:value-type="float">
            <text:p>0.597873</text:p>
          </table:table-cell>
          <table:table-cell office:value-type="float" office:value="0.579454" calcext:value-type="float">
            <text:p>0.579454</text:p>
          </table:table-cell>
          <table:table-cell office:value-type="float" office:value="0.560178" calcext:value-type="float">
            <text:p>0.560178</text:p>
          </table:table-cell>
          <table:table-cell office:value-type="float" office:value="0.540453" calcext:value-type="float">
            <text:p>0.540453</text:p>
          </table:table-cell>
          <table:table-cell office:value-type="float" office:value="0.520713" calcext:value-type="float">
            <text:p>0.520713</text:p>
          </table:table-cell>
          <table:table-cell office:value-type="float" office:value="0.501417" calcext:value-type="float">
            <text:p>0.501417</text:p>
          </table:table-cell>
          <table:table-cell office:value-type="float" office:value="0.483045" calcext:value-type="float">
            <text:p>0.483045</text:p>
          </table:table-cell>
          <table:table-cell office:value-type="float" office:value="0.466093" calcext:value-type="float">
            <text:p>0.466093</text:p>
          </table:table-cell>
          <table:table-cell office:value-type="float" office:value="0.451065" calcext:value-type="float">
            <text:p>0.451065</text:p>
          </table:table-cell>
          <table:table-cell office:value-type="float" office:value="0.438475" calcext:value-type="float">
            <text:p>0.438475</text:p>
          </table:table-cell>
          <table:table-cell office:value-type="float" office:value="0.428835" calcext:value-type="float">
            <text:p>0.428835</text:p>
          </table:table-cell>
          <table:table-cell office:value-type="float" office:value="0.422654" calcext:value-type="float">
            <text:p>0.422654</text:p>
          </table:table-cell>
          <table:table-cell office:value-type="float" office:value="0.420432" calcext:value-type="float">
            <text:p>0.420432</text:p>
          </table:table-cell>
        </table:table-row>
        <table:table-row table:style-name="ro1">
          <table:table-cell office:value-type="float" office:value="0.86838" calcext:value-type="float">
            <text:p>0.86838</text:p>
          </table:table-cell>
          <table:table-cell office:value-type="float" office:value="0.69727" calcext:value-type="float">
            <text:p>0.69727</text:p>
          </table:table-cell>
          <table:table-cell office:value-type="float" office:value="0.695875" calcext:value-type="float">
            <text:p>0.695875</text:p>
          </table:table-cell>
          <table:table-cell office:value-type="float" office:value="0.691713" calcext:value-type="float">
            <text:p>0.691713</text:p>
          </table:table-cell>
          <table:table-cell office:value-type="float" office:value="0.68486" calcext:value-type="float">
            <text:p>0.68486</text:p>
          </table:table-cell>
          <table:table-cell office:value-type="float" office:value="0.675444" calcext:value-type="float">
            <text:p>0.675444</text:p>
          </table:table-cell>
          <table:table-cell office:value-type="float" office:value="0.663639" calcext:value-type="float">
            <text:p>0.663639</text:p>
          </table:table-cell>
          <table:table-cell office:value-type="float" office:value="0.649668" calcext:value-type="float">
            <text:p>0.649668</text:p>
          </table:table-cell>
          <table:table-cell office:value-type="float" office:value="0.633798" calcext:value-type="float">
            <text:p>0.633798</text:p>
          </table:table-cell>
          <table:table-cell office:value-type="float" office:value="0.616336" calcext:value-type="float">
            <text:p>0.616336</text:p>
          </table:table-cell>
          <table:table-cell office:value-type="float" office:value="0.597631" calcext:value-type="float">
            <text:p>0.597631</text:p>
          </table:table-cell>
          <table:table-cell office:value-type="float" office:value="0.578065" calcext:value-type="float">
            <text:p>0.578065</text:p>
          </table:table-cell>
          <table:table-cell office:value-type="float" office:value="0.558054" calcext:value-type="float">
            <text:p>0.558054</text:p>
          </table:table-cell>
          <table:table-cell office:value-type="float" office:value="0.53804" calcext:value-type="float">
            <text:p>0.53804</text:p>
          </table:table-cell>
          <table:table-cell office:value-type="float" office:value="0.518489" calcext:value-type="float">
            <text:p>0.518489</text:p>
          </table:table-cell>
          <table:table-cell office:value-type="float" office:value="0.499887" calcext:value-type="float">
            <text:p>0.499887</text:p>
          </table:table-cell>
          <table:table-cell office:value-type="float" office:value="0.482735" calcext:value-type="float">
            <text:p>0.482735</text:p>
          </table:table-cell>
          <table:table-cell office:value-type="float" office:value="0.467541" calcext:value-type="float">
            <text:p>0.467541</text:p>
          </table:table-cell>
          <table:table-cell office:value-type="float" office:value="0.454822" calcext:value-type="float">
            <text:p>0.454822</text:p>
          </table:table-cell>
          <table:table-cell office:value-type="float" office:value="0.445091" calcext:value-type="float">
            <text:p>0.445091</text:p>
          </table:table-cell>
          <table:table-cell office:value-type="float" office:value="0.438857" calcext:value-type="float">
            <text:p>0.438857</text:p>
          </table:table-cell>
          <table:table-cell office:value-type="float" office:value="0.436618" calcext:value-type="float">
            <text:p>0.436618</text:p>
          </table:table-cell>
        </table:table-row>
        <table:table-row table:style-name="ro1">
          <table:table-cell office:value-type="float" office:value="0.880417" calcext:value-type="float">
            <text:p>0.880417</text:p>
          </table:table-cell>
          <table:table-cell office:value-type="float" office:value="0.705264" calcext:value-type="float">
            <text:p>0.705264</text:p>
          </table:table-cell>
          <table:table-cell office:value-type="float" office:value="0.70386" calcext:value-type="float">
            <text:p>0.70386</text:p>
          </table:table-cell>
          <table:table-cell office:value-type="float" office:value="0.69967" calcext:value-type="float">
            <text:p>0.69967</text:p>
          </table:table-cell>
          <table:table-cell office:value-type="float" office:value="0.692771" calcext:value-type="float">
            <text:p>0.692771</text:p>
          </table:table-cell>
          <table:table-cell office:value-type="float" office:value="0.683293" calcext:value-type="float">
            <text:p>0.683293</text:p>
          </table:table-cell>
          <table:table-cell office:value-type="float" office:value="0.671411" calcext:value-type="float">
            <text:p>0.671411</text:p>
          </table:table-cell>
          <table:table-cell office:value-type="float" office:value="0.65735" calcext:value-type="float">
            <text:p>0.65735</text:p>
          </table:table-cell>
          <table:table-cell office:value-type="float" office:value="0.641379" calcext:value-type="float">
            <text:p>0.641379</text:p>
          </table:table-cell>
          <table:table-cell office:value-type="float" office:value="0.62381" calcext:value-type="float">
            <text:p>0.62381</text:p>
          </table:table-cell>
          <table:table-cell office:value-type="float" office:value="0.604993" calcext:value-type="float">
            <text:p>0.604993</text:p>
          </table:table-cell>
          <table:table-cell office:value-type="float" office:value="0.585314" calcext:value-type="float">
            <text:p>0.585314</text:p>
          </table:table-cell>
          <table:table-cell office:value-type="float" office:value="0.565192" calcext:value-type="float">
            <text:p>0.565192</text:p>
          </table:table-cell>
          <table:table-cell office:value-type="float" office:value="0.545071" calcext:value-type="float">
            <text:p>0.545071</text:p>
          </table:table-cell>
          <table:table-cell office:value-type="float" office:value="0.525421" calcext:value-type="float">
            <text:p>0.525421</text:p>
          </table:table-cell>
          <table:table-cell office:value-type="float" office:value="0.506729" calcext:value-type="float">
            <text:p>0.506729</text:p>
          </table:table-cell>
          <table:table-cell office:value-type="float" office:value="0.489499" calcext:value-type="float">
            <text:p>0.489499</text:p>
          </table:table-cell>
          <table:table-cell office:value-type="float" office:value="0.474241" calcext:value-type="float">
            <text:p>0.474241</text:p>
          </table:table-cell>
          <table:table-cell office:value-type="float" office:value="0.461472" calcext:value-type="float">
            <text:p>0.461472</text:p>
          </table:table-cell>
          <table:table-cell office:value-type="float" office:value="0.451705" calcext:value-type="float">
            <text:p>0.451705</text:p>
          </table:table-cell>
          <table:table-cell office:value-type="float" office:value="0.44545" calcext:value-type="float">
            <text:p>0.44545</text:p>
          </table:table-cell>
          <table:table-cell office:value-type="float" office:value="0.443205" calcext:value-type="float">
            <text:p>0.443205</text:p>
          </table:table-cell>
        </table:table-row>
        <table:table-row table:style-name="ro1">
          <table:table-cell office:value-type="float" office:value="0.9014" calcext:value-type="float">
            <text:p>0.9014</text:p>
          </table:table-cell>
          <table:table-cell office:value-type="float" office:value="0.719136" calcext:value-type="float">
            <text:p>0.719136</text:p>
          </table:table-cell>
          <table:table-cell office:value-type="float" office:value="0.717716" calcext:value-type="float">
            <text:p>0.717716</text:p>
          </table:table-cell>
          <table:table-cell office:value-type="float" office:value="0.713478" calcext:value-type="float">
            <text:p>0.713478</text:p>
          </table:table-cell>
          <table:table-cell office:value-type="float" office:value="0.706502" calcext:value-type="float">
            <text:p>0.706502</text:p>
          </table:table-cell>
          <table:table-cell office:value-type="float" office:value="0.696918" calcext:value-type="float">
            <text:p>0.696918</text:p>
          </table:table-cell>
          <table:table-cell office:value-type="float" office:value="0.684906" calcext:value-type="float">
            <text:p>0.684906</text:p>
          </table:table-cell>
          <table:table-cell office:value-type="float" office:value="0.670693" calcext:value-type="float">
            <text:p>0.670693</text:p>
          </table:table-cell>
          <table:table-cell office:value-type="float" office:value="0.654553" calcext:value-type="float">
            <text:p>0.654553</text:p>
          </table:table-cell>
          <table:table-cell office:value-type="float" office:value="0.636803" calcext:value-type="float">
            <text:p>0.636803</text:p>
          </table:table-cell>
          <table:table-cell office:value-type="float" office:value="0.617797" calcext:value-type="float">
            <text:p>0.617797</text:p>
          </table:table-cell>
          <table:table-cell office:value-type="float" office:value="0.597928" calcext:value-type="float">
            <text:p>0.597928</text:p>
          </table:table-cell>
          <table:table-cell office:value-type="float" office:value="0.577617" calcext:value-type="float">
            <text:p>0.577617</text:p>
          </table:table-cell>
          <table:table-cell office:value-type="float" office:value="0.557316" calcext:value-type="float">
            <text:p>0.557316</text:p>
          </table:table-cell>
          <table:table-cell office:value-type="float" office:value="0.537499" calcext:value-type="float">
            <text:p>0.537499</text:p>
          </table:table-cell>
          <table:table-cell office:value-type="float" office:value="0.518657" calcext:value-type="float">
            <text:p>0.518657</text:p>
          </table:table-cell>
          <table:table-cell office:value-type="float" office:value="0.501295" calcext:value-type="float">
            <text:p>0.501295</text:p>
          </table:table-cell>
          <table:table-cell office:value-type="float" office:value="0.485929" calcext:value-type="float">
            <text:p>0.485929</text:p>
          </table:table-cell>
          <table:table-cell office:value-type="float" office:value="0.473074" calcext:value-type="float">
            <text:p>0.473074</text:p>
          </table:table-cell>
          <table:table-cell office:value-type="float" office:value="0.463248" calcext:value-type="float">
            <text:p>0.463248</text:p>
          </table:table-cell>
          <table:table-cell office:value-type="float" office:value="0.456959" calcext:value-type="float">
            <text:p>0.456959</text:p>
          </table:table-cell>
          <table:table-cell office:value-type="float" office:value="0.454702" calcext:value-type="float">
            <text:p>0.454702</text:p>
          </table:table-cell>
        </table:table-row>
        <table:table-row table:style-name="ro1">
          <table:table-cell office:value-type="float" office:value="0.92318" calcext:value-type="float">
            <text:p>0.92318</text:p>
          </table:table-cell>
          <table:table-cell office:value-type="float" office:value="0.733452" calcext:value-type="float">
            <text:p>0.733452</text:p>
          </table:table-cell>
          <table:table-cell office:value-type="float" office:value="0.732016" calcext:value-type="float">
            <text:p>0.732016</text:p>
          </table:table-cell>
          <table:table-cell office:value-type="float" office:value="0.727731" calcext:value-type="float">
            <text:p>0.727731</text:p>
          </table:table-cell>
          <table:table-cell office:value-type="float" office:value="0.720678" calcext:value-type="float">
            <text:p>0.720678</text:p>
          </table:table-cell>
          <table:table-cell office:value-type="float" office:value="0.710989" calcext:value-type="float">
            <text:p>0.710989</text:p>
          </table:table-cell>
          <table:table-cell office:value-type="float" office:value="0.698846" calcext:value-type="float">
            <text:p>0.698846</text:p>
          </table:table-cell>
          <table:table-cell office:value-type="float" office:value="0.684482" calcext:value-type="float">
            <text:p>0.684482</text:p>
          </table:table-cell>
          <table:table-cell office:value-type="float" office:value="0.668174" calcext:value-type="float">
            <text:p>0.668174</text:p>
          </table:table-cell>
          <table:table-cell office:value-type="float" office:value="0.650243" calcext:value-type="float">
            <text:p>0.650243</text:p>
          </table:table-cell>
          <table:table-cell office:value-type="float" office:value="0.63105" calcext:value-type="float">
            <text:p>0.63105</text:p>
          </table:table-cell>
          <table:table-cell office:value-type="float" office:value="0.610991" calcext:value-type="float">
            <text:p>0.610991</text:p>
          </table:table-cell>
          <table:table-cell office:value-type="float" office:value="0.590493" calcext:value-type="float">
            <text:p>0.590493</text:p>
          </table:table-cell>
          <table:table-cell office:value-type="float" office:value="0.570013" calcext:value-type="float">
            <text:p>0.570013</text:p>
          </table:table-cell>
          <table:table-cell office:value-type="float" office:value="0.550029" calcext:value-type="float">
            <text:p>0.550029</text:p>
          </table:table-cell>
          <table:table-cell office:value-type="float" office:value="0.531037" calcext:value-type="float">
            <text:p>0.531037</text:p>
          </table:table-cell>
          <table:table-cell office:value-type="float" office:value="0.513545" calcext:value-type="float">
            <text:p>0.513545</text:p>
          </table:table-cell>
          <table:table-cell office:value-type="float" office:value="0.498071" calcext:value-type="float">
            <text:p>0.498071</text:p>
          </table:table-cell>
          <table:table-cell office:value-type="float" office:value="0.485133" calcext:value-type="float">
            <text:p>0.485133</text:p>
          </table:table-cell>
          <table:table-cell office:value-type="float" office:value="0.475247" calcext:value-type="float">
            <text:p>0.475247</text:p>
          </table:table-cell>
          <table:table-cell office:value-type="float" office:value="0.468923" calcext:value-type="float">
            <text:p>0.468923</text:p>
          </table:table-cell>
          <table:table-cell office:value-type="float" office:value="0.466656" calcext:value-type="float">
            <text:p>0.466656</text:p>
          </table:table-cell>
        </table:table-row>
        <table:table-row table:style-name="ro1">
          <table:table-cell office:value-type="float" office:value="0.943626" calcext:value-type="float">
            <text:p>0.943626</text:p>
          </table:table-cell>
          <table:table-cell office:value-type="float" office:value="0.746817" calcext:value-type="float">
            <text:p>0.746817</text:p>
          </table:table-cell>
          <table:table-cell office:value-type="float" office:value="0.745367" calcext:value-type="float">
            <text:p>0.745367</text:p>
          </table:table-cell>
          <table:table-cell office:value-type="float" office:value="0.741039" calcext:value-type="float">
            <text:p>0.741039</text:p>
          </table:table-cell>
          <table:table-cell office:value-type="float" office:value="0.733916" calcext:value-type="float">
            <text:p>0.733916</text:p>
          </table:table-cell>
          <table:table-cell office:value-type="float" office:value="0.724132" calcext:value-type="float">
            <text:p>0.724132</text:p>
          </table:table-cell>
          <table:table-cell office:value-type="float" office:value="0.711872" calcext:value-type="float">
            <text:p>0.711872</text:p>
          </table:table-cell>
          <table:table-cell office:value-type="float" office:value="0.697372" calcext:value-type="float">
            <text:p>0.697372</text:p>
          </table:table-cell>
          <table:table-cell office:value-type="float" office:value="0.680912" calcext:value-type="float">
            <text:p>0.680912</text:p>
          </table:table-cell>
          <table:table-cell office:value-type="float" office:value="0.662819" calcext:value-type="float">
            <text:p>0.662819</text:p>
          </table:table-cell>
          <table:table-cell office:value-type="float" office:value="0.643457" calcext:value-type="float">
            <text:p>0.643457</text:p>
          </table:table-cell>
          <table:table-cell office:value-type="float" office:value="0.623226" calcext:value-type="float">
            <text:p>0.623226</text:p>
          </table:table-cell>
          <table:table-cell office:value-type="float" office:value="0.602561" calcext:value-type="float">
            <text:p>0.602561</text:p>
          </table:table-cell>
          <table:table-cell office:value-type="float" office:value="0.58192" calcext:value-type="float">
            <text:p>0.58192</text:p>
          </table:table-cell>
          <table:table-cell office:value-type="float" office:value="0.561786" calcext:value-type="float">
            <text:p>0.561786</text:p>
          </table:table-cell>
          <table:table-cell office:value-type="float" office:value="0.542659" calcext:value-type="float">
            <text:p>0.542659</text:p>
          </table:table-cell>
          <table:table-cell office:value-type="float" office:value="0.52505" calcext:value-type="float">
            <text:p>0.52505</text:p>
          </table:table-cell>
          <table:table-cell office:value-type="float" office:value="0.509478" calcext:value-type="float">
            <text:p>0.509478</text:p>
          </table:table-cell>
          <table:table-cell office:value-type="float" office:value="0.496465" calcext:value-type="float">
            <text:p>0.496465</text:p>
          </table:table-cell>
          <table:table-cell office:value-type="float" office:value="0.486526" calcext:value-type="float">
            <text:p>0.486526</text:p>
          </table:table-cell>
          <table:table-cell office:value-type="float" office:value="0.480171" calcext:value-type="float">
            <text:p>0.480171</text:p>
          </table:table-cell>
          <table:table-cell office:value-type="float" office:value="0.477894" calcext:value-type="float">
            <text:p>0.477894</text:p>
          </table:table-cell>
        </table:table-row>
        <table:table-row table:style-name="ro1">
          <table:table-cell office:value-type="float" office:value="0.96817" calcext:value-type="float">
            <text:p>0.96817</text:p>
          </table:table-cell>
          <table:table-cell office:value-type="float" office:value="0.76277" calcext:value-type="float">
            <text:p>0.76277</text:p>
          </table:table-cell>
          <table:table-cell office:value-type="float" office:value="0.761303" calcext:value-type="float">
            <text:p>0.761303</text:p>
          </table:table-cell>
          <table:table-cell office:value-type="float" office:value="0.756926" calcext:value-type="float">
            <text:p>0.756926</text:p>
          </table:table-cell>
          <table:table-cell office:value-type="float" office:value="0.749723" calcext:value-type="float">
            <text:p>0.749723</text:p>
          </table:table-cell>
          <table:table-cell office:value-type="float" office:value="0.73983" calcext:value-type="float">
            <text:p>0.73983</text:p>
          </table:table-cell>
          <table:table-cell office:value-type="float" office:value="0.727435" calcext:value-type="float">
            <text:p>0.727435</text:p>
          </table:table-cell>
          <table:table-cell office:value-type="float" office:value="0.712778" calcext:value-type="float">
            <text:p>0.712778</text:p>
          </table:table-cell>
          <table:table-cell office:value-type="float" office:value="0.696145" calcext:value-type="float">
            <text:p>0.696145</text:p>
          </table:table-cell>
          <table:table-cell office:value-type="float" office:value="0.677864" calcext:value-type="float">
            <text:p>0.677864</text:p>
          </table:table-cell>
          <table:table-cell office:value-type="float" office:value="0.658308" calcext:value-type="float">
            <text:p>0.658308</text:p>
          </table:table-cell>
          <table:table-cell office:value-type="float" office:value="0.637881" calcext:value-type="float">
            <text:p>0.637881</text:p>
          </table:table-cell>
          <table:table-cell office:value-type="float" office:value="0.617023" calcext:value-type="float">
            <text:p>0.617023</text:p>
          </table:table-cell>
          <table:table-cell office:value-type="float" office:value="0.596197" calcext:value-type="float">
            <text:p>0.596197</text:p>
          </table:table-cell>
          <table:table-cell office:value-type="float" office:value="0.575892" calcext:value-type="float">
            <text:p>0.575892</text:p>
          </table:table-cell>
          <table:table-cell office:value-type="float" office:value="0.55661" calcext:value-type="float">
            <text:p>0.55661</text:p>
          </table:table-cell>
          <table:table-cell office:value-type="float" office:value="0.538866" calcext:value-type="float">
            <text:p>0.538866</text:p>
          </table:table-cell>
          <table:table-cell office:value-type="float" office:value="0.523184" calcext:value-type="float">
            <text:p>0.523184</text:p>
          </table:table-cell>
          <table:table-cell office:value-type="float" office:value="0.510084" calcext:value-type="float">
            <text:p>0.510084</text:p>
          </table:table-cell>
          <table:table-cell office:value-type="float" office:value="0.500084" calcext:value-type="float">
            <text:p>0.500084</text:p>
          </table:table-cell>
          <table:table-cell office:value-type="float" office:value="0.493694" calcext:value-type="float">
            <text:p>0.493694</text:p>
          </table:table-cell>
          <table:table-cell office:value-type="float" office:value="0.491405" calcext:value-type="float">
            <text:p>0.491405</text:p>
          </table:table-cell>
        </table:table-row>
        <table:table-row table:style-name="ro1">
          <table:table-cell office:value-type="float" office:value="0.983267" calcext:value-type="float">
            <text:p>0.983267</text:p>
          </table:table-cell>
          <table:table-cell office:value-type="float" office:value="0.772535" calcext:value-type="float">
            <text:p>0.772535</text:p>
          </table:table-cell>
          <table:table-cell office:value-type="float" office:value="0.771058" calcext:value-type="float">
            <text:p>0.771058</text:p>
          </table:table-cell>
          <table:table-cell office:value-type="float" office:value="0.766652" calcext:value-type="float">
            <text:p>0.766652</text:p>
          </table:table-cell>
          <table:table-cell office:value-type="float" office:value="0.759402" calcext:value-type="float">
            <text:p>0.759402</text:p>
          </table:table-cell>
          <table:table-cell office:value-type="float" office:value="0.749444" calcext:value-type="float">
            <text:p>0.749444</text:p>
          </table:table-cell>
          <table:table-cell office:value-type="float" office:value="0.73697" calcext:value-type="float">
            <text:p>0.73697</text:p>
          </table:table-cell>
          <table:table-cell office:value-type="float" office:value="0.72222" calcext:value-type="float">
            <text:p>0.72222</text:p>
          </table:table-cell>
          <table:table-cell office:value-type="float" office:value="0.705483" calcext:value-type="float">
            <text:p>0.705483</text:p>
          </table:table-cell>
          <table:table-cell office:value-type="float" office:value="0.687092" calcext:value-type="float">
            <text:p>0.687092</text:p>
          </table:table-cell>
          <table:table-cell office:value-type="float" office:value="0.667421" calcext:value-type="float">
            <text:p>0.667421</text:p>
          </table:table-cell>
          <table:table-cell office:value-type="float" office:value="0.646878" calcext:value-type="float">
            <text:p>0.646878</text:p>
          </table:table-cell>
          <table:table-cell office:value-type="float" office:value="0.625906" calcext:value-type="float">
            <text:p>0.625906</text:p>
          </table:table-cell>
          <table:table-cell office:value-type="float" office:value="0.604971" calcext:value-type="float">
            <text:p>0.604971</text:p>
          </table:table-cell>
          <table:table-cell office:value-type="float" office:value="0.584564" calcext:value-type="float">
            <text:p>0.584564</text:p>
          </table:table-cell>
          <table:table-cell office:value-type="float" office:value="0.56519" calcext:value-type="float">
            <text:p>0.56519</text:p>
          </table:table-cell>
          <table:table-cell office:value-type="float" office:value="0.547368" calcext:value-type="float">
            <text:p>0.547368</text:p>
          </table:table-cell>
          <table:table-cell office:value-type="float" office:value="0.53162" calcext:value-type="float">
            <text:p>0.53162</text:p>
          </table:table-cell>
          <table:table-cell office:value-type="float" office:value="0.518468" calcext:value-type="float">
            <text:p>0.518468</text:p>
          </table:table-cell>
          <table:table-cell office:value-type="float" office:value="0.508433" calcext:value-type="float">
            <text:p>0.508433</text:p>
          </table:table-cell>
          <table:table-cell office:value-type="float" office:value="0.502022" calcext:value-type="float">
            <text:p>0.502022</text:p>
          </table:table-cell>
          <table:table-cell office:value-type="float" office:value="0.499727" calcext:value-type="float">
            <text:p>0.499727</text:p>
          </table:table-cell>
        </table:table-row>
        <table:table-row table:style-name="ro1">
          <table:table-cell office:value-type="float" office:value="0.99908" calcext:value-type="float">
            <text:p>0.99908</text:p>
          </table:table-cell>
          <table:table-cell office:value-type="float" office:value="0.782726" calcext:value-type="float">
            <text:p>0.782726</text:p>
          </table:table-cell>
          <table:table-cell office:value-type="float" office:value="0.781239" calcext:value-type="float">
            <text:p>0.781239</text:p>
          </table:table-cell>
          <table:table-cell office:value-type="float" office:value="0.776804" calcext:value-type="float">
            <text:p>0.776804</text:p>
          </table:table-cell>
          <table:table-cell office:value-type="float" office:value="0.769505" calcext:value-type="float">
            <text:p>0.769505</text:p>
          </table:table-cell>
          <table:table-cell office:value-type="float" office:value="0.759481" calcext:value-type="float">
            <text:p>0.759481</text:p>
          </table:table-cell>
          <table:table-cell office:value-type="float" office:value="0.746926" calcext:value-type="float">
            <text:p>0.746926</text:p>
          </table:table-cell>
          <table:table-cell office:value-type="float" office:value="0.732082" calcext:value-type="float">
            <text:p>0.732082</text:p>
          </table:table-cell>
          <table:table-cell office:value-type="float" office:value="0.71524" calcext:value-type="float">
            <text:p>0.71524</text:p>
          </table:table-cell>
          <table:table-cell office:value-type="float" office:value="0.696737" calcext:value-type="float">
            <text:p>0.696737</text:p>
          </table:table-cell>
          <table:table-cell office:value-type="float" office:value="0.676949" calcext:value-type="float">
            <text:p>0.676949</text:p>
          </table:table-cell>
          <table:table-cell office:value-type="float" office:value="0.656289" calcext:value-type="float">
            <text:p>0.656289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614155" calcext:value-type="float">
            <text:p>0.614155</text:p>
          </table:table-cell>
          <table:table-cell office:value-type="float" office:value="0.593645" calcext:value-type="float">
            <text:p>0.593645</text:p>
          </table:table-cell>
          <table:table-cell office:value-type="float" office:value="0.574178" calcext:value-type="float">
            <text:p>0.574178</text:p>
          </table:table-cell>
          <table:table-cell office:value-type="float" office:value="0.556276" calcext:value-type="float">
            <text:p>0.556276</text:p>
          </table:table-cell>
          <table:table-cell office:value-type="float" office:value="0.54046" calcext:value-type="float">
            <text:p>0.54046</text:p>
          </table:table-cell>
          <table:table-cell office:value-type="float" office:value="0.527258" calcext:value-type="float">
            <text:p>0.527258</text:p>
          </table:table-cell>
          <table:table-cell office:value-type="float" office:value="0.517186" calcext:value-type="float">
            <text:p>0.517186</text:p>
          </table:table-cell>
          <table:table-cell office:value-type="float" office:value="0.510753" calcext:value-type="float">
            <text:p>0.510753</text:p>
          </table:table-cell>
          <table:table-cell office:value-type="float" office:value="0.508451" calcext:value-type="float">
            <text:p>0.508451</text:p>
          </table:table-cell>
        </table:table-row>
        <table:table-row table:style-name="ro1">
          <table:table-cell office:value-type="float" office:value="1.00513" calcext:value-type="float">
            <text:p>1.00513</text:p>
          </table:table-cell>
          <table:table-cell office:value-type="float" office:value="0.78087" calcext:value-type="float">
            <text:p>0.78087</text:p>
          </table:table-cell>
          <table:table-cell office:value-type="float" office:value="0.779394" calcext:value-type="float">
            <text:p>0.779394</text:p>
          </table:table-cell>
          <table:table-cell office:value-type="float" office:value="0.774991" calcext:value-type="float">
            <text:p>0.774991</text:p>
          </table:table-cell>
          <table:table-cell office:value-type="float" office:value="0.767744" calcext:value-type="float">
            <text:p>0.767744</text:p>
          </table:table-cell>
          <table:table-cell office:value-type="float" office:value="0.757793" calcext:value-type="float">
            <text:p>0.757793</text:p>
          </table:table-cell>
          <table:table-cell office:value-type="float" office:value="0.74533" calcext:value-type="float">
            <text:p>0.74533</text:p>
          </table:table-cell>
          <table:table-cell office:value-type="float" office:value="0.730597" calcext:value-type="float">
            <text:p>0.730597</text:p>
          </table:table-cell>
          <table:table-cell office:value-type="float" office:value="0.713884" calcext:value-type="float">
            <text:p>0.713884</text:p>
          </table:table-cell>
          <table:table-cell office:value-type="float" office:value="0.695526" calcext:value-type="float">
            <text:p>0.695526</text:p>
          </table:table-cell>
          <table:table-cell office:value-type="float" office:value="0.675898" calcext:value-type="float">
            <text:p>0.675898</text:p>
          </table:table-cell>
          <table:table-cell office:value-type="float" office:value="0.65541" calcext:value-type="float">
            <text:p>0.65541</text:p>
          </table:table-cell>
          <table:table-cell office:value-type="float" office:value="0.634507" calcext:value-type="float">
            <text:p>0.634507</text:p>
          </table:table-cell>
          <table:table-cell office:value-type="float" office:value="0.613657" calcext:value-type="float">
            <text:p>0.613657</text:p>
          </table:table-cell>
          <table:table-cell office:value-type="float" office:value="0.593351" calcext:value-type="float">
            <text:p>0.593351</text:p>
          </table:table-cell>
          <table:table-cell office:value-type="float" office:value="0.574096" calcext:value-type="float">
            <text:p>0.574096</text:p>
          </table:table-cell>
          <table:table-cell office:value-type="float" office:value="0.556409" calcext:value-type="float">
            <text:p>0.556409</text:p>
          </table:table-cell>
          <table:table-cell office:value-type="float" office:value="0.540813" calcext:value-type="float">
            <text:p>0.540813</text:p>
          </table:table-cell>
          <table:table-cell office:value-type="float" office:value="0.52783" calcext:value-type="float">
            <text:p>0.52783</text:p>
          </table:table-cell>
          <table:table-cell office:value-type="float" office:value="0.517978" calcext:value-type="float">
            <text:p>0.517978</text:p>
          </table:table-cell>
          <table:table-cell office:value-type="float" office:value="0.51176" calcext:value-type="float">
            <text:p>0.51176</text:p>
          </table:table-cell>
          <table:table-cell office:value-type="float" office:value="0.509631" calcext:value-type="float">
            <text:p>0.509631</text:p>
          </table:table-cell>
        </table:table-row>
        <table:table-row table:style-name="ro1">
          <table:table-cell office:value-type="float" office:value="1.01118" calcext:value-type="float">
            <text:p>1.01118</text:p>
          </table:table-cell>
          <table:table-cell office:value-type="float" office:value="0.778736" calcext:value-type="float">
            <text:p>0.778736</text:p>
          </table:table-cell>
          <table:table-cell office:value-type="float" office:value="0.777271" calcext:value-type="float">
            <text:p>0.777271</text:p>
          </table:table-cell>
          <table:table-cell office:value-type="float" office:value="0.772901" calcext:value-type="float">
            <text:p>0.772901</text:p>
          </table:table-cell>
          <table:table-cell office:value-type="float" office:value="0.765711" calcext:value-type="float">
            <text:p>0.765711</text:p>
          </table:table-cell>
          <table:table-cell office:value-type="float" office:value="0.755837" calcext:value-type="float">
            <text:p>0.755837</text:p>
          </table:table-cell>
          <table:table-cell office:value-type="float" office:value="0.743472" calcext:value-type="float">
            <text:p>0.743472</text:p>
          </table:table-cell>
          <table:table-cell office:value-type="float" office:value="0.728857" calcext:value-type="float">
            <text:p>0.728857</text:p>
          </table:table-cell>
          <table:table-cell office:value-type="float" office:value="0.712281" calcext:value-type="float">
            <text:p>0.712281</text:p>
          </table:table-cell>
          <table:table-cell office:value-type="float" office:value="0.694076" calcext:value-type="float">
            <text:p>0.694076</text:p>
          </table:table-cell>
          <table:table-cell office:value-type="float" office:value="0.674618" calcext:value-type="float">
            <text:p>0.674618</text:p>
          </table:table-cell>
          <table:table-cell office:value-type="float" office:value="0.654314" calcext:value-type="float">
            <text:p>0.654314</text:p>
          </table:table-cell>
          <table:table-cell office:value-type="float" office:value="0.633607" calcext:value-type="float">
            <text:p>0.633607</text:p>
          </table:table-cell>
          <table:table-cell office:value-type="float" office:value="0.612964" calcext:value-type="float">
            <text:p>0.612964</text:p>
          </table:table-cell>
          <table:table-cell office:value-type="float" office:value="0.592874" calcext:value-type="float">
            <text:p>0.592874</text:p>
          </table:table-cell>
          <table:table-cell office:value-type="float" office:value="0.573841" calcext:value-type="float">
            <text:p>0.573841</text:p>
          </table:table-cell>
          <table:table-cell office:value-type="float" office:value="0.556382" calcext:value-type="float">
            <text:p>0.556382</text:p>
          </table:table-cell>
          <table:table-cell office:value-type="float" office:value="0.541017" calcext:value-type="float">
            <text:p>0.541017</text:p>
          </table:table-cell>
          <table:table-cell office:value-type="float" office:value="0.528266" calcext:value-type="float">
            <text:p>0.528266</text:p>
          </table:table-cell>
          <table:table-cell office:value-type="float" office:value="0.518643" calcext:value-type="float">
            <text:p>0.518643</text:p>
          </table:table-cell>
          <table:table-cell office:value-type="float" office:value="0.512635" calcext:value-type="float">
            <text:p>0.512635</text:p>
          </table:table-cell>
          <table:table-cell office:value-type="float" office:value="0.51063" calcext:value-type="float">
            <text:p>0.51063</text:p>
          </table:table-cell>
        </table:table-row>
        <table:table-row table:style-name="ro1">
          <table:table-cell office:value-type="float" office:value="1.03096" calcext:value-type="float">
            <text:p>1.03096</text:p>
          </table:table-cell>
          <table:table-cell office:value-type="float" office:value="0.77187" calcext:value-type="float">
            <text:p>0.77187</text:p>
          </table:table-cell>
          <table:table-cell office:value-type="float" office:value="0.770442" calcext:value-type="float">
            <text:p>0.770442</text:p>
          </table:table-cell>
          <table:table-cell office:value-type="float" office:value="0.766182" calcext:value-type="float">
            <text:p>0.766182</text:p>
          </table:table-cell>
          <table:table-cell office:value-type="float" office:value="0.759172" calcext:value-type="float">
            <text:p>0.759172</text:p>
          </table:table-cell>
          <table:table-cell office:value-type="float" office:value="0.74955" calcext:value-type="float">
            <text:p>0.74955</text:p>
          </table:table-cell>
          <table:table-cell office:value-type="float" office:value="0.737503" calcext:value-type="float">
            <text:p>0.737503</text:p>
          </table:table-cell>
          <table:table-cell office:value-type="float" office:value="0.72327" calcext:value-type="float">
            <text:p>0.72327</text:p>
          </table:table-cell>
          <table:table-cell office:value-type="float" office:value="0.707136" calcext:value-type="float">
            <text:p>0.707136</text:p>
          </table:table-cell>
          <table:table-cell office:value-type="float" office:value="0.689431" calcext:value-type="float">
            <text:p>0.689431</text:p>
          </table:table-cell>
          <table:table-cell office:value-type="float" office:value="0.670522" calcext:value-type="float">
            <text:p>0.670522</text:p>
          </table:table-cell>
          <table:table-cell office:value-type="float" office:value="0.650815" calcext:value-type="float">
            <text:p>0.650815</text:p>
          </table:table-cell>
          <table:table-cell office:value-type="float" office:value="0.630744" calcext:value-type="float">
            <text:p>0.630744</text:p>
          </table:table-cell>
          <table:table-cell office:value-type="float" office:value="0.610772" calcext:value-type="float">
            <text:p>0.610772</text:p>
          </table:table-cell>
          <table:table-cell office:value-type="float" office:value="0.591382" calcext:value-type="float">
            <text:p>0.591382</text:p>
          </table:table-cell>
          <table:table-cell office:value-type="float" office:value="0.573071" calcext:value-type="float">
            <text:p>0.573071</text:p>
          </table:table-cell>
          <table:table-cell office:value-type="float" office:value="0.55635" calcext:value-type="float">
            <text:p>0.55635</text:p>
          </table:table-cell>
          <table:table-cell office:value-type="float" office:value="0.541731" calcext:value-type="float">
            <text:p>0.541731</text:p>
          </table:table-cell>
          <table:table-cell office:value-type="float" office:value="0.529721" calcext:value-type="float">
            <text:p>0.529721</text:p>
          </table:table-cell>
          <table:table-cell office:value-type="float" office:value="0.520798" calcext:value-type="float">
            <text:p>0.520798</text:p>
          </table:table-cell>
          <table:table-cell office:value-type="float" office:value="0.515356" calcext:value-type="float">
            <text:p>0.515356</text:p>
          </table:table-cell>
          <table:table-cell office:value-type="float" office:value="0.513592" calcext:value-type="float">
            <text:p>0.513592</text:p>
          </table:table-cell>
        </table:table-row>
        <table:table-row table:style-name="ro1">
          <table:table-cell office:value-type="float" office:value="1.05318" calcext:value-type="float">
            <text:p>1.05318</text:p>
          </table:table-cell>
          <table:table-cell office:value-type="float" office:value="0.764363" calcext:value-type="float">
            <text:p>0.764363</text:p>
          </table:table-cell>
          <table:table-cell office:value-type="float" office:value="0.762975" calcext:value-type="float">
            <text:p>0.762975</text:p>
          </table:table-cell>
          <table:table-cell office:value-type="float" office:value="0.758836" calcext:value-type="float">
            <text:p>0.758836</text:p>
          </table:table-cell>
          <table:table-cell office:value-type="float" office:value="0.752027" calcext:value-type="float">
            <text:p>0.752027</text:p>
          </table:table-cell>
          <table:table-cell office:value-type="float" office:value="0.742683" calcext:value-type="float">
            <text:p>0.742683</text:p>
          </table:table-cell>
          <table:table-cell office:value-type="float" office:value="0.730988" calcext:value-type="float">
            <text:p>0.730988</text:p>
          </table:table-cell>
          <table:table-cell office:value-type="float" office:value="0.717179" calcext:value-type="float">
            <text:p>0.717179</text:p>
          </table:table-cell>
          <table:table-cell office:value-type="float" office:value="0.701536" calcext:value-type="float">
            <text:p>0.701536</text:p>
          </table:table-cell>
          <table:table-cell office:value-type="float" office:value="0.684383" calcext:value-type="float">
            <text:p>0.684383</text:p>
          </table:table-cell>
          <table:table-cell office:value-type="float" office:value="0.666084" calcext:value-type="float">
            <text:p>0.666084</text:p>
          </table:table-cell>
          <table:table-cell office:value-type="float" office:value="0.647037" calcext:value-type="float">
            <text:p>0.647037</text:p>
          </table:table-cell>
          <table:table-cell office:value-type="float" office:value="0.627672" calcext:value-type="float">
            <text:p>0.627672</text:p>
          </table:table-cell>
          <table:table-cell office:value-type="float" office:value="0.608444" calcext:value-type="float">
            <text:p>0.608444</text:p>
          </table:table-cell>
          <table:table-cell office:value-type="float" office:value="0.589829" calcext:value-type="float">
            <text:p>0.589829</text:p>
          </table:table-cell>
          <table:table-cell office:value-type="float" office:value="0.572318" calcext:value-type="float">
            <text:p>0.572318</text:p>
          </table:table-cell>
          <table:table-cell office:value-type="float" office:value="0.55641" calcext:value-type="float">
            <text:p>0.55641</text:p>
          </table:table-cell>
          <table:table-cell office:value-type="float" office:value="0.542602" calcext:value-type="float">
            <text:p>0.542602</text:p>
          </table:table-cell>
          <table:table-cell office:value-type="float" office:value="0.531369" calcext:value-type="float">
            <text:p>0.531369</text:p>
          </table:table-cell>
          <table:table-cell office:value-type="float" office:value="0.523125" calcext:value-type="float">
            <text:p>0.523125</text:p>
          </table:table-cell>
          <table:table-cell office:value-type="float" office:value="0.518162" calcext:value-type="float">
            <text:p>0.518162</text:p>
          </table:table-cell>
          <table:table-cell office:value-type="float" office:value="0.516569" calcext:value-type="float">
            <text:p>0.516569</text:p>
          </table:table-cell>
        </table:table-row>
        <table:table-row table:style-name="ro1">
          <table:table-cell office:value-type="float" office:value="1.08526" calcext:value-type="float">
            <text:p>1.08526</text:p>
          </table:table-cell>
          <table:table-cell office:value-type="float" office:value="0.753903" calcext:value-type="float">
            <text:p>0.753903</text:p>
          </table:table-cell>
          <table:table-cell office:value-type="float" office:value="0.752574" calcext:value-type="float">
            <text:p>0.752574</text:p>
          </table:table-cell>
          <table:table-cell office:value-type="float" office:value="0.748606" calcext:value-type="float">
            <text:p>0.748606</text:p>
          </table:table-cell>
          <table:table-cell office:value-type="float" office:value="0.742081" calcext:value-type="float">
            <text:p>0.742081</text:p>
          </table:table-cell>
          <table:table-cell office:value-type="float" office:value="0.733131" calcext:value-type="float">
            <text:p>0.733131</text:p>
          </table:table-cell>
          <table:table-cell office:value-type="float" office:value="0.721936" calcext:value-type="float">
            <text:p>0.721936</text:p>
          </table:table-cell>
          <table:table-cell office:value-type="float" office:value="0.708728" calcext:value-type="float">
            <text:p>0.708728</text:p>
          </table:table-cell>
          <table:table-cell office:value-type="float" office:value="0.69378" calcext:value-type="float">
            <text:p>0.69378</text:p>
          </table:table-cell>
          <table:table-cell office:value-type="float" office:value="0.677411" calcext:value-type="float">
            <text:p>0.677411</text:p>
          </table:table-cell>
          <table:table-cell office:value-type="float" office:value="0.659976" calcext:value-type="float">
            <text:p>0.659976</text:p>
          </table:table-cell>
          <table:table-cell office:value-type="float" office:value="0.641866" calcext:value-type="float">
            <text:p>0.641866</text:p>
          </table:table-cell>
          <table:table-cell office:value-type="float" office:value="0.623501" calcext:value-type="float">
            <text:p>0.623501</text:p>
          </table:table-cell>
          <table:table-cell office:value-type="float" office:value="0.605327" calcext:value-type="float">
            <text:p>0.605327</text:p>
          </table:table-cell>
          <table:table-cell office:value-type="float" office:value="0.587808" calcext:value-type="float">
            <text:p>0.587808</text:p>
          </table:table-cell>
          <table:table-cell office:value-type="float" office:value="0.571421" calcext:value-type="float">
            <text:p>0.571421</text:p>
          </table:table-cell>
          <table:table-cell office:value-type="float" office:value="0.556641" calcext:value-type="float">
            <text:p>0.556641</text:p>
          </table:table-cell>
          <table:table-cell office:value-type="float" office:value="0.543926" calcext:value-type="float">
            <text:p>0.543926</text:p>
          </table:table-cell>
          <table:table-cell office:value-type="float" office:value="0.53369" calcext:value-type="float">
            <text:p>0.53369</text:p>
          </table:table-cell>
          <table:table-cell office:value-type="float" office:value="0.52626" calcext:value-type="float">
            <text:p>0.52626</text:p>
          </table:table-cell>
          <table:table-cell office:value-type="float" office:value="0.521831" calcext:value-type="float">
            <text:p>0.521831</text:p>
          </table:table-cell>
          <table:table-cell office:value-type="float" office:value="0.520417" calcext:value-type="float">
            <text:p>0.520417</text:p>
          </table:table-cell>
        </table:table-row>
        <table:table-row table:style-name="ro1">
          <table:table-cell office:value-type="float" office:value="1.0976" calcext:value-type="float">
            <text:p>1.0976</text:p>
          </table:table-cell>
          <table:table-cell office:value-type="float" office:value="0.749998" calcext:value-type="float">
            <text:p>0.749998</text:p>
          </table:table-cell>
          <table:table-cell office:value-type="float" office:value="0.74869" calcext:value-type="float">
            <text:p>0.74869</text:p>
          </table:table-cell>
          <table:table-cell office:value-type="float" office:value="0.744787" calcext:value-type="float">
            <text:p>0.744787</text:p>
          </table:table-cell>
          <table:table-cell office:value-type="float" office:value="0.73837" calcext:value-type="float">
            <text:p>0.73837</text:p>
          </table:table-cell>
          <table:table-cell office:value-type="float" office:value="0.729569" calcext:value-type="float">
            <text:p>0.729569</text:p>
          </table:table-cell>
          <table:table-cell office:value-type="float" office:value="0.718564" calcext:value-type="float">
            <text:p>0.718564</text:p>
          </table:table-cell>
          <table:table-cell office:value-type="float" office:value="0.705583" calcext:value-type="float">
            <text:p>0.705583</text:p>
          </table:table-cell>
          <table:table-cell office:value-type="float" office:value="0.690899" calcext:value-type="float">
            <text:p>0.690899</text:p>
          </table:table-cell>
          <table:table-cell office:value-type="float" office:value="0.674827" calcext:value-type="float">
            <text:p>0.674827</text:p>
          </table:table-cell>
          <table:table-cell office:value-type="float" office:value="0.657719" calcext:value-type="float">
            <text:p>0.657719</text:p>
          </table:table-cell>
          <table:table-cell office:value-type="float" office:value="0.639964" calcext:value-type="float">
            <text:p>0.639964</text:p>
          </table:table-cell>
          <table:table-cell office:value-type="float" office:value="0.621978" calcext:value-type="float">
            <text:p>0.621978</text:p>
          </table:table-cell>
          <table:table-cell office:value-type="float" office:value="0.604203" calcext:value-type="float">
            <text:p>0.604203</text:p>
          </table:table-cell>
          <table:table-cell office:value-type="float" office:value="0.587097" calcext:value-type="float">
            <text:p>0.587097</text:p>
          </table:table-cell>
          <table:table-cell office:value-type="float" office:value="0.571129" calcext:value-type="float">
            <text:p>0.571129</text:p>
          </table:table-cell>
          <table:table-cell office:value-type="float" office:value="0.556763" calcext:value-type="float">
            <text:p>0.556763</text:p>
          </table:table-cell>
          <table:table-cell office:value-type="float" office:value="0.544442" calcext:value-type="float">
            <text:p>0.544442</text:p>
          </table:table-cell>
          <table:table-cell office:value-type="float" office:value="0.534553" calcext:value-type="float">
            <text:p>0.534553</text:p>
          </table:table-cell>
          <table:table-cell office:value-type="float" office:value="0.527397" calcext:value-type="float">
            <text:p>0.527397</text:p>
          </table:table-cell>
          <table:table-cell office:value-type="float" office:value="0.523141" calcext:value-type="float">
            <text:p>0.523141</text:p>
          </table:table-cell>
          <table:table-cell office:value-type="float" office:value="0.521784" calcext:value-type="float">
            <text:p>0.521784</text:p>
          </table:table-cell>
        </table:table-row>
        <table:table-row table:style-name="ro1">
          <table:table-cell office:value-type="float" office:value="1.12073" calcext:value-type="float">
            <text:p>1.12073</text:p>
          </table:table-cell>
          <table:table-cell office:value-type="float" office:value="0.742846" calcext:value-type="float">
            <text:p>0.742846</text:p>
          </table:table-cell>
          <table:table-cell office:value-type="float" office:value="0.741578" calcext:value-type="float">
            <text:p>0.741578</text:p>
          </table:table-cell>
          <table:table-cell office:value-type="float" office:value="0.737796" calcext:value-type="float">
            <text:p>0.737796</text:p>
          </table:table-cell>
          <table:table-cell office:value-type="float" office:value="0.731579" calcext:value-type="float">
            <text:p>0.731579</text:p>
          </table:table-cell>
          <table:table-cell office:value-type="float" office:value="0.723054" calcext:value-type="float">
            <text:p>0.723054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699841" calcext:value-type="float">
            <text:p>0.699841</text:p>
          </table:table-cell>
          <table:table-cell office:value-type="float" office:value="0.685646" calcext:value-type="float">
            <text:p>0.685646</text:p>
          </table:table-cell>
          <table:table-cell office:value-type="float" office:value="0.670124" calcext:value-type="float">
            <text:p>0.670124</text:p>
          </table:table-cell>
          <table:table-cell office:value-type="float" office:value="0.653624" calcext:value-type="float">
            <text:p>0.653624</text:p>
          </table:table-cell>
          <table:table-cell office:value-type="float" office:value="0.636526" calcext:value-type="float">
            <text:p>0.636526</text:p>
          </table:table-cell>
          <table:table-cell office:value-type="float" office:value="0.619241" calcext:value-type="float">
            <text:p>0.619241</text:p>
          </table:table-cell>
          <table:table-cell office:value-type="float" office:value="0.602201" calcext:value-type="float">
            <text:p>0.602201</text:p>
          </table:table-cell>
          <table:table-cell office:value-type="float" office:value="0.585854" calcext:value-type="float">
            <text:p>0.585854</text:p>
          </table:table-cell>
          <table:table-cell office:value-type="float" office:value="0.57065" calcext:value-type="float">
            <text:p>0.57065</text:p>
          </table:table-cell>
          <table:table-cell office:value-type="float" office:value="0.557031" calcext:value-type="float">
            <text:p>0.557031</text:p>
          </table:table-cell>
          <table:table-cell office:value-type="float" office:value="0.545405" calcext:value-type="float">
            <text:p>0.545405</text:p>
          </table:table-cell>
          <table:table-cell office:value-type="float" office:value="0.53612" calcext:value-type="float">
            <text:p>0.53612</text:p>
          </table:table-cell>
          <table:table-cell office:value-type="float" office:value="0.529431" calcext:value-type="float">
            <text:p>0.529431</text:p>
          </table:table-cell>
          <table:table-cell office:value-type="float" office:value="0.525467" calcext:value-type="float">
            <text:p>0.525467</text:p>
          </table:table-cell>
          <table:table-cell office:value-type="float" office:value="0.524205" calcext:value-type="float">
            <text:p>0.524205</text:p>
          </table:table-cell>
        </table:table-row>
        <table:table-row table:style-name="ro1">
          <table:table-cell office:value-type="float" office:value="1.13953" calcext:value-type="float">
            <text:p>1.13953</text:p>
          </table:table-cell>
          <table:table-cell office:value-type="float" office:value="0.737198" calcext:value-type="float">
            <text:p>0.737198</text:p>
          </table:table-cell>
          <table:table-cell office:value-type="float" office:value="0.735963" calcext:value-type="float">
            <text:p>0.735963</text:p>
          </table:table-cell>
          <table:table-cell office:value-type="float" office:value="0.732277" calcext:value-type="float">
            <text:p>0.732277</text:p>
          </table:table-cell>
          <table:table-cell office:value-type="float" office:value="0.72622" calcext:value-type="float">
            <text:p>0.72622</text:p>
          </table:table-cell>
          <table:table-cell office:value-type="float" office:value="0.717917" calcext:value-type="float">
            <text:p>0.717917</text:p>
          </table:table-cell>
          <table:table-cell office:value-type="float" office:value="0.707544" calcext:value-type="float">
            <text:p>0.707544</text:p>
          </table:table-cell>
          <table:table-cell office:value-type="float" office:value="0.695323" calcext:value-type="float">
            <text:p>0.695323</text:p>
          </table:table-cell>
          <table:table-cell office:value-type="float" office:value="0.681519" calcext:value-type="float">
            <text:p>0.681519</text:p>
          </table:table-cell>
          <table:table-cell office:value-type="float" office:value="0.666439" calcext:value-type="float">
            <text:p>0.666439</text:p>
          </table:table-cell>
          <table:table-cell office:value-type="float" office:value="0.650425" calcext:value-type="float">
            <text:p>0.650425</text:p>
          </table:table-cell>
          <table:table-cell office:value-type="float" office:value="0.633853" calcext:value-type="float">
            <text:p>0.633853</text:p>
          </table:table-cell>
          <table:table-cell office:value-type="float" office:value="0.617128" calcext:value-type="float">
            <text:p>0.617128</text:p>
          </table:table-cell>
          <table:table-cell office:value-type="float" office:value="0.600672" calcext:value-type="float">
            <text:p>0.600672</text:p>
          </table:table-cell>
          <table:table-cell office:value-type="float" office:value="0.584923" calcext:value-type="float">
            <text:p>0.584923</text:p>
          </table:table-cell>
          <table:table-cell office:value-type="float" office:value="0.570317" calcext:value-type="float">
            <text:p>0.570317</text:p>
          </table:table-cell>
          <table:table-cell office:value-type="float" office:value="0.557274" calcext:value-type="float">
            <text:p>0.557274</text:p>
          </table:table-cell>
          <table:table-cell office:value-type="float" office:value="0.546177" calcext:value-type="float">
            <text:p>0.546177</text:p>
          </table:table-cell>
          <table:table-cell office:value-type="float" office:value="0.537343" calcext:value-type="float">
            <text:p>0.537343</text:p>
          </table:table-cell>
          <table:table-cell office:value-type="float" office:value="0.530997" calcext:value-type="float">
            <text:p>0.530997</text:p>
          </table:table-cell>
          <table:table-cell office:value-type="float" office:value="0.527244" calcext:value-type="float">
            <text:p>0.527244</text:p>
          </table:table-cell>
          <table:table-cell office:value-type="float" office:value="0.526051" calcext:value-type="float">
            <text:p>0.526051</text:p>
          </table:table-cell>
        </table:table-row>
        <table:table-row table:style-name="ro1">
          <table:table-cell office:value-type="float" office:value="1.1661" calcext:value-type="float">
            <text:p>1.1661</text:p>
          </table:table-cell>
          <table:table-cell office:value-type="float" office:value="0.729463" calcext:value-type="float">
            <text:p>0.729463</text:p>
          </table:table-cell>
          <table:table-cell office:value-type="float" office:value="0.728272" calcext:value-type="float">
            <text:p>0.728272</text:p>
          </table:table-cell>
          <table:table-cell office:value-type="float" office:value="0.724721" calcext:value-type="float">
            <text:p>0.724721</text:p>
          </table:table-cell>
          <table:table-cell office:value-type="float" office:value="0.718887" calcext:value-type="float">
            <text:p>0.718887</text:p>
          </table:table-cell>
          <table:table-cell office:value-type="float" office:value="0.710893" calcext:value-type="float">
            <text:p>0.710893</text:p>
          </table:table-cell>
          <table:table-cell office:value-type="float" office:value="0.700911" calcext:value-type="float">
            <text:p>0.700911</text:p>
          </table:table-cell>
          <table:table-cell office:value-type="float" office:value="0.689161" calcext:value-type="float">
            <text:p>0.689161</text:p>
          </table:table-cell>
          <table:table-cell office:value-type="float" office:value="0.675902" calcext:value-type="float">
            <text:p>0.675902</text:p>
          </table:table-cell>
          <table:table-cell office:value-type="float" office:value="0.661435" calcext:value-type="float">
            <text:p>0.661435</text:p>
          </table:table-cell>
          <table:table-cell office:value-type="float" office:value="0.646096" calcext:value-type="float">
            <text:p>0.646096</text:p>
          </table:table-cell>
          <table:table-cell office:value-type="float" office:value="0.630255" calcext:value-type="float">
            <text:p>0.630255</text:p>
          </table:table-cell>
          <table:table-cell office:value-type="float" office:value="0.614302" calcext:value-type="float">
            <text:p>0.614302</text:p>
          </table:table-cell>
          <table:table-cell office:value-type="float" office:value="0.598651" calcext:value-type="float">
            <text:p>0.598651</text:p>
          </table:table-cell>
          <table:table-cell office:value-type="float" office:value="0.583719" calcext:value-type="float">
            <text:p>0.583719</text:p>
          </table:table-cell>
          <table:table-cell office:value-type="float" office:value="0.56992" calcext:value-type="float">
            <text:p>0.56992</text:p>
          </table:table-cell>
          <table:table-cell office:value-type="float" office:value="0.557645" calcext:value-type="float">
            <text:p>0.557645</text:p>
          </table:table-cell>
          <table:table-cell office:value-type="float" office:value="0.547243" calcext:value-type="float">
            <text:p>0.547243</text:p>
          </table:table-cell>
          <table:table-cell office:value-type="float" office:value="0.538993" calcext:value-type="float">
            <text:p>0.538993</text:p>
          </table:table-cell>
          <table:table-cell office:value-type="float" office:value="0.533085" calcext:value-type="float">
            <text:p>0.533085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528493" calcext:value-type="float">
            <text:p>0.528493</text:p>
          </table:table-cell>
        </table:table-row>
        <table:table-row table:style-name="ro1">
          <table:table-cell office:value-type="float" office:value="1.18081" calcext:value-type="float">
            <text:p>1.18081</text:p>
          </table:table-cell>
          <table:table-cell office:value-type="float" office:value="0.725303" calcext:value-type="float">
            <text:p>0.725303</text:p>
          </table:table-cell>
          <table:table-cell office:value-type="float" office:value="0.724137" calcext:value-type="float">
            <text:p>0.724137</text:p>
          </table:table-cell>
          <table:table-cell office:value-type="float" office:value="0.72066" calcext:value-type="float">
            <text:p>0.72066</text:p>
          </table:table-cell>
          <table:table-cell office:value-type="float" office:value="0.714947" calcext:value-type="float">
            <text:p>0.714947</text:p>
          </table:table-cell>
          <table:table-cell office:value-type="float" office:value="0.707121" calcext:value-type="float">
            <text:p>0.707121</text:p>
          </table:table-cell>
          <table:table-cell office:value-type="float" office:value="0.697354" calcext:value-type="float">
            <text:p>0.697354</text:p>
          </table:table-cell>
          <table:table-cell office:value-type="float" office:value="0.68586" calcext:value-type="float">
            <text:p>0.68586</text:p>
          </table:table-cell>
          <table:table-cell office:value-type="float" office:value="0.672899" calcext:value-type="float">
            <text:p>0.672899</text:p>
          </table:table-cell>
          <table:table-cell office:value-type="float" office:value="0.658766" calcext:value-type="float">
            <text:p>0.658766</text:p>
          </table:table-cell>
          <table:table-cell office:value-type="float" office:value="0.643795" calcext:value-type="float">
            <text:p>0.643795</text:p>
          </table:table-cell>
          <table:table-cell office:value-type="float" office:value="0.62835" calcext:value-type="float">
            <text:p>0.62835</text:p>
          </table:table-cell>
          <table:table-cell office:value-type="float" office:value="0.612816" calcext:value-type="float">
            <text:p>0.612816</text:p>
          </table:table-cell>
          <table:table-cell office:value-type="float" office:value="0.597598" calcext:value-type="float">
            <text:p>0.597598</text:p>
          </table:table-cell>
          <table:table-cell office:value-type="float" office:value="0.583102" calcext:value-type="float">
            <text:p>0.583102</text:p>
          </table:table-cell>
          <table:table-cell office:value-type="float" office:value="0.569731" calcext:value-type="float">
            <text:p>0.569731</text:p>
          </table:table-cell>
          <table:table-cell office:value-type="float" office:value="0.55786" calcext:value-type="float">
            <text:p>0.55786</text:p>
          </table:table-cell>
          <table:table-cell office:value-type="float" office:value="0.547818" calcext:value-type="float">
            <text:p>0.547818</text:p>
          </table:table-cell>
          <table:table-cell office:value-type="float" office:value="0.539867" calcext:value-type="float">
            <text:p>0.539867</text:p>
          </table:table-cell>
          <table:table-cell office:value-type="float" office:value="0.534183" calcext:value-type="float">
            <text:p>0.534183</text:p>
          </table:table-cell>
          <table:table-cell office:value-type="float" office:value="0.530833" calcext:value-type="float">
            <text:p>0.530833</text:p>
          </table:table-cell>
          <table:table-cell office:value-type="float" office:value="0.529769" calcext:value-type="float">
            <text:p>0.529769</text:p>
          </table:table-cell>
        </table:table-row>
        <table:table-row table:style-name="ro1">
          <table:table-cell office:value-type="float" office:value="1.20479" calcext:value-type="float">
            <text:p>1.20479</text:p>
          </table:table-cell>
          <table:table-cell office:value-type="float" office:value="0.718706" calcext:value-type="float">
            <text:p>0.718706</text:p>
          </table:table-cell>
          <table:table-cell office:value-type="float" office:value="0.717579" calcext:value-type="float">
            <text:p>0.717579</text:p>
          </table:table-cell>
          <table:table-cell office:value-type="float" office:value="0.71422" calcext:value-type="float">
            <text:p>0.71422</text:p>
          </table:table-cell>
          <table:table-cell office:value-type="float" office:value="0.708702" calcext:value-type="float">
            <text:p>0.708702</text:p>
          </table:table-cell>
          <table:table-cell office:value-type="float" office:value="0.701148" calcext:value-type="float">
            <text:p>0.701148</text:p>
          </table:table-cell>
          <table:table-cell office:value-type="float" office:value="0.691725" calcext:value-type="float">
            <text:p>0.691725</text:p>
          </table:table-cell>
          <table:table-cell office:value-type="float" office:value="0.680645" calcext:value-type="float">
            <text:p>0.680645</text:p>
          </table:table-cell>
          <table:table-cell office:value-type="float" office:value="0.668161" calcext:value-type="float">
            <text:p>0.668161</text:p>
          </table:table-cell>
          <table:table-cell office:value-type="float" office:value="0.654565" calcext:value-type="float">
            <text:p>0.654565</text:p>
          </table:table-cell>
          <table:table-cell office:value-type="float" office:value="0.640185" calcext:value-type="float">
            <text:p>0.640185</text:p>
          </table:table-cell>
          <table:table-cell office:value-type="float" office:value="0.625372" calcext:value-type="float">
            <text:p>0.625372</text:p>
          </table:table-cell>
          <table:table-cell office:value-type="float" office:value="0.610506" calcext:value-type="float">
            <text:p>0.610506</text:p>
          </table:table-cell>
          <table:table-cell office:value-type="float" office:value="0.595973" calcext:value-type="float">
            <text:p>0.595973</text:p>
          </table:table-cell>
          <table:table-cell office:value-type="float" office:value="0.582166" calcext:value-type="float">
            <text:p>0.582166</text:p>
          </table:table-cell>
          <table:table-cell office:value-type="float" office:value="0.569464" calcext:value-type="float">
            <text:p>0.569464</text:p>
          </table:table-cell>
          <table:table-cell office:value-type="float" office:value="0.558218" calcext:value-type="float">
            <text:p>0.558218</text:p>
          </table:table-cell>
          <table:table-cell office:value-type="float" office:value="0.54873" calcext:value-type="float">
            <text:p>0.54873</text:p>
          </table:table-cell>
          <table:table-cell office:value-type="float" office:value="0.541236" calcext:value-type="float">
            <text:p>0.541236</text:p>
          </table:table-cell>
          <table:table-cell office:value-type="float" office:value="0.53589" calcext:value-type="float">
            <text:p>0.53589</text:p>
          </table:table-cell>
          <table:table-cell office:value-type="float" office:value="0.532743" calcext:value-type="float">
            <text:p>0.532743</text:p>
          </table:table-cell>
          <table:table-cell office:value-type="float" office:value="0.531745" calcext:value-type="float">
            <text:p>0.531745</text:p>
          </table:table-cell>
        </table:table-row>
        <table:table-row table:style-name="ro1">
          <table:table-cell office:value-type="float" office:value="1.22254" calcext:value-type="float">
            <text:p>1.22254</text:p>
          </table:table-cell>
          <table:table-cell office:value-type="float" office:value="0.713969" calcext:value-type="float">
            <text:p>0.713969</text:p>
          </table:table-cell>
          <table:table-cell office:value-type="float" office:value="0.712871" calcext:value-type="float">
            <text:p>0.712871</text:p>
          </table:table-cell>
          <table:table-cell office:value-type="float" office:value="0.709598" calcext:value-type="float">
            <text:p>0.709598</text:p>
          </table:table-cell>
          <table:table-cell office:value-type="float" office:value="0.704224" calcext:value-type="float">
            <text:p>0.704224</text:p>
          </table:table-cell>
          <table:table-cell office:value-type="float" office:value="0.696867" calcext:value-type="float">
            <text:p>0.696867</text:p>
          </table:table-cell>
          <table:table-cell office:value-type="float" office:value="0.687695" calcext:value-type="float">
            <text:p>0.687695</text:p>
          </table:table-cell>
          <table:table-cell office:value-type="float" office:value="0.676916" calcext:value-type="float">
            <text:p>0.676916</text:p>
          </table:table-cell>
          <table:table-cell office:value-type="float" office:value="0.66478" calcext:value-type="float">
            <text:p>0.66478</text:p>
          </table:table-cell>
          <table:table-cell office:value-type="float" office:value="0.651575" calcext:value-type="float">
            <text:p>0.651575</text:p>
          </table:table-cell>
          <table:table-cell office:value-type="float" office:value="0.637622" calcext:value-type="float">
            <text:p>0.637622</text:p>
          </table:table-cell>
          <table:table-cell office:value-type="float" office:value="0.623268" calcext:value-type="float">
            <text:p>0.623268</text:p>
          </table:table-cell>
          <table:table-cell office:value-type="float" office:value="0.608881" calcext:value-type="float">
            <text:p>0.608881</text:p>
          </table:table-cell>
          <table:table-cell office:value-type="float" office:value="0.59484" calcext:value-type="float">
            <text:p>0.59484</text:p>
          </table:table-cell>
          <table:table-cell office:value-type="float" office:value="0.581523" calcext:value-type="float">
            <text:p>0.581523</text:p>
          </table:table-cell>
          <table:table-cell office:value-type="float" office:value="0.569294" calcext:value-type="float">
            <text:p>0.569294</text:p>
          </table:table-cell>
          <table:table-cell office:value-type="float" office:value="0.558486" calcext:value-type="float">
            <text:p>0.558486</text:p>
          </table:table-cell>
          <table:table-cell office:value-type="float" office:value="0.549383" calcext:value-type="float">
            <text:p>0.549383</text:p>
          </table:table-cell>
          <table:table-cell office:value-type="float" office:value="0.542206" calcext:value-type="float">
            <text:p>0.542206</text:p>
          </table:table-cell>
          <table:table-cell office:value-type="float" office:value="0.537091" calcext:value-type="float">
            <text:p>0.537091</text:p>
          </table:table-cell>
          <table:table-cell office:value-type="float" office:value="0.534083" calcext:value-type="float">
            <text:p>0.534083</text:p>
          </table:table-cell>
          <table:table-cell office:value-type="float" office:value="0.53313" calcext:value-type="float">
            <text:p>0.53313</text:p>
          </table:table-cell>
        </table:table-row>
        <table:table-row table:style-name="ro1">
          <table:table-cell office:value-type="float" office:value="1.24963" calcext:value-type="float">
            <text:p>1.24963</text:p>
          </table:table-cell>
          <table:table-cell office:value-type="float" office:value="0.706973" calcext:value-type="float">
            <text:p>0.706973</text:p>
          </table:table-cell>
          <table:table-cell office:value-type="float" office:value="0.705919" calcext:value-type="float">
            <text:p>0.705919</text:p>
          </table:table-cell>
          <table:table-cell office:value-type="float" office:value="0.702776" calcext:value-type="float">
            <text:p>0.702776</text:p>
          </table:table-cell>
          <table:table-cell office:value-type="float" office:value="0.697616" calcext:value-type="float">
            <text:p>0.697616</text:p>
          </table:table-cell>
          <table:table-cell office:value-type="float" office:value="0.690557" calcext:value-type="float">
            <text:p>0.690557</text:p>
          </table:table-cell>
          <table:table-cell office:value-type="float" office:value="0.681761" calcext:value-type="float">
            <text:p>0.681761</text:p>
          </table:table-cell>
          <table:table-cell office:value-type="float" office:value="0.671434" calcext:value-type="float">
            <text:p>0.671434</text:p>
          </table:table-cell>
          <table:table-cell office:value-type="float" office:value="0.659819" calcext:value-type="float">
            <text:p>0.659819</text:p>
          </table:table-cell>
          <table:table-cell office:value-type="float" office:value="0.647198" calcext:value-type="float">
            <text:p>0.647198</text:p>
          </table:table-cell>
          <table:table-cell office:value-type="float" office:value="0.633883" calcext:value-type="float">
            <text:p>0.633883</text:p>
          </table:table-cell>
          <table:table-cell office:value-type="float" office:value="0.620211" calcext:value-type="float">
            <text:p>0.620211</text:p>
          </table:table-cell>
          <table:table-cell office:value-type="float" office:value="0.606534" calcext:value-type="float">
            <text:p>0.606534</text:p>
          </table:table-cell>
          <table:table-cell office:value-type="float" office:value="0.593217" calcext:value-type="float">
            <text:p>0.593217</text:p>
          </table:table-cell>
          <table:table-cell office:value-type="float" office:value="0.580616" calcext:value-type="float">
            <text:p>0.580616</text:p>
          </table:table-cell>
          <table:table-cell office:value-type="float" office:value="0.569073" calcext:value-type="float">
            <text:p>0.569073</text:p>
          </table:table-cell>
          <table:table-cell office:value-type="float" office:value="0.558896" calcext:value-type="float">
            <text:p>0.558896</text:p>
          </table:table-cell>
          <table:table-cell office:value-type="float" office:value="0.550345" calcext:value-type="float">
            <text:p>0.550345</text:p>
          </table:table-cell>
          <table:table-cell office:value-type="float" office:value="0.543616" calcext:value-type="float">
            <text:p>0.543616</text:p>
          </table:table-cell>
          <table:table-cell office:value-type="float" office:value="0.538829" calcext:value-type="float">
            <text:p>0.538829</text:p>
          </table:table-cell>
          <table:table-cell office:value-type="float" office:value="0.536017" calcext:value-type="float">
            <text:p>0.536017</text:p>
          </table:table-cell>
          <table:table-cell office:value-type="float" office:value="0.535127" calcext:value-type="float">
            <text:p>0.535127</text:p>
          </table:table-cell>
        </table:table-row>
        <table:table-row table:style-name="ro1">
          <table:table-cell office:value-type="float" office:value="1.26506" calcext:value-type="float">
            <text:p>1.26506</text:p>
          </table:table-cell>
          <table:table-cell office:value-type="float" office:value="0.703113" calcext:value-type="float">
            <text:p>0.703113</text:p>
          </table:table-cell>
          <table:table-cell office:value-type="float" office:value="0.702083" calcext:value-type="float">
            <text:p>0.702083</text:p>
          </table:table-cell>
          <table:table-cell office:value-type="float" office:value="0.699013" calcext:value-type="float">
            <text:p>0.699013</text:p>
          </table:table-cell>
          <table:table-cell office:value-type="float" office:value="0.693973" calcext:value-type="float">
            <text:p>0.693973</text:p>
          </table:table-cell>
          <table:table-cell office:value-type="float" office:value="0.687081" calcext:value-type="float">
            <text:p>0.687081</text:p>
          </table:table-cell>
          <table:table-cell office:value-type="float" office:value="0.678496" calcext:value-type="float">
            <text:p>0.678496</text:p>
          </table:table-cell>
          <table:table-cell office:value-type="float" office:value="0.668422" calcext:value-type="float">
            <text:p>0.668422</text:p>
          </table:table-cell>
          <table:table-cell office:value-type="float" office:value="0.657099" calcext:value-type="float">
            <text:p>0.657099</text:p>
          </table:table-cell>
          <table:table-cell office:value-type="float" office:value="0.644804" calcext:value-type="float">
            <text:p>0.644804</text:p>
          </table:table-cell>
          <table:table-cell office:value-type="float" office:value="0.631844" calcext:value-type="float">
            <text:p>0.631844</text:p>
          </table:table-cell>
          <table:table-cell office:value-type="float" office:value="0.618549" calcext:value-type="float">
            <text:p>0.618549</text:p>
          </table:table-cell>
          <table:table-cell office:value-type="float" office:value="0.605265" calcext:value-type="float">
            <text:p>0.605265</text:p>
          </table:table-cell>
          <table:table-cell office:value-type="float" office:value="0.592344" calcext:value-type="float">
            <text:p>0.592344</text:p>
          </table:table-cell>
          <table:table-cell office:value-type="float" office:value="0.580135" calcext:value-type="float">
            <text:p>0.580135</text:p>
          </table:table-cell>
          <table:table-cell office:value-type="float" office:value="0.568964" calcext:value-type="float">
            <text:p>0.568964</text:p>
          </table:table-cell>
          <table:table-cell office:value-type="float" office:value="0.559128" calcext:value-type="float">
            <text:p>0.559128</text:p>
          </table:table-cell>
          <table:table-cell office:value-type="float" office:value="0.550873" calcext:value-type="float">
            <text:p>0.550873</text:p>
          </table:table-cell>
          <table:table-cell office:value-type="float" office:value="0.544384" calcext:value-type="float">
            <text:p>0.544384</text:p>
          </table:table-cell>
          <table:table-cell office:value-type="float" office:value="0.539771" calcext:value-type="float">
            <text:p>0.539771</text:p>
          </table:table-cell>
          <table:table-cell office:value-type="float" office:value="0.537063" calcext:value-type="float">
            <text:p>0.537063</text:p>
          </table:table-cell>
          <table:table-cell office:value-type="float" office:value="0.536206" calcext:value-type="float">
            <text:p>0.536206</text:p>
          </table:table-cell>
        </table:table-row>
        <table:table-row table:style-name="ro1">
          <table:table-cell office:value-type="float" office:value="1.29467" calcext:value-type="float">
            <text:p>1.29467</text:p>
          </table:table-cell>
          <table:table-cell office:value-type="float" office:value="0.695958" calcext:value-type="float">
            <text:p>0.695958</text:p>
          </table:table-cell>
          <table:table-cell office:value-type="float" office:value="0.694973" calcext:value-type="float">
            <text:p>0.694973</text:p>
          </table:table-cell>
          <table:table-cell office:value-type="float" office:value="0.69204" calcext:value-type="float">
            <text:p>0.69204</text:p>
          </table:table-cell>
          <table:table-cell office:value-type="float" office:value="0.687228" calcext:value-type="float">
            <text:p>0.687228</text:p>
          </table:table-cell>
          <table:table-cell office:value-type="float" office:value="0.68065" calcext:value-type="float">
            <text:p>0.68065</text:p>
          </table:table-cell>
          <table:table-cell office:value-type="float" office:value="0.672462" calcext:value-type="float">
            <text:p>0.672462</text:p>
          </table:table-cell>
          <table:table-cell office:value-type="float" office:value="0.662864" calcext:value-type="float">
            <text:p>0.662864</text:p>
          </table:table-cell>
          <table:table-cell office:value-type="float" office:value="0.652088" calcext:value-type="float">
            <text:p>0.652088</text:p>
          </table:table-cell>
          <table:table-cell office:value-type="float" office:value="0.640404" calcext:value-type="float">
            <text:p>0.640404</text:p>
          </table:table-cell>
          <table:table-cell office:value-type="float" office:value="0.628106" calcext:value-type="float">
            <text:p>0.628106</text:p>
          </table:table-cell>
          <table:table-cell office:value-type="float" office:value="0.615514" calcext:value-type="float">
            <text:p>0.615514</text:p>
          </table:table-cell>
          <table:table-cell office:value-type="float" office:value="0.602957" calcext:value-type="float">
            <text:p>0.602957</text:p>
          </table:table-cell>
          <table:table-cell office:value-type="float" office:value="0.59077" calcext:value-type="float">
            <text:p>0.59077</text:p>
          </table:table-cell>
          <table:table-cell office:value-type="float" office:value="0.579277" calcext:value-type="float">
            <text:p>0.579277</text:p>
          </table:table-cell>
          <table:table-cell office:value-type="float" office:value="0.568786" calcext:value-type="float">
            <text:p>0.568786</text:p>
          </table:table-cell>
          <table:table-cell office:value-type="float" office:value="0.559568" calcext:value-type="float">
            <text:p>0.559568</text:p>
          </table:table-cell>
          <table:table-cell office:value-type="float" office:value="0.551847" calcext:value-type="float">
            <text:p>0.551847</text:p>
          </table:table-cell>
          <table:table-cell office:value-type="float" office:value="0.545788" calcext:value-type="float">
            <text:p>0.545788</text:p>
          </table:table-cell>
          <table:table-cell office:value-type="float" office:value="0.541486" calcext:value-type="float">
            <text:p>0.541486</text:p>
          </table:table-cell>
          <table:table-cell office:value-type="float" office:value="0.538964" calcext:value-type="float">
            <text:p>0.538964</text:p>
          </table:table-cell>
          <table:table-cell office:value-type="float" office:value="0.538166" calcext:value-type="float">
            <text:p>0.538166</text:p>
          </table:table-cell>
        </table:table-row>
        <table:table-row table:style-name="ro1">
          <table:table-cell office:value-type="float" office:value="1.30654" calcext:value-type="float">
            <text:p>1.30654</text:p>
          </table:table-cell>
          <table:table-cell office:value-type="float" office:value="0.69318" calcext:value-type="float">
            <text:p>0.69318</text:p>
          </table:table-cell>
          <table:table-cell office:value-type="float" office:value="0.692214" calcext:value-type="float">
            <text:p>0.692214</text:p>
          </table:table-cell>
          <table:table-cell office:value-type="float" office:value="0.689334" calcext:value-type="float">
            <text:p>0.689334</text:p>
          </table:table-cell>
          <table:table-cell office:value-type="float" office:value="0.684612" calcext:value-type="float">
            <text:p>0.684612</text:p>
          </table:table-cell>
          <table:table-cell office:value-type="float" office:value="0.678157" calcext:value-type="float">
            <text:p>0.678157</text:p>
          </table:table-cell>
          <table:table-cell office:value-type="float" office:value="0.670127" calcext:value-type="float">
            <text:p>0.670127</text:p>
          </table:table-cell>
          <table:table-cell office:value-type="float" office:value="0.660715" calcext:value-type="float">
            <text:p>0.660715</text:p>
          </table:table-cell>
          <table:table-cell office:value-type="float" office:value="0.650154" calcext:value-type="float">
            <text:p>0.650154</text:p>
          </table:table-cell>
          <table:table-cell office:value-type="float" office:value="0.638709" calcext:value-type="float">
            <text:p>0.638709</text:p>
          </table:table-cell>
          <table:table-cell office:value-type="float" office:value="0.626671" calcext:value-type="float">
            <text:p>0.626671</text:p>
          </table:table-cell>
          <table:table-cell office:value-type="float" office:value="0.614352" calcext:value-type="float">
            <text:p>0.614352</text:p>
          </table:table-cell>
          <table:table-cell office:value-type="float" office:value="0.602077" calcext:value-type="float">
            <text:p>0.602077</text:p>
          </table:table-cell>
          <table:table-cell office:value-type="float" office:value="0.590172" calcext:value-type="float">
            <text:p>0.590172</text:p>
          </table:table-cell>
          <table:table-cell office:value-type="float" office:value="0.578956" calcext:value-type="float">
            <text:p>0.578956</text:p>
          </table:table-cell>
          <table:table-cell office:value-type="float" office:value="0.568725" calcext:value-type="float">
            <text:p>0.568725</text:p>
          </table:table-cell>
          <table:table-cell office:value-type="float" office:value="0.559742" calcext:value-type="float">
            <text:p>0.559742</text:p>
          </table:table-cell>
          <table:table-cell office:value-type="float" office:value="0.552223" calcext:value-type="float">
            <text:p>0.552223</text:p>
          </table:table-cell>
          <table:table-cell office:value-type="float" office:value="0.546326" calcext:value-type="float">
            <text:p>0.546326</text:p>
          </table:table-cell>
          <table:table-cell office:value-type="float" office:value="0.542142" calcext:value-type="float">
            <text:p>0.542142</text:p>
          </table:table-cell>
          <table:table-cell office:value-type="float" office:value="0.539689" calcext:value-type="float">
            <text:p>0.539689</text:p>
          </table:table-cell>
          <table:table-cell office:value-type="float" office:value="0.538913" calcext:value-type="float">
            <text:p>0.538913</text:p>
          </table:table-cell>
        </table:table-row>
        <table:table-row table:style-name="ro1">
          <table:table-cell office:value-type="float" office:value="1.32728" calcext:value-type="float">
            <text:p>1.32728</text:p>
          </table:table-cell>
          <table:table-cell office:value-type="float" office:value="0.688449" calcext:value-type="float">
            <text:p>0.688449</text:p>
          </table:table-cell>
          <table:table-cell office:value-type="float" office:value="0.687514" calcext:value-type="float">
            <text:p>0.687514</text:p>
          </table:table-cell>
          <table:table-cell office:value-type="float" office:value="0.684729" calcext:value-type="float">
            <text:p>0.684729</text:p>
          </table:table-cell>
          <table:table-cell office:value-type="float" office:value="0.68016" calcext:value-type="float">
            <text:p>0.68016</text:p>
          </table:table-cell>
          <table:table-cell office:value-type="float" office:value="0.673919" calcext:value-type="float">
            <text:p>0.673919</text:p>
          </table:table-cell>
          <table:table-cell office:value-type="float" office:value="0.666158" calcext:value-type="float">
            <text:p>0.666158</text:p>
          </table:table-cell>
          <table:table-cell office:value-type="float" office:value="0.657068" calcext:value-type="float">
            <text:p>0.657068</text:p>
          </table:table-cell>
          <table:table-cell office:value-type="float" office:value="0.646876" calcext:value-type="float">
            <text:p>0.646876</text:p>
          </table:table-cell>
          <table:table-cell office:value-type="float" office:value="0.63584" calcext:value-type="float">
            <text:p>0.63584</text:p>
          </table:table-cell>
          <table:table-cell office:value-type="float" office:value="0.624245" calcext:value-type="float">
            <text:p>0.624245</text:p>
          </table:table-cell>
          <table:table-cell office:value-type="float" office:value="0.612393" calcext:value-type="float">
            <text:p>0.612393</text:p>
          </table:table-cell>
          <table:table-cell office:value-type="float" office:value="0.600597" calcext:value-type="float">
            <text:p>0.600597</text:p>
          </table:table-cell>
          <table:table-cell office:value-type="float" office:value="0.589172" calcext:value-type="float">
            <text:p>0.589172</text:p>
          </table:table-cell>
          <table:table-cell office:value-type="float" office:value="0.578422" calcext:value-type="float">
            <text:p>0.578422</text:p>
          </table:table-cell>
          <table:table-cell office:value-type="float" office:value="0.568629" calcext:value-type="float">
            <text:p>0.568629</text:p>
          </table:table-cell>
          <table:table-cell office:value-type="float" office:value="0.560041" calcext:value-type="float">
            <text:p>0.560041</text:p>
          </table:table-cell>
          <table:table-cell office:value-type="float" office:value="0.552861" calcext:value-type="float">
            <text:p>0.552861</text:p>
          </table:table-cell>
          <table:table-cell office:value-type="float" office:value="0.547235" calcext:value-type="float">
            <text:p>0.547235</text:p>
          </table:table-cell>
          <table:table-cell office:value-type="float" office:value="0.543246" calcext:value-type="float">
            <text:p>0.543246</text:p>
          </table:table-cell>
          <table:table-cell office:value-type="float" office:value="0.540909" calcext:value-type="float">
            <text:p>0.540909</text:p>
          </table:table-cell>
          <table:table-cell office:value-type="float" office:value="0.54017" calcext:value-type="float">
            <text:p>0.54017</text:p>
          </table:table-cell>
        </table:table-row>
        <table:table-row table:style-name="ro1">
          <table:table-cell office:value-type="float" office:value="1.34933" calcext:value-type="float">
            <text:p>1.34933</text:p>
          </table:table-cell>
          <table:table-cell office:value-type="float" office:value="0.683589" calcext:value-type="float">
            <text:p>0.683589</text:p>
          </table:table-cell>
          <table:table-cell office:value-type="float" office:value="0.682687" calcext:value-type="float">
            <text:p>0.682687</text:p>
          </table:table-cell>
          <table:table-cell office:value-type="float" office:value="0.679998" calcext:value-type="float">
            <text:p>0.679998</text:p>
          </table:table-cell>
          <table:table-cell office:value-type="float" office:value="0.675591" calcext:value-type="float">
            <text:p>0.675591</text:p>
          </table:table-cell>
          <table:table-cell office:value-type="float" office:value="0.669572" calcext:value-type="float">
            <text:p>0.669572</text:p>
          </table:table-cell>
          <table:table-cell office:value-type="float" office:value="0.662092" calcext:value-type="float">
            <text:p>0.662092</text:p>
          </table:table-cell>
          <table:table-cell office:value-type="float" office:value="0.653336" calcext:value-type="float">
            <text:p>0.653336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632915" calcext:value-type="float">
            <text:p>0.632915</text:p>
          </table:table-cell>
          <table:table-cell office:value-type="float" office:value="0.621777" calcext:value-type="float">
            <text:p>0.621777</text:p>
          </table:table-cell>
          <table:table-cell office:value-type="float" office:value="0.610405" calcext:value-type="float">
            <text:p>0.610405</text:p>
          </table:table-cell>
          <table:table-cell office:value-type="float" office:value="0.599101" calcext:value-type="float">
            <text:p>0.599101</text:p>
          </table:table-cell>
          <table:table-cell office:value-type="float" office:value="0.588166" calcext:value-type="float">
            <text:p>0.588166</text:p>
          </table:table-cell>
          <table:table-cell office:value-type="float" office:value="0.57789" calcext:value-type="float">
            <text:p>0.57789</text:p>
          </table:table-cell>
          <table:table-cell office:value-type="float" office:value="0.568541" calcext:value-type="float">
            <text:p>0.568541</text:p>
          </table:table-cell>
          <table:table-cell office:value-type="float" office:value="0.560352" calcext:value-type="float">
            <text:p>0.560352</text:p>
          </table:table-cell>
          <table:table-cell office:value-type="float" office:value="0.553512" calcext:value-type="float">
            <text:p>0.553512</text:p>
          </table:table-cell>
          <table:table-cell office:value-type="float" office:value="0.548158" calcext:value-type="float">
            <text:p>0.548158</text:p>
          </table:table-cell>
          <table:table-cell office:value-type="float" office:value="0.544365" calcext:value-type="float">
            <text:p>0.544365</text:p>
          </table:table-cell>
          <table:table-cell office:value-type="float" office:value="0.542144" calcext:value-type="float">
            <text:p>0.542144</text:p>
          </table:table-cell>
          <table:table-cell office:value-type="float" office:value="0.541442" calcext:value-type="float">
            <text:p>0.541442</text:p>
          </table:table-cell>
        </table:table-row>
        <table:table-row table:style-name="ro1">
          <table:table-cell office:value-type="float" office:value="1.36929" calcext:value-type="float">
            <text:p>1.36929</text:p>
          </table:table-cell>
          <table:table-cell office:value-type="float" office:value="0.679336" calcext:value-type="float">
            <text:p>0.679336</text:p>
          </table:table-cell>
          <table:table-cell office:value-type="float" office:value="0.678462" calcext:value-type="float">
            <text:p>0.678462</text:p>
          </table:table-cell>
          <table:table-cell office:value-type="float" office:value="0.675861" calcext:value-type="float">
            <text:p>0.675861</text:p>
          </table:table-cell>
          <table:table-cell office:value-type="float" office:value="0.671596" calcext:value-type="float">
            <text:p>0.671596</text:p>
          </table:table-cell>
          <table:table-cell office:value-type="float" office:value="0.665775" calcext:value-type="float">
            <text:p>0.665775</text:p>
          </table:table-cell>
          <table:table-cell office:value-type="float" office:value="0.658543" calcext:value-type="float">
            <text:p>0.658543</text:p>
          </table:table-cell>
          <table:table-cell office:value-type="float" office:value="0.650083" calcext:value-type="float">
            <text:p>0.650083</text:p>
          </table:table-cell>
          <table:table-cell office:value-type="float" office:value="0.640612" calcext:value-type="float">
            <text:p>0.640612</text:p>
          </table:table-cell>
          <table:table-cell office:value-type="float" office:value="0.630374" calcext:value-type="float">
            <text:p>0.630374</text:p>
          </table:table-cell>
          <table:table-cell office:value-type="float" office:value="0.619638" calcext:value-type="float">
            <text:p>0.619638</text:p>
          </table:table-cell>
          <table:table-cell office:value-type="float" office:value="0.608686" calcext:value-type="float">
            <text:p>0.608686</text:p>
          </table:table-cell>
          <table:table-cell office:value-type="float" office:value="0.597812" calcext:value-type="float">
            <text:p>0.597812</text:p>
          </table:table-cell>
          <table:table-cell office:value-type="float" office:value="0.587303" calcext:value-type="float">
            <text:p>0.587303</text:p>
          </table:table-cell>
          <table:table-cell office:value-type="float" office:value="0.577438" calcext:value-type="float">
            <text:p>0.577438</text:p>
          </table:table-cell>
          <table:table-cell office:value-type="float" office:value="0.568472" calcext:value-type="float">
            <text:p>0.568472</text:p>
          </table:table-cell>
          <table:table-cell office:value-type="float" office:value="0.560626" calcext:value-type="float">
            <text:p>0.560626</text:p>
          </table:table-cell>
          <table:table-cell office:value-type="float" office:value="0.554079" calcext:value-type="float">
            <text:p>0.554079</text:p>
          </table:table-cell>
          <table:table-cell office:value-type="float" office:value="0.548958" calcext:value-type="float">
            <text:p>0.548958</text:p>
          </table:table-cell>
          <table:table-cell office:value-type="float" office:value="0.545332" calcext:value-type="float">
            <text:p>0.545332</text:p>
          </table:table-cell>
          <table:table-cell office:value-type="float" office:value="0.54321" calcext:value-type="float">
            <text:p>0.54321</text:p>
          </table:table-cell>
          <table:table-cell office:value-type="float" office:value="0.542538" calcext:value-type="float">
            <text:p>0.542538</text:p>
          </table:table-cell>
        </table:table-row>
        <table:table-row table:style-name="ro1">
          <table:table-cell office:value-type="float" office:value="1.39384" calcext:value-type="float">
            <text:p>1.39384</text:p>
          </table:table-cell>
          <table:table-cell office:value-type="float" office:value="0.674294" calcext:value-type="float">
            <text:p>0.674294</text:p>
          </table:table-cell>
          <table:table-cell office:value-type="float" office:value="0.673456" calcext:value-type="float">
            <text:p>0.673456</text:p>
          </table:table-cell>
          <table:table-cell office:value-type="float" office:value="0.670958" calcext:value-type="float">
            <text:p>0.670958</text:p>
          </table:table-cell>
          <table:table-cell office:value-type="float" office:value="0.666866" calcext:value-type="float">
            <text:p>0.666866</text:p>
          </table:table-cell>
          <table:table-cell office:value-type="float" office:value="0.661281" calcext:value-type="float">
            <text:p>0.661281</text:p>
          </table:table-cell>
          <table:table-cell office:value-type="float" office:value="0.654348" calcext:value-type="float">
            <text:p>0.654348</text:p>
          </table:table-cell>
          <table:table-cell office:value-type="float" office:value="0.646242" calcext:value-type="float">
            <text:p>0.646242</text:p>
          </table:table-cell>
          <table:table-cell office:value-type="float" office:value="0.637175" calcext:value-type="float">
            <text:p>0.637175</text:p>
          </table:table-cell>
          <table:table-cell office:value-type="float" office:value="0.627383" calcext:value-type="float">
            <text:p>0.627383</text:p>
          </table:table-cell>
          <table:table-cell office:value-type="float" office:value="0.617125" calcext:value-type="float">
            <text:p>0.617125</text:p>
          </table:table-cell>
          <table:table-cell office:value-type="float" office:value="0.606672" calcext:value-type="float">
            <text:p>0.606672</text:p>
          </table:table-cell>
          <table:table-cell office:value-type="float" office:value="0.596305" calcext:value-type="float">
            <text:p>0.596305</text:p>
          </table:table-cell>
          <table:table-cell office:value-type="float" office:value="0.586299" calcext:value-type="float">
            <text:p>0.586299</text:p>
          </table:table-cell>
          <table:table-cell office:value-type="float" office:value="0.576917" calcext:value-type="float">
            <text:p>0.576917</text:p>
          </table:table-cell>
          <table:table-cell office:value-type="float" office:value="0.568399" calcext:value-type="float">
            <text:p>0.568399</text:p>
          </table:table-cell>
          <table:table-cell office:value-type="float" office:value="0.560954" calcext:value-type="float">
            <text:p>0.560954</text:p>
          </table:table-cell>
          <table:table-cell office:value-type="float" office:value="0.554747" calcext:value-type="float">
            <text:p>0.554747</text:p>
          </table:table-cell>
          <table:table-cell office:value-type="float" office:value="0.549897" calcext:value-type="float">
            <text:p>0.549897</text:p>
          </table:table-cell>
          <table:table-cell office:value-type="float" office:value="0.546464" calcext:value-type="float">
            <text:p>0.546464</text:p>
          </table:table-cell>
          <table:table-cell office:value-type="float" office:value="0.544456" calcext:value-type="float">
            <text:p>0.544456</text:p>
          </table:table-cell>
          <table:table-cell office:value-type="float" office:value="0.543821" calcext:value-type="float">
            <text:p>0.543821</text:p>
          </table:table-cell>
        </table:table-row>
        <table:table-row table:style-name="ro1">
          <table:table-cell office:value-type="float" office:value="1.40939" calcext:value-type="float">
            <text:p>1.40939</text:p>
          </table:table-cell>
          <table:table-cell office:value-type="float" office:value="0.671207" calcext:value-type="float">
            <text:p>0.671207</text:p>
          </table:table-cell>
          <table:table-cell office:value-type="float" office:value="0.67039" calcext:value-type="float">
            <text:p>0.67039</text:p>
          </table:table-cell>
          <table:table-cell office:value-type="float" office:value="0.667957" calcext:value-type="float">
            <text:p>0.667957</text:p>
          </table:table-cell>
          <table:table-cell office:value-type="float" office:value="0.663971" calcext:value-type="float">
            <text:p>0.663971</text:p>
          </table:table-cell>
          <table:table-cell office:value-type="float" office:value="0.658534" calcext:value-type="float">
            <text:p>0.658534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43898" calcext:value-type="float">
            <text:p>0.643898</text:p>
          </table:table-cell>
          <table:table-cell office:value-type="float" office:value="0.63508" calcext:value-type="float">
            <text:p>0.63508</text:p>
          </table:table-cell>
          <table:table-cell office:value-type="float" office:value="0.625563" calcext:value-type="float">
            <text:p>0.625563</text:p>
          </table:table-cell>
          <table:table-cell office:value-type="float" office:value="0.615598" calcext:value-type="float">
            <text:p>0.615598</text:p>
          </table:table-cell>
          <table:table-cell office:value-type="float" office:value="0.605451" calcext:value-type="float">
            <text:p>0.605451</text:p>
          </table:table-cell>
          <table:table-cell office:value-type="float" office:value="0.595394" calcext:value-type="float">
            <text:p>0.595394</text:p>
          </table:table-cell>
          <table:table-cell office:value-type="float" office:value="0.585694" calcext:value-type="float">
            <text:p>0.585694</text:p>
          </table:table-cell>
          <table:table-cell office:value-type="float" office:value="0.576605" calcext:value-type="float">
            <text:p>0.576605</text:p>
          </table:table-cell>
          <table:table-cell office:value-type="float" office:value="0.568359" calcext:value-type="float">
            <text:p>0.568359</text:p>
          </table:table-cell>
          <table:table-cell office:value-type="float" office:value="0.561156" calcext:value-type="float">
            <text:p>0.561156</text:p>
          </table:table-cell>
          <table:table-cell office:value-type="float" office:value="0.555155" calcext:value-type="float">
            <text:p>0.555155</text:p>
          </table:table-cell>
          <table:table-cell office:value-type="float" office:value="0.550466" calcext:value-type="float">
            <text:p>0.550466</text:p>
          </table:table-cell>
          <table:table-cell office:value-type="float" office:value="0.54715" calcext:value-type="float">
            <text:p>0.54715</text:p>
          </table:table-cell>
          <table:table-cell office:value-type="float" office:value="0.54521" calcext:value-type="float">
            <text:p>0.54521</text:p>
          </table:table-cell>
          <table:table-cell office:value-type="float" office:value="0.544597" calcext:value-type="float">
            <text:p>0.544597</text:p>
          </table:table-cell>
        </table:table-row>
        <table:table-row table:style-name="ro1">
          <table:table-cell office:value-type="float" office:value="1.43434" calcext:value-type="float">
            <text:p>1.43434</text:p>
          </table:table-cell>
          <table:table-cell office:value-type="float" office:value="0.666418" calcext:value-type="float">
            <text:p>0.666418</text:p>
          </table:table-cell>
          <table:table-cell office:value-type="float" office:value="0.665636" calcext:value-type="float">
            <text:p>0.665636</text:p>
          </table:table-cell>
          <table:table-cell office:value-type="float" office:value="0.663304" calcext:value-type="float">
            <text:p>0.663304</text:p>
          </table:table-cell>
          <table:table-cell office:value-type="float" office:value="0.659486" calcext:value-type="float">
            <text:p>0.659486</text:p>
          </table:table-cell>
          <table:table-cell office:value-type="float" office:value="0.654279" calcext:value-type="float">
            <text:p>0.654279</text:p>
          </table:table-cell>
          <table:table-cell office:value-type="float" office:value="0.647818" calcext:value-type="float">
            <text:p>0.647818</text:p>
          </table:table-cell>
          <table:table-cell office:value-type="float" office:value="0.640274" calcext:value-type="float">
            <text:p>0.640274</text:p>
          </table:table-cell>
          <table:table-cell office:value-type="float" office:value="0.631846" calcext:value-type="float">
            <text:p>0.631846</text:p>
          </table:table-cell>
          <table:table-cell office:value-type="float" office:value="0.622756" calcext:value-type="float">
            <text:p>0.622756</text:p>
          </table:table-cell>
          <table:table-cell office:value-type="float" office:value="0.613247" calcext:value-type="float">
            <text:p>0.613247</text:p>
          </table:table-cell>
          <table:table-cell office:value-type="float" office:value="0.603575" calcext:value-type="float">
            <text:p>0.603575</text:p>
          </table:table-cell>
          <table:table-cell office:value-type="float" office:value="0.593998" calcext:value-type="float">
            <text:p>0.593998</text:p>
          </table:table-cell>
          <table:table-cell office:value-type="float" office:value="0.58477" calcext:value-type="float">
            <text:p>0.58477</text:p>
          </table:table-cell>
          <table:table-cell office:value-type="float" office:value="0.576132" calcext:value-type="float">
            <text:p>0.576132</text:p>
          </table:table-cell>
          <table:table-cell office:value-type="float" office:value="0.568304" calcext:value-type="float">
            <text:p>0.568304</text:p>
          </table:table-cell>
          <table:table-cell office:value-type="float" office:value="0.561471" calcext:value-type="float">
            <text:p>0.561471</text:p>
          </table:table-cell>
          <table:table-cell office:value-type="float" office:value="0.555783" calcext:value-type="float">
            <text:p>0.555783</text:p>
          </table:table-cell>
          <table:table-cell office:value-type="float" office:value="0.551343" calcext:value-type="float">
            <text:p>0.551343</text:p>
          </table:table-cell>
          <table:table-cell office:value-type="float" office:value="0.548203" calcext:value-type="float">
            <text:p>0.548203</text:p>
          </table:table-cell>
          <table:table-cell office:value-type="float" office:value="0.546368" calcext:value-type="float">
            <text:p>0.546368</text:p>
          </table:table-cell>
          <table:table-cell office:value-type="float" office:value="0.545787" calcext:value-type="float">
            <text:p>0.545787</text:p>
          </table:table-cell>
        </table:table-row>
        <table:table-row table:style-name="ro1">
          <table:table-cell office:value-type="float" office:value="1.45099" calcext:value-type="float">
            <text:p>1.45099</text:p>
          </table:table-cell>
          <table:table-cell office:value-type="float" office:value="0.663335" calcext:value-type="float">
            <text:p>0.663335</text:p>
          </table:table-cell>
          <table:table-cell office:value-type="float" office:value="0.662574" calcext:value-type="float">
            <text:p>0.662574</text:p>
          </table:table-cell>
          <table:table-cell office:value-type="float" office:value="0.660309" calcext:value-type="float">
            <text:p>0.660309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651542" calcext:value-type="float">
            <text:p>0.651542</text:p>
          </table:table-cell>
          <table:table-cell office:value-type="float" office:value="0.64527" calcext:value-type="float">
            <text:p>0.64527</text:p>
          </table:table-cell>
          <table:table-cell office:value-type="float" office:value="0.637949" calcext:value-type="float">
            <text:p>0.637949</text:p>
          </table:table-cell>
          <table:table-cell office:value-type="float" office:value="0.629772" calcext:value-type="float">
            <text:p>0.629772</text:p>
          </table:table-cell>
          <table:table-cell office:value-type="float" office:value="0.620959" calcext:value-type="float">
            <text:p>0.620959</text:p>
          </table:table-cell>
          <table:table-cell office:value-type="float" office:value="0.611745" calcext:value-type="float">
            <text:p>0.611745</text:p>
          </table:table-cell>
          <table:table-cell office:value-type="float" office:value="0.602378" calcext:value-type="float">
            <text:p>0.602378</text:p>
          </table:table-cell>
          <table:table-cell office:value-type="float" office:value="0.593109" calcext:value-type="float">
            <text:p>0.593109</text:p>
          </table:table-cell>
          <table:table-cell office:value-type="float" office:value="0.584183" calcext:value-type="float">
            <text:p>0.584183</text:p>
          </table:table-cell>
          <table:table-cell office:value-type="float" office:value="0.575834" calcext:value-type="float">
            <text:p>0.575834</text:p>
          </table:table-cell>
          <table:table-cell office:value-type="float" office:value="0.568271" calcext:value-type="float">
            <text:p>0.568271</text:p>
          </table:table-cell>
          <table:table-cell office:value-type="float" office:value="0.561675" calcext:value-type="float">
            <text:p>0.561675</text:p>
          </table:table-cell>
          <table:table-cell office:value-type="float" office:value="0.556186" calcext:value-type="float">
            <text:p>0.556186</text:p>
          </table:table-cell>
          <table:table-cell office:value-type="float" office:value="0.551902" calcext:value-type="float">
            <text:p>0.551902</text:p>
          </table:table-cell>
          <table:table-cell office:value-type="float" office:value="0.548875" calcext:value-type="float">
            <text:p>0.548875</text:p>
          </table:table-cell>
          <table:table-cell office:value-type="float" office:value="0.547106" calcext:value-type="float">
            <text:p>0.547106</text:p>
          </table:table-cell>
          <table:table-cell office:value-type="float" office:value="0.546546" calcext:value-type="float">
            <text:p>0.546546</text:p>
          </table:table-cell>
        </table:table-row>
        <table:table-row table:style-name="ro1">
          <table:table-cell office:value-type="float" office:value="1.47326" calcext:value-type="float">
            <text:p>1.47326</text:p>
          </table:table-cell>
          <table:table-cell office:value-type="float" office:value="0.659347" calcext:value-type="float">
            <text:p>0.659347</text:p>
          </table:table-cell>
          <table:table-cell office:value-type="float" office:value="0.658616" calcext:value-type="float">
            <text:p>0.658616</text:p>
          </table:table-cell>
          <table:table-cell office:value-type="float" office:value="0.656437" calcext:value-type="float">
            <text:p>0.656437</text:p>
          </table:table-cell>
          <table:table-cell office:value-type="float" office:value="0.65287" calcext:value-type="float">
            <text:p>0.65287</text:p>
          </table:table-cell>
          <table:table-cell office:value-type="float" office:value="0.648008" calcext:value-type="float">
            <text:p>0.648008</text:p>
          </table:table-cell>
          <table:table-cell office:value-type="float" office:value="0.641981" calcext:value-type="float">
            <text:p>0.641981</text:p>
          </table:table-cell>
          <table:table-cell office:value-type="float" office:value="0.634949" calcext:value-type="float">
            <text:p>0.634949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618646" calcext:value-type="float">
            <text:p>0.618646</text:p>
          </table:table-cell>
          <table:table-cell office:value-type="float" office:value="0.609814" calcext:value-type="float">
            <text:p>0.609814</text:p>
          </table:table-cell>
          <table:table-cell office:value-type="float" office:value="0.600841" calcext:value-type="float">
            <text:p>0.600841</text:p>
          </table:table-cell>
          <table:table-cell office:value-type="float" office:value="0.59197" calcext:value-type="float">
            <text:p>0.59197</text:p>
          </table:table-cell>
          <table:table-cell office:value-type="float" office:value="0.583434" calcext:value-type="float">
            <text:p>0.583434</text:p>
          </table:table-cell>
          <table:table-cell office:value-type="float" office:value="0.575456" calcext:value-type="float">
            <text:p>0.575456</text:p>
          </table:table-cell>
          <table:table-cell office:value-type="float" office:value="0.568234" calcext:value-type="float">
            <text:p>0.568234</text:p>
          </table:table-cell>
          <table:table-cell office:value-type="float" office:value="0.561939" calcext:value-type="float">
            <text:p>0.561939</text:p>
          </table:table-cell>
          <table:table-cell office:value-type="float" office:value="0.556704" calcext:value-type="float">
            <text:p>0.556704</text:p>
          </table:table-cell>
          <table:table-cell office:value-type="float" office:value="0.552622" calcext:value-type="float">
            <text:p>0.552622</text:p>
          </table:table-cell>
          <table:table-cell office:value-type="float" office:value="0.549737" calcext:value-type="float">
            <text:p>0.549737</text:p>
          </table:table-cell>
          <table:table-cell office:value-type="float" office:value="0.548052" calcext:value-type="float">
            <text:p>0.548052</text:p>
          </table:table-cell>
          <table:table-cell office:value-type="float" office:value="0.547519" calcext:value-type="float">
            <text:p>0.547519</text:p>
          </table:table-cell>
        </table:table-row>
        <table:table-row table:style-name="ro1">
          <table:table-cell office:value-type="float" office:value="1.49364" calcext:value-type="float">
            <text:p>1.49364</text:p>
          </table:table-cell>
          <table:table-cell office:value-type="float" office:value="0.655834" calcext:value-type="float">
            <text:p>0.655834</text:p>
          </table:table-cell>
          <table:table-cell office:value-type="float" office:value="0.655128" calcext:value-type="float">
            <text:p>0.655128</text:p>
          </table:table-cell>
          <table:table-cell office:value-type="float" office:value="0.653026" calcext:value-type="float">
            <text:p>0.653026</text:p>
          </table:table-cell>
          <table:table-cell office:value-type="float" office:value="0.649586" calcext:value-type="float">
            <text:p>0.649586</text:p>
          </table:table-cell>
          <table:table-cell office:value-type="float" office:value="0.644898" calcext:value-type="float">
            <text:p>0.644898</text:p>
          </table:table-cell>
          <table:table-cell office:value-type="float" office:value="0.639088" calcext:value-type="float">
            <text:p>0.639088</text:p>
          </table:table-cell>
          <table:table-cell office:value-type="float" office:value="0.632313" calcext:value-type="float">
            <text:p>0.632313</text:p>
          </table:table-cell>
          <table:table-cell office:value-type="float" office:value="0.624755" calcext:value-type="float">
            <text:p>0.624755</text:p>
          </table:table-cell>
          <table:table-cell office:value-type="float" office:value="0.616618" calcext:value-type="float">
            <text:p>0.616618</text:p>
          </table:table-cell>
          <table:table-cell office:value-type="float" office:value="0.608123" calcext:value-type="float">
            <text:p>0.608123</text:p>
          </table:table-cell>
          <table:table-cell office:value-type="float" office:value="0.599499" calcext:value-type="float">
            <text:p>0.599499</text:p>
          </table:table-cell>
          <table:table-cell office:value-type="float" office:value="0.590977" calcext:value-type="float">
            <text:p>0.590977</text:p>
          </table:table-cell>
          <table:table-cell office:value-type="float" office:value="0.582782" calcext:value-type="float">
            <text:p>0.582782</text:p>
          </table:table-cell>
          <table:table-cell office:value-type="float" office:value="0.575128" calcext:value-type="float">
            <text:p>0.575128</text:p>
          </table:table-cell>
          <table:table-cell office:value-type="float" office:value="0.568205" calcext:value-type="float">
            <text:p>0.568205</text:p>
          </table:table-cell>
          <table:table-cell office:value-type="float" office:value="0.562173" calcext:value-type="float">
            <text:p>0.562173</text:p>
          </table:table-cell>
          <table:table-cell office:value-type="float" office:value="0.557159" calcext:value-type="float">
            <text:p>0.557159</text:p>
          </table:table-cell>
          <table:table-cell office:value-type="float" office:value="0.553251" calcext:value-type="float">
            <text:p>0.553251</text:p>
          </table:table-cell>
          <table:table-cell office:value-type="float" office:value="0.550491" calcext:value-type="float">
            <text:p>0.550491</text:p>
          </table:table-cell>
          <table:table-cell office:value-type="float" office:value="0.548878" calcext:value-type="float">
            <text:p>0.548878</text:p>
          </table:table-cell>
          <table:table-cell office:value-type="float" office:value="0.548368" calcext:value-type="float">
            <text:p>0.548368</text:p>
          </table:table-cell>
        </table:table-row>
        <table:table-row table:style-name="ro1">
          <table:table-cell office:value-type="float" office:value="1.51671" calcext:value-type="float">
            <text:p>1.51671</text:p>
          </table:table-cell>
          <table:table-cell office:value-type="float" office:value="0.652005" calcext:value-type="float">
            <text:p>0.652005</text:p>
          </table:table-cell>
          <table:table-cell office:value-type="float" office:value="0.651328" calcext:value-type="float">
            <text:p>0.651328</text:p>
          </table:table-cell>
          <table:table-cell office:value-type="float" office:value="0.649311" calcext:value-type="float">
            <text:p>0.649311</text:p>
          </table:table-cell>
          <table:table-cell office:value-type="float" office:value="0.64601" calcext:value-type="float">
            <text:p>0.64601</text:p>
          </table:table-cell>
          <table:table-cell office:value-type="float" office:value="0.641513" calcext:value-type="float">
            <text:p>0.641513</text:p>
          </table:table-cell>
          <table:table-cell office:value-type="float" office:value="0.635943" calcext:value-type="float">
            <text:p>0.635943</text:p>
          </table:table-cell>
          <table:table-cell office:value-type="float" office:value="0.62945" calcext:value-type="float">
            <text:p>0.62945</text:p>
          </table:table-cell>
          <table:table-cell office:value-type="float" office:value="0.62221" calcext:value-type="float">
            <text:p>0.62221</text:p>
          </table:table-cell>
          <table:table-cell office:value-type="float" office:value="0.61442" calcext:value-type="float">
            <text:p>0.61442</text:p>
          </table:table-cell>
          <table:table-cell office:value-type="float" office:value="0.606292" calcext:value-type="float">
            <text:p>0.606292</text:p>
          </table:table-cell>
          <table:table-cell office:value-type="float" office:value="0.598047" calcext:value-type="float">
            <text:p>0.598047</text:p>
          </table:table-cell>
          <table:table-cell office:value-type="float" office:value="0.589904" calcext:value-type="float">
            <text:p>0.589904</text:p>
          </table:table-cell>
          <table:table-cell office:value-type="float" office:value="0.582081" calcext:value-type="float">
            <text:p>0.582081</text:p>
          </table:table-cell>
          <table:table-cell office:value-type="float" office:value="0.574778" calcext:value-type="float">
            <text:p>0.574778</text:p>
          </table:table-cell>
          <table:table-cell office:value-type="float" office:value="0.568176" calcext:value-type="float">
            <text:p>0.568176</text:p>
          </table:table-cell>
          <table:table-cell office:value-type="float" office:value="0.562428" calcext:value-type="float">
            <text:p>0.562428</text:p>
          </table:table-cell>
          <table:table-cell office:value-type="float" office:value="0.557653" calcext:value-type="float">
            <text:p>0.557653</text:p>
          </table:table-cell>
          <table:table-cell office:value-type="float" office:value="0.553932" calcext:value-type="float">
            <text:p>0.553932</text:p>
          </table:table-cell>
          <table:table-cell office:value-type="float" office:value="0.551305" calcext:value-type="float">
            <text:p>0.551305</text:p>
          </table:table-cell>
          <table:table-cell office:value-type="float" office:value="0.54977" calcext:value-type="float">
            <text:p>0.54977</text:p>
          </table:table-cell>
          <table:table-cell office:value-type="float" office:value="0.549286" calcext:value-type="float">
            <text:p>0.549286</text:p>
          </table:table-cell>
        </table:table-row>
        <table:table-row table:style-name="ro1">
          <table:table-cell office:value-type="float" office:value="1.53562" calcext:value-type="float">
            <text:p>1.53562</text:p>
          </table:table-cell>
          <table:table-cell office:value-type="float" office:value="0.648982" calcext:value-type="float">
            <text:p>0.648982</text:p>
          </table:table-cell>
          <table:table-cell office:value-type="float" office:value="0.648327" calcext:value-type="float">
            <text:p>0.648327</text:p>
          </table:table-cell>
          <table:table-cell office:value-type="float" office:value="0.646378" calcext:value-type="float">
            <text:p>0.646378</text:p>
          </table:table-cell>
          <table:table-cell office:value-type="float" office:value="0.643188" calcext:value-type="float">
            <text:p>0.643188</text:p>
          </table:table-cell>
          <table:table-cell office:value-type="float" office:value="0.638843" calcext:value-type="float">
            <text:p>0.638843</text:p>
          </table:table-cell>
          <table:table-cell office:value-type="float" office:value="0.633463" calcext:value-type="float">
            <text:p>0.633463</text:p>
          </table:table-cell>
          <table:table-cell office:value-type="float" office:value="0.627194" calcext:value-type="float">
            <text:p>0.627194</text:p>
          </table:table-cell>
          <table:table-cell office:value-type="float" office:value="0.620206" calcext:value-type="float">
            <text:p>0.620206</text:p>
          </table:table-cell>
          <table:table-cell office:value-type="float" office:value="0.612692" calcext:value-type="float">
            <text:p>0.612692</text:p>
          </table:table-cell>
          <table:table-cell office:value-type="float" office:value="0.604855" calcext:value-type="float">
            <text:p>0.604855</text:p>
          </table:table-cell>
          <table:table-cell office:value-type="float" office:value="0.596908" calcext:value-type="float">
            <text:p>0.596908</text:p>
          </table:table-cell>
          <table:table-cell office:value-type="float" office:value="0.589065" calcext:value-type="float">
            <text:p>0.589065</text:p>
          </table:table-cell>
          <table:table-cell office:value-type="float" office:value="0.581533" calcext:value-type="float">
            <text:p>0.581533</text:p>
          </table:table-cell>
          <table:table-cell office:value-type="float" office:value="0.574506" calcext:value-type="float">
            <text:p>0.574506</text:p>
          </table:table-cell>
          <table:table-cell office:value-type="float" office:value="0.568156" calcext:value-type="float">
            <text:p>0.568156</text:p>
          </table:table-cell>
          <table:table-cell office:value-type="float" office:value="0.56263" calcext:value-type="float">
            <text:p>0.56263</text:p>
          </table:table-cell>
          <table:table-cell office:value-type="float" office:value="0.558042" calcext:value-type="float">
            <text:p>0.558042</text:p>
          </table:table-cell>
          <table:table-cell office:value-type="float" office:value="0.554467" calcext:value-type="float">
            <text:p>0.554467</text:p>
          </table:table-cell>
          <table:table-cell office:value-type="float" office:value="0.551944" calcext:value-type="float">
            <text:p>0.551944</text:p>
          </table:table-cell>
          <table:table-cell office:value-type="float" office:value="0.55047" calcext:value-type="float">
            <text:p>0.55047</text:p>
          </table:table-cell>
          <table:table-cell office:value-type="float" office:value="0.550005" calcext:value-type="float">
            <text:p>0.550005</text:p>
          </table:table-cell>
        </table:table-row>
        <table:table-row table:style-name="ro1">
          <table:table-cell office:value-type="float" office:value="1.56228" calcext:value-type="float">
            <text:p>1.56228</text:p>
          </table:table-cell>
          <table:table-cell office:value-type="float" office:value="0.644893" calcext:value-type="float">
            <text:p>0.644893</text:p>
          </table:table-cell>
          <table:table-cell office:value-type="float" office:value="0.644269" calcext:value-type="float">
            <text:p>0.644269</text:p>
          </table:table-cell>
          <table:table-cell office:value-type="float" office:value="0.642412" calcext:value-type="float">
            <text:p>0.642412</text:p>
          </table:table-cell>
          <table:table-cell office:value-type="float" office:value="0.639373" calcext:value-type="float">
            <text:p>0.639373</text:p>
          </table:table-cell>
          <table:table-cell office:value-type="float" office:value="0.635237" calcext:value-type="float">
            <text:p>0.635237</text:p>
          </table:table-cell>
          <table:table-cell office:value-type="float" office:value="0.630116" calcext:value-type="float">
            <text:p>0.630116</text:p>
          </table:table-cell>
          <table:table-cell office:value-type="float" office:value="0.624151" calcext:value-type="float">
            <text:p>0.624151</text:p>
          </table:table-cell>
          <table:table-cell office:value-type="float" office:value="0.617506" calcext:value-type="float">
            <text:p>0.617506</text:p>
          </table:table-cell>
          <table:table-cell office:value-type="float" office:value="0.610364" calcext:value-type="float">
            <text:p>0.610364</text:p>
          </table:table-cell>
          <table:table-cell office:value-type="float" office:value="0.602921" calcext:value-type="float">
            <text:p>0.602921</text:p>
          </table:table-cell>
          <table:table-cell office:value-type="float" office:value="0.595378" calcext:value-type="float">
            <text:p>0.595378</text:p>
          </table:table-cell>
          <table:table-cell office:value-type="float" office:value="0.587939" calcext:value-type="float">
            <text:p>0.587939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574143" calcext:value-type="float">
            <text:p>0.574143</text:p>
          </table:table-cell>
          <table:table-cell office:value-type="float" office:value="0.568132" calcext:value-type="float">
            <text:p>0.568132</text:p>
          </table:table-cell>
          <table:table-cell office:value-type="float" office:value="0.562904" calcext:value-type="float">
            <text:p>0.562904</text:p>
          </table:table-cell>
          <table:table-cell office:value-type="float" office:value="0.558565" calcext:value-type="float">
            <text:p>0.558565</text:p>
          </table:table-cell>
          <table:table-cell office:value-type="float" office:value="0.555186" calcext:value-type="float">
            <text:p>0.555186</text:p>
          </table:table-cell>
          <table:table-cell office:value-type="float" office:value="0.552802" calcext:value-type="float">
            <text:p>0.552802</text:p>
          </table:table-cell>
          <table:table-cell office:value-type="float" office:value="0.551409" calcext:value-type="float">
            <text:p>0.551409</text:p>
          </table:table-cell>
          <table:table-cell office:value-type="float" office:value="0.55097" calcext:value-type="float">
            <text:p>0.55097</text:p>
          </table:table-cell>
        </table:table-row>
        <table:table-row table:style-name="ro1">
          <table:table-cell office:value-type="float" office:value="1.57671" calcext:value-type="float">
            <text:p>1.57671</text:p>
          </table:table-cell>
          <table:table-cell office:value-type="float" office:value="0.642761" calcext:value-type="float">
            <text:p>0.642761</text:p>
          </table:table-cell>
          <table:table-cell office:value-type="float" office:value="0.642153" calcext:value-type="float">
            <text:p>0.642153</text:p>
          </table:table-cell>
          <table:table-cell office:value-type="float" office:value="0.640345" calcext:value-type="float">
            <text:p>0.640345</text:p>
          </table:table-cell>
          <table:table-cell office:value-type="float" office:value="0.637386" calcext:value-type="float">
            <text:p>0.637386</text:p>
          </table:table-cell>
          <table:table-cell office:value-type="float" office:value="0.633358" calcext:value-type="float">
            <text:p>0.633358</text:p>
          </table:table-cell>
          <table:table-cell office:value-type="float" office:value="0.628373" calcext:value-type="float">
            <text:p>0.628373</text:p>
          </table:table-cell>
          <table:table-cell office:value-type="float" office:value="0.622568" calcext:value-type="float">
            <text:p>0.622568</text:p>
          </table:table-cell>
          <table:table-cell office:value-type="float" office:value="0.616102" calcext:value-type="float">
            <text:p>0.616102</text:p>
          </table:table-cell>
          <table:table-cell office:value-type="float" office:value="0.609156" calcext:value-type="float">
            <text:p>0.609156</text:p>
          </table:table-cell>
          <table:table-cell office:value-type="float" office:value="0.601918" calcext:value-type="float">
            <text:p>0.601918</text:p>
          </table:table-cell>
          <table:table-cell office:value-type="float" office:value="0.594585" calcext:value-type="float">
            <text:p>0.594585</text:p>
          </table:table-cell>
          <table:table-cell office:value-type="float" office:value="0.587356" calcext:value-type="float">
            <text:p>0.587356</text:p>
          </table:table-cell>
          <table:table-cell office:value-type="float" office:value="0.580421" calcext:value-type="float">
            <text:p>0.580421</text:p>
          </table:table-cell>
          <table:table-cell office:value-type="float" office:value="0.573957" calcext:value-type="float">
            <text:p>0.573957</text:p>
          </table:table-cell>
          <table:table-cell office:value-type="float" office:value="0.568121" calcext:value-type="float">
            <text:p>0.568121</text:p>
          </table:table-cell>
          <table:table-cell office:value-type="float" office:value="0.563047" calcext:value-type="float">
            <text:p>0.563047</text:p>
          </table:table-cell>
          <table:table-cell office:value-type="float" office:value="0.558837" calcext:value-type="float">
            <text:p>0.558837</text:p>
          </table:table-cell>
          <table:table-cell office:value-type="float" office:value="0.555559" calcext:value-type="float">
            <text:p>0.555559</text:p>
          </table:table-cell>
          <table:table-cell office:value-type="float" office:value="0.553246" calcext:value-type="float">
            <text:p>0.553246</text:p>
          </table:table-cell>
          <table:table-cell office:value-type="float" office:value="0.551896" calcext:value-type="float">
            <text:p>0.551896</text:p>
          </table:table-cell>
          <table:table-cell office:value-type="float" office:value="0.551469" calcext:value-type="float">
            <text:p>0.551469</text:p>
          </table:table-cell>
        </table:table-row>
        <table:table-row table:style-name="ro1">
          <table:table-cell office:value-type="float" office:value="1.60009" calcext:value-type="float">
            <text:p>1.60009</text:p>
          </table:table-cell>
          <table:table-cell office:value-type="float" office:value="0.639424" calcext:value-type="float">
            <text:p>0.639424</text:p>
          </table:table-cell>
          <table:table-cell office:value-type="float" office:value="0.638842" calcext:value-type="float">
            <text:p>0.638842</text:p>
          </table:table-cell>
          <table:table-cell office:value-type="float" office:value="0.63711" calcext:value-type="float">
            <text:p>0.63711</text:p>
          </table:table-cell>
          <table:table-cell office:value-type="float" office:value="0.634276" calcext:value-type="float">
            <text:p>0.634276</text:p>
          </table:table-cell>
          <table:table-cell office:value-type="float" office:value="0.63042" calcext:value-type="float">
            <text:p>0.63042</text:p>
          </table:table-cell>
          <table:table-cell office:value-type="float" office:value="0.625649" calcext:value-type="float">
            <text:p>0.625649</text:p>
          </table:table-cell>
          <table:table-cell office:value-type="float" office:value="0.620094" calcext:value-type="float">
            <text:p>0.620094</text:p>
          </table:table-cell>
          <table:table-cell office:value-type="float" office:value="0.613911" calcext:value-type="float">
            <text:p>0.613911</text:p>
          </table:table-cell>
          <table:table-cell office:value-type="float" office:value="0.607269" calcext:value-type="float">
            <text:p>0.607269</text:p>
          </table:table-cell>
          <table:table-cell office:value-type="float" office:value="0.600353" calcext:value-type="float">
            <text:p>0.600353</text:p>
          </table:table-cell>
          <table:table-cell office:value-type="float" office:value="0.59335" calcext:value-type="float">
            <text:p>0.59335</text:p>
          </table:table-cell>
          <table:table-cell office:value-type="float" office:value="0.58645" calcext:value-type="float">
            <text:p>0.58645</text:p>
          </table:table-cell>
          <table:table-cell office:value-type="float" office:value="0.579833" calcext:value-type="float">
            <text:p>0.579833</text:p>
          </table:table-cell>
          <table:table-cell office:value-type="float" office:value="0.573668" calcext:value-type="float">
            <text:p>0.573668</text:p>
          </table:table-cell>
          <table:table-cell office:value-type="float" office:value="0.568106" calcext:value-type="float">
            <text:p>0.568106</text:p>
          </table:table-cell>
          <table:table-cell office:value-type="float" office:value="0.563272" calcext:value-type="float">
            <text:p>0.563272</text:p>
          </table:table-cell>
          <table:table-cell office:value-type="float" office:value="0.559261" calcext:value-type="float">
            <text:p>0.559261</text:p>
          </table:table-cell>
          <table:table-cell office:value-type="float" office:value="0.55614" calcext:value-type="float">
            <text:p>0.55614</text:p>
          </table:table-cell>
          <table:table-cell office:value-type="float" office:value="0.553939" calcext:value-type="float">
            <text:p>0.553939</text:p>
          </table:table-cell>
          <table:table-cell office:value-type="float" office:value="0.552654" calcext:value-type="float">
            <text:p>0.552654</text:p>
          </table:table-cell>
          <table:table-cell office:value-type="float" office:value="0.552248" calcext:value-type="float">
            <text:p>0.552248</text:p>
          </table:table-cell>
        </table:table-row>
        <table:table-row table:style-name="ro1">
          <table:table-cell office:value-type="float" office:value="1.61853" calcext:value-type="float">
            <text:p>1.61853</text:p>
          </table:table-cell>
          <table:table-cell office:value-type="float" office:value="0.636893" calcext:value-type="float">
            <text:p>0.636893</text:p>
          </table:table-cell>
          <table:table-cell office:value-type="float" office:value="0.636331" calcext:value-type="float">
            <text:p>0.636331</text:p>
          </table:table-cell>
          <table:table-cell office:value-type="float" office:value="0.634657" calcext:value-type="float">
            <text:p>0.634657</text:p>
          </table:table-cell>
          <table:table-cell office:value-type="float" office:value="0.631919" calcext:value-type="float">
            <text:p>0.631919</text:p>
          </table:table-cell>
          <table:table-cell office:value-type="float" office:value="0.628194" calcext:value-type="float">
            <text:p>0.628194</text:p>
          </table:table-cell>
          <table:table-cell office:value-type="float" office:value="0.623585" calcext:value-type="float">
            <text:p>0.623585</text:p>
          </table:table-cell>
          <table:table-cell office:value-type="float" office:value="0.618222" calcext:value-type="float">
            <text:p>0.618222</text:p>
          </table:table-cell>
          <table:table-cell office:value-type="float" office:value="0.612252" calcext:value-type="float">
            <text:p>0.612252</text:p>
          </table:table-cell>
          <table:table-cell office:value-type="float" office:value="0.605844" calcext:value-type="float">
            <text:p>0.605844</text:p>
          </table:table-cell>
          <table:table-cell office:value-type="float" office:value="0.599171" calcext:value-type="float">
            <text:p>0.599171</text:p>
          </table:table-cell>
          <table:table-cell office:value-type="float" office:value="0.592419" calcext:value-type="float">
            <text:p>0.592419</text:p>
          </table:table-cell>
          <table:table-cell office:value-type="float" office:value="0.585767" calcext:value-type="float">
            <text:p>0.585767</text:p>
          </table:table-cell>
          <table:table-cell office:value-type="float" office:value="0.57939" calcext:value-type="float">
            <text:p>0.57939</text:p>
          </table:table-cell>
          <table:table-cell office:value-type="float" office:value="0.573452" calcext:value-type="float">
            <text:p>0.573452</text:p>
          </table:table-cell>
          <table:table-cell office:value-type="float" office:value="0.568096" calcext:value-type="float">
            <text:p>0.568096</text:p>
          </table:table-cell>
          <table:table-cell office:value-type="float" office:value="0.563442" calcext:value-type="float">
            <text:p>0.563442</text:p>
          </table:table-cell>
          <table:table-cell office:value-type="float" office:value="0.559582" calcext:value-type="float">
            <text:p>0.559582</text:p>
          </table:table-cell>
          <table:table-cell office:value-type="float" office:value="0.556579" calcext:value-type="float">
            <text:p>0.556579</text:p>
          </table:table-cell>
          <table:table-cell office:value-type="float" office:value="0.554461" calcext:value-type="float">
            <text:p>0.554461</text:p>
          </table:table-cell>
          <table:table-cell office:value-type="float" office:value="0.553225" calcext:value-type="float">
            <text:p>0.553225</text:p>
          </table:table-cell>
          <table:table-cell office:value-type="float" office:value="0.552835" calcext:value-type="float">
            <text:p>0.552835</text:p>
          </table:table-cell>
        </table:table-row>
        <table:table-row table:style-name="ro1">
          <table:table-cell office:value-type="float" office:value="1.64479" calcext:value-type="float">
            <text:p>1.64479</text:p>
          </table:table-cell>
          <table:table-cell office:value-type="float" office:value="0.633434" calcext:value-type="float">
            <text:p>0.633434</text:p>
          </table:table-cell>
          <table:table-cell office:value-type="float" office:value="0.632899" calcext:value-type="float">
            <text:p>0.632899</text:p>
          </table:table-cell>
          <table:table-cell office:value-type="float" office:value="0.631305" calcext:value-type="float">
            <text:p>0.631305</text:p>
          </table:table-cell>
          <table:table-cell office:value-type="float" office:value="0.628699" calcext:value-type="float">
            <text:p>0.628699</text:p>
          </table:table-cell>
          <table:table-cell office:value-type="float" office:value="0.625153" calcext:value-type="float">
            <text:p>0.625153</text:p>
          </table:table-cell>
          <table:table-cell office:value-type="float" office:value="0.620769" calcext:value-type="float">
            <text:p>0.620769</text:p>
          </table:table-cell>
          <table:table-cell office:value-type="float" office:value="0.615667" calcext:value-type="float">
            <text:p>0.615667</text:p>
          </table:table-cell>
          <table:table-cell office:value-type="float" office:value="0.609992" calcext:value-type="float">
            <text:p>0.609992</text:p>
          </table:table-cell>
          <table:table-cell office:value-type="float" office:value="0.603901" calcext:value-type="float">
            <text:p>0.603901</text:p>
          </table:table-cell>
          <table:table-cell office:value-type="float" office:value="0.597563" calcext:value-type="float">
            <text:p>0.597563</text:p>
          </table:table-cell>
          <table:table-cell office:value-type="float" office:value="0.591151" calcext:value-type="float">
            <text:p>0.591151</text:p>
          </table:table-cell>
          <table:table-cell office:value-type="float" office:value="0.584838" calcext:value-type="float">
            <text:p>0.584838</text:p>
          </table:table-cell>
          <table:table-cell office:value-type="float" office:value="0.57879" calcext:value-type="float">
            <text:p>0.57879</text:p>
          </table:table-cell>
          <table:table-cell office:value-type="float" office:value="0.57316" calcext:value-type="float">
            <text:p>0.57316</text:p>
          </table:table-cell>
          <table:table-cell office:value-type="float" office:value="0.568084" calcext:value-type="float">
            <text:p>0.568084</text:p>
          </table:table-cell>
          <table:table-cell office:value-type="float" office:value="0.563675" calcext:value-type="float">
            <text:p>0.563675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557177" calcext:value-type="float">
            <text:p>0.557177</text:p>
          </table:table-cell>
          <table:table-cell office:value-type="float" office:value="0.555172" calcext:value-type="float">
            <text:p>0.555172</text:p>
          </table:table-cell>
          <table:table-cell office:value-type="float" office:value="0.554002" calcext:value-type="float">
            <text:p>0.554002</text:p>
          </table:table-cell>
          <table:table-cell office:value-type="float" office:value="0.553633" calcext:value-type="float">
            <text:p>0.553633</text:p>
          </table:table-cell>
        </table:table-row>
        <table:table-row table:style-name="ro1">
          <table:table-cell office:value-type="float" office:value="1.66043" calcext:value-type="float">
            <text:p>1.66043</text:p>
          </table:table-cell>
          <table:table-cell office:value-type="float" office:value="0.631453" calcext:value-type="float">
            <text:p>0.631453</text:p>
          </table:table-cell>
          <table:table-cell office:value-type="float" office:value="0.630933" calcext:value-type="float">
            <text:p>0.630933</text:p>
          </table:table-cell>
          <table:table-cell office:value-type="float" office:value="0.629386" calcext:value-type="float">
            <text:p>0.629386</text:p>
          </table:table-cell>
          <table:table-cell office:value-type="float" office:value="0.626856" calcext:value-type="float">
            <text:p>0.626856</text:p>
          </table:table-cell>
          <table:table-cell office:value-type="float" office:value="0.623414" calcext:value-type="float">
            <text:p>0.623414</text:p>
          </table:table-cell>
          <table:table-cell office:value-type="float" office:value="0.619158" calcext:value-type="float">
            <text:p>0.619158</text:p>
          </table:table-cell>
          <table:table-cell office:value-type="float" office:value="0.614207" calcext:value-type="float">
            <text:p>0.614207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602792" calcext:value-type="float">
            <text:p>0.602792</text:p>
          </table:table-cell>
          <table:table-cell office:value-type="float" office:value="0.596645" calcext:value-type="float">
            <text:p>0.596645</text:p>
          </table:table-cell>
          <table:table-cell office:value-type="float" office:value="0.590429" calcext:value-type="float">
            <text:p>0.590429</text:p>
          </table:table-cell>
          <table:table-cell office:value-type="float" office:value="0.58431" calcext:value-type="float">
            <text:p>0.58431</text:p>
          </table:table-cell>
          <table:table-cell office:value-type="float" office:value="0.578449" calcext:value-type="float">
            <text:p>0.578449</text:p>
          </table:table-cell>
          <table:table-cell office:value-type="float" office:value="0.572994" calcext:value-type="float">
            <text:p>0.572994</text:p>
          </table:table-cell>
          <table:table-cell office:value-type="float" office:value="0.568078" calcext:value-type="float">
            <text:p>0.568078</text:p>
          </table:table-cell>
          <table:table-cell office:value-type="float" office:value="0.563808" calcext:value-type="float">
            <text:p>0.563808</text:p>
          </table:table-cell>
          <table:table-cell office:value-type="float" office:value="0.56027" calcext:value-type="float">
            <text:p>0.56027</text:p>
          </table:table-cell>
          <table:table-cell office:value-type="float" office:value="0.557517" calcext:value-type="float">
            <text:p>0.557517</text:p>
          </table:table-cell>
          <table:table-cell office:value-type="float" office:value="0.555577" calcext:value-type="float">
            <text:p>0.555577</text:p>
          </table:table-cell>
          <table:table-cell office:value-type="float" office:value="0.554445" calcext:value-type="float">
            <text:p>0.554445</text:p>
          </table:table-cell>
          <table:table-cell office:value-type="float" office:value="0.554088" calcext:value-type="float">
            <text:p>0.554088</text:p>
          </table:table-cell>
        </table:table-row>
        <table:table-row table:style-name="ro1">
          <table:table-cell office:value-type="float" office:value="1.68762" calcext:value-type="float">
            <text:p>1.68762</text:p>
          </table:table-cell>
          <table:table-cell office:value-type="float" office:value="0.628147" calcext:value-type="float">
            <text:p>0.628147</text:p>
          </table:table-cell>
          <table:table-cell office:value-type="float" office:value="0.627652" calcext:value-type="float">
            <text:p>0.627652</text:p>
          </table:table-cell>
          <table:table-cell office:value-type="float" office:value="0.626183" calcext:value-type="float">
            <text:p>0.626183</text:p>
          </table:table-cell>
          <table:table-cell office:value-type="float" office:value="0.623779" calcext:value-type="float">
            <text:p>0.623779</text:p>
          </table:table-cell>
          <table:table-cell office:value-type="float" office:value="0.620511" calcext:value-type="float">
            <text:p>0.620511</text:p>
          </table:table-cell>
          <table:table-cell office:value-type="float" office:value="0.616471" calcext:value-type="float">
            <text:p>0.616471</text:p>
          </table:table-cell>
          <table:table-cell office:value-type="float" office:value="0.611772" calcext:value-type="float">
            <text:p>0.611772</text:p>
          </table:table-cell>
          <table:table-cell office:value-type="float" office:value="0.606548" calcext:value-type="float">
            <text:p>0.606548</text:p>
          </table:table-cell>
          <table:table-cell office:value-type="float" office:value="0.600945" calcext:value-type="float">
            <text:p>0.600945</text:p>
          </table:table-cell>
          <table:table-cell office:value-type="float" office:value="0.595118" calcext:value-type="float">
            <text:p>0.595118</text:p>
          </table:table-cell>
          <table:table-cell office:value-type="float" office:value="0.589227" calcext:value-type="float">
            <text:p>0.589227</text:p>
          </table:table-cell>
          <table:table-cell office:value-type="float" office:value="0.583431" calcext:value-type="float">
            <text:p>0.583431</text:p>
          </table:table-cell>
          <table:table-cell office:value-type="float" office:value="0.577882" calcext:value-type="float">
            <text:p>0.577882</text:p>
          </table:table-cell>
          <table:table-cell office:value-type="float" office:value="0.57272" calcext:value-type="float">
            <text:p>0.57272</text:p>
          </table:table-cell>
          <table:table-cell office:value-type="float" office:value="0.568069" calcext:value-type="float">
            <text:p>0.568069</text:p>
          </table:table-cell>
          <table:table-cell office:value-type="float" office:value="0.564031" calcext:value-type="float">
            <text:p>0.564031</text:p>
          </table:table-cell>
          <table:table-cell office:value-type="float" office:value="0.560686" calcext:value-type="float">
            <text:p>0.560686</text:p>
          </table:table-cell>
          <table:table-cell office:value-type="float" office:value="0.558085" calcext:value-type="float">
            <text:p>0.558085</text:p>
          </table:table-cell>
          <table:table-cell office:value-type="float" office:value="0.556251" calcext:value-type="float">
            <text:p>0.556251</text:p>
          </table:table-cell>
          <table:table-cell office:value-type="float" office:value="0.555181" calcext:value-type="float">
            <text:p>0.555181</text:p>
          </table:table-cell>
          <table:table-cell office:value-type="float" office:value="0.554844" calcext:value-type="float">
            <text:p>0.554844</text:p>
          </table:table-cell>
        </table:table-row>
        <table:table-row table:style-name="ro1">
          <table:table-cell office:value-type="float" office:value="1.70129" calcext:value-type="float">
            <text:p>1.70129</text:p>
          </table:table-cell>
          <table:table-cell office:value-type="float" office:value="0.626548" calcext:value-type="float">
            <text:p>0.626548</text:p>
          </table:table-cell>
          <table:table-cell office:value-type="float" office:value="0.626066" calcext:value-type="float">
            <text:p>0.626066</text:p>
          </table:table-cell>
          <table:table-cell office:value-type="float" office:value="0.624634" calcext:value-type="float">
            <text:p>0.624634</text:p>
          </table:table-cell>
          <table:table-cell office:value-type="float" office:value="0.622293" calcext:value-type="float">
            <text:p>0.622293</text:p>
          </table:table-cell>
          <table:table-cell office:value-type="float" office:value="0.619109" calcext:value-type="float">
            <text:p>0.619109</text:p>
          </table:table-cell>
          <table:table-cell office:value-type="float" office:value="0.615173" calcext:value-type="float">
            <text:p>0.615173</text:p>
          </table:table-cell>
          <table:table-cell office:value-type="float" office:value="0.610597" calcext:value-type="float">
            <text:p>0.610597</text:p>
          </table:table-cell>
          <table:table-cell office:value-type="float" office:value="0.605509" calcext:value-type="float">
            <text:p>0.605509</text:p>
          </table:table-cell>
          <table:table-cell office:value-type="float" office:value="0.600054" calcext:value-type="float">
            <text:p>0.600054</text:p>
          </table:table-cell>
          <table:table-cell office:value-type="float" office:value="0.594382" calcext:value-type="float">
            <text:p>0.594382</text:p>
          </table:table-cell>
          <table:table-cell office:value-type="float" office:value="0.588648" calcext:value-type="float">
            <text:p>0.588648</text:p>
          </table:table-cell>
          <table:table-cell office:value-type="float" office:value="0.583009" calcext:value-type="float">
            <text:p>0.583009</text:p>
          </table:table-cell>
          <table:table-cell office:value-type="float" office:value="0.57761" calcext:value-type="float">
            <text:p>0.57761</text:p>
          </table:table-cell>
          <table:table-cell office:value-type="float" office:value="0.572589" calcext:value-type="float">
            <text:p>0.572589</text:p>
          </table:table-cell>
          <table:table-cell office:value-type="float" office:value="0.568065" calcext:value-type="float">
            <text:p>0.568065</text:p>
          </table:table-cell>
          <table:table-cell office:value-type="float" office:value="0.564139" calcext:value-type="float">
            <text:p>0.564139</text:p>
          </table:table-cell>
          <table:table-cell office:value-type="float" office:value="0.560887" calcext:value-type="float">
            <text:p>0.560887</text:p>
          </table:table-cell>
          <table:table-cell office:value-type="float" office:value="0.558358" calcext:value-type="float">
            <text:p>0.558358</text:p>
          </table:table-cell>
          <table:table-cell office:value-type="float" office:value="0.556576" calcext:value-type="float">
            <text:p>0.556576</text:p>
          </table:table-cell>
          <table:table-cell office:value-type="float" office:value="0.555536" calcext:value-type="float">
            <text:p>0.555536</text:p>
          </table:table-cell>
          <table:table-cell office:value-type="float" office:value="0.555208" calcext:value-type="float">
            <text:p>0.555208</text:p>
          </table:table-cell>
        </table:table-row>
        <table:table-row table:style-name="ro1">
          <table:table-cell office:value-type="float" office:value="1.72349" calcext:value-type="float">
            <text:p>1.72349</text:p>
          </table:table-cell>
          <table:table-cell office:value-type="float" office:value="0.624037" calcext:value-type="float">
            <text:p>0.624037</text:p>
          </table:table-cell>
          <table:table-cell office:value-type="float" office:value="0.623576" calcext:value-type="float">
            <text:p>0.623576</text:p>
          </table:table-cell>
          <table:table-cell office:value-type="float" office:value="0.622203" calcext:value-type="float">
            <text:p>0.622203</text:p>
          </table:table-cell>
          <table:table-cell office:value-type="float" office:value="0.619959" calcext:value-type="float">
            <text:p>0.619959</text:p>
          </table:table-cell>
          <table:table-cell office:value-type="float" office:value="0.616908" calcext:value-type="float">
            <text:p>0.616908</text:p>
          </table:table-cell>
          <table:table-cell office:value-type="float" office:value="0.613137" calcext:value-type="float">
            <text:p>0.613137</text:p>
          </table:table-cell>
          <table:table-cell office:value-type="float" office:value="0.608753" calcext:value-type="float">
            <text:p>0.608753</text:p>
          </table:table-cell>
          <table:table-cell office:value-type="float" office:value="0.603881" calcext:value-type="float">
            <text:p>0.603881</text:p>
          </table:table-cell>
          <table:table-cell office:value-type="float" office:value="0.598658" calcext:value-type="float">
            <text:p>0.598658</text:p>
          </table:table-cell>
          <table:table-cell office:value-type="float" office:value="0.593228" calcext:value-type="float">
            <text:p>0.593228</text:p>
          </table:table-cell>
          <table:table-cell office:value-type="float" office:value="0.587742" calcext:value-type="float">
            <text:p>0.587742</text:p>
          </table:table-cell>
          <table:table-cell office:value-type="float" office:value="0.582347" calcext:value-type="float">
            <text:p>0.582347</text:p>
          </table:table-cell>
          <table:table-cell office:value-type="float" office:value="0.577184" calcext:value-type="float">
            <text:p>0.577184</text:p>
          </table:table-cell>
          <table:table-cell office:value-type="float" office:value="0.572384" calcext:value-type="float">
            <text:p>0.572384</text:p>
          </table:table-cell>
          <table:table-cell office:value-type="float" office:value="0.56806" calcext:value-type="float">
            <text:p>0.56806</text:p>
          </table:table-cell>
          <table:table-cell office:value-type="float" office:value="0.564309" calcext:value-type="float">
            <text:p>0.564309</text:p>
          </table:table-cell>
          <table:table-cell office:value-type="float" office:value="0.561201" calcext:value-type="float">
            <text:p>0.561201</text:p>
          </table:table-cell>
          <table:table-cell office:value-type="float" office:value="0.558786" calcext:value-type="float">
            <text:p>0.558786</text:p>
          </table:table-cell>
          <table:table-cell office:value-type="float" office:value="0.557084" calcext:value-type="float">
            <text:p>0.557084</text:p>
          </table:table-cell>
          <table:table-cell office:value-type="float" office:value="0.556091" calcext:value-type="float">
            <text:p>0.556091</text:p>
          </table:table-cell>
          <table:table-cell office:value-type="float" office:value="0.555777" calcext:value-type="float">
            <text:p>0.555777</text:p>
          </table:table-cell>
        </table:table-row>
        <table:table-row table:style-name="ro1">
          <table:table-cell office:value-type="float" office:value="1.74341" calcext:value-type="float">
            <text:p>1.74341</text:p>
          </table:table-cell>
          <table:table-cell office:value-type="float" office:value="0.621873" calcext:value-type="float">
            <text:p>0.621873</text:p>
          </table:table-cell>
          <table:table-cell office:value-type="float" office:value="0.621429" calcext:value-type="float">
            <text:p>0.621429</text:p>
          </table:table-cell>
          <table:table-cell office:value-type="float" office:value="0.620108" calcext:value-type="float">
            <text:p>0.620108</text:p>
          </table:table-cell>
          <table:table-cell office:value-type="float" office:value="0.617948" calcext:value-type="float">
            <text:p>0.617948</text:p>
          </table:table-cell>
          <table:table-cell office:value-type="float" office:value="0.615012" calcext:value-type="float">
            <text:p>0.615012</text:p>
          </table:table-cell>
          <table:table-cell office:value-type="float" office:value="0.611383" calcext:value-type="float">
            <text:p>0.611383</text:p>
          </table:table-cell>
          <table:table-cell office:value-type="float" office:value="0.607166" calcext:value-type="float">
            <text:p>0.607166</text:p>
          </table:table-cell>
          <table:table-cell office:value-type="float" office:value="0.60248" calcext:value-type="float">
            <text:p>0.60248</text:p>
          </table:table-cell>
          <table:table-cell office:value-type="float" office:value="0.597457" calcext:value-type="float">
            <text:p>0.597457</text:p>
          </table:table-cell>
          <table:table-cell office:value-type="float" office:value="0.592237" calcext:value-type="float">
            <text:p>0.592237</text:p>
          </table:table-cell>
          <table:table-cell office:value-type="float" office:value="0.586964" calcext:value-type="float">
            <text:p>0.586964</text:p>
          </table:table-cell>
          <table:table-cell office:value-type="float" office:value="0.581779" calcext:value-type="float">
            <text:p>0.581779</text:p>
          </table:table-cell>
          <table:table-cell office:value-type="float" office:value="0.576819" calcext:value-type="float">
            <text:p>0.576819</text:p>
          </table:table-cell>
          <table:table-cell office:value-type="float" office:value="0.572209" calcext:value-type="float">
            <text:p>0.572209</text:p>
          </table:table-cell>
          <table:table-cell office:value-type="float" office:value="0.568057" calcext:value-type="float">
            <text:p>0.568057</text:p>
          </table:table-cell>
          <table:table-cell office:value-type="float" office:value="0.564455" calcext:value-type="float">
            <text:p>0.564455</text:p>
          </table:table-cell>
          <table:table-cell office:value-type="float" office:value="0.561472" calcext:value-type="float">
            <text:p>0.561472</text:p>
          </table:table-cell>
          <table:table-cell office:value-type="float" office:value="0.559154" calcext:value-type="float">
            <text:p>0.559154</text:p>
          </table:table-cell>
          <table:table-cell office:value-type="float" office:value="0.557521" calcext:value-type="float">
            <text:p>0.557521</text:p>
          </table:table-cell>
          <table:table-cell office:value-type="float" office:value="0.556568" calcext:value-type="float">
            <text:p>0.556568</text:p>
          </table:table-cell>
          <table:table-cell office:value-type="float" office:value="0.556267" calcext:value-type="float">
            <text:p>0.556267</text:p>
          </table:table-cell>
        </table:table-row>
        <table:table-row table:style-name="ro1">
          <table:table-cell office:value-type="float" office:value="1.76902" calcext:value-type="float">
            <text:p>1.76902</text:p>
          </table:table-cell>
          <table:table-cell office:value-type="float" office:value="0.61921" calcext:value-type="float">
            <text:p>0.61921</text:p>
          </table:table-cell>
          <table:table-cell office:value-type="float" office:value="0.618788" calcext:value-type="float">
            <text:p>0.618788</text:p>
          </table:table-cell>
          <table:table-cell office:value-type="float" office:value="0.61753" calcext:value-type="float">
            <text:p>0.61753</text:p>
          </table:table-cell>
          <table:table-cell office:value-type="float" office:value="0.615475" calcext:value-type="float">
            <text:p>0.615475</text:p>
          </table:table-cell>
          <table:table-cell office:value-type="float" office:value="0.61268" calcext:value-type="float">
            <text:p>0.61268</text:p>
          </table:table-cell>
          <table:table-cell office:value-type="float" office:value="0.609227" calcext:value-type="float">
            <text:p>0.609227</text:p>
          </table:table-cell>
          <table:table-cell office:value-type="float" office:value="0.605215" calcext:value-type="float">
            <text:p>0.605215</text:p>
          </table:table-cell>
          <table:table-cell office:value-type="float" office:value="0.600758" calcext:value-type="float">
            <text:p>0.600758</text:p>
          </table:table-cell>
          <table:table-cell office:value-type="float" office:value="0.595982" calcext:value-type="float">
            <text:p>0.595982</text:p>
          </table:table-cell>
          <table:table-cell office:value-type="float" office:value="0.59102" calcext:value-type="float">
            <text:p>0.59102</text:p>
          </table:table-cell>
          <table:table-cell office:value-type="float" office:value="0.586009" calcext:value-type="float">
            <text:p>0.586009</text:p>
          </table:table-cell>
          <table:table-cell office:value-type="float" office:value="0.581083" calcext:value-type="float">
            <text:p>0.581083</text:p>
          </table:table-cell>
          <table:table-cell office:value-type="float" office:value="0.576373" calcext:value-type="float">
            <text:p>0.576373</text:p>
          </table:table-cell>
          <table:table-cell office:value-type="float" office:value="0.571995" calcext:value-type="float">
            <text:p>0.571995</text:p>
          </table:table-cell>
          <table:table-cell office:value-type="float" office:value="0.568053" calcext:value-type="float">
            <text:p>0.568053</text:p>
          </table:table-cell>
          <table:table-cell office:value-type="float" office:value="0.564635" calcext:value-type="float">
            <text:p>0.564635</text:p>
          </table:table-cell>
          <table:table-cell office:value-type="float" office:value="0.561805" calcext:value-type="float">
            <text:p>0.561805</text:p>
          </table:table-cell>
          <table:table-cell office:value-type="float" office:value="0.559606" calcext:value-type="float">
            <text:p>0.559606</text:p>
          </table:table-cell>
          <table:table-cell office:value-type="float" office:value="0.558056" calcext:value-type="float">
            <text:p>0.558056</text:p>
          </table:table-cell>
          <table:table-cell office:value-type="float" office:value="0.557153" calcext:value-type="float">
            <text:p>0.557153</text:p>
          </table:table-cell>
          <table:table-cell office:value-type="float" office:value="0.556867" calcext:value-type="float">
            <text:p>0.556867</text:p>
          </table:table-cell>
        </table:table-row>
        <table:table-row table:style-name="ro1">
          <table:table-cell office:value-type="float" office:value="1.78328" calcext:value-type="float">
            <text:p>1.78328</text:p>
          </table:table-cell>
          <table:table-cell office:value-type="float" office:value="0.617784" calcext:value-type="float">
            <text:p>0.617784</text:p>
          </table:table-cell>
          <table:table-cell office:value-type="float" office:value="0.617373" calcext:value-type="float">
            <text:p>0.617373</text:p>
          </table:table-cell>
          <table:table-cell office:value-type="float" office:value="0.61615" calcext:value-type="float">
            <text:p>0.61615</text:p>
          </table:table-cell>
          <table:table-cell office:value-type="float" office:value="0.61415" calcext:value-type="float">
            <text:p>0.61415</text:p>
          </table:table-cell>
          <table:table-cell office:value-type="float" office:value="0.611431" calcext:value-type="float">
            <text:p>0.611431</text:p>
          </table:table-cell>
          <table:table-cell office:value-type="float" office:value="0.608073" calcext:value-type="float">
            <text:p>0.608073</text:p>
          </table:table-cell>
          <table:table-cell office:value-type="float" office:value="0.604171" calcext:value-type="float">
            <text:p>0.604171</text:p>
          </table:table-cell>
          <table:table-cell office:value-type="float" office:value="0.599837" calcext:value-type="float">
            <text:p>0.599837</text:p>
          </table:table-cell>
          <table:table-cell office:value-type="float" office:value="0.595193" calcext:value-type="float">
            <text:p>0.595193</text:p>
          </table:table-cell>
          <table:table-cell office:value-type="float" office:value="0.590369" calcext:value-type="float">
            <text:p>0.590369</text:p>
          </table:table-cell>
          <table:table-cell office:value-type="float" office:value="0.585499" calcext:value-type="float">
            <text:p>0.585499</text:p>
          </table:table-cell>
          <table:table-cell office:value-type="float" office:value="0.580712" calcext:value-type="float">
            <text:p>0.580712</text:p>
          </table:table-cell>
          <table:table-cell office:value-type="float" office:value="0.576134" calcext:value-type="float">
            <text:p>0.576134</text:p>
          </table:table-cell>
          <table:table-cell office:value-type="float" office:value="0.571881" calcext:value-type="float">
            <text:p>0.571881</text:p>
          </table:table-cell>
          <table:table-cell office:value-type="float" office:value="0.568052" calcext:value-type="float">
            <text:p>0.568052</text:p>
          </table:table-cell>
          <table:table-cell office:value-type="float" office:value="0.564732" calcext:value-type="float">
            <text:p>0.564732</text:p>
          </table:table-cell>
          <table:table-cell office:value-type="float" office:value="0.561983" calcext:value-type="float">
            <text:p>0.561983</text:p>
          </table:table-cell>
          <table:table-cell office:value-type="float" office:value="0.559847" calcext:value-type="float">
            <text:p>0.559847</text:p>
          </table:table-cell>
          <table:table-cell office:value-type="float" office:value="0.558343" calcext:value-type="float">
            <text:p>0.558343</text:p>
          </table:table-cell>
          <table:table-cell office:value-type="float" office:value="0.557465" calcext:value-type="float">
            <text:p>0.557465</text:p>
          </table:table-cell>
          <table:table-cell office:value-type="float" office:value="0.557188" calcext:value-type="float">
            <text:p>0.557188</text:p>
          </table:table-cell>
        </table:table-row>
        <table:table-row table:style-name="ro1">
          <table:table-cell office:value-type="float" office:value="1.80549" calcext:value-type="float">
            <text:p>1.80549</text:p>
          </table:table-cell>
          <table:table-cell office:value-type="float" office:value="0.615639" calcext:value-type="float">
            <text:p>0.615639</text:p>
          </table:table-cell>
          <table:table-cell office:value-type="float" office:value="0.615245" calcext:value-type="float">
            <text:p>0.615245</text:p>
          </table:table-cell>
          <table:table-cell office:value-type="float" office:value="0.614073" calcext:value-type="float">
            <text:p>0.614073</text:p>
          </table:table-cell>
          <table:table-cell office:value-type="float" office:value="0.612158" calcext:value-type="float">
            <text:p>0.612158</text:p>
          </table:table-cell>
          <table:table-cell office:value-type="float" office:value="0.609554" calcext:value-type="float">
            <text:p>0.609554</text:p>
          </table:table-cell>
          <table:table-cell office:value-type="float" office:value="0.606338" calcext:value-type="float">
            <text:p>0.606338</text:p>
          </table:table-cell>
          <table:table-cell office:value-type="float" office:value="0.602602" calcext:value-type="float">
            <text:p>0.602602</text:p>
          </table:table-cell>
          <table:table-cell office:value-type="float" office:value="0.598453" calcext:value-type="float">
            <text:p>0.598453</text:p>
          </table:table-cell>
          <table:table-cell office:value-type="float" office:value="0.594009" calcext:value-type="float">
            <text:p>0.594009</text:p>
          </table:table-cell>
          <table:table-cell office:value-type="float" office:value="0.589393" calcext:value-type="float">
            <text:p>0.589393</text:p>
          </table:table-cell>
          <table:table-cell office:value-type="float" office:value="0.584733" calcext:value-type="float">
            <text:p>0.584733</text:p>
          </table:table-cell>
          <table:table-cell office:value-type="float" office:value="0.580154" calcext:value-type="float">
            <text:p>0.580154</text:p>
          </table:table-cell>
          <table:table-cell office:value-type="float" office:value="0.575777" calcext:value-type="float">
            <text:p>0.575777</text:p>
          </table:table-cell>
          <table:table-cell office:value-type="float" office:value="0.57171" calcext:value-type="float">
            <text:p>0.57171</text:p>
          </table:table-cell>
          <table:table-cell office:value-type="float" office:value="0.56805" calcext:value-type="float">
            <text:p>0.56805</text:p>
          </table:table-cell>
          <table:table-cell office:value-type="float" office:value="0.564877" calcext:value-type="float">
            <text:p>0.564877</text:p>
          </table:table-cell>
          <table:table-cell office:value-type="float" office:value="0.56225" calcext:value-type="float">
            <text:p>0.56225</text:p>
          </table:table-cell>
          <table:table-cell office:value-type="float" office:value="0.560209" calcext:value-type="float">
            <text:p>0.560209</text:p>
          </table:table-cell>
          <table:table-cell office:value-type="float" office:value="0.558772" calcext:value-type="float">
            <text:p>0.558772</text:p>
          </table:table-cell>
          <table:table-cell office:value-type="float" office:value="0.557934" calcext:value-type="float">
            <text:p>0.557934</text:p>
          </table:table-cell>
          <table:table-cell office:value-type="float" office:value="0.557669" calcext:value-type="float">
            <text:p>0.557669</text:p>
          </table:table-cell>
        </table:table-row>
        <table:table-row table:style-name="ro1">
          <table:table-cell office:value-type="float" office:value="1.82535" calcext:value-type="float">
            <text:p>1.82535</text:p>
          </table:table-cell>
          <table:table-cell office:value-type="float" office:value="0.613798" calcext:value-type="float">
            <text:p>0.613798</text:p>
          </table:table-cell>
          <table:table-cell office:value-type="float" office:value="0.613419" calcext:value-type="float">
            <text:p>0.613419</text:p>
          </table:table-cell>
          <table:table-cell office:value-type="float" office:value="0.612291" calcext:value-type="float">
            <text:p>0.612291</text:p>
          </table:table-cell>
          <table:table-cell office:value-type="float" office:value="0.610448" calcext:value-type="float">
            <text:p>0.610448</text:p>
          </table:table-cell>
          <table:table-cell office:value-type="float" office:value="0.607944" calcext:value-type="float">
            <text:p>0.607944</text:p>
          </table:table-cell>
          <table:table-cell office:value-type="float" office:value="0.60485" calcext:value-type="float">
            <text:p>0.60485</text:p>
          </table:table-cell>
          <table:table-cell office:value-type="float" office:value="0.601257" calcext:value-type="float">
            <text:p>0.601257</text:p>
          </table:table-cell>
          <table:table-cell office:value-type="float" office:value="0.597267" calcext:value-type="float">
            <text:p>0.597267</text:p>
          </table:table-cell>
          <table:table-cell office:value-type="float" office:value="0.592993" calcext:value-type="float">
            <text:p>0.592993</text:p>
          </table:table-cell>
          <table:table-cell office:value-type="float" office:value="0.588556" calcext:value-type="float">
            <text:p>0.588556</text:p>
          </table:table-cell>
          <table:table-cell office:value-type="float" office:value="0.584077" calcext:value-type="float">
            <text:p>0.584077</text:p>
          </table:table-cell>
          <table:table-cell office:value-type="float" office:value="0.579677" calcext:value-type="float">
            <text:p>0.579677</text:p>
          </table:table-cell>
          <table:table-cell office:value-type="float" office:value="0.575471" calcext:value-type="float">
            <text:p>0.575471</text:p>
          </table:table-cell>
          <table:table-cell office:value-type="float" office:value="0.571564" calcext:value-type="float">
            <text:p>0.571564</text:p>
          </table:table-cell>
          <table:table-cell office:value-type="float" office:value="0.568049" calcext:value-type="float">
            <text:p>0.568049</text:p>
          </table:table-cell>
          <table:table-cell office:value-type="float" office:value="0.565002" calcext:value-type="float">
            <text:p>0.565002</text:p>
          </table:table-cell>
          <table:table-cell office:value-type="float" office:value="0.562479" calcext:value-type="float">
            <text:p>0.562479</text:p>
          </table:table-cell>
          <table:table-cell office:value-type="float" office:value="0.56052" calcext:value-type="float">
            <text:p>0.56052</text:p>
          </table:table-cell>
          <table:table-cell office:value-type="float" office:value="0.55914" calcext:value-type="float">
            <text:p>0.55914</text:p>
          </table:table-cell>
          <table:table-cell office:value-type="float" office:value="0.558335" calcext:value-type="float">
            <text:p>0.558335</text:p>
          </table:table-cell>
          <table:table-cell office:value-type="float" office:value="0.558081" calcext:value-type="float">
            <text:p>0.558081</text:p>
          </table:table-cell>
        </table:table-row>
        <table:table-row table:style-name="ro1">
          <table:table-cell office:value-type="float" office:value="1.85063" calcext:value-type="float">
            <text:p>1.85063</text:p>
          </table:table-cell>
          <table:table-cell office:value-type="float" office:value="0.611554" calcext:value-type="float">
            <text:p>0.611554</text:p>
          </table:table-cell>
          <table:table-cell office:value-type="float" office:value="0.611193" calcext:value-type="float">
            <text:p>0.611193</text:p>
          </table:table-cell>
          <table:table-cell office:value-type="float" office:value="0.61012" calcext:value-type="float">
            <text:p>0.61012</text:p>
          </table:table-cell>
          <table:table-cell office:value-type="float" office:value="0.608366" calcext:value-type="float">
            <text:p>0.608366</text:p>
          </table:table-cell>
          <table:table-cell office:value-type="float" office:value="0.605982" calcext:value-type="float">
            <text:p>0.605982</text:p>
          </table:table-cell>
          <table:table-cell office:value-type="float" office:value="0.603038" calcext:value-type="float">
            <text:p>0.603038</text:p>
          </table:table-cell>
          <table:table-cell office:value-type="float" office:value="0.599619" calcext:value-type="float">
            <text:p>0.599619</text:p>
          </table:table-cell>
          <table:table-cell office:value-type="float" office:value="0.595823" calcext:value-type="float">
            <text:p>0.595823</text:p>
          </table:table-cell>
          <table:table-cell office:value-type="float" office:value="0.591758" calcext:value-type="float">
            <text:p>0.591758</text:p>
          </table:table-cell>
          <table:table-cell office:value-type="float" office:value="0.587538" calcext:value-type="float">
            <text:p>0.587538</text:p>
          </table:table-cell>
          <table:table-cell office:value-type="float" office:value="0.58328" calcext:value-type="float">
            <text:p>0.58328</text:p>
          </table:table-cell>
          <table:table-cell office:value-type="float" office:value="0.579097" calcext:value-type="float">
            <text:p>0.579097</text:p>
          </table:table-cell>
          <table:table-cell office:value-type="float" office:value="0.5751" calcext:value-type="float">
            <text:p>0.5751</text:p>
          </table:table-cell>
          <table:table-cell office:value-type="float" office:value="0.571388" calcext:value-type="float">
            <text:p>0.571388</text:p>
          </table:table-cell>
          <table:table-cell office:value-type="float" office:value="0.568048" calcext:value-type="float">
            <text:p>0.568048</text:p>
          </table:table-cell>
          <table:table-cell office:value-type="float" office:value="0.565154" calcext:value-type="float">
            <text:p>0.565154</text:p>
          </table:table-cell>
          <table:table-cell office:value-type="float" office:value="0.562758" calcext:value-type="float">
            <text:p>0.562758</text:p>
          </table:table-cell>
          <table:table-cell office:value-type="float" office:value="0.560897" calcext:value-type="float">
            <text:p>0.560897</text:p>
          </table:table-cell>
          <table:table-cell office:value-type="float" office:value="0.559587" calcext:value-type="float">
            <text:p>0.559587</text:p>
          </table:table-cell>
          <table:table-cell office:value-type="float" office:value="0.558823" calcext:value-type="float">
            <text:p>0.558823</text:p>
          </table:table-cell>
          <table:table-cell office:value-type="float" office:value="0.558582" calcext:value-type="float">
            <text:p>0.558582</text:p>
          </table:table-cell>
        </table:table-row>
        <table:table-row table:style-name="ro1">
          <table:table-cell office:value-type="float" office:value="1.86537" calcext:value-type="float">
            <text:p>1.86537</text:p>
          </table:table-cell>
          <table:table-cell office:value-type="float" office:value="0.610296" calcext:value-type="float">
            <text:p>0.610296</text:p>
          </table:table-cell>
          <table:table-cell office:value-type="float" office:value="0.609946" calcext:value-type="float">
            <text:p>0.609946</text:p>
          </table:table-cell>
          <table:table-cell office:value-type="float" office:value="0.608903" calcext:value-type="float">
            <text:p>0.608903</text:p>
          </table:table-cell>
          <table:table-cell office:value-type="float" office:value="0.607198" calcext:value-type="float">
            <text:p>0.607198</text:p>
          </table:table-cell>
          <table:table-cell office:value-type="float" office:value="0.604882" calcext:value-type="float">
            <text:p>0.604882</text:p>
          </table:table-cell>
          <table:table-cell office:value-type="float" office:value="0.602023" calcext:value-type="float">
            <text:p>0.602023</text:p>
          </table:table-cell>
          <table:table-cell office:value-type="float" office:value="0.598701" calcext:value-type="float">
            <text:p>0.598701</text:p>
          </table:table-cell>
          <table:table-cell office:value-type="float" office:value="0.595015" calcext:value-type="float">
            <text:p>0.595015</text:p>
          </table:table-cell>
          <table:table-cell office:value-type="float" office:value="0.591067" calcext:value-type="float">
            <text:p>0.591067</text:p>
          </table:table-cell>
          <table:table-cell office:value-type="float" office:value="0.586969" calcext:value-type="float">
            <text:p>0.586969</text:p>
          </table:table-cell>
          <table:table-cell office:value-type="float" office:value="0.582834" calcext:value-type="float">
            <text:p>0.582834</text:p>
          </table:table-cell>
          <table:table-cell office:value-type="float" office:value="0.578773" calcext:value-type="float">
            <text:p>0.578773</text:p>
          </table:table-cell>
          <table:table-cell office:value-type="float" office:value="0.574893" calcext:value-type="float">
            <text:p>0.574893</text:p>
          </table:table-cell>
          <table:table-cell office:value-type="float" office:value="0.571289" calcext:value-type="float">
            <text:p>0.571289</text:p>
          </table:table-cell>
          <table:table-cell office:value-type="float" office:value="0.568048" calcext:value-type="float">
            <text:p>0.568048</text:p>
          </table:table-cell>
          <table:table-cell office:value-type="float" office:value="0.565239" calcext:value-type="float">
            <text:p>0.565239</text:p>
          </table:table-cell>
          <table:table-cell office:value-type="float" office:value="0.562914" calcext:value-type="float">
            <text:p>0.562914</text:p>
          </table:table-cell>
          <table:table-cell office:value-type="float" office:value="0.561109" calcext:value-type="float">
            <text:p>0.561109</text:p>
          </table:table-cell>
          <table:table-cell office:value-type="float" office:value="0.559837" calcext:value-type="float">
            <text:p>0.559837</text:p>
          </table:table-cell>
          <table:table-cell office:value-type="float" office:value="0.559096" calcext:value-type="float">
            <text:p>0.559096</text:p>
          </table:table-cell>
          <table:table-cell office:value-type="float" office:value="0.558862" calcext:value-type="float">
            <text:p>0.558862</text:p>
          </table:table-cell>
        </table:table-row>
        <table:table-row table:style-name="ro1">
          <table:table-cell office:value-type="float" office:value="1.88841" calcext:value-type="float">
            <text:p>1.88841</text:p>
          </table:table-cell>
          <table:table-cell office:value-type="float" office:value="0.6084" calcext:value-type="float">
            <text:p>0.6084</text:p>
          </table:table-cell>
          <table:table-cell office:value-type="float" office:value="0.608065" calcext:value-type="float">
            <text:p>0.608065</text:p>
          </table:table-cell>
          <table:table-cell office:value-type="float" office:value="0.607069" calcext:value-type="float">
            <text:p>0.607069</text:p>
          </table:table-cell>
          <table:table-cell office:value-type="float" office:value="0.605439" calcext:value-type="float">
            <text:p>0.605439</text:p>
          </table:table-cell>
          <table:table-cell office:value-type="float" office:value="0.603226" calcext:value-type="float">
            <text:p>0.603226</text:p>
          </table:table-cell>
          <table:table-cell office:value-type="float" office:value="0.600493" calcext:value-type="float">
            <text:p>0.600493</text:p>
          </table:table-cell>
          <table:table-cell office:value-type="float" office:value="0.59732" calcext:value-type="float">
            <text:p>0.59732</text:p>
          </table:table-cell>
          <table:table-cell office:value-type="float" office:value="0.593797" calcext:value-type="float">
            <text:p>0.593797</text:p>
          </table:table-cell>
          <table:table-cell office:value-type="float" office:value="0.590026" calcext:value-type="float">
            <text:p>0.590026</text:p>
          </table:table-cell>
          <table:table-cell office:value-type="float" office:value="0.586112" calcext:value-type="float">
            <text:p>0.586112</text:p>
          </table:table-cell>
          <table:table-cell office:value-type="float" office:value="0.582163" calcext:value-type="float">
            <text:p>0.582163</text:p>
          </table:table-cell>
          <table:table-cell office:value-type="float" office:value="0.578285" calcext:value-type="float">
            <text:p>0.578285</text:p>
          </table:table-cell>
          <table:table-cell office:value-type="float" office:value="0.574581" calcext:value-type="float">
            <text:p>0.574581</text:p>
          </table:table-cell>
          <table:table-cell office:value-type="float" office:value="0.571141" calcext:value-type="float">
            <text:p>0.571141</text:p>
          </table:table-cell>
          <table:table-cell office:value-type="float" office:value="0.568048" calcext:value-type="float">
            <text:p>0.568048</text:p>
          </table:table-cell>
          <table:table-cell office:value-type="float" office:value="0.565367" calcext:value-type="float">
            <text:p>0.565367</text:p>
          </table:table-cell>
          <table:table-cell office:value-type="float" office:value="0.563149" calcext:value-type="float">
            <text:p>0.563149</text:p>
          </table:table-cell>
          <table:table-cell office:value-type="float" office:value="0.561427" calcext:value-type="float">
            <text:p>0.561427</text:p>
          </table:table-cell>
          <table:table-cell office:value-type="float" office:value="0.560214" calcext:value-type="float">
            <text:p>0.560214</text:p>
          </table:table-cell>
          <table:table-cell office:value-type="float" office:value="0.559507" calcext:value-type="float">
            <text:p>0.559507</text:p>
          </table:table-cell>
          <table:table-cell office:value-type="float" office:value="0.559283" calcext:value-type="float">
            <text:p>0.559283</text:p>
          </table:table-cell>
        </table:table-row>
        <table:table-row table:style-name="ro1">
          <table:table-cell office:value-type="float" office:value="1.90719" calcext:value-type="float">
            <text:p>1.90719</text:p>
          </table:table-cell>
          <table:table-cell office:value-type="float" office:value="0.606918" calcext:value-type="float">
            <text:p>0.606918</text:p>
          </table:table-cell>
          <table:table-cell office:value-type="float" office:value="0.606595" calcext:value-type="float">
            <text:p>0.606595</text:p>
          </table:table-cell>
          <table:table-cell office:value-type="float" office:value="0.605634" calcext:value-type="float">
            <text:p>0.605634</text:p>
          </table:table-cell>
          <table:table-cell office:value-type="float" office:value="0.604064" calcext:value-type="float">
            <text:p>0.604064</text:p>
          </table:table-cell>
          <table:table-cell office:value-type="float" office:value="0.601931" calcext:value-type="float">
            <text:p>0.601931</text:p>
          </table:table-cell>
          <table:table-cell office:value-type="float" office:value="0.599297" calcext:value-type="float">
            <text:p>0.599297</text:p>
          </table:table-cell>
          <table:table-cell office:value-type="float" office:value="0.596239" calcext:value-type="float">
            <text:p>0.596239</text:p>
          </table:table-cell>
          <table:table-cell office:value-type="float" office:value="0.592845" calcext:value-type="float">
            <text:p>0.592845</text:p>
          </table:table-cell>
          <table:table-cell office:value-type="float" office:value="0.589212" calcext:value-type="float">
            <text:p>0.589212</text:p>
          </table:table-cell>
          <table:table-cell office:value-type="float" office:value="0.585442" calcext:value-type="float">
            <text:p>0.585442</text:p>
          </table:table-cell>
          <table:table-cell office:value-type="float" office:value="0.581639" calcext:value-type="float">
            <text:p>0.581639</text:p>
          </table:table-cell>
          <table:table-cell office:value-type="float" office:value="0.577905" calcext:value-type="float">
            <text:p>0.577905</text:p>
          </table:table-cell>
          <table:table-cell office:value-type="float" office:value="0.574338" calcext:value-type="float">
            <text:p>0.574338</text:p>
          </table:table-cell>
          <table:table-cell office:value-type="float" office:value="0.571026" calcext:value-type="float">
            <text:p>0.571026</text:p>
          </table:table-cell>
          <table:table-cell office:value-type="float" office:value="0.568048" calcext:value-type="float">
            <text:p>0.568048</text:p>
          </table:table-cell>
          <table:table-cell office:value-type="float" office:value="0.565468" calcext:value-type="float">
            <text:p>0.565468</text:p>
          </table:table-cell>
          <table:table-cell office:value-type="float" office:value="0.563333" calcext:value-type="float">
            <text:p>0.563333</text:p>
          </table:table-cell>
          <table:table-cell office:value-type="float" office:value="0.561675" calcext:value-type="float">
            <text:p>0.561675</text:p>
          </table:table-cell>
          <table:table-cell office:value-type="float" office:value="0.560508" calcext:value-type="float">
            <text:p>0.560508</text:p>
          </table:table-cell>
          <table:table-cell office:value-type="float" office:value="0.559827" calcext:value-type="float">
            <text:p>0.559827</text:p>
          </table:table-cell>
          <table:table-cell office:value-type="float" office:value="0.559612" calcext:value-type="float">
            <text:p>0.559612</text:p>
          </table:table-cell>
        </table:table-row>
        <table:table-row table:style-name="ro1">
          <table:table-cell office:value-type="float" office:value="1.93276" calcext:value-type="float">
            <text:p>1.93276</text:p>
          </table:table-cell>
          <table:table-cell office:value-type="float" office:value="0.604985" calcext:value-type="float">
            <text:p>0.604985</text:p>
          </table:table-cell>
          <table:table-cell office:value-type="float" office:value="0.604678" calcext:value-type="float">
            <text:p>0.604678</text:p>
          </table:table-cell>
          <table:table-cell office:value-type="float" office:value="0.603764" calcext:value-type="float">
            <text:p>0.603764</text:p>
          </table:table-cell>
          <table:table-cell office:value-type="float" office:value="0.602271" calcext:value-type="float">
            <text:p>0.602271</text:p>
          </table:table-cell>
          <table:table-cell office:value-type="float" office:value="0.600243" calcext:value-type="float">
            <text:p>0.600243</text:p>
          </table:table-cell>
          <table:table-cell office:value-type="float" office:value="0.597739" calcext:value-type="float">
            <text:p>0.597739</text:p>
          </table:table-cell>
          <table:table-cell office:value-type="float" office:value="0.594832" calcext:value-type="float">
            <text:p>0.594832</text:p>
          </table:table-cell>
          <table:table-cell office:value-type="float" office:value="0.591606" calcext:value-type="float">
            <text:p>0.591606</text:p>
          </table:table-cell>
          <table:table-cell office:value-type="float" office:value="0.588153" calcext:value-type="float">
            <text:p>0.588153</text:p>
          </table:table-cell>
          <table:table-cell office:value-type="float" office:value="0.58457" calcext:value-type="float">
            <text:p>0.58457</text:p>
          </table:table-cell>
          <table:table-cell office:value-type="float" office:value="0.580957" calcext:value-type="float">
            <text:p>0.580957</text:p>
          </table:table-cell>
          <table:table-cell office:value-type="float" office:value="0.57741" calcext:value-type="float">
            <text:p>0.57741</text:p>
          </table:table-cell>
          <table:table-cell office:value-type="float" office:value="0.574021" calcext:value-type="float">
            <text:p>0.574021</text:p>
          </table:table-cell>
          <table:table-cell office:value-type="float" office:value="0.570877" calcext:value-type="float">
            <text:p>0.570877</text:p>
          </table:table-cell>
          <table:table-cell office:value-type="float" office:value="0.568049" calcext:value-type="float">
            <text:p>0.568049</text:p>
          </table:table-cell>
          <table:table-cell office:value-type="float" office:value="0.565599" calcext:value-type="float">
            <text:p>0.565599</text:p>
          </table:table-cell>
          <table:table-cell office:value-type="float" office:value="0.563572" calcext:value-type="float">
            <text:p>0.563572</text:p>
          </table:table-cell>
          <table:table-cell office:value-type="float" office:value="0.561998" calcext:value-type="float">
            <text:p>0.561998</text:p>
          </table:table-cell>
          <table:table-cell office:value-type="float" office:value="0.56089" calcext:value-type="float">
            <text:p>0.56089</text:p>
          </table:table-cell>
          <table:table-cell office:value-type="float" office:value="0.560244" calcext:value-type="float">
            <text:p>0.560244</text:p>
          </table:table-cell>
          <table:table-cell office:value-type="float" office:value="0.560041" calcext:value-type="float">
            <text:p>0.560041</text:p>
          </table:table-cell>
        </table:table-row>
        <table:table-row table:style-name="ro1">
          <table:table-cell office:value-type="float" office:value="1.9489" calcext:value-type="float">
            <text:p>1.9489</text:p>
          </table:table-cell>
          <table:table-cell office:value-type="float" office:value="0.603814" calcext:value-type="float">
            <text:p>0.603814</text:p>
          </table:table-cell>
          <table:table-cell office:value-type="float" office:value="0.603517" calcext:value-type="float">
            <text:p>0.603517</text:p>
          </table:table-cell>
          <table:table-cell office:value-type="float" office:value="0.602632" calcext:value-type="float">
            <text:p>0.602632</text:p>
          </table:table-cell>
          <table:table-cell office:value-type="float" office:value="0.601186" calcext:value-type="float">
            <text:p>0.601186</text:p>
          </table:table-cell>
          <table:table-cell office:value-type="float" office:value="0.599221" calcext:value-type="float">
            <text:p>0.599221</text:p>
          </table:table-cell>
          <table:table-cell office:value-type="float" office:value="0.596796" calcext:value-type="float">
            <text:p>0.596796</text:p>
          </table:table-cell>
          <table:table-cell office:value-type="float" office:value="0.59398" calcext:value-type="float">
            <text:p>0.59398</text:p>
          </table:table-cell>
          <table:table-cell office:value-type="float" office:value="0.590856" calcext:value-type="float">
            <text:p>0.590856</text:p>
          </table:table-cell>
          <table:table-cell office:value-type="float" office:value="0.587512" calcext:value-type="float">
            <text:p>0.587512</text:p>
          </table:table-cell>
          <table:table-cell office:value-type="float" office:value="0.584043" calcext:value-type="float">
            <text:p>0.584043</text:p>
          </table:table-cell>
          <table:table-cell office:value-type="float" office:value="0.580544" calcext:value-type="float">
            <text:p>0.580544</text:p>
          </table:table-cell>
          <table:table-cell office:value-type="float" office:value="0.57711" calcext:value-type="float">
            <text:p>0.5771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570786" calcext:value-type="float">
            <text:p>0.570786</text:p>
          </table:table-cell>
          <table:table-cell office:value-type="float" office:value="0.568049" calcext:value-type="float">
            <text:p>0.568049</text:p>
          </table:table-cell>
          <table:table-cell office:value-type="float" office:value="0.565678" calcext:value-type="float">
            <text:p>0.565678</text:p>
          </table:table-cell>
          <table:table-cell office:value-type="float" office:value="0.563717" calcext:value-type="float">
            <text:p>0.563717</text:p>
          </table:table-cell>
          <table:table-cell office:value-type="float" office:value="0.562194" calcext:value-type="float">
            <text:p>0.562194</text:p>
          </table:table-cell>
          <table:table-cell office:value-type="float" office:value="0.561122" calcext:value-type="float">
            <text:p>0.561122</text:p>
          </table:table-cell>
          <table:table-cell office:value-type="float" office:value="0.560497" calcext:value-type="float">
            <text:p>0.560497</text:p>
          </table:table-cell>
          <table:table-cell office:value-type="float" office:value="0.560299" calcext:value-type="float">
            <text:p>0.560299</text:p>
          </table:table-cell>
        </table:table-row>
        <table:table-row table:style-name="ro1">
          <table:table-cell office:value-type="float" office:value="1.97212" calcext:value-type="float">
            <text:p>1.97212</text:p>
          </table:table-cell>
          <table:table-cell office:value-type="float" office:value="0.602194" calcext:value-type="float">
            <text:p>0.602194</text:p>
          </table:table-cell>
          <table:table-cell office:value-type="float" office:value="0.60191" calcext:value-type="float">
            <text:p>0.60191</text:p>
          </table:table-cell>
          <table:table-cell office:value-type="float" office:value="0.601064" calcext:value-type="float">
            <text:p>0.601064</text:p>
          </table:table-cell>
          <table:table-cell office:value-type="float" office:value="0.599683" calcext:value-type="float">
            <text:p>0.599683</text:p>
          </table:table-cell>
          <table:table-cell office:value-type="float" office:value="0.597806" calcext:value-type="float">
            <text:p>0.597806</text:p>
          </table:table-cell>
          <table:table-cell office:value-type="float" office:value="0.59549" calcext:value-type="float">
            <text:p>0.59549</text:p>
          </table:table-cell>
          <table:table-cell office:value-type="float" office:value="0.592801" calcext:value-type="float">
            <text:p>0.592801</text:p>
          </table:table-cell>
          <table:table-cell office:value-type="float" office:value="0.589818" calcext:value-type="float">
            <text:p>0.589818</text:p>
          </table:table-cell>
          <table:table-cell office:value-type="float" office:value="0.586625" calcext:value-type="float">
            <text:p>0.586625</text:p>
          </table:table-cell>
          <table:table-cell office:value-type="float" office:value="0.583314" calcext:value-type="float">
            <text:p>0.583314</text:p>
          </table:table-cell>
          <table:table-cell office:value-type="float" office:value="0.579974" calcext:value-type="float">
            <text:p>0.579974</text:p>
          </table:table-cell>
          <table:table-cell office:value-type="float" office:value="0.576696" calcext:value-type="float">
            <text:p>0.576696</text:p>
          </table:table-cell>
          <table:table-cell office:value-type="float" office:value="0.573566" calcext:value-type="float">
            <text:p>0.573566</text:p>
          </table:table-cell>
          <table:table-cell office:value-type="float" office:value="0.570662" calcext:value-type="float">
            <text:p>0.570662</text:p>
          </table:table-cell>
          <table:table-cell office:value-type="float" office:value="0.56805" calcext:value-type="float">
            <text:p>0.56805</text:p>
          </table:table-cell>
          <table:table-cell office:value-type="float" office:value="0.565788" calcext:value-type="float">
            <text:p>0.565788</text:p>
          </table:table-cell>
          <table:table-cell office:value-type="float" office:value="0.563917" calcext:value-type="float">
            <text:p>0.563917</text:p>
          </table:table-cell>
          <table:table-cell office:value-type="float" office:value="0.562465" calcext:value-type="float">
            <text:p>0.562465</text:p>
          </table:table-cell>
          <table:table-cell office:value-type="float" office:value="0.561442" calcext:value-type="float">
            <text:p>0.561442</text:p>
          </table:table-cell>
          <table:table-cell office:value-type="float" office:value="0.560846" calcext:value-type="float">
            <text:p>0.560846</text:p>
          </table:table-cell>
          <table:table-cell office:value-type="float" office:value="0.560657" calcext:value-type="float">
            <text:p>0.560657</text:p>
          </table:table-cell>
        </table:table-row>
        <table:table-row table:style-name="ro1">
          <table:table-cell office:value-type="float" office:value="1.991" calcext:value-type="float">
            <text:p>1.991</text:p>
          </table:table-cell>
          <table:table-cell office:value-type="float" office:value="0.60093" calcext:value-type="float">
            <text:p>0.60093</text:p>
          </table:table-cell>
          <table:table-cell office:value-type="float" office:value="0.600656" calcext:value-type="float">
            <text:p>0.600656</text:p>
          </table:table-cell>
          <table:table-cell office:value-type="float" office:value="0.599841" calcext:value-type="float">
            <text:p>0.599841</text:p>
          </table:table-cell>
          <table:table-cell office:value-type="float" office:value="0.598511" calcext:value-type="float">
            <text:p>0.598511</text:p>
          </table:table-cell>
          <table:table-cell office:value-type="float" office:value="0.596703" calcext:value-type="float">
            <text:p>0.596703</text:p>
          </table:table-cell>
          <table:table-cell office:value-type="float" office:value="0.594472" calcext:value-type="float">
            <text:p>0.594472</text:p>
          </table:table-cell>
          <table:table-cell office:value-type="float" office:value="0.591882" calcext:value-type="float">
            <text:p>0.591882</text:p>
          </table:table-cell>
          <table:table-cell office:value-type="float" office:value="0.589009" calcext:value-type="float">
            <text:p>0.589009</text:p>
          </table:table-cell>
          <table:table-cell office:value-type="float" office:value="0.585934" calcext:value-type="float">
            <text:p>0.585934</text:p>
          </table:table-cell>
          <table:table-cell office:value-type="float" office:value="0.582745" calcext:value-type="float">
            <text:p>0.582745</text:p>
          </table:table-cell>
          <table:table-cell office:value-type="float" office:value="0.57953" calcext:value-type="float">
            <text:p>0.57953</text:p>
          </table:table-cell>
          <table:table-cell office:value-type="float" office:value="0.576374" calcext:value-type="float">
            <text:p>0.576374</text:p>
          </table:table-cell>
          <table:table-cell office:value-type="float" office:value="0.573361" calcext:value-type="float">
            <text:p>0.573361</text:p>
          </table:table-cell>
          <table:table-cell office:value-type="float" office:value="0.570565" calcext:value-type="float">
            <text:p>0.570565</text:p>
          </table:table-cell>
          <table:table-cell office:value-type="float" office:value="0.568051" calcext:value-type="float">
            <text:p>0.568051</text:p>
          </table:table-cell>
          <table:table-cell office:value-type="float" office:value="0.565874" calcext:value-type="float">
            <text:p>0.565874</text:p>
          </table:table-cell>
          <table:table-cell office:value-type="float" office:value="0.564073" calcext:value-type="float">
            <text:p>0.564073</text:p>
          </table:table-cell>
          <table:table-cell office:value-type="float" office:value="0.562675" calcext:value-type="float">
            <text:p>0.562675</text:p>
          </table:table-cell>
          <table:table-cell office:value-type="float" office:value="0.561691" calcext:value-type="float">
            <text:p>0.561691</text:p>
          </table:table-cell>
          <table:table-cell office:value-type="float" office:value="0.561117" calcext:value-type="float">
            <text:p>0.561117</text:p>
          </table:table-cell>
          <table:table-cell office:value-type="float" office:value="0.560936" calcext:value-type="float">
            <text:p>0.560936</text:p>
          </table:table-cell>
        </table:table-row>
        <table:table-row table:style-name="ro1">
          <table:table-cell office:value-type="float" office:value="2.01854" calcext:value-type="float">
            <text:p>2.01854</text:p>
          </table:table-cell>
          <table:table-cell office:value-type="float" office:value="0.599169" calcext:value-type="float">
            <text:p>0.599169</text:p>
          </table:table-cell>
          <table:table-cell office:value-type="float" office:value="0.59891" calcext:value-type="float">
            <text:p>0.59891</text:p>
          </table:table-cell>
          <table:table-cell office:value-type="float" office:value="0.598138" calcext:value-type="float">
            <text:p>0.598138</text:p>
          </table:table-cell>
          <table:table-cell office:value-type="float" office:value="0.596878" calcext:value-type="float">
            <text:p>0.596878</text:p>
          </table:table-cell>
          <table:table-cell office:value-type="float" office:value="0.595167" calcext:value-type="float">
            <text:p>0.595167</text:p>
          </table:table-cell>
          <table:table-cell office:value-type="float" office:value="0.593054" calcext:value-type="float">
            <text:p>0.593054</text:p>
          </table:table-cell>
          <table:table-cell office:value-type="float" office:value="0.590603" calcext:value-type="float">
            <text:p>0.590603</text:p>
          </table:table-cell>
          <table:table-cell office:value-type="float" office:value="0.587883" calcext:value-type="float">
            <text:p>0.587883</text:p>
          </table:table-cell>
          <table:table-cell office:value-type="float" office:value="0.584973" calcext:value-type="float">
            <text:p>0.584973</text:p>
          </table:table-cell>
          <table:table-cell office:value-type="float" office:value="0.581954" calcext:value-type="float">
            <text:p>0.581954</text:p>
          </table:table-cell>
          <table:table-cell office:value-type="float" office:value="0.578911" calcext:value-type="float">
            <text:p>0.578911</text:p>
          </table:table-cell>
          <table:table-cell office:value-type="float" office:value="0.575926" calcext:value-type="float">
            <text:p>0.575926</text:p>
          </table:table-cell>
          <table:table-cell office:value-type="float" office:value="0.573075" calcext:value-type="float">
            <text:p>0.573075</text:p>
          </table:table-cell>
          <table:table-cell office:value-type="float" office:value="0.57043" calcext:value-type="float">
            <text:p>0.57043</text:p>
          </table:table-cell>
          <table:table-cell office:value-type="float" office:value="0.568053" calcext:value-type="float">
            <text:p>0.568053</text:p>
          </table:table-cell>
          <table:table-cell office:value-type="float" office:value="0.565993" calcext:value-type="float">
            <text:p>0.565993</text:p>
          </table:table-cell>
          <table:table-cell office:value-type="float" office:value="0.564291" calcext:value-type="float">
            <text:p>0.564291</text:p>
          </table:table-cell>
          <table:table-cell office:value-type="float" office:value="0.562969" calcext:value-type="float">
            <text:p>0.562969</text:p>
          </table:table-cell>
          <table:table-cell office:value-type="float" office:value="0.562038" calcext:value-type="float">
            <text:p>0.562038</text:p>
          </table:table-cell>
          <table:table-cell office:value-type="float" office:value="0.561496" calcext:value-type="float">
            <text:p>0.561496</text:p>
          </table:table-cell>
          <table:table-cell office:value-type="float" office:value="0.561324" calcext:value-type="float">
            <text:p>0.561324</text:p>
          </table:table-cell>
        </table:table-row>
        <table:table-row table:style-name="ro1">
          <table:table-cell office:value-type="float" office:value="2.03211" calcext:value-type="float">
            <text:p>2.03211</text:p>
          </table:table-cell>
          <table:table-cell office:value-type="float" office:value="0.598336" calcext:value-type="float">
            <text:p>0.598336</text:p>
          </table:table-cell>
          <table:table-cell office:value-type="float" office:value="0.598083" calcext:value-type="float">
            <text:p>0.598083</text:p>
          </table:table-cell>
          <table:table-cell office:value-type="float" office:value="0.597332" calcext:value-type="float">
            <text:p>0.597332</text:p>
          </table:table-cell>
          <table:table-cell office:value-type="float" office:value="0.596106" calcext:value-type="float">
            <text:p>0.596106</text:p>
          </table:table-cell>
          <table:table-cell office:value-type="float" office:value="0.59444" calcext:value-type="float">
            <text:p>0.59444</text:p>
          </table:table-cell>
          <table:table-cell office:value-type="float" office:value="0.592384" calcext:value-type="float">
            <text:p>0.592384</text:p>
          </table:table-cell>
          <table:table-cell office:value-type="float" office:value="0.589997" calcext:value-type="float">
            <text:p>0.589997</text:p>
          </table:table-cell>
          <table:table-cell office:value-type="float" office:value="0.58735" calcext:value-type="float">
            <text:p>0.58735</text:p>
          </table:table-cell>
          <table:table-cell office:value-type="float" office:value="0.584518" calcext:value-type="float">
            <text:p>0.584518</text:p>
          </table:table-cell>
          <table:table-cell office:value-type="float" office:value="0.581581" calcext:value-type="float">
            <text:p>0.581581</text:p>
          </table:table-cell>
          <table:table-cell office:value-type="float" office:value="0.578619" calcext:value-type="float">
            <text:p>0.578619</text:p>
          </table:table-cell>
          <table:table-cell office:value-type="float" office:value="0.575714" calcext:value-type="float">
            <text:p>0.575714</text:p>
          </table:table-cell>
          <table:table-cell office:value-type="float" office:value="0.57294" calcext:value-type="float">
            <text:p>0.57294</text:p>
          </table:table-cell>
          <table:table-cell office:value-type="float" office:value="0.570366" calcext:value-type="float">
            <text:p>0.570366</text:p>
          </table:table-cell>
          <table:table-cell office:value-type="float" office:value="0.568053" calcext:value-type="float">
            <text:p>0.568053</text:p>
          </table:table-cell>
          <table:table-cell office:value-type="float" office:value="0.56605" calcext:value-type="float">
            <text:p>0.56605</text:p>
          </table:table-cell>
          <table:table-cell office:value-type="float" office:value="0.564393" calcext:value-type="float">
            <text:p>0.564393</text:p>
          </table:table-cell>
          <table:table-cell office:value-type="float" office:value="0.563107" calcext:value-type="float">
            <text:p>0.563107</text:p>
          </table:table-cell>
          <table:table-cell office:value-type="float" office:value="0.562202" calcext:value-type="float">
            <text:p>0.562202</text:p>
          </table:table-cell>
          <table:table-cell office:value-type="float" office:value="0.561674" calcext:value-type="float">
            <text:p>0.561674</text:p>
          </table:table-cell>
          <table:table-cell office:value-type="float" office:value="0.561508" calcext:value-type="float">
            <text:p>0.561508</text:p>
          </table:table-cell>
        </table:table-row>
        <table:table-row table:style-name="ro1">
          <table:table-cell office:value-type="float" office:value="2.05438" calcext:value-type="float">
            <text:p>2.05438</text:p>
          </table:table-cell>
          <table:table-cell office:value-type="float" office:value="0.597016" calcext:value-type="float">
            <text:p>0.597016</text:p>
          </table:table-cell>
          <table:table-cell office:value-type="float" office:value="0.596775" calcext:value-type="float">
            <text:p>0.596775</text:p>
          </table:table-cell>
          <table:table-cell office:value-type="float" office:value="0.596056" calcext:value-type="float">
            <text:p>0.596056</text:p>
          </table:table-cell>
          <table:table-cell office:value-type="float" office:value="0.594883" calcext:value-type="float">
            <text:p>0.594883</text:p>
          </table:table-cell>
          <table:table-cell office:value-type="float" office:value="0.593289" calcext:value-type="float">
            <text:p>0.593289</text:p>
          </table:table-cell>
          <table:table-cell office:value-type="float" office:value="0.591322" calcext:value-type="float">
            <text:p>0.591322</text:p>
          </table:table-cell>
          <table:table-cell office:value-type="float" office:value="0.589039" calcext:value-type="float">
            <text:p>0.589039</text:p>
          </table:table-cell>
          <table:table-cell office:value-type="float" office:value="0.586507" calcext:value-type="float">
            <text:p>0.586507</text:p>
          </table:table-cell>
          <table:table-cell office:value-type="float" office:value="0.583798" calcext:value-type="float">
            <text:p>0.583798</text:p>
          </table:table-cell>
          <table:table-cell office:value-type="float" office:value="0.580989" calcext:value-type="float">
            <text:p>0.580989</text:p>
          </table:table-cell>
          <table:table-cell office:value-type="float" office:value="0.578157" calcext:value-type="float">
            <text:p>0.578157</text:p>
          </table:table-cell>
          <table:table-cell office:value-type="float" office:value="0.575379" calcext:value-type="float">
            <text:p>0.575379</text:p>
          </table:table-cell>
          <table:table-cell office:value-type="float" office:value="0.572726" calcext:value-type="float">
            <text:p>0.572726</text:p>
          </table:table-cell>
          <table:table-cell office:value-type="float" office:value="0.570266" calcext:value-type="float">
            <text:p>0.570266</text:p>
          </table:table-cell>
          <table:table-cell office:value-type="float" office:value="0.568055" calcext:value-type="float">
            <text:p>0.568055</text:p>
          </table:table-cell>
          <table:table-cell office:value-type="float" office:value="0.566139" calcext:value-type="float">
            <text:p>0.566139</text:p>
          </table:table-cell>
          <table:table-cell office:value-type="float" office:value="0.564556" calcext:value-type="float">
            <text:p>0.564556</text:p>
          </table:table-cell>
          <table:table-cell office:value-type="float" office:value="0.563327" calcext:value-type="float">
            <text:p>0.563327</text:p>
          </table:table-cell>
          <table:table-cell office:value-type="float" office:value="0.562461" calcext:value-type="float">
            <text:p>0.562461</text:p>
          </table:table-cell>
          <table:table-cell office:value-type="float" office:value="0.561957" calcext:value-type="float">
            <text:p>0.561957</text:p>
          </table:table-cell>
          <table:table-cell office:value-type="float" office:value="0.561798" calcext:value-type="float">
            <text:p>0.561798</text:p>
          </table:table-cell>
        </table:table-row>
        <table:table-row table:style-name="ro1">
          <table:table-cell office:value-type="float" office:value="2.07422" calcext:value-type="float">
            <text:p>2.07422</text:p>
          </table:table-cell>
          <table:table-cell office:value-type="float" office:value="0.595889" calcext:value-type="float">
            <text:p>0.595889</text:p>
          </table:table-cell>
          <table:table-cell office:value-type="float" office:value="0.595656" calcext:value-type="float">
            <text:p>0.595656</text:p>
          </table:table-cell>
          <table:table-cell office:value-type="float" office:value="0.594966" calcext:value-type="float">
            <text:p>0.594966</text:p>
          </table:table-cell>
          <table:table-cell office:value-type="float" office:value="0.593838" calcext:value-type="float">
            <text:p>0.593838</text:p>
          </table:table-cell>
          <table:table-cell office:value-type="float" office:value="0.592306" calcext:value-type="float">
            <text:p>0.592306</text:p>
          </table:table-cell>
          <table:table-cell office:value-type="float" office:value="0.590415" calcext:value-type="float">
            <text:p>0.590415</text:p>
          </table:table-cell>
          <table:table-cell office:value-type="float" office:value="0.588221" calcext:value-type="float">
            <text:p>0.588221</text:p>
          </table:table-cell>
          <table:table-cell office:value-type="float" office:value="0.585787" calcext:value-type="float">
            <text:p>0.585787</text:p>
          </table:table-cell>
          <table:table-cell office:value-type="float" office:value="0.583183" calcext:value-type="float">
            <text:p>0.583183</text:p>
          </table:table-cell>
          <table:table-cell office:value-type="float" office:value="0.580483" calcext:value-type="float">
            <text:p>0.580483</text:p>
          </table:table-cell>
          <table:table-cell office:value-type="float" office:value="0.577762" calcext:value-type="float">
            <text:p>0.577762</text:p>
          </table:table-cell>
          <table:table-cell office:value-type="float" office:value="0.575093" calcext:value-type="float">
            <text:p>0.575093</text:p>
          </table:table-cell>
          <table:table-cell office:value-type="float" office:value="0.572544" calcext:value-type="float">
            <text:p>0.572544</text:p>
          </table:table-cell>
          <table:table-cell office:value-type="float" office:value="0.57018" calcext:value-type="float">
            <text:p>0.57018</text:p>
          </table:table-cell>
          <table:table-cell office:value-type="float" office:value="0.568056" calcext:value-type="float">
            <text:p>0.568056</text:p>
          </table:table-cell>
          <table:table-cell office:value-type="float" office:value="0.566216" calcext:value-type="float">
            <text:p>0.566216</text:p>
          </table:table-cell>
          <table:table-cell office:value-type="float" office:value="0.564695" calcext:value-type="float">
            <text:p>0.564695</text:p>
          </table:table-cell>
          <table:table-cell office:value-type="float" office:value="0.563514" calcext:value-type="float">
            <text:p>0.563514</text:p>
          </table:table-cell>
          <table:table-cell office:value-type="float" office:value="0.562683" calcext:value-type="float">
            <text:p>0.562683</text:p>
          </table:table-cell>
          <table:table-cell office:value-type="float" office:value="0.562198" calcext:value-type="float">
            <text:p>0.562198</text:p>
          </table:table-cell>
          <table:table-cell office:value-type="float" office:value="0.562046" calcext:value-type="float">
            <text:p>0.562046</text:p>
          </table:table-cell>
        </table:table-row>
        <table:table-row table:style-name="ro1">
          <table:table-cell office:value-type="float" office:value="2.09991" calcext:value-type="float">
            <text:p>2.09991</text:p>
          </table:table-cell>
          <table:table-cell office:value-type="float" office:value="0.594493" calcext:value-type="float">
            <text:p>0.594493</text:p>
          </table:table-cell>
          <table:table-cell office:value-type="float" office:value="0.594273" calcext:value-type="float">
            <text:p>0.594273</text:p>
          </table:table-cell>
          <table:table-cell office:value-type="float" office:value="0.593617" calcext:value-type="float">
            <text:p>0.593617</text:p>
          </table:table-cell>
          <table:table-cell office:value-type="float" office:value="0.592545" calcext:value-type="float">
            <text:p>0.592545</text:p>
          </table:table-cell>
          <table:table-cell office:value-type="float" office:value="0.591089" calcext:value-type="float">
            <text:p>0.591089</text:p>
          </table:table-cell>
          <table:table-cell office:value-type="float" office:value="0.589293" calcext:value-type="float">
            <text:p>0.589293</text:p>
          </table:table-cell>
          <table:table-cell office:value-type="float" office:value="0.587208" calcext:value-type="float">
            <text:p>0.587208</text:p>
          </table:table-cell>
          <table:table-cell office:value-type="float" office:value="0.584896" calcext:value-type="float">
            <text:p>0.584896</text:p>
          </table:table-cell>
          <table:table-cell office:value-type="float" office:value="0.582423" calcext:value-type="float">
            <text:p>0.582423</text:p>
          </table:table-cell>
          <table:table-cell office:value-type="float" office:value="0.579859" calcext:value-type="float">
            <text:p>0.579859</text:p>
          </table:table-cell>
          <table:table-cell office:value-type="float" office:value="0.577274" calcext:value-type="float">
            <text:p>0.577274</text:p>
          </table:table-cell>
          <table:table-cell office:value-type="float" office:value="0.574739" calcext:value-type="float">
            <text:p>0.574739</text:p>
          </table:table-cell>
          <table:table-cell office:value-type="float" office:value="0.572319" calcext:value-type="float">
            <text:p>0.572319</text:p>
          </table:table-cell>
          <table:table-cell office:value-type="float" office:value="0.570074" calcext:value-type="float">
            <text:p>0.570074</text:p>
          </table:table-cell>
          <table:table-cell office:value-type="float" office:value="0.568057" calcext:value-type="float">
            <text:p>0.568057</text:p>
          </table:table-cell>
          <table:table-cell office:value-type="float" office:value="0.566311" calcext:value-type="float">
            <text:p>0.566311</text:p>
          </table:table-cell>
          <table:table-cell office:value-type="float" office:value="0.564867" calcext:value-type="float">
            <text:p>0.564867</text:p>
          </table:table-cell>
          <table:table-cell office:value-type="float" office:value="0.563746" calcext:value-type="float">
            <text:p>0.563746</text:p>
          </table:table-cell>
          <table:table-cell office:value-type="float" office:value="0.562957" calcext:value-type="float">
            <text:p>0.562957</text:p>
          </table:table-cell>
          <table:table-cell office:value-type="float" office:value="0.562497" calcext:value-type="float">
            <text:p>0.562497</text:p>
          </table:table-cell>
          <table:table-cell office:value-type="float" office:value="0.562352" calcext:value-type="float">
            <text:p>0.562352</text:p>
          </table:table-cell>
        </table:table-row>
        <table:table-row table:style-name="ro1">
          <table:table-cell office:value-type="float" office:value="2.11418" calcext:value-type="float">
            <text:p>2.11418</text:p>
          </table:table-cell>
          <table:table-cell office:value-type="float" office:value="0.593749" calcext:value-type="float">
            <text:p>0.593749</text:p>
          </table:table-cell>
          <table:table-cell office:value-type="float" office:value="0.593534" calcext:value-type="float">
            <text:p>0.593534</text:p>
          </table:table-cell>
          <table:table-cell office:value-type="float" office:value="0.592897" calcext:value-type="float">
            <text:p>0.592897</text:p>
          </table:table-cell>
          <table:table-cell office:value-type="float" office:value="0.591855" calcext:value-type="float">
            <text:p>0.591855</text:p>
          </table:table-cell>
          <table:table-cell office:value-type="float" office:value="0.59044" calcext:value-type="float">
            <text:p>0.59044</text:p>
          </table:table-cell>
          <table:table-cell office:value-type="float" office:value="0.588694" calcext:value-type="float">
            <text:p>0.588694</text:p>
          </table:table-cell>
          <table:table-cell office:value-type="float" office:value="0.586668" calcext:value-type="float">
            <text:p>0.586668</text:p>
          </table:table-cell>
          <table:table-cell office:value-type="float" office:value="0.584421" calcext:value-type="float">
            <text:p>0.584421</text:p>
          </table:table-cell>
          <table:table-cell office:value-type="float" office:value="0.582017" calcext:value-type="float">
            <text:p>0.582017</text:p>
          </table:table-cell>
          <table:table-cell office:value-type="float" office:value="0.579526" calcext:value-type="float">
            <text:p>0.579526</text:p>
          </table:table-cell>
          <table:table-cell office:value-type="float" office:value="0.577014" calcext:value-type="float">
            <text:p>0.577014</text:p>
          </table:table-cell>
          <table:table-cell office:value-type="float" office:value="0.57455" calcext:value-type="float">
            <text:p>0.57455</text:p>
          </table:table-cell>
          <table:table-cell office:value-type="float" office:value="0.572199" calcext:value-type="float">
            <text:p>0.572199</text:p>
          </table:table-cell>
          <table:table-cell office:value-type="float" office:value="0.570018" calcext:value-type="float">
            <text:p>0.570018</text:p>
          </table:table-cell>
          <table:table-cell office:value-type="float" office:value="0.568058" calcext:value-type="float">
            <text:p>0.568058</text:p>
          </table:table-cell>
          <table:table-cell office:value-type="float" office:value="0.566361" calcext:value-type="float">
            <text:p>0.566361</text:p>
          </table:table-cell>
          <table:table-cell office:value-type="float" office:value="0.564958" calcext:value-type="float">
            <text:p>0.564958</text:p>
          </table:table-cell>
          <table:table-cell office:value-type="float" office:value="0.563869" calcext:value-type="float">
            <text:p>0.563869</text:p>
          </table:table-cell>
          <table:table-cell office:value-type="float" office:value="0.563103" calcext:value-type="float">
            <text:p>0.563103</text:p>
          </table:table-cell>
          <table:table-cell office:value-type="float" office:value="0.562656" calcext:value-type="float">
            <text:p>0.562656</text:p>
          </table:table-cell>
          <table:table-cell office:value-type="float" office:value="0.562515" calcext:value-type="float">
            <text:p>0.562515</text:p>
          </table:table-cell>
        </table:table-row>
        <table:table-row table:style-name="ro1">
          <table:table-cell office:value-type="float" office:value="2.13647" calcext:value-type="float">
            <text:p>2.13647</text:p>
          </table:table-cell>
          <table:table-cell office:value-type="float" office:value="0.592627" calcext:value-type="float">
            <text:p>0.592627</text:p>
          </table:table-cell>
          <table:table-cell office:value-type="float" office:value="0.592422" calcext:value-type="float">
            <text:p>0.592422</text:p>
          </table:table-cell>
          <table:table-cell office:value-type="float" office:value="0.591812" calcext:value-type="float">
            <text:p>0.591812</text:p>
          </table:table-cell>
          <table:table-cell office:value-type="float" office:value="0.590815" calcext:value-type="float">
            <text:p>0.590815</text:p>
          </table:table-cell>
          <table:table-cell office:value-type="float" office:value="0.589462" calcext:value-type="float">
            <text:p>0.589462</text:p>
          </table:table-cell>
          <table:table-cell office:value-type="float" office:value="0.587792" calcext:value-type="float">
            <text:p>0.587792</text:p>
          </table:table-cell>
          <table:table-cell office:value-type="float" office:value="0.585854" calcext:value-type="float">
            <text:p>0.585854</text:p>
          </table:table-cell>
          <table:table-cell office:value-type="float" office:value="0.583705" calcext:value-type="float">
            <text:p>0.583705</text:p>
          </table:table-cell>
          <table:table-cell office:value-type="float" office:value="0.581407" calcext:value-type="float">
            <text:p>0.581407</text:p>
          </table:table-cell>
          <table:table-cell office:value-type="float" office:value="0.579024" calcext:value-type="float">
            <text:p>0.579024</text:p>
          </table:table-cell>
          <table:table-cell office:value-type="float" office:value="0.576622" calcext:value-type="float">
            <text:p>0.576622</text:p>
          </table:table-cell>
          <table:table-cell office:value-type="float" office:value="0.574267" calcext:value-type="float">
            <text:p>0.574267</text:p>
          </table:table-cell>
          <table:table-cell office:value-type="float" office:value="0.572018" calcext:value-type="float">
            <text:p>0.572018</text:p>
          </table:table-cell>
          <table:table-cell office:value-type="float" office:value="0.569933" calcext:value-type="float">
            <text:p>0.569933</text:p>
          </table:table-cell>
          <table:table-cell office:value-type="float" office:value="0.56806" calcext:value-type="float">
            <text:p>0.56806</text:p>
          </table:table-cell>
          <table:table-cell office:value-type="float" office:value="0.566437" calcext:value-type="float">
            <text:p>0.566437</text:p>
          </table:table-cell>
          <table:table-cell office:value-type="float" office:value="0.565096" calcext:value-type="float">
            <text:p>0.565096</text:p>
          </table:table-cell>
          <table:table-cell office:value-type="float" office:value="0.564055" calcext:value-type="float">
            <text:p>0.564055</text:p>
          </table:table-cell>
          <table:table-cell office:value-type="float" office:value="0.563323" calcext:value-type="float">
            <text:p>0.563323</text:p>
          </table:table-cell>
          <table:table-cell office:value-type="float" office:value="0.562896" calcext:value-type="float">
            <text:p>0.562896</text:p>
          </table:table-cell>
          <table:table-cell office:value-type="float" office:value="0.562761" calcext:value-type="float">
            <text:p>0.562761</text:p>
          </table:table-cell>
        </table:table-row>
        <table:table-row table:style-name="ro1">
          <table:table-cell office:value-type="float" office:value="2.15623" calcext:value-type="float">
            <text:p>2.15623</text:p>
          </table:table-cell>
          <table:table-cell office:value-type="float" office:value="0.591673" calcext:value-type="float">
            <text:p>0.591673</text:p>
          </table:table-cell>
          <table:table-cell office:value-type="float" office:value="0.591476" calcext:value-type="float">
            <text:p>0.591476</text:p>
          </table:table-cell>
          <table:table-cell office:value-type="float" office:value="0.59089" calcext:value-type="float">
            <text:p>0.59089</text:p>
          </table:table-cell>
          <table:table-cell office:value-type="float" office:value="0.589932" calcext:value-type="float">
            <text:p>0.589932</text:p>
          </table:table-cell>
          <table:table-cell office:value-type="float" office:value="0.588631" calcext:value-type="float">
            <text:p>0.588631</text:p>
          </table:table-cell>
          <table:table-cell office:value-type="float" office:value="0.587025" calcext:value-type="float">
            <text:p>0.587025</text:p>
          </table:table-cell>
          <table:table-cell office:value-type="float" office:value="0.585163" calcext:value-type="float">
            <text:p>0.585163</text:p>
          </table:table-cell>
          <table:table-cell office:value-type="float" office:value="0.583097" calcext:value-type="float">
            <text:p>0.583097</text:p>
          </table:table-cell>
          <table:table-cell office:value-type="float" office:value="0.580888" calcext:value-type="float">
            <text:p>0.580888</text:p>
          </table:table-cell>
          <table:table-cell office:value-type="float" office:value="0.578597" calcext:value-type="float">
            <text:p>0.578597</text:p>
          </table:table-cell>
          <table:table-cell office:value-type="float" office:value="0.576289" calcext:value-type="float">
            <text:p>0.576289</text:p>
          </table:table-cell>
          <table:table-cell office:value-type="float" office:value="0.574025" calcext:value-type="float">
            <text:p>0.574025</text:p>
          </table:table-cell>
          <table:table-cell office:value-type="float" office:value="0.571865" calcext:value-type="float">
            <text:p>0.571865</text:p>
          </table:table-cell>
          <table:table-cell office:value-type="float" office:value="0.569861" calcext:value-type="float">
            <text:p>0.569861</text:p>
          </table:table-cell>
          <table:table-cell office:value-type="float" office:value="0.568061" calcext:value-type="float">
            <text:p>0.568061</text:p>
          </table:table-cell>
          <table:table-cell office:value-type="float" office:value="0.566502" calcext:value-type="float">
            <text:p>0.566502</text:p>
          </table:table-cell>
          <table:table-cell office:value-type="float" office:value="0.565213" calcext:value-type="float">
            <text:p>0.565213</text:p>
          </table:table-cell>
          <table:table-cell office:value-type="float" office:value="0.564213" calcext:value-type="float">
            <text:p>0.564213</text:p>
          </table:table-cell>
          <table:table-cell office:value-type="float" office:value="0.563509" calcext:value-type="float">
            <text:p>0.563509</text:p>
          </table:table-cell>
          <table:table-cell office:value-type="float" office:value="0.563099" calcext:value-type="float">
            <text:p>0.563099</text:p>
          </table:table-cell>
          <table:table-cell office:value-type="float" office:value="0.56297" calcext:value-type="float">
            <text:p>0.56297</text:p>
          </table:table-cell>
        </table:table-row>
        <table:table-row table:style-name="ro1">
          <table:table-cell office:value-type="float" office:value="2.18156" calcext:value-type="float">
            <text:p>2.18156</text:p>
          </table:table-cell>
          <table:table-cell office:value-type="float" office:value="0.590505" calcext:value-type="float">
            <text:p>0.590505</text:p>
          </table:table-cell>
          <table:table-cell office:value-type="float" office:value="0.590317" calcext:value-type="float">
            <text:p>0.590317</text:p>
          </table:table-cell>
          <table:table-cell office:value-type="float" office:value="0.58976" calcext:value-type="float">
            <text:p>0.58976</text:p>
          </table:table-cell>
          <table:table-cell office:value-type="float" office:value="0.588849" calcext:value-type="float">
            <text:p>0.588849</text:p>
          </table:table-cell>
          <table:table-cell office:value-type="float" office:value="0.587612" calcext:value-type="float">
            <text:p>0.587612</text:p>
          </table:table-cell>
          <table:table-cell office:value-type="float" office:value="0.586086" calcext:value-type="float">
            <text:p>0.586086</text:p>
          </table:table-cell>
          <table:table-cell office:value-type="float" office:value="0.584315" calcext:value-type="float">
            <text:p>0.584315</text:p>
          </table:table-cell>
          <table:table-cell office:value-type="float" office:value="0.582352" calcext:value-type="float">
            <text:p>0.582352</text:p>
          </table:table-cell>
          <table:table-cell office:value-type="float" office:value="0.580252" calcext:value-type="float">
            <text:p>0.580252</text:p>
          </table:table-cell>
          <table:table-cell office:value-type="float" office:value="0.578075" calcext:value-type="float">
            <text:p>0.578075</text:p>
          </table:table-cell>
          <table:table-cell office:value-type="float" office:value="0.575882" calcext:value-type="float">
            <text:p>0.575882</text:p>
          </table:table-cell>
          <table:table-cell office:value-type="float" office:value="0.57373" calcext:value-type="float">
            <text:p>0.57373</text:p>
          </table:table-cell>
          <table:table-cell office:value-type="float" office:value="0.571677" calcext:value-type="float">
            <text:p>0.571677</text:p>
          </table:table-cell>
          <table:table-cell office:value-type="float" office:value="0.569773" calcext:value-type="float">
            <text:p>0.569773</text:p>
          </table:table-cell>
          <table:table-cell office:value-type="float" office:value="0.568063" calcext:value-type="float">
            <text:p>0.568063</text:p>
          </table:table-cell>
          <table:table-cell office:value-type="float" office:value="0.566581" calcext:value-type="float">
            <text:p>0.566581</text:p>
          </table:table-cell>
          <table:table-cell office:value-type="float" office:value="0.565357" calcext:value-type="float">
            <text:p>0.565357</text:p>
          </table:table-cell>
          <table:table-cell office:value-type="float" office:value="0.564407" calcext:value-type="float">
            <text:p>0.564407</text:p>
          </table:table-cell>
          <table:table-cell office:value-type="float" office:value="0.563738" calcext:value-type="float">
            <text:p>0.563738</text:p>
          </table:table-cell>
          <table:table-cell office:value-type="float" office:value="0.563348" calcext:value-type="float">
            <text:p>0.563348</text:p>
          </table:table-cell>
          <table:table-cell office:value-type="float" office:value="0.563225" calcext:value-type="float">
            <text:p>0.563225</text:p>
          </table:table-cell>
        </table:table-row>
        <table:table-row table:style-name="ro1">
          <table:table-cell office:value-type="float" office:value="2.19637" calcext:value-type="float">
            <text:p>2.19637</text:p>
          </table:table-cell>
          <table:table-cell office:value-type="float" office:value="0.589848" calcext:value-type="float">
            <text:p>0.589848</text:p>
          </table:table-cell>
          <table:table-cell office:value-type="float" office:value="0.589666" calcext:value-type="float">
            <text:p>0.589666</text:p>
          </table:table-cell>
          <table:table-cell office:value-type="float" office:value="0.589125" calcext:value-type="float">
            <text:p>0.589125</text:p>
          </table:table-cell>
          <table:table-cell office:value-type="float" office:value="0.588241" calcext:value-type="float">
            <text:p>0.588241</text:p>
          </table:table-cell>
          <table:table-cell office:value-type="float" office:value="0.58704" calcext:value-type="float">
            <text:p>0.58704</text:p>
          </table:table-cell>
          <table:table-cell office:value-type="float" office:value="0.585558" calcext:value-type="float">
            <text:p>0.585558</text:p>
          </table:table-cell>
          <table:table-cell office:value-type="float" office:value="0.583839" calcext:value-type="float">
            <text:p>0.583839</text:p>
          </table:table-cell>
          <table:table-cell office:value-type="float" office:value="0.581933" calcext:value-type="float">
            <text:p>0.581933</text:p>
          </table:table-cell>
          <table:table-cell office:value-type="float" office:value="0.579895" calcext:value-type="float">
            <text:p>0.579895</text:p>
          </table:table-cell>
          <table:table-cell office:value-type="float" office:value="0.577782" calcext:value-type="float">
            <text:p>0.577782</text:p>
          </table:table-cell>
          <table:table-cell office:value-type="float" office:value="0.575653" calcext:value-type="float">
            <text:p>0.575653</text:p>
          </table:table-cell>
          <table:table-cell office:value-type="float" office:value="0.573564" calcext:value-type="float">
            <text:p>0.573564</text:p>
          </table:table-cell>
          <table:table-cell office:value-type="float" office:value="0.571572" calcext:value-type="float">
            <text:p>0.571572</text:p>
          </table:table-cell>
          <table:table-cell office:value-type="float" office:value="0.569724" calcext:value-type="float">
            <text:p>0.569724</text:p>
          </table:table-cell>
          <table:table-cell office:value-type="float" office:value="0.568063" calcext:value-type="float">
            <text:p>0.568063</text:p>
          </table:table-cell>
          <table:table-cell office:value-type="float" office:value="0.566626" calcext:value-type="float">
            <text:p>0.566626</text:p>
          </table:table-cell>
          <table:table-cell office:value-type="float" office:value="0.565438" calcext:value-type="float">
            <text:p>0.565438</text:p>
          </table:table-cell>
          <table:table-cell office:value-type="float" office:value="0.564516" calcext:value-type="float">
            <text:p>0.564516</text:p>
          </table:table-cell>
          <table:table-cell office:value-type="float" office:value="0.563867" calcext:value-type="float">
            <text:p>0.563867</text:p>
          </table:table-cell>
          <table:table-cell office:value-type="float" office:value="0.563488" calcext:value-type="float">
            <text:p>0.563488</text:p>
          </table:table-cell>
          <table:table-cell office:value-type="float" office:value="0.563369" calcext:value-type="float">
            <text:p>0.563369</text:p>
          </table:table-cell>
        </table:table-row>
        <table:table-row table:style-name="ro1">
          <table:table-cell office:value-type="float" office:value="2.21964" calcext:value-type="float">
            <text:p>2.21964</text:p>
          </table:table-cell>
          <table:table-cell office:value-type="float" office:value="0.588855" calcext:value-type="float">
            <text:p>0.588855</text:p>
          </table:table-cell>
          <table:table-cell office:value-type="float" office:value="0.588681" calcext:value-type="float">
            <text:p>0.588681</text:p>
          </table:table-cell>
          <table:table-cell office:value-type="float" office:value="0.588165" calcext:value-type="float">
            <text:p>0.588165</text:p>
          </table:table-cell>
          <table:table-cell office:value-type="float" office:value="0.587321" calcext:value-type="float">
            <text:p>0.587321</text:p>
          </table:table-cell>
          <table:table-cell office:value-type="float" office:value="0.586175" calcext:value-type="float">
            <text:p>0.586175</text:p>
          </table:table-cell>
          <table:table-cell office:value-type="float" office:value="0.58476" calcext:value-type="float">
            <text:p>0.58476</text:p>
          </table:table-cell>
          <table:table-cell office:value-type="float" office:value="0.58312" calcext:value-type="float">
            <text:p>0.58312</text:p>
          </table:table-cell>
          <table:table-cell office:value-type="float" office:value="0.581301" calcext:value-type="float">
            <text:p>0.581301</text:p>
          </table:table-cell>
          <table:table-cell office:value-type="float" office:value="0.579355" calcext:value-type="float">
            <text:p>0.579355</text:p>
          </table:table-cell>
          <table:table-cell office:value-type="float" office:value="0.577339" calcext:value-type="float">
            <text:p>0.577339</text:p>
          </table:table-cell>
          <table:table-cell office:value-type="float" office:value="0.575307" calcext:value-type="float">
            <text:p>0.575307</text:p>
          </table:table-cell>
          <table:table-cell office:value-type="float" office:value="0.573314" calcext:value-type="float">
            <text:p>0.573314</text:p>
          </table:table-cell>
          <table:table-cell office:value-type="float" office:value="0.571412" calcext:value-type="float">
            <text:p>0.571412</text:p>
          </table:table-cell>
          <table:table-cell office:value-type="float" office:value="0.569649" calcext:value-type="float">
            <text:p>0.569649</text:p>
          </table:table-cell>
          <table:table-cell office:value-type="float" office:value="0.568065" calcext:value-type="float">
            <text:p>0.568065</text:p>
          </table:table-cell>
          <table:table-cell office:value-type="float" office:value="0.566694" calcext:value-type="float">
            <text:p>0.566694</text:p>
          </table:table-cell>
          <table:table-cell office:value-type="float" office:value="0.56556" calcext:value-type="float">
            <text:p>0.56556</text:p>
          </table:table-cell>
          <table:table-cell office:value-type="float" office:value="0.56468" calcext:value-type="float">
            <text:p>0.56468</text:p>
          </table:table-cell>
          <table:table-cell office:value-type="float" office:value="0.564061" calcext:value-type="float">
            <text:p>0.564061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563586" calcext:value-type="float">
            <text:p>0.563586</text:p>
          </table:table-cell>
        </table:table-row>
        <table:table-row table:style-name="ro1">
          <table:table-cell office:value-type="float" office:value="2.23816" calcext:value-type="float">
            <text:p>2.23816</text:p>
          </table:table-cell>
          <table:table-cell office:value-type="float" office:value="0.588097" calcext:value-type="float">
            <text:p>0.588097</text:p>
          </table:table-cell>
          <table:table-cell office:value-type="float" office:value="0.58793" calcext:value-type="float">
            <text:p>0.58793</text:p>
          </table:table-cell>
          <table:table-cell office:value-type="float" office:value="0.587432" calcext:value-type="float">
            <text:p>0.587432</text:p>
          </table:table-cell>
          <table:table-cell office:value-type="float" office:value="0.586619" calcext:value-type="float">
            <text:p>0.586619</text:p>
          </table:table-cell>
          <table:table-cell office:value-type="float" office:value="0.585514" calcext:value-type="float">
            <text:p>0.585514</text:p>
          </table:table-cell>
          <table:table-cell office:value-type="float" office:value="0.584152" calcext:value-type="float">
            <text:p>0.584152</text:p>
          </table:table-cell>
          <table:table-cell office:value-type="float" office:value="0.582571" calcext:value-type="float">
            <text:p>0.582571</text:p>
          </table:table-cell>
          <table:table-cell office:value-type="float" office:value="0.580818" calcext:value-type="float">
            <text:p>0.580818</text:p>
          </table:table-cell>
          <table:table-cell office:value-type="float" office:value="0.578943" calcext:value-type="float">
            <text:p>0.578943</text:p>
          </table:table-cell>
          <table:table-cell office:value-type="float" office:value="0.577" calcext:value-type="float">
            <text:p>0.577</text:p>
          </table:table-cell>
          <table:table-cell office:value-type="float" office:value="0.575043" calcext:value-type="float">
            <text:p>0.575043</text:p>
          </table:table-cell>
          <table:table-cell office:value-type="float" office:value="0.573123" calcext:value-type="float">
            <text:p>0.573123</text:p>
          </table:table-cell>
          <table:table-cell office:value-type="float" office:value="0.571291" calcext:value-type="float">
            <text:p>0.571291</text:p>
          </table:table-cell>
          <table:table-cell office:value-type="float" office:value="0.569592" calcext:value-type="float">
            <text:p>0.569592</text:p>
          </table:table-cell>
          <table:table-cell office:value-type="float" office:value="0.568066" calcext:value-type="float">
            <text:p>0.568066</text:p>
          </table:table-cell>
          <table:table-cell office:value-type="float" office:value="0.566745" calcext:value-type="float">
            <text:p>0.566745</text:p>
          </table:table-cell>
          <table:table-cell office:value-type="float" office:value="0.565653" calcext:value-type="float">
            <text:p>0.565653</text:p>
          </table:table-cell>
          <table:table-cell office:value-type="float" office:value="0.564805" calcext:value-type="float">
            <text:p>0.564805</text:p>
          </table:table-cell>
          <table:table-cell office:value-type="float" office:value="0.564209" calcext:value-type="float">
            <text:p>0.564209</text:p>
          </table:table-cell>
          <table:table-cell office:value-type="float" office:value="0.563861" calcext:value-type="float">
            <text:p>0.563861</text:p>
          </table:table-cell>
          <table:table-cell office:value-type="float" office:value="0.563752" calcext:value-type="float">
            <text:p>0.563752</text:p>
          </table:table-cell>
        </table:table-row>
        <table:table-row table:style-name="ro1">
          <table:table-cell office:value-type="float" office:value="2.26392" calcext:value-type="float">
            <text:p>2.26392</text:p>
          </table:table-cell>
          <table:table-cell office:value-type="float" office:value="0.587089" calcext:value-type="float">
            <text:p>0.587089</text:p>
          </table:table-cell>
          <table:table-cell office:value-type="float" office:value="0.58693" calcext:value-type="float">
            <text:p>0.58693</text:p>
          </table:table-cell>
          <table:table-cell office:value-type="float" office:value="0.586457" calcext:value-type="float">
            <text:p>0.586457</text:p>
          </table:table-cell>
          <table:table-cell office:value-type="float" office:value="0.585684" calcext:value-type="float">
            <text:p>0.585684</text:p>
          </table:table-cell>
          <table:table-cell office:value-type="float" office:value="0.584636" calcext:value-type="float">
            <text:p>0.584636</text:p>
          </table:table-cell>
          <table:table-cell office:value-type="float" office:value="0.583341" calcext:value-type="float">
            <text:p>0.583341</text:p>
          </table:table-cell>
          <table:table-cell office:value-type="float" office:value="0.58184" calcext:value-type="float">
            <text:p>0.58184</text:p>
          </table:table-cell>
          <table:table-cell office:value-type="float" office:value="0.580175" calcext:value-type="float">
            <text:p>0.580175</text:p>
          </table:table-cell>
          <table:table-cell office:value-type="float" office:value="0.578395" calcext:value-type="float">
            <text:p>0.578395</text:p>
          </table:table-cell>
          <table:table-cell office:value-type="float" office:value="0.57655" calcext:value-type="float">
            <text:p>0.57655</text:p>
          </table:table-cell>
          <table:table-cell office:value-type="float" office:value="0.574691" calcext:value-type="float">
            <text:p>0.574691</text:p>
          </table:table-cell>
          <table:table-cell office:value-type="float" office:value="0.572869" calcext:value-type="float">
            <text:p>0.572869</text:p>
          </table:table-cell>
          <table:table-cell office:value-type="float" office:value="0.571129" calcext:value-type="float">
            <text:p>0.571129</text:p>
          </table:table-cell>
          <table:table-cell office:value-type="float" office:value="0.569516" calcext:value-type="float">
            <text:p>0.569516</text:p>
          </table:table-cell>
          <table:table-cell office:value-type="float" office:value="0.568068" calcext:value-type="float">
            <text:p>0.568068</text:p>
          </table:table-cell>
          <table:table-cell office:value-type="float" office:value="0.566813" calcext:value-type="float">
            <text:p>0.566813</text:p>
          </table:table-cell>
          <table:table-cell office:value-type="float" office:value="0.565777" calcext:value-type="float">
            <text:p>0.565777</text:p>
          </table:table-cell>
          <table:table-cell office:value-type="float" office:value="0.564972" calcext:value-type="float">
            <text:p>0.564972</text:p>
          </table:table-cell>
          <table:table-cell office:value-type="float" office:value="0.564406" calcext:value-type="float">
            <text:p>0.564406</text:p>
          </table:table-cell>
          <table:table-cell office:value-type="float" office:value="0.564076" calcext:value-type="float">
            <text:p>0.564076</text:p>
          </table:table-cell>
          <table:table-cell office:value-type="float" office:value="0.563972" calcext:value-type="float">
            <text:p>0.563972</text:p>
          </table:table-cell>
        </table:table-row>
        <table:table-row table:style-name="ro1">
          <table:table-cell office:value-type="float" office:value="2.27996" calcext:value-type="float">
            <text:p>2.27996</text:p>
          </table:table-cell>
          <table:table-cell office:value-type="float" office:value="0.586486" calcext:value-type="float">
            <text:p>0.586486</text:p>
          </table:table-cell>
          <table:table-cell office:value-type="float" office:value="0.586332" calcext:value-type="float">
            <text:p>0.586332</text:p>
          </table:table-cell>
          <table:table-cell office:value-type="float" office:value="0.585874" calcext:value-type="float">
            <text:p>0.585874</text:p>
          </table:table-cell>
          <table:table-cell office:value-type="float" office:value="0.585126" calcext:value-type="float">
            <text:p>0.585126</text:p>
          </table:table-cell>
          <table:table-cell office:value-type="float" office:value="0.584111" calcext:value-type="float">
            <text:p>0.584111</text:p>
          </table:table-cell>
          <table:table-cell office:value-type="float" office:value="0.582857" calcext:value-type="float">
            <text:p>0.582857</text:p>
          </table:table-cell>
          <table:table-cell office:value-type="float" office:value="0.581404" calcext:value-type="float">
            <text:p>0.581404</text:p>
          </table:table-cell>
          <table:table-cell office:value-type="float" office:value="0.579792" calcext:value-type="float">
            <text:p>0.579792</text:p>
          </table:table-cell>
          <table:table-cell office:value-type="float" office:value="0.578068" calcext:value-type="float">
            <text:p>0.578068</text:p>
          </table:table-cell>
          <table:table-cell office:value-type="float" office:value="0.576282" calcext:value-type="float">
            <text:p>0.576282</text:p>
          </table:table-cell>
          <table:table-cell office:value-type="float" office:value="0.574482" calcext:value-type="float">
            <text:p>0.574482</text:p>
          </table:table-cell>
          <table:table-cell office:value-type="float" office:value="0.572717" calcext:value-type="float">
            <text:p>0.572717</text:p>
          </table:table-cell>
          <table:table-cell office:value-type="float" office:value="0.571033" calcext:value-type="float">
            <text:p>0.571033</text:p>
          </table:table-cell>
          <table:table-cell office:value-type="float" office:value="0.569471" calcext:value-type="float">
            <text:p>0.569471</text:p>
          </table:table-cell>
          <table:table-cell office:value-type="float" office:value="0.568069" calcext:value-type="float">
            <text:p>0.568069</text:p>
          </table:table-cell>
          <table:table-cell office:value-type="float" office:value="0.566854" calcext:value-type="float">
            <text:p>0.566854</text:p>
          </table:table-cell>
          <table:table-cell office:value-type="float" office:value="0.565851" calcext:value-type="float">
            <text:p>0.565851</text:p>
          </table:table-cell>
          <table:table-cell office:value-type="float" office:value="0.565072" calcext:value-type="float">
            <text:p>0.565072</text:p>
          </table:table-cell>
          <table:table-cell office:value-type="float" office:value="0.564524" calcext:value-type="float">
            <text:p>0.564524</text:p>
          </table:table-cell>
          <table:table-cell office:value-type="float" office:value="0.564204" calcext:value-type="float">
            <text:p>0.564204</text:p>
          </table:table-cell>
          <table:table-cell office:value-type="float" office:value="0.564104" calcext:value-type="float">
            <text:p>0.564104</text:p>
          </table:table-cell>
        </table:table-row>
        <table:table-row table:style-name="ro1">
          <table:table-cell office:value-type="float" office:value="2.30394" calcext:value-type="float">
            <text:p>2.30394</text:p>
          </table:table-cell>
          <table:table-cell office:value-type="float" office:value="0.585621" calcext:value-type="float">
            <text:p>0.585621</text:p>
          </table:table-cell>
          <table:table-cell office:value-type="float" office:value="0.585475" calcext:value-type="float">
            <text:p>0.585475</text:p>
          </table:table-cell>
          <table:table-cell office:value-type="float" office:value="0.585038" calcext:value-type="float">
            <text:p>0.585038</text:p>
          </table:table-cell>
          <table:table-cell office:value-type="float" office:value="0.584325" calcext:value-type="float">
            <text:p>0.584325</text:p>
          </table:table-cell>
          <table:table-cell office:value-type="float" office:value="0.583357" calcext:value-type="float">
            <text:p>0.583357</text:p>
          </table:table-cell>
          <table:table-cell office:value-type="float" office:value="0.582163" calcext:value-type="float">
            <text:p>0.582163</text:p>
          </table:table-cell>
          <table:table-cell office:value-type="float" office:value="0.580777" calcext:value-type="float">
            <text:p>0.580777</text:p>
          </table:table-cell>
          <table:table-cell office:value-type="float" office:value="0.579241" calcext:value-type="float">
            <text:p>0.579241</text:p>
          </table:table-cell>
          <table:table-cell office:value-type="float" office:value="0.577598" calcext:value-type="float">
            <text:p>0.577598</text:p>
          </table:table-cell>
          <table:table-cell office:value-type="float" office:value="0.575896" calcext:value-type="float">
            <text:p>0.575896</text:p>
          </table:table-cell>
          <table:table-cell office:value-type="float" office:value="0.574181" calcext:value-type="float">
            <text:p>0.574181</text:p>
          </table:table-cell>
          <table:table-cell office:value-type="float" office:value="0.572499" calcext:value-type="float">
            <text:p>0.572499</text:p>
          </table:table-cell>
          <table:table-cell office:value-type="float" office:value="0.570894" calcext:value-type="float">
            <text:p>0.570894</text:p>
          </table:table-cell>
          <table:table-cell office:value-type="float" office:value="0.569407" calcext:value-type="float">
            <text:p>0.569407</text:p>
          </table:table-cell>
          <table:table-cell office:value-type="float" office:value="0.56807" calcext:value-type="float">
            <text:p>0.56807</text:p>
          </table:table-cell>
          <table:table-cell office:value-type="float" office:value="0.566913" calcext:value-type="float">
            <text:p>0.566913</text:p>
          </table:table-cell>
          <table:table-cell office:value-type="float" office:value="0.565957" calcext:value-type="float">
            <text:p>0.565957</text:p>
          </table:table-cell>
          <table:table-cell office:value-type="float" office:value="0.565215" calcext:value-type="float">
            <text:p>0.565215</text:p>
          </table:table-cell>
          <table:table-cell office:value-type="float" office:value="0.564693" calcext:value-type="float">
            <text:p>0.564693</text:p>
          </table:table-cell>
          <table:table-cell office:value-type="float" office:value="0.564388" calcext:value-type="float">
            <text:p>0.564388</text:p>
          </table:table-cell>
          <table:table-cell office:value-type="float" office:value="0.564292" calcext:value-type="float">
            <text:p>0.564292</text:p>
          </table:table-cell>
        </table:table-row>
        <table:table-row table:style-name="ro1">
          <table:table-cell office:value-type="float" office:value="2.32195" calcext:value-type="float">
            <text:p>2.32195</text:p>
          </table:table-cell>
          <table:table-cell office:value-type="float" office:value="0.584998" calcext:value-type="float">
            <text:p>0.584998</text:p>
          </table:table-cell>
          <table:table-cell office:value-type="float" office:value="0.584857" calcext:value-type="float">
            <text:p>0.584857</text:p>
          </table:table-cell>
          <table:table-cell office:value-type="float" office:value="0.584436" calcext:value-type="float">
            <text:p>0.584436</text:p>
          </table:table-cell>
          <table:table-cell office:value-type="float" office:value="0.583748" calcext:value-type="float">
            <text:p>0.583748</text:p>
          </table:table-cell>
          <table:table-cell office:value-type="float" office:value="0.582814" calcext:value-type="float">
            <text:p>0.582814</text:p>
          </table:table-cell>
          <table:table-cell office:value-type="float" office:value="0.581662" calcext:value-type="float">
            <text:p>0.581662</text:p>
          </table:table-cell>
          <table:table-cell office:value-type="float" office:value="0.580326" calcext:value-type="float">
            <text:p>0.580326</text:p>
          </table:table-cell>
          <table:table-cell office:value-type="float" office:value="0.578844" calcext:value-type="float">
            <text:p>0.578844</text:p>
          </table:table-cell>
          <table:table-cell office:value-type="float" office:value="0.57726" calcext:value-type="float">
            <text:p>0.57726</text:p>
          </table:table-cell>
          <table:table-cell office:value-type="float" office:value="0.575618" calcext:value-type="float">
            <text:p>0.575618</text:p>
          </table:table-cell>
          <table:table-cell office:value-type="float" office:value="0.573964" calcext:value-type="float">
            <text:p>0.573964</text:p>
          </table:table-cell>
          <table:table-cell office:value-type="float" office:value="0.572342" calcext:value-type="float">
            <text:p>0.572342</text:p>
          </table:table-cell>
          <table:table-cell office:value-type="float" office:value="0.570795" calcext:value-type="float">
            <text:p>0.570795</text:p>
          </table:table-cell>
          <table:table-cell office:value-type="float" office:value="0.56936" calcext:value-type="float">
            <text:p>0.56936</text:p>
          </table:table-cell>
          <table:table-cell office:value-type="float" office:value="0.568071" calcext:value-type="float">
            <text:p>0.568071</text:p>
          </table:table-cell>
          <table:table-cell office:value-type="float" office:value="0.566955" calcext:value-type="float">
            <text:p>0.566955</text:p>
          </table:table-cell>
          <table:table-cell office:value-type="float" office:value="0.566033" calcext:value-type="float">
            <text:p>0.566033</text:p>
          </table:table-cell>
          <table:table-cell office:value-type="float" office:value="0.565318" calcext:value-type="float">
            <text:p>0.565318</text:p>
          </table:table-cell>
          <table:table-cell office:value-type="float" office:value="0.564814" calcext:value-type="float">
            <text:p>0.564814</text:p>
          </table:table-cell>
          <table:table-cell office:value-type="float" office:value="0.564521" calcext:value-type="float">
            <text:p>0.564521</text:p>
          </table:table-cell>
          <table:table-cell office:value-type="float" office:value="0.564428" calcext:value-type="float">
            <text:p>0.564428</text:p>
          </table:table-cell>
        </table:table-row>
        <table:table-row table:style-name="ro1">
          <table:table-cell office:value-type="float" office:value="2.35029" calcext:value-type="float">
            <text:p>2.35029</text:p>
          </table:table-cell>
          <table:table-cell office:value-type="float" office:value="0.584063" calcext:value-type="float">
            <text:p>0.584063</text:p>
          </table:table-cell>
          <table:table-cell office:value-type="float" office:value="0.583929" calcext:value-type="float">
            <text:p>0.583929</text:p>
          </table:table-cell>
          <table:table-cell office:value-type="float" office:value="0.583531" calcext:value-type="float">
            <text:p>0.583531</text:p>
          </table:table-cell>
          <table:table-cell office:value-type="float" office:value="0.582881" calcext:value-type="float">
            <text:p>0.582881</text:p>
          </table:table-cell>
          <table:table-cell office:value-type="float" office:value="0.581999" calcext:value-type="float">
            <text:p>0.581999</text:p>
          </table:table-cell>
          <table:table-cell office:value-type="float" office:value="0.580911" calcext:value-type="float">
            <text:p>0.580911</text:p>
          </table:table-cell>
          <table:table-cell office:value-type="float" office:value="0.579648" calcext:value-type="float">
            <text:p>0.579648</text:p>
          </table:table-cell>
          <table:table-cell office:value-type="float" office:value="0.578249" calcext:value-type="float">
            <text:p>0.578249</text:p>
          </table:table-cell>
          <table:table-cell office:value-type="float" office:value="0.576752" calcext:value-type="float">
            <text:p>0.576752</text:p>
          </table:table-cell>
          <table:table-cell office:value-type="float" office:value="0.575201" calcext:value-type="float">
            <text:p>0.575201</text:p>
          </table:table-cell>
          <table:table-cell office:value-type="float" office:value="0.573639" calcext:value-type="float">
            <text:p>0.573639</text:p>
          </table:table-cell>
          <table:table-cell office:value-type="float" office:value="0.572107" calcext:value-type="float">
            <text:p>0.572107</text:p>
          </table:table-cell>
          <table:table-cell office:value-type="float" office:value="0.570645" calcext:value-type="float">
            <text:p>0.570645</text:p>
          </table:table-cell>
          <table:table-cell office:value-type="float" office:value="0.56929" calcext:value-type="float">
            <text:p>0.56929</text:p>
          </table:table-cell>
          <table:table-cell office:value-type="float" office:value="0.568073" calcext:value-type="float">
            <text:p>0.568073</text:p>
          </table:table-cell>
          <table:table-cell office:value-type="float" office:value="0.567019" calcext:value-type="float">
            <text:p>0.567019</text:p>
          </table:table-cell>
          <table:table-cell office:value-type="float" office:value="0.566148" calcext:value-type="float">
            <text:p>0.566148</text:p>
          </table:table-cell>
          <table:table-cell office:value-type="float" office:value="0.565472" calcext:value-type="float">
            <text:p>0.565472</text:p>
          </table:table-cell>
          <table:table-cell office:value-type="float" office:value="0.564997" calcext:value-type="float">
            <text:p>0.564997</text:p>
          </table:table-cell>
          <table:table-cell office:value-type="float" office:value="0.56472" calcext:value-type="float">
            <text:p>0.56472</text:p>
          </table:table-cell>
          <table:table-cell office:value-type="float" office:value="0.564632" calcext:value-type="float">
            <text:p>0.564632</text:p>
          </table:table-cell>
        </table:table-row>
        <table:table-row table:style-name="ro1">
          <table:table-cell office:value-type="float" office:value="2.36461" calcext:value-type="float">
            <text:p>2.36461</text:p>
          </table:table-cell>
          <table:table-cell office:value-type="float" office:value="0.58361" calcext:value-type="float">
            <text:p>0.58361</text:p>
          </table:table-cell>
          <table:table-cell office:value-type="float" office:value="0.58348" calcext:value-type="float">
            <text:p>0.58348</text:p>
          </table:table-cell>
          <table:table-cell office:value-type="float" office:value="0.583093" calcext:value-type="float">
            <text:p>0.583093</text:p>
          </table:table-cell>
          <table:table-cell office:value-type="float" office:value="0.582462" calcext:value-type="float">
            <text:p>0.582462</text:p>
          </table:table-cell>
          <table:table-cell office:value-type="float" office:value="0.581605" calcext:value-type="float">
            <text:p>0.581605</text:p>
          </table:table-cell>
          <table:table-cell office:value-type="float" office:value="0.580547" calcext:value-type="float">
            <text:p>0.580547</text:p>
          </table:table-cell>
          <table:table-cell office:value-type="float" office:value="0.57932" calcext:value-type="float">
            <text:p>0.57932</text:p>
          </table:table-cell>
          <table:table-cell office:value-type="float" office:value="0.57796" calcext:value-type="float">
            <text:p>0.57796</text:p>
          </table:table-cell>
          <table:table-cell office:value-type="float" office:value="0.576506" calcext:value-type="float">
            <text:p>0.576506</text:p>
          </table:table-cell>
          <table:table-cell office:value-type="float" office:value="0.574999" calcext:value-type="float">
            <text:p>0.574999</text:p>
          </table:table-cell>
          <table:table-cell office:value-type="float" office:value="0.573481" calcext:value-type="float">
            <text:p>0.573481</text:p>
          </table:table-cell>
          <table:table-cell office:value-type="float" office:value="0.571993" calcext:value-type="float">
            <text:p>0.571993</text:p>
          </table:table-cell>
          <table:table-cell office:value-type="float" office:value="0.570573" calcext:value-type="float">
            <text:p>0.570573</text:p>
          </table:table-cell>
          <table:table-cell office:value-type="float" office:value="0.569256" calcext:value-type="float">
            <text:p>0.569256</text:p>
          </table:table-cell>
          <table:table-cell office:value-type="float" office:value="0.568073" calcext:value-type="float">
            <text:p>0.568073</text:p>
          </table:table-cell>
          <table:table-cell office:value-type="float" office:value="0.56705" calcext:value-type="float">
            <text:p>0.56705</text:p>
          </table:table-cell>
          <table:table-cell office:value-type="float" office:value="0.566204" calcext:value-type="float">
            <text:p>0.566204</text:p>
          </table:table-cell>
          <table:table-cell office:value-type="float" office:value="0.565547" calcext:value-type="float">
            <text:p>0.565547</text:p>
          </table:table-cell>
          <table:table-cell office:value-type="float" office:value="0.565085" calcext:value-type="float">
            <text:p>0.565085</text:p>
          </table:table-cell>
          <table:table-cell office:value-type="float" office:value="0.564816" calcext:value-type="float">
            <text:p>0.564816</text:p>
          </table:table-cell>
          <table:table-cell office:value-type="float" office:value="0.564731" calcext:value-type="float">
            <text:p>0.564731</text:p>
          </table:table-cell>
        </table:table-row>
        <table:table-row table:style-name="ro1">
          <table:table-cell office:value-type="float" office:value="2.38953" calcext:value-type="float">
            <text:p>2.38953</text:p>
          </table:table-cell>
          <table:table-cell office:value-type="float" office:value="0.582851" calcext:value-type="float">
            <text:p>0.582851</text:p>
          </table:table-cell>
          <table:table-cell office:value-type="float" office:value="0.582728" calcext:value-type="float">
            <text:p>0.582728</text:p>
          </table:table-cell>
          <table:table-cell office:value-type="float" office:value="0.58236" calcext:value-type="float">
            <text:p>0.58236</text:p>
          </table:table-cell>
          <table:table-cell office:value-type="float" office:value="0.58176" calcext:value-type="float">
            <text:p>0.58176</text:p>
          </table:table-cell>
          <table:table-cell office:value-type="float" office:value="0.580944" calcext:value-type="float">
            <text:p>0.580944</text:p>
          </table:table-cell>
          <table:table-cell office:value-type="float" office:value="0.579938" calcext:value-type="float">
            <text:p>0.579938</text:p>
          </table:table-cell>
          <table:table-cell office:value-type="float" office:value="0.578772" calcext:value-type="float">
            <text:p>0.578772</text:p>
          </table:table-cell>
          <table:table-cell office:value-type="float" office:value="0.577478" calcext:value-type="float">
            <text:p>0.577478</text:p>
          </table:table-cell>
          <table:table-cell office:value-type="float" office:value="0.576095" calcext:value-type="float">
            <text:p>0.576095</text:p>
          </table:table-cell>
          <table:table-cell office:value-type="float" office:value="0.574662" calcext:value-type="float">
            <text:p>0.574662</text:p>
          </table:table-cell>
          <table:table-cell office:value-type="float" office:value="0.573218" calcext:value-type="float">
            <text:p>0.573218</text:p>
          </table:table-cell>
          <table:table-cell office:value-type="float" office:value="0.571802" calcext:value-type="float">
            <text:p>0.571802</text:p>
          </table:table-cell>
          <table:table-cell office:value-type="float" office:value="0.570452" calcext:value-type="float">
            <text:p>0.570452</text:p>
          </table:table-cell>
          <table:table-cell office:value-type="float" office:value="0.569199" calcext:value-type="float">
            <text:p>0.569199</text:p>
          </table:table-cell>
          <table:table-cell office:value-type="float" office:value="0.568075" calcext:value-type="float">
            <text:p>0.568075</text:p>
          </table:table-cell>
          <table:table-cell office:value-type="float" office:value="0.567101" calcext:value-type="float">
            <text:p>0.567101</text:p>
          </table:table-cell>
          <table:table-cell office:value-type="float" office:value="0.566297" calcext:value-type="float">
            <text:p>0.566297</text:p>
          </table:table-cell>
          <table:table-cell office:value-type="float" office:value="0.565672" calcext:value-type="float">
            <text:p>0.565672</text:p>
          </table:table-cell>
          <table:table-cell office:value-type="float" office:value="0.565233" calcext:value-type="float">
            <text:p>0.565233</text:p>
          </table:table-cell>
          <table:table-cell office:value-type="float" office:value="0.564977" calcext:value-type="float">
            <text:p>0.564977</text:p>
          </table:table-cell>
          <table:table-cell office:value-type="float" office:value="0.564896" calcext:value-type="float">
            <text:p>0.564896</text:p>
          </table:table-cell>
        </table:table-row>
        <table:table-row table:style-name="ro1">
          <table:table-cell office:value-type="float" office:value="2.40644" calcext:value-type="float">
            <text:p>2.40644</text:p>
          </table:table-cell>
          <table:table-cell office:value-type="float" office:value="0.582359" calcext:value-type="float">
            <text:p>0.582359</text:p>
          </table:table-cell>
          <table:table-cell office:value-type="float" office:value="0.582239" calcext:value-type="float">
            <text:p>0.582239</text:p>
          </table:table-cell>
          <table:table-cell office:value-type="float" office:value="0.581884" calcext:value-type="float">
            <text:p>0.581884</text:p>
          </table:table-cell>
          <table:table-cell office:value-type="float" office:value="0.581303" calcext:value-type="float">
            <text:p>0.581303</text:p>
          </table:table-cell>
          <table:table-cell office:value-type="float" office:value="0.580515" calcext:value-type="float">
            <text:p>0.580515</text:p>
          </table:table-cell>
          <table:table-cell office:value-type="float" office:value="0.579543" calcext:value-type="float">
            <text:p>0.579543</text:p>
          </table:table-cell>
          <table:table-cell office:value-type="float" office:value="0.578415" calcext:value-type="float">
            <text:p>0.578415</text:p>
          </table:table-cell>
          <table:table-cell office:value-type="float" office:value="0.577164" calcext:value-type="float">
            <text:p>0.577164</text:p>
          </table:table-cell>
          <table:table-cell office:value-type="float" office:value="0.575828" calcext:value-type="float">
            <text:p>0.575828</text:p>
          </table:table-cell>
          <table:table-cell office:value-type="float" office:value="0.574442" calcext:value-type="float">
            <text:p>0.574442</text:p>
          </table:table-cell>
          <table:table-cell office:value-type="float" office:value="0.573047" calcext:value-type="float">
            <text:p>0.573047</text:p>
          </table:table-cell>
          <table:table-cell office:value-type="float" office:value="0.571678" calcext:value-type="float">
            <text:p>0.571678</text:p>
          </table:table-cell>
          <table:table-cell office:value-type="float" office:value="0.570373" calcext:value-type="float">
            <text:p>0.570373</text:p>
          </table:table-cell>
          <table:table-cell office:value-type="float" office:value="0.569163" calcext:value-type="float">
            <text:p>0.569163</text:p>
          </table:table-cell>
          <table:table-cell office:value-type="float" office:value="0.568076" calcext:value-type="float">
            <text:p>0.568076</text:p>
          </table:table-cell>
          <table:table-cell office:value-type="float" office:value="0.567135" calcext:value-type="float">
            <text:p>0.567135</text:p>
          </table:table-cell>
          <table:table-cell office:value-type="float" office:value="0.566357" calcext:value-type="float">
            <text:p>0.566357</text:p>
          </table:table-cell>
          <table:table-cell office:value-type="float" office:value="0.565754" calcext:value-type="float">
            <text:p>0.565754</text:p>
          </table:table-cell>
          <table:table-cell office:value-type="float" office:value="0.565329" calcext:value-type="float">
            <text:p>0.565329</text:p>
          </table:table-cell>
          <table:table-cell office:value-type="float" office:value="0.565082" calcext:value-type="float">
            <text:p>0.565082</text:p>
          </table:table-cell>
          <table:table-cell office:value-type="float" office:value="0.565004" calcext:value-type="float">
            <text:p>0.565004</text:p>
          </table:table-cell>
        </table:table-row>
        <table:table-row table:style-name="ro1">
          <table:table-cell office:value-type="float" office:value="2.43335" calcext:value-type="float">
            <text:p>2.43335</text:p>
          </table:table-cell>
          <table:table-cell office:value-type="float" office:value="0.581607" calcext:value-type="float">
            <text:p>0.581607</text:p>
          </table:table-cell>
          <table:table-cell office:value-type="float" office:value="0.581494" calcext:value-type="float">
            <text:p>0.581494</text:p>
          </table:table-cell>
          <table:table-cell office:value-type="float" office:value="0.581157" calcext:value-type="float">
            <text:p>0.581157</text:p>
          </table:table-cell>
          <table:table-cell office:value-type="float" office:value="0.580607" calcext:value-type="float">
            <text:p>0.580607</text:p>
          </table:table-cell>
          <table:table-cell office:value-type="float" office:value="0.579861" calcext:value-type="float">
            <text:p>0.579861</text:p>
          </table:table-cell>
          <table:table-cell office:value-type="float" office:value="0.57894" calcext:value-type="float">
            <text:p>0.57894</text:p>
          </table:table-cell>
          <table:table-cell office:value-type="float" office:value="0.577871" calcext:value-type="float">
            <text:p>0.577871</text:p>
          </table:table-cell>
          <table:table-cell office:value-type="float" office:value="0.576687" calcext:value-type="float">
            <text:p>0.576687</text:p>
          </table:table-cell>
          <table:table-cell office:value-type="float" office:value="0.57542" calcext:value-type="float">
            <text:p>0.57542</text:p>
          </table:table-cell>
          <table:table-cell office:value-type="float" office:value="0.574108" calcext:value-type="float">
            <text:p>0.574108</text:p>
          </table:table-cell>
          <table:table-cell office:value-type="float" office:value="0.572786" calcext:value-type="float">
            <text:p>0.572786</text:p>
          </table:table-cell>
          <table:table-cell office:value-type="float" office:value="0.571489" calcext:value-type="float">
            <text:p>0.571489</text:p>
          </table:table-cell>
          <table:table-cell office:value-type="float" office:value="0.570253" calcext:value-type="float">
            <text:p>0.570253</text:p>
          </table:table-cell>
          <table:table-cell office:value-type="float" office:value="0.569107" calcext:value-type="float">
            <text:p>0.569107</text:p>
          </table:table-cell>
          <table:table-cell office:value-type="float" office:value="0.568077" calcext:value-type="float">
            <text:p>0.568077</text:p>
          </table:table-cell>
          <table:table-cell office:value-type="float" office:value="0.567186" calcext:value-type="float">
            <text:p>0.567186</text:p>
          </table:table-cell>
          <table:table-cell office:value-type="float" office:value="0.566449" calcext:value-type="float">
            <text:p>0.566449</text:p>
          </table:table-cell>
          <table:table-cell office:value-type="float" office:value="0.565878" calcext:value-type="float">
            <text:p>0.565878</text:p>
          </table:table-cell>
          <table:table-cell office:value-type="float" office:value="0.565476" calcext:value-type="float">
            <text:p>0.565476</text:p>
          </table:table-cell>
          <table:table-cell office:value-type="float" office:value="0.565241" calcext:value-type="float">
            <text:p>0.565241</text:p>
          </table:table-cell>
          <table:table-cell office:value-type="float" office:value="0.565167" calcext:value-type="float">
            <text:p>0.565167</text:p>
          </table:table-cell>
        </table:table-row>
        <table:table-row table:style-name="ro1">
          <table:table-cell office:value-type="float" office:value="2.44881" calcext:value-type="float">
            <text:p>2.44881</text:p>
          </table:table-cell>
          <table:table-cell office:value-type="float" office:value="0.581194" calcext:value-type="float">
            <text:p>0.581194</text:p>
          </table:table-cell>
          <table:table-cell office:value-type="float" office:value="0.581084" calcext:value-type="float">
            <text:p>0.581084</text:p>
          </table:table-cell>
          <table:table-cell office:value-type="float" office:value="0.580758" calcext:value-type="float">
            <text:p>0.580758</text:p>
          </table:table-cell>
          <table:table-cell office:value-type="float" office:value="0.580224" calcext:value-type="float">
            <text:p>0.580224</text:p>
          </table:table-cell>
          <table:table-cell office:value-type="float" office:value="0.579501" calcext:value-type="float">
            <text:p>0.579501</text:p>
          </table:table-cell>
          <table:table-cell office:value-type="float" office:value="0.578607" calcext:value-type="float">
            <text:p>0.578607</text:p>
          </table:table-cell>
          <table:table-cell office:value-type="float" office:value="0.577572" calcext:value-type="float">
            <text:p>0.577572</text:p>
          </table:table-cell>
          <table:table-cell office:value-type="float" office:value="0.576423" calcext:value-type="float">
            <text:p>0.576423</text:p>
          </table:table-cell>
          <table:table-cell office:value-type="float" office:value="0.575196" calcext:value-type="float">
            <text:p>0.575196</text:p>
          </table:table-cell>
          <table:table-cell office:value-type="float" office:value="0.573924" calcext:value-type="float">
            <text:p>0.573924</text:p>
          </table:table-cell>
          <table:table-cell office:value-type="float" office:value="0.572642" calcext:value-type="float">
            <text:p>0.572642</text:p>
          </table:table-cell>
          <table:table-cell office:value-type="float" office:value="0.571386" calcext:value-type="float">
            <text:p>0.571386</text:p>
          </table:table-cell>
          <table:table-cell office:value-type="float" office:value="0.570187" calcext:value-type="float">
            <text:p>0.570187</text:p>
          </table:table-cell>
          <table:table-cell office:value-type="float" office:value="0.569076" calcext:value-type="float">
            <text:p>0.569076</text:p>
          </table:table-cell>
          <table:table-cell office:value-type="float" office:value="0.568078" calcext:value-type="float">
            <text:p>0.568078</text:p>
          </table:table-cell>
          <table:table-cell office:value-type="float" office:value="0.567214" calcext:value-type="float">
            <text:p>0.567214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5946" calcext:value-type="float">
            <text:p>0.565946</text:p>
          </table:table-cell>
          <table:table-cell office:value-type="float" office:value="0.565556" calcext:value-type="float">
            <text:p>0.565556</text:p>
          </table:table-cell>
          <table:table-cell office:value-type="float" office:value="0.565329" calcext:value-type="float">
            <text:p>0.565329</text:p>
          </table:table-cell>
          <table:table-cell office:value-type="float" office:value="0.565257" calcext:value-type="float">
            <text:p>0.565257</text:p>
          </table:table-cell>
        </table:table-row>
        <table:table-row table:style-name="ro1">
          <table:table-cell office:value-type="float" office:value="2.47772" calcext:value-type="float">
            <text:p>2.47772</text:p>
          </table:table-cell>
          <table:table-cell office:value-type="float" office:value="0.580454" calcext:value-type="float">
            <text:p>0.580454</text:p>
          </table:table-cell>
          <table:table-cell office:value-type="float" office:value="0.58035" calcext:value-type="float">
            <text:p>0.58035</text:p>
          </table:table-cell>
          <table:table-cell office:value-type="float" office:value="0.580042" calcext:value-type="float">
            <text:p>0.580042</text:p>
          </table:table-cell>
          <table:table-cell office:value-type="float" office:value="0.579539" calcext:value-type="float">
            <text:p>0.579539</text:p>
          </table:table-cell>
          <table:table-cell office:value-type="float" office:value="0.578856" calcext:value-type="float">
            <text:p>0.578856</text:p>
          </table:table-cell>
          <table:table-cell office:value-type="float" office:value="0.578014" calcext:value-type="float">
            <text:p>0.578014</text:p>
          </table:table-cell>
          <table:table-cell office:value-type="float" office:value="0.577036" calcext:value-type="float">
            <text:p>0.577036</text:p>
          </table:table-cell>
          <table:table-cell office:value-type="float" office:value="0.575953" calcext:value-type="float">
            <text:p>0.575953</text:p>
          </table:table-cell>
          <table:table-cell office:value-type="float" office:value="0.574795" calcext:value-type="float">
            <text:p>0.574795</text:p>
          </table:table-cell>
          <table:table-cell office:value-type="float" office:value="0.573594" calcext:value-type="float">
            <text:p>0.573594</text:p>
          </table:table-cell>
          <table:table-cell office:value-type="float" office:value="0.572385" calcext:value-type="float">
            <text:p>0.572385</text:p>
          </table:table-cell>
          <table:table-cell office:value-type="float" office:value="0.5712" calcext:value-type="float">
            <text:p>0.5712</text:p>
          </table:table-cell>
          <table:table-cell office:value-type="float" office:value="0.570069" calcext:value-type="float">
            <text:p>0.570069</text:p>
          </table:table-cell>
          <table:table-cell office:value-type="float" office:value="0.569021" calcext:value-type="float">
            <text:p>0.569021</text:p>
          </table:table-cell>
          <table:table-cell office:value-type="float" office:value="0.568079" calcext:value-type="float">
            <text:p>0.568079</text:p>
          </table:table-cell>
          <table:table-cell office:value-type="float" office:value="0.567264" calcext:value-type="float">
            <text:p>0.567264</text:p>
          </table:table-cell>
          <table:table-cell office:value-type="float" office:value="0.566591" calcext:value-type="float">
            <text:p>0.566591</text:p>
          </table:table-cell>
          <table:table-cell office:value-type="float" office:value="0.566068" calcext:value-type="float">
            <text:p>0.566068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65486" calcext:value-type="float">
            <text:p>0.565486</text:p>
          </table:table-cell>
          <table:table-cell office:value-type="float" office:value="0.565419" calcext:value-type="float">
            <text:p>0.565419</text:p>
          </table:table-cell>
        </table:table-row>
        <table:table-row table:style-name="ro1">
          <table:table-cell office:value-type="float" office:value="2.49466" calcext:value-type="float">
            <text:p>2.49466</text:p>
          </table:table-cell>
          <table:table-cell office:value-type="float" office:value="0.58004" calcext:value-type="float">
            <text:p>0.58004</text:p>
          </table:table-cell>
          <table:table-cell office:value-type="float" office:value="0.57994" calcext:value-type="float">
            <text:p>0.57994</text:p>
          </table:table-cell>
          <table:table-cell office:value-type="float" office:value="0.579642" calcext:value-type="float">
            <text:p>0.579642</text:p>
          </table:table-cell>
          <table:table-cell office:value-type="float" office:value="0.579156" calcext:value-type="float">
            <text:p>0.579156</text:p>
          </table:table-cell>
          <table:table-cell office:value-type="float" office:value="0.578496" calcext:value-type="float">
            <text:p>0.578496</text:p>
          </table:table-cell>
          <table:table-cell office:value-type="float" office:value="0.577681" calcext:value-type="float">
            <text:p>0.577681</text:p>
          </table:table-cell>
          <table:table-cell office:value-type="float" office:value="0.576737" calcext:value-type="float">
            <text:p>0.576737</text:p>
          </table:table-cell>
          <table:table-cell office:value-type="float" office:value="0.57569" calcext:value-type="float">
            <text:p>0.57569</text:p>
          </table:table-cell>
          <table:table-cell office:value-type="float" office:value="0.57457" calcext:value-type="float">
            <text:p>0.57457</text:p>
          </table:table-cell>
          <table:table-cell office:value-type="float" office:value="0.57341" calcext:value-type="float">
            <text:p>0.57341</text:p>
          </table:table-cell>
          <table:table-cell office:value-type="float" office:value="0.572241" calcext:value-type="float">
            <text:p>0.572241</text:p>
          </table:table-cell>
          <table:table-cell office:value-type="float" office:value="0.571096" calcext:value-type="float">
            <text:p>0.571096</text:p>
          </table:table-cell>
          <table:table-cell office:value-type="float" office:value="0.570003" calcext:value-type="float">
            <text:p>0.570003</text:p>
          </table:table-cell>
          <table:table-cell office:value-type="float" office:value="0.56899" calcext:value-type="float">
            <text:p>0.56899</text:p>
          </table:table-cell>
          <table:table-cell office:value-type="float" office:value="0.56808" calcext:value-type="float">
            <text:p>0.56808</text:p>
          </table:table-cell>
          <table:table-cell office:value-type="float" office:value="0.567292" calcext:value-type="float">
            <text:p>0.567292</text:p>
          </table:table-cell>
          <table:table-cell office:value-type="float" office:value="0.566641" calcext:value-type="float">
            <text:p>0.566641</text:p>
          </table:table-cell>
          <table:table-cell office:value-type="float" office:value="0.566136" calcext:value-type="float">
            <text:p>0.566136</text:p>
          </table:table-cell>
          <table:table-cell office:value-type="float" office:value="0.565781" calcext:value-type="float">
            <text:p>0.565781</text:p>
          </table:table-cell>
          <table:table-cell office:value-type="float" office:value="0.565574" calcext:value-type="float">
            <text:p>0.565574</text:p>
          </table:table-cell>
          <table:table-cell office:value-type="float" office:value="0.565509" calcext:value-type="float">
            <text:p>0.56550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579913" calcext:value-type="float">
            <text:p>0.579913</text:p>
          </table:table-cell>
          <table:table-cell office:value-type="float" office:value="0.579814" calcext:value-type="float">
            <text:p>0.579814</text:p>
          </table:table-cell>
          <table:table-cell office:value-type="float" office:value="0.579519" calcext:value-type="float">
            <text:p>0.579519</text:p>
          </table:table-cell>
          <table:table-cell office:value-type="float" office:value="0.579038" calcext:value-type="float">
            <text:p>0.579038</text:p>
          </table:table-cell>
          <table:table-cell office:value-type="float" office:value="0.578385" calcext:value-type="float">
            <text:p>0.578385</text:p>
          </table:table-cell>
          <table:table-cell office:value-type="float" office:value="0.577579" calcext:value-type="float">
            <text:p>0.577579</text:p>
          </table:table-cell>
          <table:table-cell office:value-type="float" office:value="0.576645" calcext:value-type="float">
            <text:p>0.576645</text:p>
          </table:table-cell>
          <table:table-cell office:value-type="float" office:value="0.575609" calcext:value-type="float">
            <text:p>0.575609</text:p>
          </table:table-cell>
          <table:table-cell office:value-type="float" office:value="0.574501" calcext:value-type="float">
            <text:p>0.574501</text:p>
          </table:table-cell>
          <table:table-cell office:value-type="float" office:value="0.573353" calcext:value-type="float">
            <text:p>0.573353</text:p>
          </table:table-cell>
          <table:table-cell office:value-type="float" office:value="0.572197" calcext:value-type="float">
            <text:p>0.572197</text:p>
          </table:table-cell>
          <table:table-cell office:value-type="float" office:value="0.571064" calcext:value-type="float">
            <text:p>0.571064</text:p>
          </table:table-cell>
          <table:table-cell office:value-type="float" office:value="0.569983" calcext:value-type="float">
            <text:p>0.569983</text:p>
          </table:table-cell>
          <table:table-cell office:value-type="float" office:value="0.56898" calcext:value-type="float">
            <text:p>0.56898</text:p>
          </table:table-cell>
          <table:table-cell office:value-type="float" office:value="0.56808" calcext:value-type="float">
            <text:p>0.56808</text:p>
          </table:table-cell>
          <table:table-cell office:value-type="float" office:value="0.567301" calcext:value-type="float">
            <text:p>0.567301</text:p>
          </table:table-cell>
          <table:table-cell office:value-type="float" office:value="0.566657" calcext:value-type="float">
            <text:p>0.566657</text:p>
          </table:table-cell>
          <table:table-cell office:value-type="float" office:value="0.566158" calcext:value-type="float">
            <text:p>0.566158</text:p>
          </table:table-cell>
          <table:table-cell office:value-type="float" office:value="0.565806" calcext:value-type="float">
            <text:p>0.565806</text:p>
          </table:table-cell>
          <table:table-cell office:value-type="float" office:value="0.565601" calcext:value-type="float">
            <text:p>0.565601</text:p>
          </table:table-cell>
          <table:table-cell office:value-type="float" office:value="0.565536" calcext:value-type="float">
            <text:p>0.565536</text:p>
          </table:table-cell>
        </table:table-row>
      </table:table>
      <table:table table:name="Sheet2" table:style-name="ta1">
        <table:shapes>
          <draw:frame draw:z-index="0" draw:style-name="gr1" draw:text-style-name="P1" svg:width="15.999cm" svg:height="8.999cm" svg:x="47.514cm" svg:y="0.1cm">
            <draw:object draw:notify-on-update-of-ranges="Sheet2.A1:Sheet2.U1 Sheet2.A2:Sheet2.U2 Sheet2.A3:Sheet2.U3 Sheet2.A4:Sheet2.U4 Sheet2.A5:Sheet2.U5 Sheet2.A6:Sheet2.U6 Sheet2.A7:Sheet2.U7 Sheet2.A8:Sheet2.U8 Sheet2.A9:Sheet2.U9 Sheet2.A10:Sheet2.U10 Sheet2.A11:Sheet2.U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21" table:default-cell-style-name="Default"/>
        <table:table-row table:style-name="ro1">
          <table:table-cell office:value-type="float" office:value="0.00997015" calcext:value-type="float">
            <text:p>0.00997015</text:p>
          </table:table-cell>
          <table:table-cell office:value-type="float" office:value="0.00994532" calcext:value-type="float">
            <text:p>0.00994532</text:p>
          </table:table-cell>
          <table:table-cell office:value-type="float" office:value="0.00987115" calcext:value-type="float">
            <text:p>0.00987115</text:p>
          </table:table-cell>
          <table:table-cell office:value-type="float" office:value="0.00974877" calcext:value-type="float">
            <text:p>0.00974877</text:p>
          </table:table-cell>
          <table:table-cell office:value-type="float" office:value="0.00957999" calcext:value-type="float">
            <text:p>0.00957999</text:p>
          </table:table-cell>
          <table:table-cell office:value-type="float" office:value="0.00936726" calcext:value-type="float">
            <text:p>0.00936726</text:p>
          </table:table-cell>
          <table:table-cell office:value-type="float" office:value="0.00911367" calcext:value-type="float">
            <text:p>0.00911367</text:p>
          </table:table-cell>
          <table:table-cell office:value-type="float" office:value="0.00882281" calcext:value-type="float">
            <text:p>0.00882281</text:p>
          </table:table-cell>
          <table:table-cell office:value-type="float" office:value="0.00849871" calcext:value-type="float">
            <text:p>0.00849871</text:p>
          </table:table-cell>
          <table:table-cell office:value-type="float" office:value="0.00814577" calcext:value-type="float">
            <text:p>0.00814577</text:p>
          </table:table-cell>
          <table:table-cell office:value-type="float" office:value="0.00776862" calcext:value-type="float">
            <text:p>0.00776862</text:p>
          </table:table-cell>
          <table:table-cell office:value-type="float" office:value="0.00737206" calcext:value-type="float">
            <text:p>0.00737206</text:p>
          </table:table-cell>
          <table:table-cell office:value-type="float" office:value="0.00696092" calcext:value-type="float">
            <text:p>0.00696092</text:p>
          </table:table-cell>
          <table:table-cell office:value-type="float" office:value="0.00653999" calcext:value-type="float">
            <text:p>0.00653999</text:p>
          </table:table-cell>
          <table:table-cell office:value-type="float" office:value="0.00611393" calcext:value-type="float">
            <text:p>0.00611393</text:p>
          </table:table-cell>
          <table:table-cell office:value-type="float" office:value="0.00568718" calcext:value-type="float">
            <text:p>0.00568718</text:p>
          </table:table-cell>
          <table:table-cell office:value-type="float" office:value="0.00526388" calcext:value-type="float">
            <text:p>0.00526388</text:p>
          </table:table-cell>
          <table:table-cell office:value-type="float" office:value="0.00484795" calcext:value-type="float">
            <text:p>0.00484795</text:p>
          </table:table-cell>
          <table:table-cell office:value-type="float" office:value="0.00444391" calcext:value-type="float">
            <text:p>0.00444391</text:p>
          </table:table-cell>
          <table:table-cell office:value-type="float" office:value="0.00406576" calcext:value-type="float">
            <text:p>0.00406576</text:p>
          </table:table-cell>
          <table:table-cell office:value-type="float" office:value="0.0037979" calcext:value-type="float">
            <text:p>0.0037979</text:p>
          </table:table-cell>
        </table:table-row>
        <table:table-row table:style-name="ro1">
          <table:table-cell office:value-type="float" office:value="0.235357" calcext:value-type="float">
            <text:p>0.235357</text:p>
          </table:table-cell>
          <table:table-cell office:value-type="float" office:value="0.234797" calcext:value-type="float">
            <text:p>0.234797</text:p>
          </table:table-cell>
          <table:table-cell office:value-type="float" office:value="0.233124" calcext:value-type="float">
            <text:p>0.233124</text:p>
          </table:table-cell>
          <table:table-cell office:value-type="float" office:value="0.230362" calcext:value-type="float">
            <text:p>0.230362</text:p>
          </table:table-cell>
          <table:table-cell office:value-type="float" office:value="0.22655" calcext:value-type="float">
            <text:p>0.22655</text:p>
          </table:table-cell>
          <table:table-cell office:value-type="float" office:value="0.221743" calcext:value-type="float">
            <text:p>0.221743</text:p>
          </table:table-cell>
          <table:table-cell office:value-type="float" office:value="0.216009" calcext:value-type="float">
            <text:p>0.216009</text:p>
          </table:table-cell>
          <table:table-cell office:value-type="float" office:value="0.209428" calcext:value-type="float">
            <text:p>0.209428</text:p>
          </table:table-cell>
          <table:table-cell office:value-type="float" office:value="0.202093" calcext:value-type="float">
            <text:p>0.202093</text:p>
          </table:table-cell>
          <table:table-cell office:value-type="float" office:value="0.19411" calcext:value-type="float">
            <text:p>0.19411</text:p>
          </table:table-cell>
          <table:table-cell office:value-type="float" office:value="0.185595" calcext:value-type="float">
            <text:p>0.185595</text:p>
          </table:table-cell>
          <table:table-cell office:value-type="float" office:value="0.176678" calcext:value-type="float">
            <text:p>0.176678</text:p>
          </table:table-cell>
          <table:table-cell office:value-type="float" office:value="0.167508" calcext:value-type="float">
            <text:p>0.167508</text:p>
          </table:table-cell>
          <table:table-cell office:value-type="float" office:value="0.158256" calcext:value-type="float">
            <text:p>0.158256</text:p>
          </table:table-cell>
          <table:table-cell office:value-type="float" office:value="0.149121" calcext:value-type="float">
            <text:p>0.149121</text:p>
          </table:table-cell>
          <table:table-cell office:value-type="float" office:value="0.140341" calcext:value-type="float">
            <text:p>0.140341</text:p>
          </table:table-cell>
          <table:table-cell office:value-type="float" office:value="0.132202" calcext:value-type="float">
            <text:p>0.132202</text:p>
          </table:table-cell>
          <table:table-cell office:value-type="float" office:value="0.125047" calcext:value-type="float">
            <text:p>0.125047</text:p>
          </table:table-cell>
          <table:table-cell office:value-type="float" office:value="0.119282" calcext:value-type="float">
            <text:p>0.119282</text:p>
          </table:table-cell>
          <table:table-cell office:value-type="float" office:value="0.115379" calcext:value-type="float">
            <text:p>0.115379</text:p>
          </table:table-cell>
          <table:table-cell office:value-type="float" office:value="0.11388" calcext:value-type="float">
            <text:p>0.11388</text:p>
          </table:table-cell>
        </table:table-row>
        <table:table-row table:style-name="ro1">
          <table:table-cell office:value-type="float" office:value="0.435306" calcext:value-type="float">
            <text:p>0.435306</text:p>
          </table:table-cell>
          <table:table-cell office:value-type="float" office:value="0.434322" calcext:value-type="float">
            <text:p>0.434322</text:p>
          </table:table-cell>
          <table:table-cell office:value-type="float" office:value="0.431384" calcext:value-type="float">
            <text:p>0.431384</text:p>
          </table:table-cell>
          <table:table-cell office:value-type="float" office:value="0.426538" calcext:value-type="float">
            <text:p>0.426538</text:p>
          </table:table-cell>
          <table:table-cell office:value-type="float" office:value="0.41986" calcext:value-type="float">
            <text:p>0.41986</text:p>
          </table:table-cell>
          <table:table-cell office:value-type="float" office:value="0.411457" calcext:value-type="float">
            <text:p>0.411457</text:p>
          </table:table-cell>
          <table:table-cell office:value-type="float" office:value="0.401462" calcext:value-type="float">
            <text:p>0.401462</text:p>
          </table:table-cell>
          <table:table-cell office:value-type="float" office:value="0.390041" calcext:value-type="float">
            <text:p>0.390041</text:p>
          </table:table-cell>
          <table:table-cell office:value-type="float" office:value="0.377385" calcext:value-type="float">
            <text:p>0.377385</text:p>
          </table:table-cell>
          <table:table-cell office:value-type="float" office:value="0.363715" calcext:value-type="float">
            <text:p>0.363715</text:p>
          </table:table-cell>
          <table:table-cell office:value-type="float" office:value="0.349279" calcext:value-type="float">
            <text:p>0.349279</text:p>
          </table:table-cell>
          <table:table-cell office:value-type="float" office:value="0.334356" calcext:value-type="float">
            <text:p>0.334356</text:p>
          </table:table-cell>
          <table:table-cell office:value-type="float" office:value="0.31925" calcext:value-type="float">
            <text:p>0.31925</text:p>
          </table:table-cell>
          <table:table-cell office:value-type="float" office:value="0.304301" calcext:value-type="float">
            <text:p>0.304301</text:p>
          </table:table-cell>
          <table:table-cell office:value-type="float" office:value="0.289875" calcext:value-type="float">
            <text:p>0.289875</text:p>
          </table:table-cell>
          <table:table-cell office:value-type="float" office:value="0.276371" calcext:value-type="float">
            <text:p>0.276371</text:p>
          </table:table-cell>
          <table:table-cell office:value-type="float" office:value="0.264217" calcext:value-type="float">
            <text:p>0.264217</text:p>
          </table:table-cell>
          <table:table-cell office:value-type="float" office:value="0.253873" calcext:value-type="float">
            <text:p>0.253873</text:p>
          </table:table-cell>
          <table:table-cell office:value-type="float" office:value="0.245821" calcext:value-type="float">
            <text:p>0.245821</text:p>
          </table:table-cell>
          <table:table-cell office:value-type="float" office:value="0.24057" calcext:value-type="float">
            <text:p>0.24057</text:p>
          </table:table-cell>
          <table:table-cell office:value-type="float" office:value="0.238642" calcext:value-type="float">
            <text:p>0.238642</text:p>
          </table:table-cell>
        </table:table-row>
        <table:table-row table:style-name="ro1">
          <table:table-cell office:value-type="float" office:value="0.619099" calcext:value-type="float">
            <text:p>0.619099</text:p>
          </table:table-cell>
          <table:table-cell office:value-type="float" office:value="0.617806" calcext:value-type="float">
            <text:p>0.617806</text:p>
          </table:table-cell>
          <table:table-cell office:value-type="float" office:value="0.613947" calcext:value-type="float">
            <text:p>0.613947</text:p>
          </table:table-cell>
          <table:table-cell office:value-type="float" office:value="0.607591" calcext:value-type="float">
            <text:p>0.607591</text:p>
          </table:table-cell>
          <table:table-cell office:value-type="float" office:value="0.59885" calcext:value-type="float">
            <text:p>0.59885</text:p>
          </table:table-cell>
          <table:table-cell office:value-type="float" office:value="0.587882" calcext:value-type="float">
            <text:p>0.587882</text:p>
          </table:table-cell>
          <table:table-cell office:value-type="float" office:value="0.574885" calcext:value-type="float">
            <text:p>0.574885</text:p>
          </table:table-cell>
          <table:table-cell office:value-type="float" office:value="0.5601" calcext:value-type="float">
            <text:p>0.5601</text:p>
          </table:table-cell>
          <table:table-cell office:value-type="float" office:value="0.543805" calcext:value-type="float">
            <text:p>0.543805</text:p>
          </table:table-cell>
          <table:table-cell office:value-type="float" office:value="0.526316" calcext:value-type="float">
            <text:p>0.526316</text:p>
          </table:table-cell>
          <table:table-cell office:value-type="float" office:value="0.507982" calcext:value-type="float">
            <text:p>0.507982</text:p>
          </table:table-cell>
          <table:table-cell office:value-type="float" office:value="0.489186" calcext:value-type="float">
            <text:p>0.489186</text:p>
          </table:table-cell>
          <table:table-cell office:value-type="float" office:value="0.470338" calcext:value-type="float">
            <text:p>0.470338</text:p>
          </table:table-cell>
          <table:table-cell office:value-type="float" office:value="0.451874" calcext:value-type="float">
            <text:p>0.451874</text:p>
          </table:table-cell>
          <table:table-cell office:value-type="float" office:value="0.434254" calcext:value-type="float">
            <text:p>0.434254</text:p>
          </table:table-cell>
          <table:table-cell office:value-type="float" office:value="0.417955" calcext:value-type="float">
            <text:p>0.417955</text:p>
          </table:table-cell>
          <table:table-cell office:value-type="float" office:value="0.403471" calcext:value-type="float">
            <text:p>0.403471</text:p>
          </table:table-cell>
          <table:table-cell office:value-type="float" office:value="0.391303" calcext:value-type="float">
            <text:p>0.391303</text:p>
          </table:table-cell>
          <table:table-cell office:value-type="float" office:value="0.381961" calcext:value-type="float">
            <text:p>0.381961</text:p>
          </table:table-cell>
          <table:table-cell office:value-type="float" office:value="0.375954" calcext:value-type="float">
            <text:p>0.375954</text:p>
          </table:table-cell>
          <table:table-cell office:value-type="float" office:value="0.373787" calcext:value-type="float">
            <text:p>0.373787</text:p>
          </table:table-cell>
        </table:table-row>
        <table:table-row table:style-name="ro1">
          <table:table-cell office:value-type="float" office:value="0.78087" calcext:value-type="float">
            <text:p>0.78087</text:p>
          </table:table-cell>
          <table:table-cell office:value-type="float" office:value="0.779394" calcext:value-type="float">
            <text:p>0.779394</text:p>
          </table:table-cell>
          <table:table-cell office:value-type="float" office:value="0.774991" calcext:value-type="float">
            <text:p>0.774991</text:p>
          </table:table-cell>
          <table:table-cell office:value-type="float" office:value="0.767744" calcext:value-type="float">
            <text:p>0.767744</text:p>
          </table:table-cell>
          <table:table-cell office:value-type="float" office:value="0.757793" calcext:value-type="float">
            <text:p>0.757793</text:p>
          </table:table-cell>
          <table:table-cell office:value-type="float" office:value="0.74533" calcext:value-type="float">
            <text:p>0.74533</text:p>
          </table:table-cell>
          <table:table-cell office:value-type="float" office:value="0.730597" calcext:value-type="float">
            <text:p>0.730597</text:p>
          </table:table-cell>
          <table:table-cell office:value-type="float" office:value="0.713884" calcext:value-type="float">
            <text:p>0.713884</text:p>
          </table:table-cell>
          <table:table-cell office:value-type="float" office:value="0.695526" calcext:value-type="float">
            <text:p>0.695526</text:p>
          </table:table-cell>
          <table:table-cell office:value-type="float" office:value="0.675898" calcext:value-type="float">
            <text:p>0.675898</text:p>
          </table:table-cell>
          <table:table-cell office:value-type="float" office:value="0.65541" calcext:value-type="float">
            <text:p>0.65541</text:p>
          </table:table-cell>
          <table:table-cell office:value-type="float" office:value="0.634507" calcext:value-type="float">
            <text:p>0.634507</text:p>
          </table:table-cell>
          <table:table-cell office:value-type="float" office:value="0.613657" calcext:value-type="float">
            <text:p>0.613657</text:p>
          </table:table-cell>
          <table:table-cell office:value-type="float" office:value="0.593351" calcext:value-type="float">
            <text:p>0.593351</text:p>
          </table:table-cell>
          <table:table-cell office:value-type="float" office:value="0.574096" calcext:value-type="float">
            <text:p>0.574096</text:p>
          </table:table-cell>
          <table:table-cell office:value-type="float" office:value="0.556409" calcext:value-type="float">
            <text:p>0.556409</text:p>
          </table:table-cell>
          <table:table-cell office:value-type="float" office:value="0.540813" calcext:value-type="float">
            <text:p>0.540813</text:p>
          </table:table-cell>
          <table:table-cell office:value-type="float" office:value="0.52783" calcext:value-type="float">
            <text:p>0.52783</text:p>
          </table:table-cell>
          <table:table-cell office:value-type="float" office:value="0.517978" calcext:value-type="float">
            <text:p>0.517978</text:p>
          </table:table-cell>
          <table:table-cell office:value-type="float" office:value="0.51176" calcext:value-type="float">
            <text:p>0.51176</text:p>
          </table:table-cell>
          <table:table-cell office:value-type="float" office:value="0.509631" calcext:value-type="float">
            <text:p>0.509631</text:p>
          </table:table-cell>
        </table:table-row>
        <table:table-row table:style-name="ro1">
          <table:table-cell office:value-type="float" office:value="0.706973" calcext:value-type="float">
            <text:p>0.706973</text:p>
          </table:table-cell>
          <table:table-cell office:value-type="float" office:value="0.705919" calcext:value-type="float">
            <text:p>0.705919</text:p>
          </table:table-cell>
          <table:table-cell office:value-type="float" office:value="0.702776" calcext:value-type="float">
            <text:p>0.702776</text:p>
          </table:table-cell>
          <table:table-cell office:value-type="float" office:value="0.697616" calcext:value-type="float">
            <text:p>0.697616</text:p>
          </table:table-cell>
          <table:table-cell office:value-type="float" office:value="0.690557" calcext:value-type="float">
            <text:p>0.690557</text:p>
          </table:table-cell>
          <table:table-cell office:value-type="float" office:value="0.681761" calcext:value-type="float">
            <text:p>0.681761</text:p>
          </table:table-cell>
          <table:table-cell office:value-type="float" office:value="0.671434" calcext:value-type="float">
            <text:p>0.671434</text:p>
          </table:table-cell>
          <table:table-cell office:value-type="float" office:value="0.659819" calcext:value-type="float">
            <text:p>0.659819</text:p>
          </table:table-cell>
          <table:table-cell office:value-type="float" office:value="0.647198" calcext:value-type="float">
            <text:p>0.647198</text:p>
          </table:table-cell>
          <table:table-cell office:value-type="float" office:value="0.633883" calcext:value-type="float">
            <text:p>0.633883</text:p>
          </table:table-cell>
          <table:table-cell office:value-type="float" office:value="0.620211" calcext:value-type="float">
            <text:p>0.620211</text:p>
          </table:table-cell>
          <table:table-cell office:value-type="float" office:value="0.606534" calcext:value-type="float">
            <text:p>0.606534</text:p>
          </table:table-cell>
          <table:table-cell office:value-type="float" office:value="0.593217" calcext:value-type="float">
            <text:p>0.593217</text:p>
          </table:table-cell>
          <table:table-cell office:value-type="float" office:value="0.580616" calcext:value-type="float">
            <text:p>0.580616</text:p>
          </table:table-cell>
          <table:table-cell office:value-type="float" office:value="0.569073" calcext:value-type="float">
            <text:p>0.569073</text:p>
          </table:table-cell>
          <table:table-cell office:value-type="float" office:value="0.558896" calcext:value-type="float">
            <text:p>0.558896</text:p>
          </table:table-cell>
          <table:table-cell office:value-type="float" office:value="0.550345" calcext:value-type="float">
            <text:p>0.550345</text:p>
          </table:table-cell>
          <table:table-cell office:value-type="float" office:value="0.543616" calcext:value-type="float">
            <text:p>0.543616</text:p>
          </table:table-cell>
          <table:table-cell office:value-type="float" office:value="0.538829" calcext:value-type="float">
            <text:p>0.538829</text:p>
          </table:table-cell>
          <table:table-cell office:value-type="float" office:value="0.536017" calcext:value-type="float">
            <text:p>0.536017</text:p>
          </table:table-cell>
          <table:table-cell office:value-type="float" office:value="0.535127" calcext:value-type="float">
            <text:p>0.535127</text:p>
          </table:table-cell>
        </table:table-row>
        <table:table-row table:style-name="ro1">
          <table:table-cell office:value-type="float" office:value="0.655834" calcext:value-type="float">
            <text:p>0.655834</text:p>
          </table:table-cell>
          <table:table-cell office:value-type="float" office:value="0.655128" calcext:value-type="float">
            <text:p>0.655128</text:p>
          </table:table-cell>
          <table:table-cell office:value-type="float" office:value="0.653026" calcext:value-type="float">
            <text:p>0.653026</text:p>
          </table:table-cell>
          <table:table-cell office:value-type="float" office:value="0.649586" calcext:value-type="float">
            <text:p>0.649586</text:p>
          </table:table-cell>
          <table:table-cell office:value-type="float" office:value="0.644898" calcext:value-type="float">
            <text:p>0.644898</text:p>
          </table:table-cell>
          <table:table-cell office:value-type="float" office:value="0.639088" calcext:value-type="float">
            <text:p>0.639088</text:p>
          </table:table-cell>
          <table:table-cell office:value-type="float" office:value="0.632313" calcext:value-type="float">
            <text:p>0.632313</text:p>
          </table:table-cell>
          <table:table-cell office:value-type="float" office:value="0.624755" calcext:value-type="float">
            <text:p>0.624755</text:p>
          </table:table-cell>
          <table:table-cell office:value-type="float" office:value="0.616618" calcext:value-type="float">
            <text:p>0.616618</text:p>
          </table:table-cell>
          <table:table-cell office:value-type="float" office:value="0.608123" calcext:value-type="float">
            <text:p>0.608123</text:p>
          </table:table-cell>
          <table:table-cell office:value-type="float" office:value="0.599499" calcext:value-type="float">
            <text:p>0.599499</text:p>
          </table:table-cell>
          <table:table-cell office:value-type="float" office:value="0.590977" calcext:value-type="float">
            <text:p>0.590977</text:p>
          </table:table-cell>
          <table:table-cell office:value-type="float" office:value="0.582782" calcext:value-type="float">
            <text:p>0.582782</text:p>
          </table:table-cell>
          <table:table-cell office:value-type="float" office:value="0.575128" calcext:value-type="float">
            <text:p>0.575128</text:p>
          </table:table-cell>
          <table:table-cell office:value-type="float" office:value="0.568205" calcext:value-type="float">
            <text:p>0.568205</text:p>
          </table:table-cell>
          <table:table-cell office:value-type="float" office:value="0.562173" calcext:value-type="float">
            <text:p>0.562173</text:p>
          </table:table-cell>
          <table:table-cell office:value-type="float" office:value="0.557159" calcext:value-type="float">
            <text:p>0.557159</text:p>
          </table:table-cell>
          <table:table-cell office:value-type="float" office:value="0.553251" calcext:value-type="float">
            <text:p>0.553251</text:p>
          </table:table-cell>
          <table:table-cell office:value-type="float" office:value="0.550491" calcext:value-type="float">
            <text:p>0.550491</text:p>
          </table:table-cell>
          <table:table-cell office:value-type="float" office:value="0.548878" calcext:value-type="float">
            <text:p>0.548878</text:p>
          </table:table-cell>
          <table:table-cell office:value-type="float" office:value="0.548368" calcext:value-type="float">
            <text:p>0.548368</text:p>
          </table:table-cell>
        </table:table-row>
        <table:table-row table:style-name="ro1">
          <table:table-cell office:value-type="float" office:value="0.61921" calcext:value-type="float">
            <text:p>0.61921</text:p>
          </table:table-cell>
          <table:table-cell office:value-type="float" office:value="0.618788" calcext:value-type="float">
            <text:p>0.618788</text:p>
          </table:table-cell>
          <table:table-cell office:value-type="float" office:value="0.61753" calcext:value-type="float">
            <text:p>0.61753</text:p>
          </table:table-cell>
          <table:table-cell office:value-type="float" office:value="0.615475" calcext:value-type="float">
            <text:p>0.615475</text:p>
          </table:table-cell>
          <table:table-cell office:value-type="float" office:value="0.61268" calcext:value-type="float">
            <text:p>0.61268</text:p>
          </table:table-cell>
          <table:table-cell office:value-type="float" office:value="0.609227" calcext:value-type="float">
            <text:p>0.609227</text:p>
          </table:table-cell>
          <table:table-cell office:value-type="float" office:value="0.605215" calcext:value-type="float">
            <text:p>0.605215</text:p>
          </table:table-cell>
          <table:table-cell office:value-type="float" office:value="0.600758" calcext:value-type="float">
            <text:p>0.600758</text:p>
          </table:table-cell>
          <table:table-cell office:value-type="float" office:value="0.595982" calcext:value-type="float">
            <text:p>0.595982</text:p>
          </table:table-cell>
          <table:table-cell office:value-type="float" office:value="0.59102" calcext:value-type="float">
            <text:p>0.59102</text:p>
          </table:table-cell>
          <table:table-cell office:value-type="float" office:value="0.586009" calcext:value-type="float">
            <text:p>0.586009</text:p>
          </table:table-cell>
          <table:table-cell office:value-type="float" office:value="0.581083" calcext:value-type="float">
            <text:p>0.581083</text:p>
          </table:table-cell>
          <table:table-cell office:value-type="float" office:value="0.576373" calcext:value-type="float">
            <text:p>0.576373</text:p>
          </table:table-cell>
          <table:table-cell office:value-type="float" office:value="0.571995" calcext:value-type="float">
            <text:p>0.571995</text:p>
          </table:table-cell>
          <table:table-cell office:value-type="float" office:value="0.568053" calcext:value-type="float">
            <text:p>0.568053</text:p>
          </table:table-cell>
          <table:table-cell office:value-type="float" office:value="0.564635" calcext:value-type="float">
            <text:p>0.564635</text:p>
          </table:table-cell>
          <table:table-cell office:value-type="float" office:value="0.561805" calcext:value-type="float">
            <text:p>0.561805</text:p>
          </table:table-cell>
          <table:table-cell office:value-type="float" office:value="0.559606" calcext:value-type="float">
            <text:p>0.559606</text:p>
          </table:table-cell>
          <table:table-cell office:value-type="float" office:value="0.558056" calcext:value-type="float">
            <text:p>0.558056</text:p>
          </table:table-cell>
          <table:table-cell office:value-type="float" office:value="0.557153" calcext:value-type="float">
            <text:p>0.557153</text:p>
          </table:table-cell>
          <table:table-cell office:value-type="float" office:value="0.556867" calcext:value-type="float">
            <text:p>0.556867</text:p>
          </table:table-cell>
        </table:table-row>
        <table:table-row table:style-name="ro1">
          <table:table-cell office:value-type="float" office:value="0.60093" calcext:value-type="float">
            <text:p>0.60093</text:p>
          </table:table-cell>
          <table:table-cell office:value-type="float" office:value="0.600656" calcext:value-type="float">
            <text:p>0.600656</text:p>
          </table:table-cell>
          <table:table-cell office:value-type="float" office:value="0.599841" calcext:value-type="float">
            <text:p>0.599841</text:p>
          </table:table-cell>
          <table:table-cell office:value-type="float" office:value="0.598511" calcext:value-type="float">
            <text:p>0.598511</text:p>
          </table:table-cell>
          <table:table-cell office:value-type="float" office:value="0.596703" calcext:value-type="float">
            <text:p>0.596703</text:p>
          </table:table-cell>
          <table:table-cell office:value-type="float" office:value="0.594472" calcext:value-type="float">
            <text:p>0.594472</text:p>
          </table:table-cell>
          <table:table-cell office:value-type="float" office:value="0.591882" calcext:value-type="float">
            <text:p>0.591882</text:p>
          </table:table-cell>
          <table:table-cell office:value-type="float" office:value="0.589009" calcext:value-type="float">
            <text:p>0.589009</text:p>
          </table:table-cell>
          <table:table-cell office:value-type="float" office:value="0.585934" calcext:value-type="float">
            <text:p>0.585934</text:p>
          </table:table-cell>
          <table:table-cell office:value-type="float" office:value="0.582745" calcext:value-type="float">
            <text:p>0.582745</text:p>
          </table:table-cell>
          <table:table-cell office:value-type="float" office:value="0.57953" calcext:value-type="float">
            <text:p>0.57953</text:p>
          </table:table-cell>
          <table:table-cell office:value-type="float" office:value="0.576374" calcext:value-type="float">
            <text:p>0.576374</text:p>
          </table:table-cell>
          <table:table-cell office:value-type="float" office:value="0.573361" calcext:value-type="float">
            <text:p>0.573361</text:p>
          </table:table-cell>
          <table:table-cell office:value-type="float" office:value="0.570565" calcext:value-type="float">
            <text:p>0.570565</text:p>
          </table:table-cell>
          <table:table-cell office:value-type="float" office:value="0.568051" calcext:value-type="float">
            <text:p>0.568051</text:p>
          </table:table-cell>
          <table:table-cell office:value-type="float" office:value="0.565874" calcext:value-type="float">
            <text:p>0.565874</text:p>
          </table:table-cell>
          <table:table-cell office:value-type="float" office:value="0.564073" calcext:value-type="float">
            <text:p>0.564073</text:p>
          </table:table-cell>
          <table:table-cell office:value-type="float" office:value="0.562675" calcext:value-type="float">
            <text:p>0.562675</text:p>
          </table:table-cell>
          <table:table-cell office:value-type="float" office:value="0.561691" calcext:value-type="float">
            <text:p>0.561691</text:p>
          </table:table-cell>
          <table:table-cell office:value-type="float" office:value="0.561117" calcext:value-type="float">
            <text:p>0.561117</text:p>
          </table:table-cell>
          <table:table-cell office:value-type="float" office:value="0.560936" calcext:value-type="float">
            <text:p>0.560936</text:p>
          </table:table-cell>
        </table:table-row>
        <table:table-row table:style-name="ro1">
          <table:table-cell office:value-type="float" office:value="0.587089" calcext:value-type="float">
            <text:p>0.587089</text:p>
          </table:table-cell>
          <table:table-cell office:value-type="float" office:value="0.58693" calcext:value-type="float">
            <text:p>0.58693</text:p>
          </table:table-cell>
          <table:table-cell office:value-type="float" office:value="0.586457" calcext:value-type="float">
            <text:p>0.586457</text:p>
          </table:table-cell>
          <table:table-cell office:value-type="float" office:value="0.585684" calcext:value-type="float">
            <text:p>0.585684</text:p>
          </table:table-cell>
          <table:table-cell office:value-type="float" office:value="0.584636" calcext:value-type="float">
            <text:p>0.584636</text:p>
          </table:table-cell>
          <table:table-cell office:value-type="float" office:value="0.583341" calcext:value-type="float">
            <text:p>0.583341</text:p>
          </table:table-cell>
          <table:table-cell office:value-type="float" office:value="0.58184" calcext:value-type="float">
            <text:p>0.58184</text:p>
          </table:table-cell>
          <table:table-cell office:value-type="float" office:value="0.580175" calcext:value-type="float">
            <text:p>0.580175</text:p>
          </table:table-cell>
          <table:table-cell office:value-type="float" office:value="0.578395" calcext:value-type="float">
            <text:p>0.578395</text:p>
          </table:table-cell>
          <table:table-cell office:value-type="float" office:value="0.57655" calcext:value-type="float">
            <text:p>0.57655</text:p>
          </table:table-cell>
          <table:table-cell office:value-type="float" office:value="0.574691" calcext:value-type="float">
            <text:p>0.574691</text:p>
          </table:table-cell>
          <table:table-cell office:value-type="float" office:value="0.572869" calcext:value-type="float">
            <text:p>0.572869</text:p>
          </table:table-cell>
          <table:table-cell office:value-type="float" office:value="0.571129" calcext:value-type="float">
            <text:p>0.571129</text:p>
          </table:table-cell>
          <table:table-cell office:value-type="float" office:value="0.569516" calcext:value-type="float">
            <text:p>0.569516</text:p>
          </table:table-cell>
          <table:table-cell office:value-type="float" office:value="0.568068" calcext:value-type="float">
            <text:p>0.568068</text:p>
          </table:table-cell>
          <table:table-cell office:value-type="float" office:value="0.566813" calcext:value-type="float">
            <text:p>0.566813</text:p>
          </table:table-cell>
          <table:table-cell office:value-type="float" office:value="0.565777" calcext:value-type="float">
            <text:p>0.565777</text:p>
          </table:table-cell>
          <table:table-cell office:value-type="float" office:value="0.564972" calcext:value-type="float">
            <text:p>0.564972</text:p>
          </table:table-cell>
          <table:table-cell office:value-type="float" office:value="0.564406" calcext:value-type="float">
            <text:p>0.564406</text:p>
          </table:table-cell>
          <table:table-cell office:value-type="float" office:value="0.564076" calcext:value-type="float">
            <text:p>0.564076</text:p>
          </table:table-cell>
          <table:table-cell office:value-type="float" office:value="0.563972" calcext:value-type="float">
            <text:p>0.563972</text:p>
          </table:table-cell>
        </table:table-row>
        <table:table-row table:style-name="ro1">
          <table:table-cell office:value-type="float" office:value="0.579913" calcext:value-type="float">
            <text:p>0.579913</text:p>
          </table:table-cell>
          <table:table-cell office:value-type="float" office:value="0.579814" calcext:value-type="float">
            <text:p>0.579814</text:p>
          </table:table-cell>
          <table:table-cell office:value-type="float" office:value="0.579519" calcext:value-type="float">
            <text:p>0.579519</text:p>
          </table:table-cell>
          <table:table-cell office:value-type="float" office:value="0.579038" calcext:value-type="float">
            <text:p>0.579038</text:p>
          </table:table-cell>
          <table:table-cell office:value-type="float" office:value="0.578385" calcext:value-type="float">
            <text:p>0.578385</text:p>
          </table:table-cell>
          <table:table-cell office:value-type="float" office:value="0.577579" calcext:value-type="float">
            <text:p>0.577579</text:p>
          </table:table-cell>
          <table:table-cell office:value-type="float" office:value="0.576645" calcext:value-type="float">
            <text:p>0.576645</text:p>
          </table:table-cell>
          <table:table-cell office:value-type="float" office:value="0.575609" calcext:value-type="float">
            <text:p>0.575609</text:p>
          </table:table-cell>
          <table:table-cell office:value-type="float" office:value="0.574501" calcext:value-type="float">
            <text:p>0.574501</text:p>
          </table:table-cell>
          <table:table-cell office:value-type="float" office:value="0.573353" calcext:value-type="float">
            <text:p>0.573353</text:p>
          </table:table-cell>
          <table:table-cell office:value-type="float" office:value="0.572197" calcext:value-type="float">
            <text:p>0.572197</text:p>
          </table:table-cell>
          <table:table-cell office:value-type="float" office:value="0.571064" calcext:value-type="float">
            <text:p>0.571064</text:p>
          </table:table-cell>
          <table:table-cell office:value-type="float" office:value="0.569983" calcext:value-type="float">
            <text:p>0.569983</text:p>
          </table:table-cell>
          <table:table-cell office:value-type="float" office:value="0.56898" calcext:value-type="float">
            <text:p>0.56898</text:p>
          </table:table-cell>
          <table:table-cell office:value-type="float" office:value="0.56808" calcext:value-type="float">
            <text:p>0.56808</text:p>
          </table:table-cell>
          <table:table-cell office:value-type="float" office:value="0.567301" calcext:value-type="float">
            <text:p>0.567301</text:p>
          </table:table-cell>
          <table:table-cell office:value-type="float" office:value="0.566657" calcext:value-type="float">
            <text:p>0.566657</text:p>
          </table:table-cell>
          <table:table-cell office:value-type="float" office:value="0.566158" calcext:value-type="float">
            <text:p>0.566158</text:p>
          </table:table-cell>
          <table:table-cell office:value-type="float" office:value="0.565806" calcext:value-type="float">
            <text:p>0.565806</text:p>
          </table:table-cell>
          <table:table-cell office:value-type="float" office:value="0.565601" calcext:value-type="float">
            <text:p>0.565601</text:p>
          </table:table-cell>
          <table:table-cell office:value-type="float" office:value="0.565536" calcext:value-type="float">
            <text:p>0.5655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0T01:09:05.369285371</dc:date>
    <meta:editing-duration>PT21M21S</meta:editing-duration>
    <meta:editing-cycles>1</meta:editing-cycles>
    <meta:document-statistic meta:table-count="2" meta:cell-count="295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1.711cm" style:legend-expansion="high" chart:style-name="ch2"/>
        <chart:plot-area chart:style-name="ch3" table:cell-range-address="Sheet2.A1:Sheet2.U11" svg:x="0.32cm" svg:y="0.18cm" svg:width="12.878cm" svg:height="8.64cm">
          <chartooo:coordinate-region svg:x="1.047cm" svg:y="0.379cm" svg:width="11.9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U1" chart:class="chart:line">
            <chart:data-point chart:repeated="21"/>
          </chart:series>
          <chart:series chart:style-name="ch7" chart:values-cell-range-address="Sheet2.A2:Sheet2.U2" chart:class="chart:line">
            <chart:data-point chart:repeated="21"/>
          </chart:series>
          <chart:series chart:style-name="ch8" chart:values-cell-range-address="Sheet2.A3:Sheet2.U3" chart:class="chart:line">
            <chart:data-point chart:repeated="21"/>
          </chart:series>
          <chart:series chart:style-name="ch9" chart:values-cell-range-address="Sheet2.A4:Sheet2.U4" chart:class="chart:line">
            <chart:data-point chart:repeated="21"/>
          </chart:series>
          <chart:series chart:style-name="ch10" chart:values-cell-range-address="Sheet2.A5:Sheet2.U5" chart:class="chart:line">
            <chart:data-point chart:repeated="21"/>
          </chart:series>
          <chart:series chart:style-name="ch11" chart:values-cell-range-address="Sheet2.A6:Sheet2.U6" chart:class="chart:line">
            <chart:data-point chart:repeated="21"/>
          </chart:series>
          <chart:series chart:style-name="ch12" chart:values-cell-range-address="Sheet2.A7:Sheet2.U7" chart:class="chart:line">
            <chart:data-point chart:repeated="21"/>
          </chart:series>
          <chart:series chart:style-name="ch13" chart:values-cell-range-address="Sheet2.A8:Sheet2.U8" chart:class="chart:line">
            <chart:data-point chart:repeated="21"/>
          </chart:series>
          <chart:series chart:style-name="ch14" chart:values-cell-range-address="Sheet2.A9:Sheet2.U9" chart:class="chart:line">
            <chart:data-point chart:repeated="21"/>
          </chart:series>
          <chart:series chart:style-name="ch15" chart:values-cell-range-address="Sheet2.A10:Sheet2.U10" chart:class="chart:line">
            <chart:data-point chart:repeated="21"/>
          </chart:series>
          <chart:series chart:style-name="ch16" chart:values-cell-range-address="Sheet2.A11:Sheet2.U11" chart:class="chart:line"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997015">
                <text:p>0.00997015</text:p>
                <draw:g>
                  <svg:desc>Sheet2.A1:Sheet2.U1</svg:desc>
                </draw:g>
              </table:table-cell>
              <table:table-cell office:value-type="float" office:value="0.00994532">
                <text:p>0.00994532</text:p>
              </table:table-cell>
              <table:table-cell office:value-type="float" office:value="0.00987115">
                <text:p>0.00987115</text:p>
              </table:table-cell>
              <table:table-cell office:value-type="float" office:value="0.00974877">
                <text:p>0.00974877</text:p>
              </table:table-cell>
              <table:table-cell office:value-type="float" office:value="0.00957999">
                <text:p>0.00957999</text:p>
              </table:table-cell>
              <table:table-cell office:value-type="float" office:value="0.00936726">
                <text:p>0.00936726</text:p>
              </table:table-cell>
              <table:table-cell office:value-type="float" office:value="0.00911367">
                <text:p>0.00911367</text:p>
              </table:table-cell>
              <table:table-cell office:value-type="float" office:value="0.00882281">
                <text:p>0.00882281</text:p>
              </table:table-cell>
              <table:table-cell office:value-type="float" office:value="0.00849871">
                <text:p>0.00849871</text:p>
              </table:table-cell>
              <table:table-cell office:value-type="float" office:value="0.00814577">
                <text:p>0.00814577</text:p>
              </table:table-cell>
              <table:table-cell office:value-type="float" office:value="0.00776862">
                <text:p>0.00776862</text:p>
              </table:table-cell>
              <table:table-cell office:value-type="float" office:value="0.00737206">
                <text:p>0.00737206</text:p>
              </table:table-cell>
              <table:table-cell office:value-type="float" office:value="0.00696092">
                <text:p>0.00696092</text:p>
              </table:table-cell>
              <table:table-cell office:value-type="float" office:value="0.00653999">
                <text:p>0.00653999</text:p>
              </table:table-cell>
              <table:table-cell office:value-type="float" office:value="0.00611393">
                <text:p>0.00611393</text:p>
              </table:table-cell>
              <table:table-cell office:value-type="float" office:value="0.00568718">
                <text:p>0.00568718</text:p>
              </table:table-cell>
              <table:table-cell office:value-type="float" office:value="0.00526388">
                <text:p>0.00526388</text:p>
              </table:table-cell>
              <table:table-cell office:value-type="float" office:value="0.00484795">
                <text:p>0.00484795</text:p>
              </table:table-cell>
              <table:table-cell office:value-type="float" office:value="0.00444391">
                <text:p>0.00444391</text:p>
              </table:table-cell>
              <table:table-cell office:value-type="float" office:value="0.00406576">
                <text:p>0.00406576</text:p>
              </table:table-cell>
              <table:table-cell office:value-type="float" office:value="0.0037979">
                <text:p>0.0037979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235357">
                <text:p>0.235357</text:p>
                <draw:g>
                  <svg:desc>Sheet2.A2:Sheet2.U2</svg:desc>
                </draw:g>
              </table:table-cell>
              <table:table-cell office:value-type="float" office:value="0.234797">
                <text:p>0.234797</text:p>
              </table:table-cell>
              <table:table-cell office:value-type="float" office:value="0.233124">
                <text:p>0.233124</text:p>
              </table:table-cell>
              <table:table-cell office:value-type="float" office:value="0.230362">
                <text:p>0.230362</text:p>
              </table:table-cell>
              <table:table-cell office:value-type="float" office:value="0.22655">
                <text:p>0.22655</text:p>
              </table:table-cell>
              <table:table-cell office:value-type="float" office:value="0.221743">
                <text:p>0.221743</text:p>
              </table:table-cell>
              <table:table-cell office:value-type="float" office:value="0.216009">
                <text:p>0.216009</text:p>
              </table:table-cell>
              <table:table-cell office:value-type="float" office:value="0.209428">
                <text:p>0.209428</text:p>
              </table:table-cell>
              <table:table-cell office:value-type="float" office:value="0.202093">
                <text:p>0.202093</text:p>
              </table:table-cell>
              <table:table-cell office:value-type="float" office:value="0.19411">
                <text:p>0.19411</text:p>
              </table:table-cell>
              <table:table-cell office:value-type="float" office:value="0.185595">
                <text:p>0.185595</text:p>
              </table:table-cell>
              <table:table-cell office:value-type="float" office:value="0.176678">
                <text:p>0.176678</text:p>
              </table:table-cell>
              <table:table-cell office:value-type="float" office:value="0.167508">
                <text:p>0.167508</text:p>
              </table:table-cell>
              <table:table-cell office:value-type="float" office:value="0.158256">
                <text:p>0.158256</text:p>
              </table:table-cell>
              <table:table-cell office:value-type="float" office:value="0.149121">
                <text:p>0.149121</text:p>
              </table:table-cell>
              <table:table-cell office:value-type="float" office:value="0.140341">
                <text:p>0.140341</text:p>
              </table:table-cell>
              <table:table-cell office:value-type="float" office:value="0.132202">
                <text:p>0.132202</text:p>
              </table:table-cell>
              <table:table-cell office:value-type="float" office:value="0.125047">
                <text:p>0.125047</text:p>
              </table:table-cell>
              <table:table-cell office:value-type="float" office:value="0.119282">
                <text:p>0.119282</text:p>
              </table:table-cell>
              <table:table-cell office:value-type="float" office:value="0.115379">
                <text:p>0.115379</text:p>
              </table:table-cell>
              <table:table-cell office:value-type="float" office:value="0.11388">
                <text:p>0.11388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435306">
                <text:p>0.435306</text:p>
                <draw:g>
                  <svg:desc>Sheet2.A3:Sheet2.U3</svg:desc>
                </draw:g>
              </table:table-cell>
              <table:table-cell office:value-type="float" office:value="0.434322">
                <text:p>0.434322</text:p>
              </table:table-cell>
              <table:table-cell office:value-type="float" office:value="0.431384">
                <text:p>0.431384</text:p>
              </table:table-cell>
              <table:table-cell office:value-type="float" office:value="0.426538">
                <text:p>0.426538</text:p>
              </table:table-cell>
              <table:table-cell office:value-type="float" office:value="0.41986">
                <text:p>0.41986</text:p>
              </table:table-cell>
              <table:table-cell office:value-type="float" office:value="0.411457">
                <text:p>0.411457</text:p>
              </table:table-cell>
              <table:table-cell office:value-type="float" office:value="0.401462">
                <text:p>0.401462</text:p>
              </table:table-cell>
              <table:table-cell office:value-type="float" office:value="0.390041">
                <text:p>0.390041</text:p>
              </table:table-cell>
              <table:table-cell office:value-type="float" office:value="0.377385">
                <text:p>0.377385</text:p>
              </table:table-cell>
              <table:table-cell office:value-type="float" office:value="0.363715">
                <text:p>0.363715</text:p>
              </table:table-cell>
              <table:table-cell office:value-type="float" office:value="0.349279">
                <text:p>0.349279</text:p>
              </table:table-cell>
              <table:table-cell office:value-type="float" office:value="0.334356">
                <text:p>0.334356</text:p>
              </table:table-cell>
              <table:table-cell office:value-type="float" office:value="0.31925">
                <text:p>0.31925</text:p>
              </table:table-cell>
              <table:table-cell office:value-type="float" office:value="0.304301">
                <text:p>0.304301</text:p>
              </table:table-cell>
              <table:table-cell office:value-type="float" office:value="0.289875">
                <text:p>0.289875</text:p>
              </table:table-cell>
              <table:table-cell office:value-type="float" office:value="0.276371">
                <text:p>0.276371</text:p>
              </table:table-cell>
              <table:table-cell office:value-type="float" office:value="0.264217">
                <text:p>0.264217</text:p>
              </table:table-cell>
              <table:table-cell office:value-type="float" office:value="0.253873">
                <text:p>0.253873</text:p>
              </table:table-cell>
              <table:table-cell office:value-type="float" office:value="0.245821">
                <text:p>0.245821</text:p>
              </table:table-cell>
              <table:table-cell office:value-type="float" office:value="0.24057">
                <text:p>0.24057</text:p>
              </table:table-cell>
              <table:table-cell office:value-type="float" office:value="0.238642">
                <text:p>0.238642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619099">
                <text:p>0.619099</text:p>
                <draw:g>
                  <svg:desc>Sheet2.A4:Sheet2.U4</svg:desc>
                </draw:g>
              </table:table-cell>
              <table:table-cell office:value-type="float" office:value="0.617806">
                <text:p>0.617806</text:p>
              </table:table-cell>
              <table:table-cell office:value-type="float" office:value="0.613947">
                <text:p>0.613947</text:p>
              </table:table-cell>
              <table:table-cell office:value-type="float" office:value="0.607591">
                <text:p>0.607591</text:p>
              </table:table-cell>
              <table:table-cell office:value-type="float" office:value="0.59885">
                <text:p>0.59885</text:p>
              </table:table-cell>
              <table:table-cell office:value-type="float" office:value="0.587882">
                <text:p>0.587882</text:p>
              </table:table-cell>
              <table:table-cell office:value-type="float" office:value="0.574885">
                <text:p>0.574885</text:p>
              </table:table-cell>
              <table:table-cell office:value-type="float" office:value="0.5601">
                <text:p>0.5601</text:p>
              </table:table-cell>
              <table:table-cell office:value-type="float" office:value="0.543805">
                <text:p>0.543805</text:p>
              </table:table-cell>
              <table:table-cell office:value-type="float" office:value="0.526316">
                <text:p>0.526316</text:p>
              </table:table-cell>
              <table:table-cell office:value-type="float" office:value="0.507982">
                <text:p>0.507982</text:p>
              </table:table-cell>
              <table:table-cell office:value-type="float" office:value="0.489186">
                <text:p>0.489186</text:p>
              </table:table-cell>
              <table:table-cell office:value-type="float" office:value="0.470338">
                <text:p>0.470338</text:p>
              </table:table-cell>
              <table:table-cell office:value-type="float" office:value="0.451874">
                <text:p>0.451874</text:p>
              </table:table-cell>
              <table:table-cell office:value-type="float" office:value="0.434254">
                <text:p>0.434254</text:p>
              </table:table-cell>
              <table:table-cell office:value-type="float" office:value="0.417955">
                <text:p>0.417955</text:p>
              </table:table-cell>
              <table:table-cell office:value-type="float" office:value="0.403471">
                <text:p>0.403471</text:p>
              </table:table-cell>
              <table:table-cell office:value-type="float" office:value="0.391303">
                <text:p>0.391303</text:p>
              </table:table-cell>
              <table:table-cell office:value-type="float" office:value="0.381961">
                <text:p>0.381961</text:p>
              </table:table-cell>
              <table:table-cell office:value-type="float" office:value="0.375954">
                <text:p>0.375954</text:p>
              </table:table-cell>
              <table:table-cell office:value-type="float" office:value="0.373787">
                <text:p>0.373787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78087">
                <text:p>0.78087</text:p>
                <draw:g>
                  <svg:desc>Sheet2.A5:Sheet2.U5</svg:desc>
                </draw:g>
              </table:table-cell>
              <table:table-cell office:value-type="float" office:value="0.779394">
                <text:p>0.779394</text:p>
              </table:table-cell>
              <table:table-cell office:value-type="float" office:value="0.774991">
                <text:p>0.774991</text:p>
              </table:table-cell>
              <table:table-cell office:value-type="float" office:value="0.767744">
                <text:p>0.767744</text:p>
              </table:table-cell>
              <table:table-cell office:value-type="float" office:value="0.757793">
                <text:p>0.757793</text:p>
              </table:table-cell>
              <table:table-cell office:value-type="float" office:value="0.74533">
                <text:p>0.74533</text:p>
              </table:table-cell>
              <table:table-cell office:value-type="float" office:value="0.730597">
                <text:p>0.730597</text:p>
              </table:table-cell>
              <table:table-cell office:value-type="float" office:value="0.713884">
                <text:p>0.713884</text:p>
              </table:table-cell>
              <table:table-cell office:value-type="float" office:value="0.695526">
                <text:p>0.695526</text:p>
              </table:table-cell>
              <table:table-cell office:value-type="float" office:value="0.675898">
                <text:p>0.675898</text:p>
              </table:table-cell>
              <table:table-cell office:value-type="float" office:value="0.65541">
                <text:p>0.65541</text:p>
              </table:table-cell>
              <table:table-cell office:value-type="float" office:value="0.634507">
                <text:p>0.634507</text:p>
              </table:table-cell>
              <table:table-cell office:value-type="float" office:value="0.613657">
                <text:p>0.613657</text:p>
              </table:table-cell>
              <table:table-cell office:value-type="float" office:value="0.593351">
                <text:p>0.593351</text:p>
              </table:table-cell>
              <table:table-cell office:value-type="float" office:value="0.574096">
                <text:p>0.574096</text:p>
              </table:table-cell>
              <table:table-cell office:value-type="float" office:value="0.556409">
                <text:p>0.556409</text:p>
              </table:table-cell>
              <table:table-cell office:value-type="float" office:value="0.540813">
                <text:p>0.540813</text:p>
              </table:table-cell>
              <table:table-cell office:value-type="float" office:value="0.52783">
                <text:p>0.52783</text:p>
              </table:table-cell>
              <table:table-cell office:value-type="float" office:value="0.517978">
                <text:p>0.517978</text:p>
              </table:table-cell>
              <table:table-cell office:value-type="float" office:value="0.51176">
                <text:p>0.51176</text:p>
              </table:table-cell>
              <table:table-cell office:value-type="float" office:value="0.509631">
                <text:p>0.509631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706973">
                <text:p>0.706973</text:p>
                <draw:g>
                  <svg:desc>Sheet2.A6:Sheet2.U6</svg:desc>
                </draw:g>
              </table:table-cell>
              <table:table-cell office:value-type="float" office:value="0.705919">
                <text:p>0.705919</text:p>
              </table:table-cell>
              <table:table-cell office:value-type="float" office:value="0.702776">
                <text:p>0.702776</text:p>
              </table:table-cell>
              <table:table-cell office:value-type="float" office:value="0.697616">
                <text:p>0.697616</text:p>
              </table:table-cell>
              <table:table-cell office:value-type="float" office:value="0.690557">
                <text:p>0.690557</text:p>
              </table:table-cell>
              <table:table-cell office:value-type="float" office:value="0.681761">
                <text:p>0.681761</text:p>
              </table:table-cell>
              <table:table-cell office:value-type="float" office:value="0.671434">
                <text:p>0.671434</text:p>
              </table:table-cell>
              <table:table-cell office:value-type="float" office:value="0.659819">
                <text:p>0.659819</text:p>
              </table:table-cell>
              <table:table-cell office:value-type="float" office:value="0.647198">
                <text:p>0.647198</text:p>
              </table:table-cell>
              <table:table-cell office:value-type="float" office:value="0.633883">
                <text:p>0.633883</text:p>
              </table:table-cell>
              <table:table-cell office:value-type="float" office:value="0.620211">
                <text:p>0.620211</text:p>
              </table:table-cell>
              <table:table-cell office:value-type="float" office:value="0.606534">
                <text:p>0.606534</text:p>
              </table:table-cell>
              <table:table-cell office:value-type="float" office:value="0.593217">
                <text:p>0.593217</text:p>
              </table:table-cell>
              <table:table-cell office:value-type="float" office:value="0.580616">
                <text:p>0.580616</text:p>
              </table:table-cell>
              <table:table-cell office:value-type="float" office:value="0.569073">
                <text:p>0.569073</text:p>
              </table:table-cell>
              <table:table-cell office:value-type="float" office:value="0.558896">
                <text:p>0.558896</text:p>
              </table:table-cell>
              <table:table-cell office:value-type="float" office:value="0.550345">
                <text:p>0.550345</text:p>
              </table:table-cell>
              <table:table-cell office:value-type="float" office:value="0.543616">
                <text:p>0.543616</text:p>
              </table:table-cell>
              <table:table-cell office:value-type="float" office:value="0.538829">
                <text:p>0.538829</text:p>
              </table:table-cell>
              <table:table-cell office:value-type="float" office:value="0.536017">
                <text:p>0.536017</text:p>
              </table:table-cell>
              <table:table-cell office:value-type="float" office:value="0.535127">
                <text:p>0.535127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655834">
                <text:p>0.655834</text:p>
                <draw:g>
                  <svg:desc>Sheet2.A7:Sheet2.U7</svg:desc>
                </draw:g>
              </table:table-cell>
              <table:table-cell office:value-type="float" office:value="0.655128">
                <text:p>0.655128</text:p>
              </table:table-cell>
              <table:table-cell office:value-type="float" office:value="0.653026">
                <text:p>0.653026</text:p>
              </table:table-cell>
              <table:table-cell office:value-type="float" office:value="0.649586">
                <text:p>0.649586</text:p>
              </table:table-cell>
              <table:table-cell office:value-type="float" office:value="0.644898">
                <text:p>0.644898</text:p>
              </table:table-cell>
              <table:table-cell office:value-type="float" office:value="0.639088">
                <text:p>0.639088</text:p>
              </table:table-cell>
              <table:table-cell office:value-type="float" office:value="0.632313">
                <text:p>0.632313</text:p>
              </table:table-cell>
              <table:table-cell office:value-type="float" office:value="0.624755">
                <text:p>0.624755</text:p>
              </table:table-cell>
              <table:table-cell office:value-type="float" office:value="0.616618">
                <text:p>0.616618</text:p>
              </table:table-cell>
              <table:table-cell office:value-type="float" office:value="0.608123">
                <text:p>0.608123</text:p>
              </table:table-cell>
              <table:table-cell office:value-type="float" office:value="0.599499">
                <text:p>0.599499</text:p>
              </table:table-cell>
              <table:table-cell office:value-type="float" office:value="0.590977">
                <text:p>0.590977</text:p>
              </table:table-cell>
              <table:table-cell office:value-type="float" office:value="0.582782">
                <text:p>0.582782</text:p>
              </table:table-cell>
              <table:table-cell office:value-type="float" office:value="0.575128">
                <text:p>0.575128</text:p>
              </table:table-cell>
              <table:table-cell office:value-type="float" office:value="0.568205">
                <text:p>0.568205</text:p>
              </table:table-cell>
              <table:table-cell office:value-type="float" office:value="0.562173">
                <text:p>0.562173</text:p>
              </table:table-cell>
              <table:table-cell office:value-type="float" office:value="0.557159">
                <text:p>0.557159</text:p>
              </table:table-cell>
              <table:table-cell office:value-type="float" office:value="0.553251">
                <text:p>0.553251</text:p>
              </table:table-cell>
              <table:table-cell office:value-type="float" office:value="0.550491">
                <text:p>0.550491</text:p>
              </table:table-cell>
              <table:table-cell office:value-type="float" office:value="0.548878">
                <text:p>0.548878</text:p>
              </table:table-cell>
              <table:table-cell office:value-type="float" office:value="0.548368">
                <text:p>0.548368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61921">
                <text:p>0.61921</text:p>
                <draw:g>
                  <svg:desc>Sheet2.A8:Sheet2.U8</svg:desc>
                </draw:g>
              </table:table-cell>
              <table:table-cell office:value-type="float" office:value="0.618788">
                <text:p>0.618788</text:p>
              </table:table-cell>
              <table:table-cell office:value-type="float" office:value="0.61753">
                <text:p>0.61753</text:p>
              </table:table-cell>
              <table:table-cell office:value-type="float" office:value="0.615475">
                <text:p>0.615475</text:p>
              </table:table-cell>
              <table:table-cell office:value-type="float" office:value="0.61268">
                <text:p>0.61268</text:p>
              </table:table-cell>
              <table:table-cell office:value-type="float" office:value="0.609227">
                <text:p>0.609227</text:p>
              </table:table-cell>
              <table:table-cell office:value-type="float" office:value="0.605215">
                <text:p>0.605215</text:p>
              </table:table-cell>
              <table:table-cell office:value-type="float" office:value="0.600758">
                <text:p>0.600758</text:p>
              </table:table-cell>
              <table:table-cell office:value-type="float" office:value="0.595982">
                <text:p>0.595982</text:p>
              </table:table-cell>
              <table:table-cell office:value-type="float" office:value="0.59102">
                <text:p>0.59102</text:p>
              </table:table-cell>
              <table:table-cell office:value-type="float" office:value="0.586009">
                <text:p>0.586009</text:p>
              </table:table-cell>
              <table:table-cell office:value-type="float" office:value="0.581083">
                <text:p>0.581083</text:p>
              </table:table-cell>
              <table:table-cell office:value-type="float" office:value="0.576373">
                <text:p>0.576373</text:p>
              </table:table-cell>
              <table:table-cell office:value-type="float" office:value="0.571995">
                <text:p>0.571995</text:p>
              </table:table-cell>
              <table:table-cell office:value-type="float" office:value="0.568053">
                <text:p>0.568053</text:p>
              </table:table-cell>
              <table:table-cell office:value-type="float" office:value="0.564635">
                <text:p>0.564635</text:p>
              </table:table-cell>
              <table:table-cell office:value-type="float" office:value="0.561805">
                <text:p>0.561805</text:p>
              </table:table-cell>
              <table:table-cell office:value-type="float" office:value="0.559606">
                <text:p>0.559606</text:p>
              </table:table-cell>
              <table:table-cell office:value-type="float" office:value="0.558056">
                <text:p>0.558056</text:p>
              </table:table-cell>
              <table:table-cell office:value-type="float" office:value="0.557153">
                <text:p>0.557153</text:p>
              </table:table-cell>
              <table:table-cell office:value-type="float" office:value="0.556867">
                <text:p>0.556867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60093">
                <text:p>0.60093</text:p>
                <draw:g>
                  <svg:desc>Sheet2.A9:Sheet2.U9</svg:desc>
                </draw:g>
              </table:table-cell>
              <table:table-cell office:value-type="float" office:value="0.600656">
                <text:p>0.600656</text:p>
              </table:table-cell>
              <table:table-cell office:value-type="float" office:value="0.599841">
                <text:p>0.599841</text:p>
              </table:table-cell>
              <table:table-cell office:value-type="float" office:value="0.598511">
                <text:p>0.598511</text:p>
              </table:table-cell>
              <table:table-cell office:value-type="float" office:value="0.596703">
                <text:p>0.596703</text:p>
              </table:table-cell>
              <table:table-cell office:value-type="float" office:value="0.594472">
                <text:p>0.594472</text:p>
              </table:table-cell>
              <table:table-cell office:value-type="float" office:value="0.591882">
                <text:p>0.591882</text:p>
              </table:table-cell>
              <table:table-cell office:value-type="float" office:value="0.589009">
                <text:p>0.589009</text:p>
              </table:table-cell>
              <table:table-cell office:value-type="float" office:value="0.585934">
                <text:p>0.585934</text:p>
              </table:table-cell>
              <table:table-cell office:value-type="float" office:value="0.582745">
                <text:p>0.582745</text:p>
              </table:table-cell>
              <table:table-cell office:value-type="float" office:value="0.57953">
                <text:p>0.57953</text:p>
              </table:table-cell>
              <table:table-cell office:value-type="float" office:value="0.576374">
                <text:p>0.576374</text:p>
              </table:table-cell>
              <table:table-cell office:value-type="float" office:value="0.573361">
                <text:p>0.573361</text:p>
              </table:table-cell>
              <table:table-cell office:value-type="float" office:value="0.570565">
                <text:p>0.570565</text:p>
              </table:table-cell>
              <table:table-cell office:value-type="float" office:value="0.568051">
                <text:p>0.568051</text:p>
              </table:table-cell>
              <table:table-cell office:value-type="float" office:value="0.565874">
                <text:p>0.565874</text:p>
              </table:table-cell>
              <table:table-cell office:value-type="float" office:value="0.564073">
                <text:p>0.564073</text:p>
              </table:table-cell>
              <table:table-cell office:value-type="float" office:value="0.562675">
                <text:p>0.562675</text:p>
              </table:table-cell>
              <table:table-cell office:value-type="float" office:value="0.561691">
                <text:p>0.561691</text:p>
              </table:table-cell>
              <table:table-cell office:value-type="float" office:value="0.561117">
                <text:p>0.561117</text:p>
              </table:table-cell>
              <table:table-cell office:value-type="float" office:value="0.560936">
                <text:p>0.560936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587089">
                <text:p>0.587089</text:p>
                <draw:g>
                  <svg:desc>Sheet2.A10:Sheet2.U10</svg:desc>
                </draw:g>
              </table:table-cell>
              <table:table-cell office:value-type="float" office:value="0.58693">
                <text:p>0.58693</text:p>
              </table:table-cell>
              <table:table-cell office:value-type="float" office:value="0.586457">
                <text:p>0.586457</text:p>
              </table:table-cell>
              <table:table-cell office:value-type="float" office:value="0.585684">
                <text:p>0.585684</text:p>
              </table:table-cell>
              <table:table-cell office:value-type="float" office:value="0.584636">
                <text:p>0.584636</text:p>
              </table:table-cell>
              <table:table-cell office:value-type="float" office:value="0.583341">
                <text:p>0.583341</text:p>
              </table:table-cell>
              <table:table-cell office:value-type="float" office:value="0.58184">
                <text:p>0.58184</text:p>
              </table:table-cell>
              <table:table-cell office:value-type="float" office:value="0.580175">
                <text:p>0.580175</text:p>
              </table:table-cell>
              <table:table-cell office:value-type="float" office:value="0.578395">
                <text:p>0.578395</text:p>
              </table:table-cell>
              <table:table-cell office:value-type="float" office:value="0.57655">
                <text:p>0.57655</text:p>
              </table:table-cell>
              <table:table-cell office:value-type="float" office:value="0.574691">
                <text:p>0.574691</text:p>
              </table:table-cell>
              <table:table-cell office:value-type="float" office:value="0.572869">
                <text:p>0.572869</text:p>
              </table:table-cell>
              <table:table-cell office:value-type="float" office:value="0.571129">
                <text:p>0.571129</text:p>
              </table:table-cell>
              <table:table-cell office:value-type="float" office:value="0.569516">
                <text:p>0.569516</text:p>
              </table:table-cell>
              <table:table-cell office:value-type="float" office:value="0.568068">
                <text:p>0.568068</text:p>
              </table:table-cell>
              <table:table-cell office:value-type="float" office:value="0.566813">
                <text:p>0.566813</text:p>
              </table:table-cell>
              <table:table-cell office:value-type="float" office:value="0.565777">
                <text:p>0.565777</text:p>
              </table:table-cell>
              <table:table-cell office:value-type="float" office:value="0.564972">
                <text:p>0.564972</text:p>
              </table:table-cell>
              <table:table-cell office:value-type="float" office:value="0.564406">
                <text:p>0.564406</text:p>
              </table:table-cell>
              <table:table-cell office:value-type="float" office:value="0.564076">
                <text:p>0.564076</text:p>
              </table:table-cell>
              <table:table-cell office:value-type="float" office:value="0.563972">
                <text:p>0.563972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579913">
                <text:p>0.579913</text:p>
                <draw:g>
                  <svg:desc>Sheet2.A11:Sheet2.U11</svg:desc>
                </draw:g>
              </table:table-cell>
              <table:table-cell office:value-type="float" office:value="0.579814">
                <text:p>0.579814</text:p>
              </table:table-cell>
              <table:table-cell office:value-type="float" office:value="0.579519">
                <text:p>0.579519</text:p>
              </table:table-cell>
              <table:table-cell office:value-type="float" office:value="0.579038">
                <text:p>0.579038</text:p>
              </table:table-cell>
              <table:table-cell office:value-type="float" office:value="0.578385">
                <text:p>0.578385</text:p>
              </table:table-cell>
              <table:table-cell office:value-type="float" office:value="0.577579">
                <text:p>0.577579</text:p>
              </table:table-cell>
              <table:table-cell office:value-type="float" office:value="0.576645">
                <text:p>0.576645</text:p>
              </table:table-cell>
              <table:table-cell office:value-type="float" office:value="0.575609">
                <text:p>0.575609</text:p>
              </table:table-cell>
              <table:table-cell office:value-type="float" office:value="0.574501">
                <text:p>0.574501</text:p>
              </table:table-cell>
              <table:table-cell office:value-type="float" office:value="0.573353">
                <text:p>0.573353</text:p>
              </table:table-cell>
              <table:table-cell office:value-type="float" office:value="0.572197">
                <text:p>0.572197</text:p>
              </table:table-cell>
              <table:table-cell office:value-type="float" office:value="0.571064">
                <text:p>0.571064</text:p>
              </table:table-cell>
              <table:table-cell office:value-type="float" office:value="0.569983">
                <text:p>0.569983</text:p>
              </table:table-cell>
              <table:table-cell office:value-type="float" office:value="0.56898">
                <text:p>0.56898</text:p>
              </table:table-cell>
              <table:table-cell office:value-type="float" office:value="0.56808">
                <text:p>0.56808</text:p>
              </table:table-cell>
              <table:table-cell office:value-type="float" office:value="0.567301">
                <text:p>0.567301</text:p>
              </table:table-cell>
              <table:table-cell office:value-type="float" office:value="0.566657">
                <text:p>0.566657</text:p>
              </table:table-cell>
              <table:table-cell office:value-type="float" office:value="0.566158">
                <text:p>0.566158</text:p>
              </table:table-cell>
              <table:table-cell office:value-type="float" office:value="0.565806">
                <text:p>0.565806</text:p>
              </table:table-cell>
              <table:table-cell office:value-type="float" office:value="0.565601">
                <text:p>0.565601</text:p>
              </table:table-cell>
              <table:table-cell office:value-type="float" office:value="0.565536">
                <text:p>0.565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